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847cm" fo:margin-bottom="0.212cm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>
      <style:text-properties fo:font-size="30pt" style:font-size-asian="30pt" style:font-size-complex="30pt" fo:font-weight="bold" style:font-weight-asian="bold" style:font-weight-complex="bold"/>
    </style:style>
    <style:style style:name="T2_2" style:family="text">
      <style:text-properties fo:font-size="30pt" style:font-size-asian="30pt" style:font-size-complex="30pt" fo:font-weight="bold" style:font-weight-asian="bold" style:font-weight-complex="bold"/>
    </style:style>
    <style:style style:name="T2_3" style:family="text">
      <style:text-properties fo:font-size="30pt" style:font-size-asian="30pt" style:font-size-complex="30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font-size="30pt" style:font-size-asian="30pt" style:font-size-complex="30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line-height="115%" style:writing-mode="lr-tb"/>
    </style:style>
    <style:style style:name="T4_1" style:family="text">
      <style:text-properties fo:font-size="30pt" style:font-size-asian="30pt" style:font-size-complex="30pt" fo:font-weight="bold" style:font-weight-asian="bold" style:font-weight-complex="bold"/>
    </style:style>
    <style:style style:name="T4_2" style:family="text">
      <style:text-properties fo:font-size="30pt" style:font-size-asian="30pt" style:font-size-complex="30pt" fo:font-weight="bold" style:font-weight-asian="bold" style:font-weight-complex="bold"/>
    </style:style>
    <style:style style:name="T4_3" style:family="text">
      <style:text-properties fo:font-size="30pt" style:font-size-asian="30pt" style:font-size-complex="30pt" fo:font-weight="bold" style:font-weight-asian="bold" style:font-weight-complex="bold"/>
    </style:style>
    <style:style style:name="T4_4" style:family="text">
      <style:text-properties fo:font-size="30pt" style:font-size-asian="30pt" style:font-size-complex="30pt" fo:font-weight="bold" style:font-weight-asian="bold" style:font-weight-complex="bold"/>
    </style:style>
    <style:style style:name="T4_5" style:family="text">
      <style:text-properties fo:font-size="30pt" style:font-size-asian="30pt" style:font-size-complex="30pt" fo:font-weight="bold" style:font-weight-asian="bold" style:font-weight-complex="bold"/>
    </style:style>
    <style:style style:name="T4_6" style:family="text">
      <style:text-properties fo:font-size="30pt" style:font-size-asian="30pt" style:font-size-complex="30pt" fo:font-weight="bold" style:font-weight-asian="bold" style:font-weight-complex="bold"/>
    </style:style>
    <style:style style:name="T4_7" style:family="text">
      <style:text-properties fo:font-size="30pt" style:font-size-asian="30pt" style:font-size-complex="30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15%" style:writing-mode="lr-tb"/>
    </style:style>
    <style:style style:name="T5_1" style:family="text">
      <style:text-properties fo:font-size="30pt" style:font-size-asian="30pt" style:font-size-complex="30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15%" style:writing-mode="lr-tb"/>
    </style:style>
    <style:style style:name="T7_1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fo:font-size="14pt" style:font-size-asian="14pt" style:font-size-complex="14pt"/>
    </style:style>
    <style:style style:name="T9_10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text-align="right" fo:break-before="auto" fo:line-height="115%" style:writing-mode="lr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text-align="left" fo:break-before="auto" fo:text-indent="1.27cm" fo:line-height="115%" fo:margin-left="5.08cm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left" fo:break-before="auto" fo:text-indent="1.27cm" fo:line-height="115%" fo:margin-left="5.08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text-indent="0cm" fo:line-height="115%" fo:margin-left="0.63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0.63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0.63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90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T33_29" style:family="text"/>
    <style:style style:name="T33_30" style:family="text">
      <style:text-properties fo:color="#1155cc" style:text-underline-style="solid" style:text-underline-color="font-color"/>
    </style:style>
    <style:style style:name="T33_31" style:family="text"/>
    <style:style style:name="T33_32" style:family="text">
      <style:text-properties fo:color="#1155cc" style:text-underline-style="solid" style:text-underline-color="font-color"/>
    </style:style>
    <style:style style:name="T33_33" style:family="text"/>
    <style:style style:name="T33_34" style:family="text">
      <style:text-properties fo:color="#1155cc" style:text-underline-style="solid" style:text-underline-color="font-color"/>
    </style:style>
    <style:style style:name="T33_35" style:family="text"/>
    <style:style style:name="T33_36" style:family="text">
      <style:text-properties fo:color="#1155cc" style:text-underline-style="solid" style:text-underline-color="font-color"/>
    </style:style>
    <style:style style:name="T33_37" style:family="text"/>
    <style:style style:name="T33_38" style:family="text">
      <style:text-properties fo:color="#1155cc" style:text-underline-style="solid" style:text-underline-color="font-color"/>
    </style:style>
    <style:style style:name="T33_39" style:family="text"/>
    <style:style style:name="T33_40" style:family="text">
      <style:text-properties fo:color="#1155cc" style:text-underline-style="solid" style:text-underline-color="font-color"/>
    </style:style>
    <style:style style:name="T33_41" style:family="text"/>
    <style:style style:name="T33_42" style:family="text">
      <style:text-properties fo:color="#1155cc" style:text-underline-style="solid" style:text-underline-color="font-color"/>
    </style:style>
    <style:style style:name="T33_43" style:family="text"/>
    <style:style style:name="T33_44" style:family="text">
      <style:text-properties fo:color="#1155cc" style:text-underline-style="solid" style:text-underline-color="font-color"/>
    </style:style>
    <style:style style:name="T33_45" style:family="text"/>
    <style:style style:name="T33_46" style:family="text">
      <style:text-properties fo:color="#1155cc" style:text-underline-style="solid" style:text-underline-color="font-color"/>
    </style:style>
    <style:style style:name="T33_47" style:family="text"/>
    <style:style style:name="T33_4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90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90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T44_15" style:family="text"/>
    <style:style style:name="T44_16" style:family="text">
      <style:text-properties fo:color="#1155cc" style:text-underline-style="solid" style:text-underline-color="font-color"/>
    </style:style>
    <style:style style:name="T44_17" style:family="text"/>
    <style:style style:name="T44_18" style:family="text">
      <style:text-properties fo:color="#1155cc" style:text-underline-style="solid" style:text-underline-color="font-color"/>
    </style:style>
    <style:style style:name="T44_19" style:family="text"/>
    <style:style style:name="T44_20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3" style:family="paragraph" style:parent-style-name="Heading_20_1">
      <style:paragraph-properties fo:break-before="auto" fo:line-height="115%" style:writing-mode="lr-tb"/>
    </style:style>
    <style:style style:name="P54" style:family="paragraph" style:parent-style-name="Heading_20_1">
      <style:paragraph-properties fo:break-before="page" fo:line-height="115%" style:writing-mode="lr-tb"/>
    </style:style>
    <style:style style:name="T54_1" style:family="text"/>
    <style:style style:name="T54_2" style:family="text">
      <style:text-properties style:font-name="Arial" style:font-name-asian="Arial" style:font-name-complex="Arial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color="#999999" fo:font-size="10pt" style:font-size-asian="10pt" style:font-size-complex="10pt"/>
    </style:style>
    <style:style style:name="T55_2" style:family="text">
      <style:text-properties fo:color="#999999" fo:font-size="10pt" style:font-size-asian="10pt" style:font-size-complex="10pt"/>
    </style:style>
    <style:style style:name="T55_3" style:family="text">
      <style:text-properties fo:color="#999999" fo:font-size="10pt" style:font-size-asian="10pt" style:font-size-complex="10pt"/>
    </style:style>
    <style:style style:name="T55_4" style:family="text">
      <style:text-properties fo:color="#999999" fo:font-size="10pt" style:font-size-asian="10pt" style:font-size-complex="10pt"/>
    </style:style>
    <style:style style:name="T55_5" style:family="text">
      <style:text-properties fo:color="#999999" fo:font-size="10pt" style:font-size-asian="10pt" style:font-size-complex="10pt"/>
    </style:style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/>
    <style:style style:name="T56_2" style:family="text" style:parent-style-name="Heading_20_2"/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T60_177" style:family="text"/>
    <style:style style:name="T60_178" style:family="text"/>
    <style:style style:name="T60_179" style:family="text"/>
    <style:style style:name="T60_180" style:family="text"/>
    <style:style style:name="T60_181" style:family="text"/>
    <style:style style:name="T60_182" style:family="text"/>
    <style:style style:name="T60_183" style:family="text"/>
    <style:style style:name="T60_184" style:family="text"/>
    <style:style style:name="T60_185" style:family="text"/>
    <style:style style:name="T60_186" style:family="text"/>
    <style:style style:name="T60_187" style:family="text"/>
    <style:style style:name="T60_188" style:family="text"/>
    <style:style style:name="T60_189" style:family="text"/>
    <style:style style:name="T60_190" style:family="text"/>
    <style:style style:name="T60_191" style:family="text"/>
    <style:style style:name="T60_192" style:family="text"/>
    <style:style style:name="T60_193" style:family="text"/>
    <style:style style:name="T60_194" style:family="text"/>
    <style:style style:name="T60_195" style:family="text"/>
    <style:style style:name="T60_196" style:family="text"/>
    <style:style style:name="T60_197" style:family="text"/>
    <style:style style:name="T60_198" style:family="text"/>
    <style:style style:name="T60_199" style:family="text"/>
    <style:style style:name="T60_200" style:family="text"/>
    <style:style style:name="T60_201" style:family="text"/>
    <style:style style:name="T60_202" style:family="text"/>
    <style:style style:name="T60_203" style:family="text"/>
    <style:style style:name="T60_204" style:family="text"/>
    <style:style style:name="T60_205" style:family="text"/>
    <style:style style:name="T60_206" style:family="text"/>
    <style:style style:name="T60_207" style:family="text"/>
    <style:style style:name="T60_208" style:family="text"/>
    <style:style style:name="T60_209" style:family="text"/>
    <style:style style:name="T60_210" style:family="text"/>
    <style:style style:name="T60_211" style:family="text"/>
    <style:style style:name="T60_212" style:family="text"/>
    <style:style style:name="T60_213" style:family="text"/>
    <style:style style:name="T60_214" style:family="text"/>
    <style:style style:name="T60_215" style:family="text"/>
    <style:style style:name="T60_216" style:family="text"/>
    <style:style style:name="T60_217" style:family="text"/>
    <style:style style:name="T60_218" style:family="text"/>
    <style:style style:name="T60_219" style:family="text"/>
    <style:style style:name="T60_220" style:family="text"/>
    <style:style style:name="T60_221" style:family="text"/>
    <style:style style:name="T60_222" style:family="text"/>
    <style:style style:name="T60_223" style:family="text"/>
    <style:style style:name="T60_224" style:family="text"/>
    <style:style style:name="T60_225" style:family="text"/>
    <style:style style:name="T60_226" style:family="text"/>
    <style:style style:name="T60_227" style:family="text"/>
    <style:style style:name="T60_228" style:family="text"/>
    <style:style style:name="T60_229" style:family="text"/>
    <style:style style:name="T60_230" style:family="text"/>
    <style:style style:name="T60_231" style:family="text"/>
    <style:style style:name="T60_232" style:family="text"/>
    <style:style style:name="T60_233" style:family="text"/>
    <style:style style:name="T60_234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>
      <style:text-properties fo:background-color="#ffffff"/>
    </style:style>
    <style:style style:name="T62_46" style:family="text">
      <style:text-properties fo:background-color="#ffffff"/>
    </style:style>
    <style:style style:name="T62_47" style:family="text">
      <style:text-properties fo:background-color="#ffffff"/>
    </style:style>
    <style:style style:name="T62_48" style:family="text">
      <style:text-properties fo:background-color="#ffffff"/>
    </style:style>
    <style:style style:name="T62_49" style:family="text">
      <style:text-properties fo:background-color="#ffffff"/>
    </style:style>
    <style:style style:name="T62_50" style:family="text">
      <style:text-properties fo:background-color="#ffffff"/>
    </style:style>
    <style:style style:name="T62_51" style:family="text">
      <style:text-properties fo:background-color="#ffffff"/>
    </style:style>
    <style:style style:name="T62_52" style:family="text">
      <style:text-properties fo:background-color="#ffffff"/>
    </style:style>
    <style:style style:name="T62_53" style:family="text">
      <style:text-properties fo:background-color="#ffffff"/>
    </style:style>
    <style:style style:name="T62_54" style:family="text">
      <style:text-properties fo:background-color="#ffffff"/>
    </style:style>
    <style:style style:name="T62_55" style:family="text">
      <style:text-properties fo:background-color="#ffffff"/>
    </style:style>
    <style:style style:name="T62_56" style:family="text">
      <style:text-properties fo:background-color="#ffffff"/>
    </style:style>
    <style:style style:name="T62_57" style:family="text">
      <style:text-properties fo:background-color="#ffffff"/>
    </style:style>
    <style:style style:name="T62_58" style:family="text">
      <style:text-properties fo:background-color="#ffffff"/>
    </style:style>
    <style:style style:name="T62_59" style:family="text">
      <style:text-properties fo:background-color="#ffffff"/>
    </style:style>
    <style:style style:name="T62_60" style:family="text">
      <style:text-properties fo:background-color="#ffffff"/>
    </style:style>
    <style:style style:name="T62_61" style:family="text">
      <style:text-properties fo:background-color="#ffffff"/>
    </style:style>
    <style:style style:name="T62_62" style:family="text">
      <style:text-properties fo:background-color="#ffffff"/>
    </style:style>
    <style:style style:name="T62_63" style:family="text">
      <style:text-properties fo:background-color="#ffffff"/>
    </style:style>
    <style:style style:name="T62_64" style:family="text">
      <style:text-properties fo:background-color="#ffffff"/>
    </style:style>
    <style:style style:name="T62_65" style:family="text">
      <style:text-properties fo:background-color="#ffffff"/>
    </style:style>
    <style:style style:name="T62_66" style:family="text">
      <style:text-properties fo:background-color="#ffffff"/>
    </style:style>
    <style:style style:name="T62_67" style:family="text">
      <style:text-properties fo:background-color="#ffffff"/>
    </style:style>
    <style:style style:name="T62_68" style:family="text">
      <style:text-properties fo:background-color="#ffffff"/>
    </style:style>
    <style:style style:name="T62_69" style:family="text">
      <style:text-properties fo:background-color="#ffffff"/>
    </style:style>
    <style:style style:name="T62_70" style:family="text">
      <style:text-properties fo:background-color="#ffffff"/>
    </style:style>
    <style:style style:name="T62_71" style:family="text">
      <style:text-properties fo:background-color="#ffffff"/>
    </style:style>
    <style:style style:name="T62_72" style:family="text">
      <style:text-properties fo:background-color="#ffffff"/>
    </style:style>
    <style:style style:name="T62_73" style:family="text">
      <style:text-properties fo:background-color="#ffffff"/>
    </style:style>
    <style:style style:name="T62_74" style:family="text">
      <style:text-properties fo:background-color="#ffffff"/>
    </style:style>
    <style:style style:name="T62_75" style:family="text">
      <style:text-properties fo:background-color="#ffffff"/>
    </style:style>
    <style:style style:name="T62_76" style:family="text">
      <style:text-properties fo:background-color="#ffffff"/>
    </style:style>
    <style:style style:name="T62_77" style:family="text">
      <style:text-properties fo:background-color="#ffffff"/>
    </style:style>
    <style:style style:name="T62_78" style:family="text">
      <style:text-properties fo:background-color="#ffffff"/>
    </style:style>
    <style:style style:name="T62_79" style:family="text">
      <style:text-properties fo:background-color="#ffffff"/>
    </style:style>
    <style:style style:name="T62_80" style:family="text">
      <style:text-properties fo:background-color="#ffffff"/>
    </style:style>
    <style:style style:name="T62_81" style:family="text">
      <style:text-properties fo:background-color="#ffffff"/>
    </style:style>
    <style:style style:name="T62_82" style:family="text">
      <style:text-properties fo:background-color="#ffffff"/>
    </style:style>
    <style:style style:name="T62_83" style:family="text">
      <style:text-properties fo:background-color="#ffffff"/>
    </style:style>
    <style:style style:name="T62_84" style:family="text">
      <style:text-properties fo:background-color="#ffffff"/>
    </style:style>
    <style:style style:name="T62_85" style:family="text">
      <style:text-properties fo:background-color="#ffffff"/>
    </style:style>
    <style:style style:name="T62_86" style:family="text">
      <style:text-properties fo:background-color="#ffffff"/>
    </style:style>
    <style:style style:name="T62_87" style:family="text">
      <style:text-properties fo:background-color="#ffffff"/>
    </style:style>
    <style:style style:name="T62_88" style:family="text">
      <style:text-properties fo:background-color="#ffffff"/>
    </style:style>
    <style:style style:name="T62_89" style:family="text">
      <style:text-properties fo:background-color="#ffffff"/>
    </style:style>
    <style:style style:name="T62_90" style:family="text">
      <style:text-properties fo:background-color="#ffffff"/>
    </style:style>
    <style:style style:name="T62_91" style:family="text">
      <style:text-properties fo:background-color="#ffffff"/>
    </style:style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T62_147" style:family="text"/>
    <style:style style:name="T62_148" style:family="text"/>
    <style:style style:name="P63" style:family="paragraph" style:parent-style-name="Heading_20_2">
      <style:paragraph-properties fo:break-before="auto" fo:line-height="115%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Heading_20_1">
      <style:paragraph-properties fo:break-before="auto" fo:line-height="115%" style:writing-mode="lr-tb"/>
    </style:style>
    <style:style style:name="T76_1" style:family="text"/>
    <style:style style:name="T76_2" style:family="text" style:parent-style-name="Heading_20_1"/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/>
    <style:style style:name="T80_3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background-color="#ffffff"/>
    </style:style>
    <style:style style:name="T81_2" style:family="text">
      <style:text-properties fo:background-color="#ffffff"/>
    </style:style>
    <style:style style:name="T81_3" style:family="text">
      <style:text-properties fo:background-color="#ffffff"/>
    </style:style>
    <style:style style:name="T81_4" style:family="text">
      <style:text-properties fo:background-color="#ffffff"/>
    </style:style>
    <style:style style:name="T81_5" style:family="text">
      <style:text-properties fo:background-color="#ffffff"/>
    </style:style>
    <style:style style:name="T81_6" style:family="text">
      <style:text-properties fo:background-color="#ffffff"/>
    </style:style>
    <style:style style:name="T81_7" style:family="text">
      <style:text-properties fo:background-color="#ffffff"/>
    </style:style>
    <style:style style:name="T81_8" style:family="text">
      <style:text-properties fo:background-color="#ffffff"/>
    </style:style>
    <style:style style:name="T81_9" style:family="text">
      <style:text-properties fo:background-color="#ffffff"/>
    </style:style>
    <style:style style:name="T81_10" style:family="text">
      <style:text-properties fo:background-color="#ffffff"/>
    </style:style>
    <style:style style:name="T81_11" style:family="text">
      <style:text-properties fo:background-color="#ffffff"/>
    </style:style>
    <style:style style:name="T81_12" style:family="text">
      <style:text-properties fo:background-color="#ffffff"/>
    </style:style>
    <style:style style:name="T81_13" style:family="text">
      <style:text-properties fo:background-color="#ffffff"/>
    </style:style>
    <style:style style:name="T81_14" style:family="text">
      <style:text-properties fo:background-color="#ffffff"/>
    </style:style>
    <style:style style:name="T81_15" style:family="text">
      <style:text-properties fo:background-color="#ffffff"/>
    </style:style>
    <style:style style:name="T81_16" style:family="text">
      <style:text-properties fo:background-color="#ffffff"/>
    </style:style>
    <style:style style:name="T81_17" style:family="text">
      <style:text-properties fo:background-color="#ffffff"/>
    </style:style>
    <style:style style:name="T81_18" style:family="text">
      <style:text-properties fo:background-color="#ffffff"/>
    </style:style>
    <style:style style:name="T81_19" style:family="text">
      <style:text-properties fo:background-color="#ffffff"/>
    </style:style>
    <style:style style:name="T81_20" style:family="text">
      <style:text-properties fo:background-color="#ffffff"/>
    </style:style>
    <style:style style:name="T81_21" style:family="text"/>
    <style:style style:name="T81_22" style:family="text">
      <style:text-properties fo:background-color="#ffffff" fo:color="#1155cc" style:text-underline-style="solid" style:text-underline-color="font-color"/>
    </style:style>
    <style:style style:name="T81_23" style:family="text"/>
    <style:style style:name="T81_24" style:family="text">
      <style:text-properties fo:background-color="#ffffff" fo:color="#1155cc" style:text-underline-style="solid" style:text-underline-color="font-color"/>
    </style:style>
    <style:style style:name="T81_25" style:family="text"/>
    <style:style style:name="T81_26" style:family="text">
      <style:text-properties fo:background-color="#ffffff" fo:color="#1155cc" style:text-underline-style="solid" style:text-underline-color="font-color"/>
    </style:style>
    <style:style style:name="T81_27" style:family="text"/>
    <style:style style:name="T81_28" style:family="text">
      <style:text-properties fo:background-color="#ffffff" fo:color="#1155cc" style:text-underline-style="solid" style:text-underline-color="font-color"/>
    </style:style>
    <style:style style:name="T81_29" style:family="text"/>
    <style:style style:name="T81_30" style:family="text">
      <style:text-properties fo:background-color="#ffffff" fo:color="#1155cc" style:text-underline-style="solid" style:text-underline-color="font-color"/>
    </style:style>
    <style:style style:name="T81_31" style:family="text"/>
    <style:style style:name="T81_32" style:family="text">
      <style:text-properties fo:background-color="#ffffff" fo:color="#1155cc" style:text-underline-style="solid" style:text-underline-color="font-color"/>
    </style:style>
    <style:style style:name="T81_33" style:family="text"/>
    <style:style style:name="T81_34" style:family="text">
      <style:text-properties fo:background-color="#ffffff" fo:color="#1155cc" style:text-underline-style="solid" style:text-underline-color="font-color"/>
    </style:style>
    <style:style style:name="T81_35" style:family="text"/>
    <style:style style:name="T81_36" style:family="text">
      <style:text-properties fo:background-color="#ffffff" fo:color="#1155cc" style:text-underline-style="solid" style:text-underline-color="font-color"/>
    </style:style>
    <style:style style:name="T81_37" style:family="text"/>
    <style:style style:name="T81_38" style:family="text">
      <style:text-properties fo:background-color="#ffffff" fo:color="#1155cc" style:text-underline-style="solid" style:text-underline-color="font-color"/>
    </style:style>
    <style:style style:name="T81_39" style:family="text"/>
    <style:style style:name="T81_40" style:family="text">
      <style:text-properties fo:background-color="#ffffff" fo:color="#1155cc" style:text-underline-style="solid" style:text-underline-color="font-color"/>
    </style:style>
    <style:style style:name="T81_41" style:family="text"/>
    <style:style style:name="T81_42" style:family="text">
      <style:text-properties fo:background-color="#ffffff" fo:color="#1155cc" style:text-underline-style="solid" style:text-underline-color="font-color"/>
    </style:style>
    <style:style style:name="T81_43" style:family="text"/>
    <style:style style:name="T81_44" style:family="text">
      <style:text-properties fo:background-color="#ffffff" fo:color="#1155cc" style:text-underline-style="solid" style:text-underline-color="font-color"/>
    </style:style>
    <style:style style:name="T81_45" style:family="text"/>
    <style:style style:name="T81_46" style:family="text">
      <style:text-properties fo:background-color="#ffffff" fo:color="#1155cc" style:text-underline-style="solid" style:text-underline-color="font-color"/>
    </style:style>
    <style:style style:name="T81_47" style:family="text"/>
    <style:style style:name="T81_48" style:family="text">
      <style:text-properties fo:background-color="#ffffff" fo:color="#1155cc" style:text-underline-style="solid" style:text-underline-color="font-color"/>
    </style:style>
    <style:style style:name="T81_49" style:family="text"/>
    <style:style style:name="T81_50" style:family="text">
      <style:text-properties fo:background-color="#ffffff" fo:color="#1155cc" style:text-underline-style="solid" style:text-underline-color="font-color"/>
    </style:style>
    <style:style style:name="T81_51" style:family="text"/>
    <style:style style:name="T81_52" style:family="text">
      <style:text-properties fo:background-color="#ffffff" fo:color="#1155cc" style:text-underline-style="solid" style:text-underline-color="font-color"/>
    </style:style>
    <style:style style:name="T81_53" style:family="text"/>
    <style:style style:name="T81_54" style:family="text">
      <style:text-properties fo:background-color="#ffffff" fo:color="#1155cc" style:text-underline-style="solid" style:text-underline-color="font-color"/>
    </style:style>
    <style:style style:name="T81_55" style:family="text"/>
    <style:style style:name="T81_56" style:family="text">
      <style:text-properties fo:background-color="#ffffff" fo:color="#1155cc" style:text-underline-style="solid" style:text-underline-color="font-color"/>
    </style:style>
    <style:style style:name="T81_57" style:family="text"/>
    <style:style style:name="T81_58" style:family="text">
      <style:text-properties fo:background-color="#ffffff" fo:color="#1155cc" style:text-underline-style="solid" style:text-underline-color="font-color"/>
    </style:style>
    <style:style style:name="T81_59" style:family="text"/>
    <style:style style:name="T81_60" style:family="text">
      <style:text-properties fo:background-color="#ffffff" fo:color="#1155cc" style:text-underline-style="solid" style:text-underline-color="font-color"/>
    </style:style>
    <style:style style:name="T81_61" style:family="text"/>
    <style:style style:name="T81_62" style:family="text">
      <style:text-properties fo:background-color="#ffffff" fo:color="#1155cc" style:text-underline-style="solid" style:text-underline-color="font-color"/>
    </style:style>
    <style:style style:name="T81_63" style:family="text"/>
    <style:style style:name="T81_64" style:family="text">
      <style:text-properties fo:background-color="#ffffff" fo:color="#1155cc" style:text-underline-style="solid" style:text-underline-color="font-color"/>
    </style:style>
    <style:style style:name="T81_65" style:family="text"/>
    <style:style style:name="T81_66" style:family="text">
      <style:text-properties fo:background-color="#ffffff" fo:color="#1155cc" style:text-underline-style="solid" style:text-underline-color="font-color"/>
    </style:style>
    <style:style style:name="T81_67" style:family="text"/>
    <style:style style:name="T81_68" style:family="text">
      <style:text-properties fo:background-color="#ffffff" fo:color="#1155cc" style:text-underline-style="solid" style:text-underline-color="font-color"/>
    </style:style>
    <style:style style:name="T81_69" style:family="text"/>
    <style:style style:name="T81_70" style:family="text">
      <style:text-properties fo:background-color="#ffffff"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Heading_20_2">
      <style:paragraph-properties fo:break-before="auto" fo:line-height="115%" style:writing-mode="lr-tb"/>
    </style:style>
    <style:style style:name="T86_1" style:family="text"/>
    <style:style style:name="T86_2" style:family="text" style:parent-style-name="Heading_20_2"/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color="#999999" fo:font-size="10pt" style:font-size-asian="10pt" style:font-size-complex="10pt"/>
    </style:style>
    <style:style style:name="T89_2" style:family="text">
      <style:text-properties fo:color="#999999" fo:font-size="10pt" style:font-size-asian="10pt" style:font-size-complex="10pt"/>
    </style:style>
    <style:style style:name="T89_3" style:family="text">
      <style:text-properties fo:color="#999999" fo:font-size="10pt" style:font-size-asian="10pt" style:font-size-complex="10pt"/>
    </style:style>
    <style:style style:name="T89_4" style:family="text">
      <style:text-properties fo:color="#999999" fo:font-size="10pt" style:font-size-asian="10pt" style:font-size-complex="10pt"/>
    </style:style>
    <style:style style:name="T89_5" style:family="text">
      <style:text-properties fo:color="#999999" fo:font-size="10pt" style:font-size-asian="10pt" style:font-size-complex="10pt"/>
    </style:style>
    <style:style style:name="T89_6" style:family="text">
      <style:text-properties fo:color="#999999" fo:font-size="10pt" style:font-size-asian="10pt" style:font-size-complex="10pt"/>
    </style:style>
    <style:style style:name="T89_7" style:family="text">
      <style:text-properties fo:color="#999999"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3">
      <style:paragraph-properties fo:break-before="auto" fo:text-indent="1.27cm" fo:line-height="115%" style:writing-mode="lr-tb"/>
    </style:style>
    <style:style style:name="T91_1" style:family="text"/>
    <style:style style:name="T91_2" style:family="text"/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 style:parent-style-name="Standard"/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3" style:family="text" style:parent-style-name="Standard"/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2" style:family="text" style:parent-style-name="Standard"/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/>
    <style:style style:name="T95_145" style:family="text"/>
    <style:style style:name="T95_146" style:family="text"/>
    <style:style style:name="T95_147" style:family="text"/>
    <style:style style:name="T95_148" style:family="text"/>
    <style:style style:name="T95_149" style:family="text"/>
    <style:style style:name="T95_150" style:family="text"/>
    <style:style style:name="T95_151" style:family="text"/>
    <style:style style:name="T95_152" style:family="text"/>
    <style:style style:name="T95_153" style:family="text"/>
    <style:style style:name="T95_154" style:family="text"/>
    <style:style style:name="T95_155" style:family="text"/>
    <style:style style:name="T95_156" style:family="text"/>
    <style:style style:name="T95_157" style:family="text"/>
    <style:style style:name="T95_158" style:family="text"/>
    <style:style style:name="T95_159" style:family="text"/>
    <style:style style:name="T95_160" style:family="text"/>
    <style:style style:name="T95_161" style:family="text"/>
    <style:style style:name="T95_162" style:family="text"/>
    <style:style style:name="T95_163" style:family="text"/>
    <style:style style:name="T95_164" style:family="text"/>
    <style:style style:name="T95_165" style:family="text"/>
    <style:style style:name="T95_166" style:family="text"/>
    <style:style style:name="T95_167" style:family="text"/>
    <style:style style:name="T95_168" style:family="text"/>
    <style:style style:name="T95_169" style:family="text"/>
    <style:style style:name="T95_170" style:family="text"/>
    <style:style style:name="T95_171" style:family="text"/>
    <style:style style:name="T95_172" style:family="text"/>
    <style:style style:name="T95_173" style:family="text"/>
    <style:style style:name="T95_174" style:family="text"/>
    <style:style style:name="T95_175" style:family="text"/>
    <style:style style:name="T95_176" style:family="text"/>
    <style:style style:name="T95_177" style:family="text"/>
    <style:style style:name="T95_178" style:family="text"/>
    <style:style style:name="T95_179" style:family="text"/>
    <style:style style:name="T95_180" style:family="text"/>
    <style:style style:name="T95_181" style:family="text"/>
    <style:style style:name="T95_182" style:family="text"/>
    <style:style style:name="T95_183" style:family="text"/>
    <style:style style:name="T95_184" style:family="text"/>
    <style:style style:name="T95_185" style:family="text"/>
    <style:style style:name="T95_186" style:family="text"/>
    <style:style style:name="T95_187" style:family="text"/>
    <style:style style:name="T95_188" style:family="text"/>
    <style:style style:name="T95_189" style:family="text"/>
    <style:style style:name="T95_190" style:family="text"/>
    <style:style style:name="T95_191" style:family="text"/>
    <style:style style:name="T95_192" style:family="text"/>
    <style:style style:name="T95_193" style:family="text"/>
    <style:style style:name="T95_194" style:family="text"/>
    <style:style style:name="T95_195" style:family="text"/>
    <style:style style:name="T95_196" style:family="text"/>
    <style:style style:name="T95_197" style:family="text"/>
    <style:style style:name="T95_198" style:family="text"/>
    <style:style style:name="T95_199" style:family="text"/>
    <style:style style:name="T95_200" style:family="text"/>
    <style:style style:name="T95_201" style:family="text"/>
    <style:style style:name="T95_202" style:family="text"/>
    <style:style style:name="T95_203" style:family="text"/>
    <style:style style:name="T95_204" style:family="text"/>
    <style:style style:name="T95_205" style:family="text"/>
    <style:style style:name="T95_206" style:family="text"/>
    <style:style style:name="T95_207" style:family="text"/>
    <style:style style:name="T95_208" style:family="text"/>
    <style:style style:name="T95_209" style:family="text"/>
    <style:style style:name="T95_210" style:family="text"/>
    <style:style style:name="T95_211" style:family="text"/>
    <style:style style:name="T95_212" style:family="text"/>
    <style:style style:name="T95_213" style:family="text"/>
    <style:style style:name="T95_214" style:family="text"/>
    <style:style style:name="T95_215" style:family="text"/>
    <style:style style:name="T95_216" style:family="text"/>
    <style:style style:name="T95_217" style:family="text"/>
    <style:style style:name="T95_218" style:family="text"/>
    <style:style style:name="T95_219" style:family="text"/>
    <style:style style:name="T95_220" style:family="text"/>
    <style:style style:name="T95_221" style:family="text"/>
    <style:style style:name="T95_222" style:family="text"/>
    <style:style style:name="T95_223" style:family="text"/>
    <style:style style:name="T95_224" style:family="text"/>
    <style:style style:name="T95_225" style:family="text"/>
    <style:style style:name="T95_226" style:family="text"/>
    <style:style style:name="T95_227" style:family="text"/>
    <style:style style:name="T95_228" style:family="text"/>
    <style:style style:name="T95_229" style:family="text"/>
    <style:style style:name="T95_230" style:family="text"/>
    <style:style style:name="T95_231" style:family="text"/>
    <style:style style:name="T95_232" style:family="text"/>
    <style:style style:name="T95_233" style:family="text"/>
    <style:style style:name="T95_234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P97" style:family="paragraph" style:parent-style-name="Heading_20_3">
      <style:paragraph-properties fo:text-align="justify" fo:break-before="auto" fo:text-indent="1.27cm" fo:line-height="115%" style:writing-mode="lr-tb"/>
    </style:style>
    <style:style style:name="T97_1" style:family="text">
      <style:text-properties fo:font-size="11pt" style:font-size-asian="11pt" style:font-size-complex="11pt"/>
    </style:style>
    <style:style style:name="T97_2" style:family="text">
      <style:text-properties fo:font-size="11pt" style:font-size-asian="11pt" style:font-size-complex="11pt"/>
    </style:style>
    <style:style style:name="P9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P9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0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text-align="justify"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text-align="justify"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text-align="justify"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P10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P10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0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P107" style:family="paragraph" style:parent-style-name="Standard">
      <style:paragraph-properties fo:text-align="justify"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text-align="justify"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text-align="justify"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Heading_20_3">
      <style:paragraph-properties fo:break-before="auto" fo:text-indent="1.27cm" fo:line-height="115%" style:writing-mode="lr-tb"/>
    </style:style>
    <style:style style:name="P112" style:family="paragraph" style:parent-style-name="Heading_20_3">
      <style:paragraph-properties fo:break-before="auto" fo:text-indent="1.27cm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Heading_20_2">
      <style:paragraph-properties fo:break-before="auto" fo:line-height="115%" style:writing-mode="lr-tb"/>
    </style:style>
    <style:style style:name="P130" style:family="paragraph" style:parent-style-name="Heading_20_2">
      <style:paragraph-properties fo:break-before="auto" fo:line-height="115%" style:writing-mode="lr-tb"/>
    </style:style>
    <style:style style:name="P131" style:family="paragraph" style:parent-style-name="Heading_20_2">
      <style:paragraph-properties fo:break-before="auto" fo:line-height="115%" style:writing-mode="lr-tb"/>
    </style:style>
    <style:style style:name="P132" style:family="paragraph" style:parent-style-name="Heading_20_2">
      <style:paragraph-properties fo:break-before="page" fo:line-height="115%" style:writing-mode="lr-tb"/>
    </style:style>
    <style:style style:name="T132_1" style:family="text"/>
    <style:style style:name="T132_2" style:family="text" style:parent-style-name="Heading_20_2"/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 style:parent-style-name="Heading_20_2"/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 style:parent-style-name="Heading_20_2"/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color="#999999" fo:font-size="10pt" style:font-size-asian="10pt" style:font-size-complex="10pt"/>
    </style:style>
    <style:style style:name="T142_2" style:family="text">
      <style:text-properties fo:color="#999999" fo:font-size="10pt" style:font-size-asian="10pt" style:font-size-complex="10pt"/>
    </style:style>
    <style:style style:name="T142_3" style:family="text">
      <style:text-properties fo:color="#999999" fo:font-size="10pt" style:font-size-asian="10pt" style:font-size-complex="10pt"/>
    </style:style>
    <style:style style:name="T142_4" style:family="text">
      <style:text-properties fo:color="#999999" fo:font-size="10pt" style:font-size-asian="10pt" style:font-size-complex="10pt"/>
    </style:style>
    <style:style style:name="T142_5" style:family="text">
      <style:text-properties fo:color="#999999" fo:font-size="10pt" style:font-size-asian="10pt" style:font-size-complex="10pt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3pt" style:font-size-asian="13pt" style:font-size-complex="13pt" fo:font-weight="bold" style:font-weight-asian="bold" style:font-weight-complex="bold"/>
    </style:style>
    <style:style style:name="T144_2" style:family="text">
      <style:text-properties fo:font-size="13pt" style:font-size-asian="13pt" style:font-size-complex="13pt" fo:font-weight="bold" style:font-weight-asian="bold" style:font-weight-complex="bold"/>
    </style:style>
    <style:style style:name="T144_3" style:family="text">
      <style:text-properties fo:font-size="13pt" style:font-size-asian="13pt" style:font-size-complex="13pt" fo:font-weight="bold" style:font-weight-asian="bold" style:font-weight-complex="bold"/>
    </style:style>
    <style:style style:name="T144_4" style:family="text">
      <style:text-properties fo:font-size="13pt" style:font-size-asian="13pt" style:font-size-complex="13pt" fo:font-weight="bold" style:font-weight-asian="bold" style:font-weight-complex="bold"/>
    </style:style>
    <style:style style:name="T144_5" style:family="text">
      <style:text-properties fo:font-size="13pt" style:font-size-asian="13pt" style:font-size-complex="13pt" fo:font-weight="bold" style:font-weight-asian="bold" style:font-weight-complex="bold"/>
    </style:style>
    <style:style style:name="T144_6" style:family="text">
      <style:text-properties fo:font-size="13pt" style:font-size-asian="13pt" style:font-size-complex="13pt"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P147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size="13pt" style:font-size-asian="13pt" style:font-size-complex="13pt" fo:font-weight="bold" style:font-weight-asian="bold" style:font-weight-complex="bold"/>
    </style:style>
    <style:style style:name="T149_2" style:family="text">
      <style:text-properties fo:font-size="13pt" style:font-size-asian="13pt" style:font-size-complex="13pt" fo:font-weight="bold" style:font-weight-asian="bold" style:font-weight-complex="bold"/>
    </style:style>
    <style:style style:name="T149_3" style:family="text">
      <style:text-properties fo:font-size="13pt" style:font-size-asian="13pt" style:font-size-complex="13pt" fo:font-weight="bold" style:font-weight-asian="bold" style:font-weight-complex="bold"/>
    </style:style>
    <style:style style:name="T149_4" style:family="text">
      <style:text-properties fo:font-size="13pt" style:font-size-asian="13pt" style:font-size-complex="13pt" fo:font-weight="bold" style:font-weight-asian="bold" style:font-weight-complex="bold"/>
    </style:style>
    <style:style style:name="T149_5" style:family="text">
      <style:text-properties fo:font-size="13pt" style:font-size-asian="13pt" style:font-size-complex="13pt" fo:font-weight="bold" style:font-weight-asian="bold" style:font-weight-complex="bold"/>
    </style:style>
    <style:style style:name="T149_6" style:family="text">
      <style:text-properties fo:font-size="13pt" style:font-size-asian="13pt" style:font-size-complex="13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T151_117" style:family="text"/>
    <style:style style:name="T151_118" style:family="text"/>
    <style:style style:name="P152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3pt" style:font-size-asian="13pt" style:font-size-complex="13pt" fo:font-weight="bold" style:font-weight-asian="bold" style:font-weight-complex="bold"/>
    </style:style>
    <style:style style:name="T154_2" style:family="text">
      <style:text-properties fo:font-size="13pt" style:font-size-asian="13pt" style:font-size-complex="13pt" fo:font-weight="bold" style:font-weight-asian="bold" style:font-weight-complex="bold"/>
    </style:style>
    <style:style style:name="T154_3" style:family="text">
      <style:text-properties fo:font-size="13pt" style:font-size-asian="13pt" style:font-size-complex="13pt" fo:font-weight="bold" style:font-weight-asian="bold" style:font-weight-complex="bold"/>
    </style:style>
    <style:style style:name="T154_4" style:family="text">
      <style:text-properties fo:font-size="13pt" style:font-size-asian="13pt" style:font-size-complex="13pt" fo:font-weight="bold" style:font-weight-asian="bold" style:font-weight-complex="bold"/>
    </style:style>
    <style:style style:name="T154_5" style:family="text">
      <style:text-properties fo:font-size="13pt" style:font-size-asian="13pt" style:font-size-complex="13pt" fo:font-weight="bold" style:font-weight-asian="bold" style:font-weight-complex="bold"/>
    </style:style>
    <style:style style:name="T154_6" style:family="text">
      <style:text-properties fo:font-size="13pt" style:font-size-asian="13pt" style:font-size-complex="13pt" fo:font-weight="bold" style:font-weight-asian="bold" style:font-weight-complex="bold"/>
    </style:style>
    <style:style style:name="T154_7" style:family="text">
      <style:text-properties fo:font-size="13pt" style:font-size-asian="13pt" style:font-size-complex="13pt" fo:font-weight="bold" style:font-weight-asian="bold" style:font-weight-complex="bold"/>
    </style:style>
    <style:style style:name="T154_8" style:family="text">
      <style:text-properties fo:font-size="13pt" style:font-size-asian="13pt" style:font-size-complex="13pt"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/>
    <style:style style:name="T158_110" style:family="text"/>
    <style:style style:name="T158_111" style:family="text"/>
    <style:style style:name="T158_112" style:family="text"/>
    <style:style style:name="T158_113" style:family="text"/>
    <style:style style:name="T158_114" style:family="text"/>
    <style:style style:name="T158_115" style:family="text"/>
    <style:style style:name="T158_116" style:family="text"/>
    <style:style style:name="T158_117" style:family="text"/>
    <style:style style:name="T158_118" style:family="text"/>
    <style:style style:name="T158_119" style:family="text"/>
    <style:style style:name="T158_120" style:family="text"/>
    <style:style style:name="T158_121" style:family="text"/>
    <style:style style:name="T158_122" style:family="text"/>
    <style:style style:name="T158_123" style:family="text"/>
    <style:style style:name="T158_124" style:family="text"/>
    <style:style style:name="T158_125" style:family="text"/>
    <style:style style:name="T158_126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3pt" style:font-size-asian="13pt" style:font-size-complex="13pt" fo:font-weight="bold" style:font-weight-asian="bold" style:font-weight-complex="bold"/>
    </style:style>
    <style:style style:name="T161_2" style:family="text">
      <style:text-properties fo:font-size="13pt" style:font-size-asian="13pt" style:font-size-complex="13pt" fo:font-weight="bold" style:font-weight-asian="bold" style:font-weight-complex="bold"/>
    </style:style>
    <style:style style:name="T161_3" style:family="text">
      <style:text-properties fo:font-size="13pt" style:font-size-asian="13pt" style:font-size-complex="13pt" fo:font-weight="bold" style:font-weight-asian="bold" style:font-weight-complex="bold"/>
    </style:style>
    <style:style style:name="T161_4" style:family="text">
      <style:text-properties fo:font-size="13pt" style:font-size-asian="13pt" style:font-size-complex="13pt" fo:font-weight="bold" style:font-weight-asian="bold" style:font-weight-complex="bold"/>
    </style:style>
    <style:style style:name="T161_5" style:family="text">
      <style:text-properties fo:font-size="13pt" style:font-size-asian="13pt" style:font-size-complex="13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P164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3pt" style:font-size-asian="13pt" style:font-size-complex="13pt" fo:font-weight="bold" style:font-weight-asian="bold" style:font-weight-complex="bold"/>
    </style:style>
    <style:style style:name="T166_2" style:family="text">
      <style:text-properties fo:font-size="13pt" style:font-size-asian="13pt" style:font-size-complex="13pt" fo:font-weight="bold" style:font-weight-asian="bold" style:font-weight-complex="bold"/>
    </style:style>
    <style:style style:name="T166_3" style:family="text">
      <style:text-properties fo:font-size="13pt" style:font-size-asian="13pt" style:font-size-complex="13pt" fo:font-weight="bold" style:font-weight-asian="bold" style:font-weight-complex="bold"/>
    </style:style>
    <style:style style:name="T166_4" style:family="text">
      <style:text-properties fo:font-size="13pt" style:font-size-asian="13pt" style:font-size-complex="13pt" fo:font-weight="bold" style:font-weight-asian="bold" style:font-weight-complex="bold"/>
    </style:style>
    <style:style style:name="T166_5" style:family="text">
      <style:text-properties fo:font-size="13pt" style:font-size-asian="13pt" style:font-size-complex="13pt" fo:font-weight="bold" style:font-weight-asian="bold" style:font-weight-complex="bold"/>
    </style:style>
    <style:style style:name="T166_6" style:family="text">
      <style:text-properties fo:font-size="13pt" style:font-size-asian="13pt" style:font-size-complex="13pt" fo:font-weight="bold" style:font-weight-asian="bold" style:font-weight-complex="bold"/>
    </style:style>
    <style:style style:name="T166_7" style:family="text">
      <style:text-properties fo:font-size="13pt" style:font-size-asian="13pt" style:font-size-complex="13pt" fo:font-weight="bold" style:font-weight-asian="bold" style:font-weight-complex="bold"/>
    </style:style>
    <style:style style:name="T166_8" style:family="text">
      <style:text-properties fo:font-size="13pt" style:font-size-asian="13pt" style:font-size-complex="13pt" fo:font-weight="bold" style:font-weight-asian="bold" style:font-weight-complex="bold"/>
    </style:style>
    <style:style style:name="T166_9" style:family="text">
      <style:text-properties fo:font-size="13pt" style:font-size-asian="13pt" style:font-size-complex="13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 style:parent-style-name="Standard"/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Heading_20_3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 style:parent-style-name="Standard"/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P180" style:family="paragraph" style:parent-style-name="Heading_20_3">
      <style:paragraph-properties fo:break-before="auto" fo:text-indent="0cm" fo:line-height="115%" fo:margin-left="0cm" style:writing-mode="lr-tb"/>
    </style:style>
    <style:style style:name="P181" style:family="paragraph" style:parent-style-name="Heading_20_3">
      <style:paragraph-properties fo:break-before="auto" fo:text-indent="0cm" fo:line-height="115%" fo:margin-left="0cm" style:writing-mode="lr-tb"/>
    </style:style>
    <style:style style:name="T181_1" style:family="text"/>
    <style:style style:name="T181_2" style:family="text" style:parent-style-name="Heading_20_3"/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9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fo:background-color="#cfe2f3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fo:background-color="#cfe2f3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fo:background-color="#cfe2f3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 style:parent-style-name="Standard"/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Heading_20_3">
      <style:paragraph-properties fo:break-before="auto" fo:text-indent="0cm" fo:line-height="115%" fo:margin-left="0cm" style:writing-mode="lr-tb"/>
    </style:style>
    <style:style style:name="T211_1" style:family="text"/>
    <style:style style:name="T211_2" style:family="text"/>
    <style:style style:name="P212" style:family="paragraph" style:parent-style-name="Standard">
      <style:paragraph-properties fo:break-before="auto" fo:line-height="115%" style:writing-mode="lr-tb"/>
      <style:text-properties fo:color="#999999" fo:font-size="10pt" style:font-size-asian="10pt" style:font-size-complex="10pt" fo:font-weight="normal" style:font-weight-asian="normal" style:font-weight-complex="normal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 style:parent-style-name="Standard"/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P219" style:family="paragraph" style:parent-style-name="Heading_20_2">
      <style:paragraph-properties fo:break-before="page" fo:line-height="115%" style:writing-mode="lr-tb"/>
    </style:style>
    <style:style style:name="T219_1" style:family="text"/>
    <style:style style:name="T219_2" style:family="text" style:parent-style-name="Heading_20_2"/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3" style:family="text" style:parent-style-name="Heading_20_2"/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5" style:family="text" style:parent-style-name="Heading_20_2"/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9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999999" fo:font-size="10pt" style:font-size-asian="10pt" style:font-size-complex="10pt"/>
    </style:style>
    <style:style style:name="T223_2" style:family="text">
      <style:text-properties fo:color="#999999" fo:font-size="10pt" style:font-size-asian="10pt" style:font-size-complex="10pt"/>
    </style:style>
    <style:style style:name="T223_3" style:family="text">
      <style:text-properties fo:color="#999999" fo:font-size="10pt" style:font-size-asian="10pt" style:font-size-complex="10pt"/>
    </style:style>
    <style:style style:name="T223_4" style:family="text">
      <style:text-properties fo:color="#999999" fo:font-size="10pt" style:font-size-asian="10pt" style:font-size-complex="10pt"/>
    </style:style>
    <style:style style:name="T223_5" style:family="text">
      <style:text-properties fo:color="#999999" fo:font-size="10pt" style:font-size-asian="10pt" style:font-size-complex="10pt"/>
    </style:style>
    <style:style style:name="P2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P226" style:family="paragraph" style:parent-style-name="Heading_20_3">
      <style:paragraph-properties fo:text-align="justify"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P227" style:family="paragraph" style:parent-style-name="Standard">
      <style:paragraph-properties fo:text-align="justify"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P228" style:family="paragraph" style:parent-style-name="Standard">
      <style:paragraph-properties fo:text-align="justify"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P229" style:family="paragraph" style:parent-style-name="Heading_20_3">
      <style:paragraph-properties fo:text-align="justify"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text-align="justify" fo:break-before="auto" fo:line-height="115%" style:writing-mode="lr-tb"/>
    </style:style>
    <style:style style:name="T2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1" style:family="paragraph" style:parent-style-name="Standard">
      <style:paragraph-properties fo:text-align="justify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32_1" style:family="text">
      <style:text-properties fo:font-style="italic" style:font-style-asian="italic" style:font-style-complex="italic" fo:font-size="12pt" style:font-size-asian="12pt" style:font-size-complex="12pt"/>
    </style:style>
    <style:style style:name="T232_2" style:family="text">
      <style:text-properties fo:font-style="italic" style:font-style-asian="italic" style:font-style-complex="italic" fo:font-size="12pt" style:font-size-asian="12pt" style:font-size-complex="12pt"/>
    </style:style>
    <style:style style:name="T232_3" style:family="text">
      <style:text-properties fo:font-style="italic" style:font-style-asian="italic" style:font-style-complex="italic" fo:font-size="12pt" style:font-size-asian="12pt" style:font-size-complex="12pt"/>
    </style:style>
    <style:style style:name="T232_4" style:family="text">
      <style:text-properties fo:font-style="italic" style:font-style-asian="italic" style:font-style-complex="italic" fo:font-size="12pt" style:font-size-asian="12pt" style:font-size-complex="12pt"/>
    </style:style>
    <style:style style:name="T232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T232_63" style:family="text"/>
    <style:style style:name="T232_64" style:family="text"/>
    <style:style style:name="T232_65" style:family="text"/>
    <style:style style:name="T232_66" style:family="text"/>
    <style:style style:name="T232_67" style:family="text"/>
    <style:style style:name="T232_68" style:family="text"/>
    <style:style style:name="T232_69" style:family="text"/>
    <style:style style:name="T232_70" style:family="text"/>
    <style:style style:name="T232_71" style:family="text"/>
    <style:style style:name="T232_72" style:family="text"/>
    <style:style style:name="T232_73" style:family="text"/>
    <style:style style:name="T232_74" style:family="text"/>
    <style:style style:name="T232_75" style:family="text"/>
    <style:style style:name="T232_76" style:family="text"/>
    <style:style style:name="T232_77" style:family="text"/>
    <style:style style:name="T232_78" style:family="text"/>
    <style:style style:name="T232_79" style:family="text"/>
    <style:style style:name="T232_80" style:family="text"/>
    <style:style style:name="T232_81" style:family="text"/>
    <style:style style:name="T232_82" style:family="text"/>
    <style:style style:name="T232_83" style:family="text"/>
    <style:style style:name="T232_84" style:family="text"/>
    <style:style style:name="T232_85" style:family="text"/>
    <style:style style:name="T232_86" style:family="text"/>
    <style:style style:name="T232_87" style:family="text"/>
    <style:style style:name="T232_88" style:family="text"/>
    <style:style style:name="T232_89" style:family="text"/>
    <style:style style:name="T232_90" style:family="text"/>
    <style:style style:name="T232_91" style:family="text"/>
    <style:style style:name="T232_92" style:family="text"/>
    <style:style style:name="T232_93" style:family="text"/>
    <style:style style:name="T232_94" style:family="text"/>
    <style:style style:name="T232_95" style:family="text"/>
    <style:style style:name="T232_96" style:family="text"/>
    <style:style style:name="T232_97" style:family="text"/>
    <style:style style:name="T232_98" style:family="text"/>
    <style:style style:name="T232_99" style:family="text"/>
    <style:style style:name="T232_100" style:family="text"/>
    <style:style style:name="T232_101" style:family="text"/>
    <style:style style:name="T232_102" style:family="text"/>
    <style:style style:name="T232_103" style:family="text"/>
    <style:style style:name="T232_104" style:family="text"/>
    <style:style style:name="T232_105" style:family="text"/>
    <style:style style:name="T232_106" style:family="text"/>
    <style:style style:name="T232_107" style:family="text"/>
    <style:style style:name="T232_108" style:family="text"/>
    <style:style style:name="T232_109" style:family="text"/>
    <style:style style:name="T232_110" style:family="text"/>
    <style:style style:name="T232_111" style:family="text"/>
    <style:style style:name="T232_112" style:family="text"/>
    <style:style style:name="T232_113" style:family="text"/>
    <style:style style:name="T232_114" style:family="text"/>
    <style:style style:name="T232_115" style:family="text"/>
    <style:style style:name="T232_116" style:family="text"/>
    <style:style style:name="T232_117" style:family="text"/>
    <style:style style:name="T232_118" style:family="text"/>
    <style:style style:name="T232_119" style:family="text"/>
    <style:style style:name="T232_120" style:family="text"/>
    <style:style style:name="T232_121" style:family="text"/>
    <style:style style:name="T232_122" style:family="text"/>
    <style:style style:name="T232_123" style:family="text"/>
    <style:style style:name="T232_124" style:family="text"/>
    <style:style style:name="T232_125" style:family="text"/>
    <style:style style:name="T232_126" style:family="text"/>
    <style:style style:name="T232_127" style:family="text"/>
    <style:style style:name="T232_128" style:family="text"/>
    <style:style style:name="T232_129" style:family="text"/>
    <style:style style:name="T232_130" style:family="text"/>
    <style:style style:name="T232_131" style:family="text"/>
    <style:style style:name="T232_132" style:family="text"/>
    <style:style style:name="T232_133" style:family="text"/>
    <style:style style:name="P23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3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34_1" style:family="text">
      <style:text-properties fo:font-style="italic" style:font-style-asian="italic" style:font-style-complex="italic" fo:font-size="12pt" style:font-size-asian="12pt" style:font-size-complex="12pt"/>
    </style:style>
    <style:style style:name="T234_2" style:family="text">
      <style:text-properties fo:font-style="italic" style:font-style-asian="italic" style:font-style-complex="italic" fo:font-size="12pt" style:font-size-asian="12pt" style:font-size-complex="12pt"/>
    </style:style>
    <style:style style:name="T234_3" style:family="text">
      <style:text-properties fo:font-style="italic" style:font-style-asian="italic" style:font-style-complex="italic" fo:font-size="12pt" style:font-size-asian="12pt" style:font-size-complex="12pt"/>
    </style:style>
    <style:style style:name="T234_4" style:family="text">
      <style:text-properties fo:font-style="italic" style:font-style-asian="italic" style:font-style-complex="italic" fo:font-size="12pt" style:font-size-asian="12pt" style:font-size-complex="12pt"/>
    </style:style>
    <style:style style:name="T234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P235" style:family="paragraph" style:parent-style-name="Standard">
      <style:paragraph-properties fo:text-align="justify" fo:break-before="auto" fo:text-indent="0cm" fo:line-height="115%" fo:margin-left="0cm" style:writing-mode="lr-tb"/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23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36_1" style:family="text">
      <style:text-properties fo:font-style="italic" style:font-style-asian="italic" style:font-style-complex="italic" fo:font-size="12pt" style:font-size-asian="12pt" style:font-size-complex="12pt"/>
    </style:style>
    <style:style style:name="T236_2" style:family="text">
      <style:text-properties fo:font-style="italic" style:font-style-asian="italic" style:font-style-complex="italic" fo:font-size="12pt" style:font-size-asian="12pt" style:font-size-complex="12pt"/>
    </style:style>
    <style:style style:name="T236_3" style:family="text">
      <style:text-properties fo:font-style="italic" style:font-style-asian="italic" style:font-style-complex="italic" fo:font-size="12pt" style:font-size-asian="12pt" style:font-size-complex="12pt"/>
    </style:style>
    <style:style style:name="T236_4" style:family="text">
      <style:text-properties fo:font-style="italic" style:font-style-asian="italic" style:font-style-complex="italic" fo:font-size="12pt" style:font-size-asian="12pt" style:font-size-complex="12pt"/>
    </style:style>
    <style:style style:name="T236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T236_97" style:family="text"/>
    <style:style style:name="T236_98" style:family="text"/>
    <style:style style:name="T236_99" style:family="text"/>
    <style:style style:name="T236_100" style:family="text"/>
    <style:style style:name="T236_101" style:family="text"/>
    <style:style style:name="T236_102" style:family="text"/>
    <style:style style:name="T236_103" style:family="text"/>
    <style:style style:name="T236_104" style:family="text"/>
    <style:style style:name="T236_105" style:family="text"/>
    <style:style style:name="T236_106" style:family="text">
      <style:text-properties fo:font-style="italic" style:font-style-asian="italic" style:font-style-complex="italic"/>
    </style:style>
    <style:style style:name="T236_107" style:family="text"/>
    <style:style style:name="P237" style:family="paragraph" style:parent-style-name="Standard">
      <style:paragraph-properties fo:text-align="justify" fo:break-before="auto" fo:line-height="115%" style:writing-mode="lr-tb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P239" style:family="paragraph" style:parent-style-name="Standard">
      <style:paragraph-properties fo:text-align="justify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40_1" style:family="text">
      <style:text-properties fo:font-style="italic" style:font-style-asian="italic" style:font-style-complex="italic" fo:font-size="12pt" style:font-size-asian="12pt" style:font-size-complex="12pt"/>
    </style:style>
    <style:style style:name="T240_2" style:family="text">
      <style:text-properties fo:font-style="italic" style:font-style-asian="italic" style:font-style-complex="italic" fo:font-size="12pt" style:font-size-asian="12pt" style:font-size-complex="12pt"/>
    </style:style>
    <style:style style:name="T240_3" style:family="text">
      <style:text-properties fo:font-style="italic" style:font-style-asian="italic" style:font-style-complex="italic" fo:font-size="12pt" style:font-size-asian="12pt" style:font-size-complex="12pt"/>
    </style:style>
    <style:style style:name="T240_4" style:family="text">
      <style:text-properties fo:font-style="italic" style:font-style-asian="italic" style:font-style-complex="italic" fo:font-size="12pt" style:font-size-asian="12pt" style:font-size-complex="12pt"/>
    </style:style>
    <style:style style:name="T240_5" style:family="text">
      <style:text-properties fo:font-style="italic" style:font-style-asian="italic" style:font-style-complex="italic" fo:font-size="12pt" style:font-size-asian="12pt" style:font-size-complex="12pt"/>
    </style:style>
    <style:style style:name="T240_6" style:family="text">
      <style:text-properties fo:font-style="italic" style:font-style-asian="italic" style:font-style-complex="italic" fo:font-size="12pt" style:font-size-asian="12pt" style:font-size-complex="12pt"/>
    </style:style>
    <style:style style:name="T240_7" style:family="text">
      <style:text-properties fo:font-style="italic" style:font-style-asian="italic" style:font-style-complex="italic" fo:font-size="12pt" style:font-size-asian="12pt" style:font-size-complex="12pt"/>
    </style:style>
    <style:style style:name="T240_8" style:family="text">
      <style:text-properties fo:font-style="italic" style:font-style-asian="italic" style:font-style-complex="italic" fo:font-size="12pt" style:font-size-asian="12pt" style:font-size-complex="12pt"/>
    </style:style>
    <style:style style:name="T240_9" style:family="text">
      <style:text-properties fo:font-style="italic" style:font-style-asian="italic" style:font-style-complex="italic" fo:font-size="12pt" style:font-size-asian="12pt" style:font-size-complex="12pt"/>
    </style:style>
    <style:style style:name="P24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41_1" style:family="text">
      <style:text-properties fo:font-style="italic" style:font-style-asian="italic" style:font-style-complex="italic" fo:font-size="12pt" style:font-size-asian="12pt" style:font-size-complex="12pt"/>
    </style:style>
    <style:style style:name="T241_2" style:family="text">
      <style:text-properties fo:font-style="italic" style:font-style-asian="italic" style:font-style-complex="italic" fo:font-size="12pt" style:font-size-asian="12pt" style:font-size-complex="12pt"/>
    </style:style>
    <style:style style:name="T241_3" style:family="text">
      <style:text-properties fo:font-style="italic" style:font-style-asian="italic" style:font-style-complex="italic" fo:font-size="12pt" style:font-size-asian="12pt" style:font-size-complex="12pt"/>
    </style:style>
    <style:style style:name="T241_4" style:family="text">
      <style:text-properties fo:font-style="italic" style:font-style-asian="italic" style:font-style-complex="italic" fo:font-size="12pt" style:font-size-asian="12pt" style:font-size-complex="12pt"/>
    </style:style>
    <style:style style:name="P24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42_1" style:family="text">
      <style:text-properties fo:font-style="italic" style:font-style-asian="italic" style:font-style-complex="italic" fo:font-size="12pt" style:font-size-asian="12pt" style:font-size-complex="12pt"/>
    </style:style>
    <style:style style:name="T242_2" style:family="text">
      <style:text-properties fo:font-style="italic" style:font-style-asian="italic" style:font-style-complex="italic" fo:font-size="12pt" style:font-size-asian="12pt" style:font-size-complex="12pt"/>
    </style:style>
    <style:style style:name="T242_3" style:family="text">
      <style:text-properties fo:font-style="italic" style:font-style-asian="italic" style:font-style-complex="italic" fo:font-size="12pt" style:font-size-asian="12pt" style:font-size-complex="12pt"/>
    </style:style>
    <style:style style:name="T242_4" style:family="text">
      <style:text-properties fo:font-style="italic" style:font-style-asian="italic" style:font-style-complex="italic" fo:font-size="12pt" style:font-size-asian="12pt" style:font-size-complex="12pt"/>
    </style:style>
    <style:style style:name="P243" style:family="paragraph" style:parent-style-name="Standard">
      <style:paragraph-properties fo:text-align="justify" fo:break-before="auto" fo:line-height="115%" style:writing-mode="lr-tb"/>
    </style:style>
    <style:style style:name="T243_1" style:family="text">
      <style:text-properties fo:font-style="italic" style:font-style-asian="italic" style:font-style-complex="italic" fo:font-size="12pt" style:font-size-asian="12pt" style:font-size-complex="12pt"/>
    </style:style>
    <style:style style:name="T243_2" style:family="text">
      <style:text-properties fo:font-style="italic" style:font-style-asian="italic" style:font-style-complex="italic" fo:font-size="12pt" style:font-size-asian="12pt" style:font-size-complex="12pt"/>
    </style:style>
    <style:style style:name="T243_3" style:family="text">
      <style:text-properties fo:font-style="italic" style:font-style-asian="italic" style:font-style-complex="italic" fo:font-size="12pt" style:font-size-asian="12pt" style:font-size-complex="12pt"/>
    </style:style>
    <style:style style:name="T243_4" style:family="text">
      <style:text-properties fo:font-style="italic" style:font-style-asian="italic" style:font-style-complex="italic" fo:font-size="12pt" style:font-size-asian="12pt" style:font-size-complex="12pt"/>
    </style:style>
    <style:style style:name="T243_5" style:family="text">
      <style:text-properties fo:font-style="italic" style:font-style-asian="italic" style:font-style-complex="italic" fo:font-size="12pt" style:font-size-asian="12pt" style:font-size-complex="12pt"/>
    </style:style>
    <style:style style:name="T243_6" style:family="text">
      <style:text-properties fo:font-style="italic" style:font-style-asian="italic" style:font-style-complex="italic" fo:font-size="12pt" style:font-size-asian="12pt" style:font-size-complex="12pt"/>
    </style:style>
    <style:style style:name="T243_7" style:family="text">
      <style:text-properties fo:font-style="italic" style:font-style-asian="italic" style:font-style-complex="italic" fo:font-size="12pt" style:font-size-asian="12pt" style:font-size-complex="12pt"/>
    </style:style>
    <style:style style:name="T243_8" style:family="text">
      <style:text-properties fo:font-style="italic" style:font-style-asian="italic" style:font-style-complex="italic" fo:font-size="12pt" style:font-size-asian="12pt" style:font-size-complex="12pt"/>
    </style:style>
    <style:style style:name="T243_9" style:family="text">
      <style:text-properties fo:font-style="italic" style:font-style-asian="italic" style:font-style-complex="italic" fo:font-size="12pt" style:font-size-asian="12pt" style:font-size-complex="12pt"/>
    </style:style>
    <style:style style:name="T243_10" style:family="text">
      <style:text-properties fo:font-style="italic" style:font-style-asian="italic" style:font-style-complex="italic" fo:font-size="12pt" style:font-size-asian="12pt" style:font-size-complex="12pt"/>
    </style:style>
    <style:style style:name="T243_11" style:family="text">
      <style:text-properties fo:font-style="italic" style:font-style-asian="italic" style:font-style-complex="italic" fo:font-size="12pt" style:font-size-asian="12pt" style:font-size-complex="12pt"/>
    </style:style>
    <style:style style:name="T243_12" style:family="text">
      <style:text-properties fo:font-style="italic" style:font-style-asian="italic" style:font-style-complex="italic" fo:font-size="12pt" style:font-size-asian="12pt" style:font-size-complex="12pt"/>
    </style:style>
    <style:style style:name="T243_13" style:family="text">
      <style:text-properties fo:font-style="italic" style:font-style-asian="italic" style:font-style-complex="italic" fo:font-size="12pt" style:font-size-asian="12pt" style:font-size-complex="12pt"/>
    </style:style>
    <style:style style:name="T243_14" style:family="text">
      <style:text-properties fo:font-style="italic" style:font-style-asian="italic" style:font-style-complex="italic" fo:font-size="12pt" style:font-size-asian="12pt" style:font-size-complex="12pt"/>
    </style:style>
    <style:style style:name="T243_15" style:family="text">
      <style:text-properties fo:font-style="italic" style:font-style-asian="italic" style:font-style-complex="italic" fo:font-size="12pt" style:font-size-asian="12pt" style:font-size-complex="12pt"/>
    </style:style>
    <style:style style:name="T243_16" style:family="text">
      <style:text-properties fo:font-style="italic" style:font-style-asian="italic" style:font-style-complex="italic" fo:font-size="12pt" style:font-size-asian="12pt" style:font-size-complex="12pt"/>
    </style:style>
    <style:style style:name="T243_17" style:family="text">
      <style:text-properties fo:font-style="italic" style:font-style-asian="italic" style:font-style-complex="italic" fo:font-size="12pt" style:font-size-asian="12pt" style:font-size-complex="12pt"/>
    </style:style>
    <style:style style:name="T243_18" style:family="text">
      <style:text-properties fo:font-style="italic" style:font-style-asian="italic" style:font-style-complex="italic" fo:font-size="12pt" style:font-size-asian="12pt" style:font-size-complex="12pt"/>
    </style:style>
    <style:style style:name="T243_19" style:family="text">
      <style:text-properties fo:font-style="italic" style:font-style-asian="italic" style:font-style-complex="italic" fo:font-size="12pt" style:font-size-asian="12pt" style:font-size-complex="12pt"/>
    </style:style>
    <style:style style:name="T243_20" style:family="text">
      <style:text-properties fo:font-style="italic" style:font-style-asian="italic" style:font-style-complex="italic" fo:font-size="12pt" style:font-size-asian="12pt" style:font-size-complex="12pt"/>
    </style:style>
    <style:style style:name="T243_21" style:family="text">
      <style:text-properties fo:font-style="italic" style:font-style-asian="italic" style:font-style-complex="italic" fo:font-size="12pt" style:font-size-asian="12pt" style:font-size-complex="12pt"/>
    </style:style>
    <style:style style:name="P244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 fo:font-size="14pt" style:font-size-asian="14pt" style:font-size-complex="14pt"/>
    </style:style>
    <style:style style:name="P245" style:family="paragraph" style:parent-style-name="Standard">
      <style:paragraph-properties fo:text-align="justify"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P246" style:family="paragraph" style:parent-style-name="Standard">
      <style:paragraph-properties fo:text-align="justify" fo:break-before="auto" fo:line-height="115%" style:writing-mode="lr-tb"/>
    </style:style>
    <style:style style:name="T24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7" style:family="paragraph" style:parent-style-name="Heading_20_3">
      <style:paragraph-properties fo:text-align="justify"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P248" style:family="paragraph" style:parent-style-name="Standard">
      <style:paragraph-properties fo:text-align="justify"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P249" style:family="paragraph" style:parent-style-name="Standard">
      <style:paragraph-properties fo:text-align="justify"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text-align="justify"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P251" style:family="paragraph" style:parent-style-name="Standard">
      <style:paragraph-properties fo:text-align="justify" fo:break-before="auto" fo:line-height="115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P25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P253" style:family="paragraph" style:parent-style-name="Heading_20_2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P254" style:family="paragraph" style:parent-style-name="Heading_20_2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P255" style:family="paragraph" style:parent-style-name="Heading_20_2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P256" style:family="paragraph" style:parent-style-name="Heading_20_2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P257" style:family="paragraph" style:parent-style-name="Heading_20_2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P258" style:family="paragraph" style:parent-style-name="Heading_20_2">
      <style:paragraph-properties fo:break-before="auto" fo:line-height="100%" style:writing-mode="lr-tb"/>
    </style:style>
    <style:style style:name="T258_1" style:family="text"/>
    <style:style style:name="T258_2" style:family="text" style:parent-style-name="Heading_20_2"/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1" style:family="text"/>
    <style:style style:name="T259_32" style:family="text"/>
    <style:style style:name="P260" style:family="paragraph" style:parent-style-name="Standard">
      <style:paragraph-properties fo:break-before="auto" fo:line-height="100%" style:writing-mode="lr-tb"/>
    </style:style>
    <style:style style:name="T260_1" style:family="text">
      <style:text-properties fo:color="#999999" fo:font-size="10pt" style:font-size-asian="10pt" style:font-size-complex="10pt"/>
    </style:style>
    <style:style style:name="T260_2" style:family="text">
      <style:text-properties fo:color="#999999" fo:font-size="10pt" style:font-size-asian="10pt" style:font-size-complex="10pt"/>
    </style:style>
    <style:style style:name="T260_3" style:family="text">
      <style:text-properties fo:color="#999999" fo:font-size="10pt" style:font-size-asian="10pt" style:font-size-complex="10pt"/>
    </style:style>
    <style:style style:name="T260_4" style:family="text">
      <style:text-properties fo:color="#999999" fo:font-size="10pt" style:font-size-asian="10pt" style:font-size-complex="10pt"/>
    </style:style>
    <style:style style:name="T260_5" style:family="text">
      <style:text-properties fo:color="#999999" fo:font-size="10pt" style:font-size-asian="10pt" style:font-size-complex="10pt"/>
    </style:style>
    <style:style style:name="P261" style:family="paragraph" style:parent-style-name="Standard">
      <style:paragraph-properties fo:break-before="auto" fo:line-height="100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T262_105" style:family="text"/>
    <style:style style:name="T262_106" style:family="text"/>
    <style:style style:name="T262_107" style:family="text"/>
    <style:style style:name="T262_108" style:family="text"/>
    <style:style style:name="T262_109" style:family="text"/>
    <style:style style:name="T262_110" style:family="text"/>
    <style:style style:name="T262_111" style:family="text"/>
    <style:style style:name="T262_112" style:family="text"/>
    <style:style style:name="T262_113" style:family="text"/>
    <style:style style:name="T262_114" style:family="text"/>
    <style:style style:name="T262_115" style:family="text"/>
    <style:style style:name="T262_116" style:family="text"/>
    <style:style style:name="T262_117" style:family="text"/>
    <style:style style:name="T262_118" style:family="text"/>
    <style:style style:name="T262_119" style:family="text"/>
    <style:style style:name="T262_120" style:family="text"/>
    <style:style style:name="T262_121" style:family="text"/>
    <style:style style:name="T262_122" style:family="text"/>
    <style:style style:name="T262_123" style:family="text"/>
    <style:style style:name="T262_124" style:family="text"/>
    <style:style style:name="T262_125" style:family="text"/>
    <style:style style:name="T262_126" style:family="text"/>
    <style:style style:name="T262_127" style:family="text"/>
    <style:style style:name="T262_128" style:family="text"/>
    <style:style style:name="T262_129" style:family="text"/>
    <style:style style:name="T262_130" style:family="text"/>
    <style:style style:name="T262_131" style:family="text"/>
    <style:style style:name="T262_132" style:family="text"/>
    <style:style style:name="T262_133" style:family="text"/>
    <style:style style:name="T262_134" style:family="text"/>
    <style:style style:name="T262_135" style:family="text"/>
    <style:style style:name="T262_136" style:family="text"/>
    <style:style style:name="T262_137" style:family="text"/>
    <style:style style:name="T262_138" style:family="text"/>
    <style:style style:name="T262_139" style:family="text"/>
    <style:style style:name="T262_140" style:family="text"/>
    <style:style style:name="T262_141" style:family="text"/>
    <style:style style:name="T262_142" style:family="text"/>
    <style:style style:name="T262_143" style:family="text"/>
    <style:style style:name="T262_144" style:family="text"/>
    <style:style style:name="T262_145" style:family="text"/>
    <style:style style:name="T262_146" style:family="text"/>
    <style:style style:name="T262_147" style:family="text"/>
    <style:style style:name="T262_148" style:family="text"/>
    <style:style style:name="T262_149" style:family="text"/>
    <style:style style:name="T262_150" style:family="text"/>
    <style:style style:name="T262_151" style:family="text"/>
    <style:style style:name="T262_152" style:family="text"/>
    <style:style style:name="T262_153" style:family="text"/>
    <style:style style:name="T262_154" style:family="text"/>
    <style:style style:name="T262_155" style:family="text"/>
    <style:style style:name="T262_156" style:family="text"/>
    <style:style style:name="T262_157" style:family="text"/>
    <style:style style:name="T262_158" style:family="text"/>
    <style:style style:name="T262_159" style:family="text"/>
    <style:style style:name="T262_160" style:family="text"/>
    <style:style style:name="T262_161" style:family="text"/>
    <style:style style:name="T262_162" style:family="text"/>
    <style:style style:name="T262_163" style:family="text"/>
    <style:style style:name="T262_164" style:family="text"/>
    <style:style style:name="T262_165" style:family="text"/>
    <style:style style:name="T262_166" style:family="text"/>
    <style:style style:name="T262_167" style:family="text"/>
    <style:style style:name="T262_168" style:family="text"/>
    <style:style style:name="T262_169" style:family="text"/>
    <style:style style:name="T262_170" style:family="text"/>
    <style:style style:name="T262_171" style:family="text"/>
    <style:style style:name="T262_172" style:family="text"/>
    <style:style style:name="T262_173" style:family="text"/>
    <style:style style:name="T262_174" style:family="text"/>
    <style:style style:name="T262_175" style:family="text"/>
    <style:style style:name="T262_176" style:family="text"/>
    <style:style style:name="T262_177" style:family="text"/>
    <style:style style:name="T262_178" style:family="text"/>
    <style:style style:name="T262_179" style:family="text"/>
    <style:style style:name="T262_180" style:family="text"/>
    <style:style style:name="T262_181" style:family="text"/>
    <style:style style:name="T262_182" style:family="text"/>
    <style:style style:name="T262_183" style:family="text"/>
    <style:style style:name="T262_184" style:family="text"/>
    <style:style style:name="T262_185" style:family="text"/>
    <style:style style:name="T262_186" style:family="text"/>
    <style:style style:name="T262_187" style:family="text"/>
    <style:style style:name="T262_188" style:family="text"/>
    <style:style style:name="T262_189" style:family="text"/>
    <style:style style:name="T262_190" style:family="text"/>
    <style:style style:name="T262_191" style:family="text"/>
    <style:style style:name="T262_192" style:family="text"/>
    <style:style style:name="T262_193" style:family="text"/>
    <style:style style:name="T262_194" style:family="text"/>
    <style:style style:name="T262_195" style:family="text"/>
    <style:style style:name="T262_196" style:family="text"/>
    <style:style style:name="T262_197" style:family="text"/>
    <style:style style:name="T262_198" style:family="text"/>
    <style:style style:name="T262_199" style:family="text"/>
    <style:style style:name="T262_200" style:family="text"/>
    <style:style style:name="T262_201" style:family="text"/>
    <style:style style:name="T262_202" style:family="text"/>
    <style:style style:name="T262_203" style:family="text"/>
    <style:style style:name="T262_204" style:family="text"/>
    <style:style style:name="T262_205" style:family="text"/>
    <style:style style:name="T262_206" style:family="text"/>
    <style:style style:name="T262_207" style:family="text"/>
    <style:style style:name="T262_208" style:family="text"/>
    <style:style style:name="T262_209" style:family="text"/>
    <style:style style:name="T262_210" style:family="text"/>
    <style:style style:name="T262_211" style:family="text"/>
    <style:style style:name="T262_212" style:family="text"/>
    <style:style style:name="T262_213" style:family="text"/>
    <style:style style:name="T262_214" style:family="text"/>
    <style:style style:name="T262_215" style:family="text"/>
    <style:style style:name="T262_216" style:family="text"/>
    <style:style style:name="T262_217" style:family="text"/>
    <style:style style:name="T262_218" style:family="text"/>
    <style:style style:name="T262_219" style:family="text"/>
    <style:style style:name="T262_220" style:family="text"/>
    <style:style style:name="T262_221" style:family="text"/>
    <style:style style:name="T262_222" style:family="text"/>
    <style:style style:name="T262_223" style:family="text"/>
    <style:style style:name="T262_224" style:family="text"/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fo:margin-top="0cm" style:writing-mode="lr-tb"/>
    </style:style>
    <style:style style:name="T269_1" style:family="text"/>
    <style:style style:name="T269_2" style:family="text"/>
    <style:style style:name="T269_3" style:family="text"/>
    <style:style style:name="P270" style:family="paragraph" style:parent-style-name="Standard">
      <style:paragraph-properties fo:break-before="auto" fo:line-height="115%" fo:margin-top="0cm" fo:margin-bottom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P273" style:family="paragraph" style:parent-style-name="Heading_20_2">
      <style:paragraph-properties fo:break-before="auto" fo:line-height="115%" style:writing-mode="lr-tb"/>
    </style:style>
    <style:style style:name="T273_1" style:family="text"/>
    <style:style style:name="T273_2" style:family="text" style:parent-style-name="Heading_20_2"/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3" style:family="text"/>
    <style:style style:name="T275_34" style:family="text"/>
    <style:style style:name="T275_35" style:family="text"/>
    <style:style style:name="T275_3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color="#999999" fo:font-size="10pt" style:font-size-asian="10pt" style:font-size-complex="10pt"/>
    </style:style>
    <style:style style:name="T276_2" style:family="text">
      <style:text-properties fo:color="#999999" fo:font-size="10pt" style:font-size-asian="10pt" style:font-size-complex="10pt"/>
    </style:style>
    <style:style style:name="T276_3" style:family="text">
      <style:text-properties fo:color="#999999" fo:font-size="10pt" style:font-size-asian="10pt" style:font-size-complex="10pt"/>
    </style:style>
    <style:style style:name="T276_4" style:family="text">
      <style:text-properties fo:color="#999999" fo:font-size="10pt" style:font-size-asian="10pt" style:font-size-complex="10pt"/>
    </style:style>
    <style:style style:name="T276_5" style:family="text">
      <style:text-properties fo:color="#999999" fo:font-size="10pt" style:font-size-asian="10pt" style:font-size-complex="10pt"/>
    </style:style>
    <style:style style:name="P277" style:family="paragraph" style:parent-style-name="Standard">
      <style:paragraph-properties fo:break-before="auto" fo:line-height="115%" style:writing-mode="lr-tb"/>
    </style:style>
    <style:style style:name="P278" style:family="paragraph" style:parent-style-name="Standard">
      <style:paragraph-properties fo:text-align="justify"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T278_87" style:family="text"/>
    <style:style style:name="T278_88" style:family="text"/>
    <style:style style:name="T278_89" style:family="text"/>
    <style:style style:name="T278_90" style:family="text"/>
    <style:style style:name="T278_91" style:family="text"/>
    <style:style style:name="T278_92" style:family="text"/>
    <style:style style:name="T278_93" style:family="text"/>
    <style:style style:name="T278_94" style:family="text"/>
    <style:style style:name="T278_95" style:family="text"/>
    <style:style style:name="T278_96" style:family="text"/>
    <style:style style:name="T278_97" style:family="text"/>
    <style:style style:name="T278_98" style:family="text"/>
    <style:style style:name="T278_99" style:family="text"/>
    <style:style style:name="T278_100" style:family="text"/>
    <style:style style:name="T278_101" style:family="text"/>
    <style:style style:name="T278_102" style:family="text"/>
    <style:style style:name="T278_103" style:family="text"/>
    <style:style style:name="T278_104" style:family="text"/>
    <style:style style:name="T278_105" style:family="text"/>
    <style:style style:name="T278_106" style:family="text"/>
    <style:style style:name="T278_107" style:family="text"/>
    <style:style style:name="T278_108" style:family="text"/>
    <style:style style:name="T278_109" style:family="text"/>
    <style:style style:name="T278_110" style:family="text"/>
    <style:style style:name="T278_111" style:family="text"/>
    <style:style style:name="T278_112" style:family="text"/>
    <style:style style:name="T278_113" style:family="text"/>
    <style:style style:name="T278_114" style:family="text"/>
    <style:style style:name="T278_115" style:family="text"/>
    <style:style style:name="T278_116" style:family="text"/>
    <style:style style:name="T278_117" style:family="text"/>
    <style:style style:name="T278_118" style:family="text"/>
    <style:style style:name="T278_119" style:family="text"/>
    <style:style style:name="T278_120" style:family="text"/>
    <style:style style:name="T278_121" style:family="text"/>
    <style:style style:name="T278_122" style:family="text"/>
    <style:style style:name="T278_123" style:family="text"/>
    <style:style style:name="T278_124" style:family="text"/>
    <style:style style:name="T278_125" style:family="text"/>
    <style:style style:name="T278_126" style:family="text"/>
    <style:style style:name="T278_127" style:family="text"/>
    <style:style style:name="T278_128" style:family="text"/>
    <style:style style:name="T278_129" style:family="text"/>
    <style:style style:name="T278_130" style:family="text"/>
    <style:style style:name="T278_131" style:family="text"/>
    <style:style style:name="T278_132" style:family="text"/>
    <style:style style:name="T278_133" style:family="text"/>
    <style:style style:name="T278_134" style:family="text"/>
    <style:style style:name="T278_135" style:family="text"/>
    <style:style style:name="T278_136" style:family="text"/>
    <style:style style:name="T278_137" style:family="text"/>
    <style:style style:name="T278_138" style:family="text"/>
    <style:style style:name="T278_139" style:family="text"/>
    <style:style style:name="T278_140" style:family="text"/>
    <style:style style:name="T278_141" style:family="text"/>
    <style:style style:name="T278_142" style:family="text"/>
    <style:style style:name="T278_143" style:family="text"/>
    <style:style style:name="T278_144" style:family="text"/>
    <style:style style:name="T278_145" style:family="text"/>
    <style:style style:name="T278_146" style:family="text"/>
    <style:style style:name="T278_147" style:family="text"/>
    <style:style style:name="T278_148" style:family="text"/>
    <style:style style:name="T278_149" style:family="text"/>
    <style:style style:name="T278_150" style:family="text"/>
    <style:style style:name="T278_151" style:family="text"/>
    <style:style style:name="T278_152" style:family="text"/>
    <style:style style:name="T278_153" style:family="text"/>
    <style:style style:name="T278_154" style:family="text"/>
    <style:style style:name="T278_155" style:family="text"/>
    <style:style style:name="T278_156" style:family="text"/>
    <style:style style:name="T278_157" style:family="text"/>
    <style:style style:name="T278_158" style:family="text"/>
    <style:style style:name="T278_159" style:family="text"/>
    <style:style style:name="T278_160" style:family="text"/>
    <style:style style:name="T278_161" style:family="text"/>
    <style:style style:name="T278_162" style:family="text"/>
    <style:style style:name="T278_163" style:family="text"/>
    <style:style style:name="T278_164" style:family="text"/>
    <style:style style:name="T278_165" style:family="text"/>
    <style:style style:name="T278_166" style:family="text"/>
    <style:style style:name="T278_167" style:family="text"/>
    <style:style style:name="T278_168" style:family="text"/>
    <style:style style:name="T278_169" style:family="text"/>
    <style:style style:name="T278_170" style:family="text"/>
    <style:style style:name="T278_171" style:family="text"/>
    <style:style style:name="T278_172" style:family="text"/>
    <style:style style:name="T278_173" style:family="text"/>
    <style:style style:name="T278_174" style:family="text"/>
    <style:style style:name="T278_175" style:family="text"/>
    <style:style style:name="T278_176" style:family="text"/>
    <style:style style:name="T278_177" style:family="text"/>
    <style:style style:name="T278_178" style:family="text"/>
    <style:style style:name="T278_179" style:family="text"/>
    <style:style style:name="T278_180" style:family="text"/>
    <style:style style:name="T278_181" style:family="text"/>
    <style:style style:name="T278_182" style:family="text"/>
    <style:style style:name="T278_183" style:family="text"/>
    <style:style style:name="T278_184" style:family="text"/>
    <style:style style:name="T278_185" style:family="text"/>
    <style:style style:name="T278_186" style:family="text"/>
    <style:style style:name="T278_187" style:family="text"/>
    <style:style style:name="T278_188" style:family="text"/>
    <style:style style:name="T278_189" style:family="text"/>
    <style:style style:name="T278_190" style:family="text"/>
    <style:style style:name="T278_191" style:family="text"/>
    <style:style style:name="T278_192" style:family="text"/>
    <style:style style:name="T278_193" style:family="text"/>
    <style:style style:name="T278_194" style:family="text"/>
    <style:style style:name="T278_195" style:family="text"/>
    <style:style style:name="T278_196" style:family="text"/>
    <style:style style:name="T278_197" style:family="text"/>
    <style:style style:name="T278_198" style:family="text"/>
    <style:style style:name="T278_199" style:family="text"/>
    <style:style style:name="T278_200" style:family="text"/>
    <style:style style:name="T278_201" style:family="text"/>
    <style:style style:name="T278_202" style:family="text"/>
    <style:style style:name="T278_203" style:family="text"/>
    <style:style style:name="T278_204" style:family="text"/>
    <style:style style:name="T278_205" style:family="text"/>
    <style:style style:name="T278_206" style:family="text"/>
    <style:style style:name="T278_207" style:family="text"/>
    <style:style style:name="T278_208" style:family="text"/>
    <style:style style:name="T278_209" style:family="text"/>
    <style:style style:name="T278_210" style:family="text"/>
    <style:style style:name="T278_211" style:family="text"/>
    <style:style style:name="T278_212" style:family="text"/>
    <style:style style:name="T278_213" style:family="text"/>
    <style:style style:name="T278_214" style:family="text"/>
    <style:style style:name="T278_215" style:family="text"/>
    <style:style style:name="T278_216" style:family="text"/>
    <style:style style:name="T278_217" style:family="text"/>
    <style:style style:name="T278_218" style:family="text"/>
    <style:style style:name="T278_219" style:family="text"/>
    <style:style style:name="T278_220" style:family="text"/>
    <style:style style:name="T278_221" style:family="text"/>
    <style:style style:name="T278_222" style:family="text"/>
    <style:style style:name="T278_223" style:family="text"/>
    <style:style style:name="T278_224" style:family="text"/>
    <style:style style:name="T278_225" style:family="text"/>
    <style:style style:name="T278_226" style:family="text"/>
    <style:style style:name="P279" style:family="paragraph" style:parent-style-name="Standard">
      <style:paragraph-properties fo:text-align="justify" fo:break-before="auto" fo:line-height="115%" style:writing-mode="lr-tb"/>
    </style:style>
    <style:style style:name="P28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2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3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4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5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6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7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8" style:family="text">
      <style:text-properties fo:font-size="11pt" style:font-size-asian="11pt" style:font-size-complex="11pt" fo:font-weight="normal" style:font-weight-asian="normal" style:font-weight-complex="normal"/>
    </style:style>
    <style:style style:name="T280_49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0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1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2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3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4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5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6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7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8" style:family="text">
      <style:text-properties fo:font-size="11pt" style:font-size-asian="11pt" style:font-size-complex="11pt" fo:font-weight="normal" style:font-weight-asian="normal" style:font-weight-complex="normal"/>
    </style:style>
    <style:style style:name="T280_59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0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1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2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3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4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5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6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7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8" style:family="text">
      <style:text-properties fo:font-size="11pt" style:font-size-asian="11pt" style:font-size-complex="11pt" fo:font-weight="normal" style:font-weight-asian="normal" style:font-weight-complex="normal"/>
    </style:style>
    <style:style style:name="T280_69" style:family="text">
      <style:text-properties fo:font-size="11pt" style:font-size-asian="11pt" style:font-size-complex="11pt" fo:font-weight="normal" style:font-weight-asian="normal" style:font-weight-complex="normal"/>
    </style:style>
    <style:style style:name="T280_70" style:family="text">
      <style:text-properties fo:font-size="11pt" style:font-size-asian="11pt" style:font-size-complex="11pt" fo:font-weight="normal" style:font-weight-asian="normal" style:font-weight-complex="normal"/>
    </style:style>
    <style:style style:name="T280_71" style:family="text">
      <style:text-properties fo:font-size="11pt" style:font-size-asian="11pt" style:font-size-complex="11pt" fo:font-weight="normal" style:font-weight-asian="normal" style:font-weight-complex="normal"/>
    </style:style>
    <style:style style:name="T280_72" style:family="text">
      <style:text-properties fo:font-size="11pt" style:font-size-asian="11pt" style:font-size-complex="11pt" fo:font-weight="normal" style:font-weight-asian="normal" style:font-weight-complex="normal"/>
    </style:style>
    <style:style style:name="T280_73" style:family="text">
      <style:text-properties fo:font-size="11pt" style:font-size-asian="11pt" style:font-size-complex="11pt" fo:font-weight="normal" style:font-weight-asian="normal" style:font-weight-complex="normal"/>
    </style:style>
    <style:style style:name="T280_74" style:family="text">
      <style:text-properties fo:font-size="11pt" style:font-size-asian="11pt" style:font-size-complex="11pt" fo:font-weight="normal" style:font-weight-asian="normal" style:font-weight-complex="normal"/>
    </style:style>
    <style:style style:name="T280_75" style:family="text">
      <style:text-properties fo:font-size="11pt" style:font-size-asian="11pt" style:font-size-complex="11pt" fo:font-weight="normal" style:font-weight-asian="normal" style:font-weight-complex="normal"/>
    </style:style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P281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281_1" style:family="text">
      <style:text-properties fo:font-size="11pt" style:font-size-asian="11pt" style:font-size-complex="11pt" fo:font-weight="normal" style:font-weight-asian="normal" style:font-weight-complex="normal"/>
    </style:style>
    <style:style style:name="T281_2" style:family="text">
      <style:text-properties fo:background-color="#ffffff"/>
    </style:style>
    <style:style style:name="T281_3" style:family="text">
      <style:text-properties fo:background-color="#ffffff" fo:font-weight="normal" style:font-weight-asian="normal" style:font-weight-complex="normal"/>
    </style:style>
    <style:style style:name="T281_4" style:family="text">
      <style:text-properties fo:background-color="#ffffff" fo:font-weight="normal" style:font-weight-asian="normal" style:font-weight-complex="normal"/>
    </style:style>
    <style:style style:name="T281_5" style:family="text">
      <style:text-properties fo:background-color="#ffffff" fo:font-weight="normal" style:font-weight-asian="normal" style:font-weight-complex="normal"/>
    </style:style>
    <style:style style:name="T281_6" style:family="text">
      <style:text-properties fo:background-color="#ffffff"/>
    </style:style>
    <style:style style:name="T281_7" style:family="text">
      <style:text-properties fo:background-color="#ffffff"/>
    </style:style>
    <style:style style:name="T281_8" style:family="text">
      <style:text-properties fo:background-color="#ffffff"/>
    </style:style>
    <style:style style:name="T281_9" style:family="text">
      <style:text-properties fo:background-color="#ffffff"/>
    </style:style>
    <style:style style:name="T281_10" style:family="text">
      <style:text-properties fo:background-color="#ffffff"/>
    </style:style>
    <style:style style:name="T281_11" style:family="text">
      <style:text-properties fo:background-color="#ffffff"/>
    </style:style>
    <style:style style:name="T281_12" style:family="text">
      <style:text-properties fo:background-color="#ffffff"/>
    </style:style>
    <style:style style:name="T281_13" style:family="text">
      <style:text-properties fo:background-color="#ffffff"/>
    </style:style>
    <style:style style:name="T281_14" style:family="text">
      <style:text-properties fo:background-color="#ffffff"/>
    </style:style>
    <style:style style:name="T281_15" style:family="text">
      <style:text-properties fo:background-color="#ffffff"/>
    </style:style>
    <style:style style:name="T281_16" style:family="text">
      <style:text-properties fo:background-color="#ffffff"/>
    </style:style>
    <style:style style:name="T281_17" style:family="text">
      <style:text-properties fo:background-color="#ffffff"/>
    </style:style>
    <style:style style:name="T281_18" style:family="text">
      <style:text-properties fo:background-color="#ffffff"/>
    </style:style>
    <style:style style:name="T281_19" style:family="text">
      <style:text-properties fo:background-color="#ffffff"/>
    </style:style>
    <style:style style:name="T281_20" style:family="text">
      <style:text-properties fo:background-color="#ffffff"/>
    </style:style>
    <style:style style:name="T281_21" style:family="text">
      <style:text-properties fo:background-color="#ffffff"/>
    </style:style>
    <style:style style:name="T281_22" style:family="text">
      <style:text-properties fo:background-color="#ffffff"/>
    </style:style>
    <style:style style:name="T281_23" style:family="text">
      <style:text-properties fo:background-color="#ffffff"/>
    </style:style>
    <style:style style:name="T281_24" style:family="text">
      <style:text-properties fo:background-color="#ffffff"/>
    </style:style>
    <style:style style:name="T281_25" style:family="text">
      <style:text-properties fo:background-color="#ffffff"/>
    </style:style>
    <style:style style:name="T281_26" style:family="text">
      <style:text-properties fo:background-color="#ffffff"/>
    </style:style>
    <style:style style:name="T281_27" style:family="text">
      <style:text-properties fo:background-color="#ffffff"/>
    </style:style>
    <style:style style:name="T281_28" style:family="text">
      <style:text-properties fo:background-color="#ffffff"/>
    </style:style>
    <style:style style:name="T281_29" style:family="text">
      <style:text-properties fo:background-color="#ffffff"/>
    </style:style>
    <style:style style:name="T281_30" style:family="text">
      <style:text-properties fo:background-color="#ffffff"/>
    </style:style>
    <style:style style:name="T281_31" style:family="text">
      <style:text-properties fo:background-color="#ffffff"/>
    </style:style>
    <style:style style:name="T281_32" style:family="text">
      <style:text-properties fo:background-color="#ffffff"/>
    </style:style>
    <style:style style:name="T281_33" style:family="text">
      <style:text-properties fo:background-color="#ffffff"/>
    </style:style>
    <style:style style:name="T281_34" style:family="text">
      <style:text-properties fo:background-color="#ffffff"/>
    </style:style>
    <style:style style:name="T281_35" style:family="text">
      <style:text-properties fo:background-color="#ffffff"/>
    </style:style>
    <style:style style:name="T281_36" style:family="text">
      <style:text-properties fo:background-color="#ffffff"/>
    </style:style>
    <style:style style:name="T281_37" style:family="text">
      <style:text-properties fo:background-color="#ffffff"/>
    </style:style>
    <style:style style:name="T281_38" style:family="text">
      <style:text-properties fo:background-color="#ffffff"/>
    </style:style>
    <style:style style:name="T281_39" style:family="text">
      <style:text-properties fo:background-color="#ffffff"/>
    </style:style>
    <style:style style:name="T281_40" style:family="text">
      <style:text-properties fo:background-color="#ffffff"/>
    </style:style>
    <style:style style:name="T281_41" style:family="text">
      <style:text-properties fo:background-color="#ffffff"/>
    </style:style>
    <style:style style:name="T281_42" style:family="text">
      <style:text-properties fo:background-color="#ffffff"/>
    </style:style>
    <style:style style:name="T281_43" style:family="text">
      <style:text-properties fo:background-color="#ffffff"/>
    </style:style>
    <style:style style:name="T281_44" style:family="text">
      <style:text-properties fo:background-color="#ffffff"/>
    </style:style>
    <style:style style:name="T281_45" style:family="text">
      <style:text-properties fo:background-color="#ffffff"/>
    </style:style>
    <style:style style:name="T281_46" style:family="text">
      <style:text-properties fo:background-color="#ffffff"/>
    </style:style>
    <style:style style:name="T281_47" style:family="text">
      <style:text-properties fo:background-color="#ffffff"/>
    </style:style>
    <style:style style:name="T281_48" style:family="text">
      <style:text-properties fo:background-color="#ffffff"/>
    </style:style>
    <style:style style:name="T281_49" style:family="text">
      <style:text-properties fo:background-color="#ffffff"/>
    </style:style>
    <style:style style:name="T281_50" style:family="text">
      <style:text-properties fo:background-color="#ffffff"/>
    </style:style>
    <style:style style:name="T281_51" style:family="text">
      <style:text-properties fo:background-color="#ffffff"/>
    </style:style>
    <style:style style:name="T281_52" style:family="text">
      <style:text-properties fo:background-color="#ffffff"/>
    </style:style>
    <style:style style:name="T281_53" style:family="text">
      <style:text-properties fo:background-color="#ffffff"/>
    </style:style>
    <style:style style:name="T281_54" style:family="text">
      <style:text-properties fo:background-color="#ffffff"/>
    </style:style>
    <style:style style:name="T281_55" style:family="text">
      <style:text-properties fo:background-color="#ffffff"/>
    </style:style>
    <style:style style:name="T281_56" style:family="text">
      <style:text-properties fo:background-color="#ffffff"/>
    </style:style>
    <style:style style:name="T281_57" style:family="text">
      <style:text-properties fo:background-color="#ffffff"/>
    </style:style>
    <style:style style:name="T281_58" style:family="text">
      <style:text-properties fo:background-color="#ffffff"/>
    </style:style>
    <style:style style:name="T281_59" style:family="text">
      <style:text-properties fo:background-color="#ffffff"/>
    </style:style>
    <style:style style:name="T281_60" style:family="text">
      <style:text-properties fo:background-color="#ffffff"/>
    </style:style>
    <style:style style:name="T281_61" style:family="text">
      <style:text-properties fo:background-color="#ffffff"/>
    </style:style>
    <style:style style:name="T281_62" style:family="text">
      <style:text-properties fo:background-color="#ffffff"/>
    </style:style>
    <style:style style:name="T281_63" style:family="text">
      <style:text-properties fo:background-color="#ffffff"/>
    </style:style>
    <style:style style:name="T281_64" style:family="text">
      <style:text-properties fo:background-color="#ffffff"/>
    </style:style>
    <style:style style:name="T281_65" style:family="text">
      <style:text-properties fo:background-color="#ffffff"/>
    </style:style>
    <style:style style:name="T281_66" style:family="text">
      <style:text-properties fo:background-color="#ffffff"/>
    </style:style>
    <style:style style:name="T281_67" style:family="text">
      <style:text-properties fo:background-color="#ffffff"/>
    </style:style>
    <style:style style:name="T281_68" style:family="text">
      <style:text-properties fo:background-color="#ffffff"/>
    </style:style>
    <style:style style:name="T281_69" style:family="text">
      <style:text-properties fo:background-color="#ffffff"/>
    </style:style>
    <style:style style:name="T281_70" style:family="text">
      <style:text-properties fo:background-color="#ffffff"/>
    </style:style>
    <style:style style:name="T281_71" style:family="text">
      <style:text-properties fo:background-color="#ffffff"/>
    </style:style>
    <style:style style:name="T281_72" style:family="text">
      <style:text-properties fo:background-color="#ffffff"/>
    </style:style>
    <style:style style:name="T281_73" style:family="text">
      <style:text-properties fo:background-color="#ffffff"/>
    </style:style>
    <style:style style:name="T281_74" style:family="text">
      <style:text-properties fo:background-color="#ffffff"/>
    </style:style>
    <style:style style:name="T281_75" style:family="text">
      <style:text-properties fo:background-color="#ffffff"/>
    </style:style>
    <style:style style:name="T281_76" style:family="text">
      <style:text-properties fo:background-color="#ffffff"/>
    </style:style>
    <style:style style:name="T281_77" style:family="text">
      <style:text-properties fo:background-color="#ffffff"/>
    </style:style>
    <style:style style:name="T281_78" style:family="text">
      <style:text-properties fo:background-color="#ffffff"/>
    </style:style>
    <style:style style:name="T281_79" style:family="text">
      <style:text-properties fo:background-color="#ffffff"/>
    </style:style>
    <style:style style:name="T281_80" style:family="text">
      <style:text-properties fo:background-color="#ffffff"/>
    </style:style>
    <style:style style:name="T281_81" style:family="text">
      <style:text-properties fo:background-color="#ffffff"/>
    </style:style>
    <style:style style:name="T281_82" style:family="text">
      <style:text-properties fo:background-color="#ffffff"/>
    </style:style>
    <style:style style:name="T281_83" style:family="text">
      <style:text-properties fo:background-color="#ffffff"/>
    </style:style>
    <style:style style:name="T281_84" style:family="text">
      <style:text-properties fo:background-color="#ffffff"/>
    </style:style>
    <style:style style:name="T281_85" style:family="text">
      <style:text-properties fo:background-color="#ffffff"/>
    </style:style>
    <style:style style:name="T281_86" style:family="text">
      <style:text-properties fo:background-color="#ffffff"/>
    </style:style>
    <style:style style:name="T281_87" style:family="text">
      <style:text-properties fo:background-color="#ffffff"/>
    </style:style>
    <style:style style:name="T281_88" style:family="text">
      <style:text-properties fo:background-color="#ffffff"/>
    </style:style>
    <style:style style:name="T281_89" style:family="text">
      <style:text-properties fo:background-color="#ffffff"/>
    </style:style>
    <style:style style:name="T281_90" style:family="text">
      <style:text-properties fo:background-color="#ffffff"/>
    </style:style>
    <style:style style:name="T281_91" style:family="text">
      <style:text-properties fo:background-color="#ffffff"/>
    </style:style>
    <style:style style:name="T281_92" style:family="text">
      <style:text-properties fo:background-color="#ffffff"/>
    </style:style>
    <style:style style:name="P28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T282_73" style:family="text"/>
    <style:style style:name="T282_74" style:family="text"/>
    <style:style style:name="T282_75" style:family="text"/>
    <style:style style:name="T282_76" style:family="text"/>
    <style:style style:name="T282_77" style:family="text"/>
    <style:style style:name="T282_78" style:family="text"/>
    <style:style style:name="T282_79" style:family="text"/>
    <style:style style:name="T282_80" style:family="text"/>
    <style:style style:name="T282_81" style:family="text"/>
    <style:style style:name="T282_82" style:family="text"/>
    <style:style style:name="T282_83" style:family="text"/>
    <style:style style:name="T282_84" style:family="text"/>
    <style:style style:name="T282_85" style:family="text"/>
    <style:style style:name="T282_86" style:family="text"/>
    <style:style style:name="T282_87" style:family="text"/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P28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T283_57" style:family="text"/>
    <style:style style:name="T283_58" style:family="text"/>
    <style:style style:name="T283_59" style:family="text"/>
    <style:style style:name="T283_60" style:family="text"/>
    <style:style style:name="T283_61" style:family="text"/>
    <style:style style:name="T283_62" style:family="text"/>
    <style:style style:name="T283_63" style:family="text"/>
    <style:style style:name="T283_64" style:family="text"/>
    <style:style style:name="T283_65" style:family="text"/>
    <style:style style:name="T283_66" style:family="text"/>
    <style:style style:name="T283_67" style:family="text"/>
    <style:style style:name="T283_68" style:family="text"/>
    <style:style style:name="T283_69" style:family="text"/>
    <style:style style:name="T283_70" style:family="text"/>
    <style:style style:name="T283_71" style:family="text"/>
    <style:style style:name="T283_72" style:family="text"/>
    <style:style style:name="T283_73" style:family="text"/>
    <style:style style:name="T283_74" style:family="text"/>
    <style:style style:name="T283_75" style:family="text"/>
    <style:style style:name="T283_76" style:family="text"/>
    <style:style style:name="T283_77" style:family="text"/>
    <style:style style:name="T283_78" style:family="text"/>
    <style:style style:name="T283_79" style:family="text"/>
    <style:style style:name="T283_80" style:family="text"/>
    <style:style style:name="T283_81" style:family="text"/>
    <style:style style:name="T283_82" style:family="text"/>
    <style:style style:name="T283_83" style:family="text"/>
    <style:style style:name="T283_84" style:family="text"/>
    <style:style style:name="T283_85" style:family="text"/>
    <style:style style:name="T283_86" style:family="text"/>
    <style:style style:name="T283_87" style:family="text"/>
    <style:style style:name="T283_88" style:family="text"/>
    <style:style style:name="T283_89" style:family="text"/>
    <style:style style:name="T283_90" style:family="text"/>
    <style:style style:name="T283_91" style:family="text"/>
    <style:style style:name="T283_92" style:family="text"/>
    <style:style style:name="T283_93" style:family="text"/>
    <style:style style:name="T283_94" style:family="text"/>
    <style:style style:name="T283_95" style:family="text"/>
    <style:style style:name="T283_96" style:family="text"/>
    <style:style style:name="T283_97" style:family="text"/>
    <style:style style:name="T283_98" style:family="text"/>
    <style:style style:name="T283_99" style:family="text"/>
    <style:style style:name="T283_100" style:family="text"/>
    <style:style style:name="T283_101" style:family="text"/>
    <style:style style:name="T283_102" style:family="text"/>
    <style:style style:name="T283_103" style:family="text"/>
    <style:style style:name="T283_104" style:family="text"/>
    <style:style style:name="T283_105" style:family="text"/>
    <style:style style:name="T283_106" style:family="text"/>
    <style:style style:name="T283_107" style:family="text"/>
    <style:style style:name="T283_108" style:family="text"/>
    <style:style style:name="T283_109" style:family="text"/>
    <style:style style:name="T283_110" style:family="text"/>
    <style:style style:name="T283_111" style:family="text"/>
    <style:style style:name="T283_112" style:family="text"/>
    <style:style style:name="T283_113" style:family="text"/>
    <style:style style:name="T283_114" style:family="text"/>
    <style:style style:name="T283_115" style:family="text"/>
    <style:style style:name="T283_116" style:family="text"/>
    <style:style style:name="T283_117" style:family="text"/>
    <style:style style:name="T283_118" style:family="text"/>
    <style:style style:name="T283_119" style:family="text"/>
    <style:style style:name="T283_120" style:family="text"/>
    <style:style style:name="T283_121" style:family="text"/>
    <style:style style:name="T283_122" style:family="text"/>
    <style:style style:name="T283_123" style:family="text"/>
    <style:style style:name="T283_124" style:family="text"/>
    <style:style style:name="T283_125" style:family="text"/>
    <style:style style:name="T283_126" style:family="text"/>
    <style:style style:name="T283_127" style:family="text"/>
    <style:style style:name="T283_128" style:family="text"/>
    <style:style style:name="T283_129" style:family="text"/>
    <style:style style:name="T283_130" style:family="text"/>
    <style:style style:name="T283_131" style:family="text"/>
    <style:style style:name="T283_132" style:family="text"/>
    <style:style style:name="T283_133" style:family="text"/>
    <style:style style:name="T283_134" style:family="text"/>
    <style:style style:name="T283_135" style:family="text"/>
    <style:style style:name="T283_136" style:family="text"/>
    <style:style style:name="T283_137" style:family="text"/>
    <style:style style:name="T283_138" style:family="text"/>
    <style:style style:name="T283_139" style:family="text"/>
    <style:style style:name="T283_140" style:family="text"/>
    <style:style style:name="T283_141" style:family="text"/>
    <style:style style:name="T283_142" style:family="text"/>
    <style:style style:name="T283_143" style:family="text"/>
    <style:style style:name="P28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P28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able2" style:family="table">
      <style:table-properties table:align="left" style:width="15.734cm" fo:margin-left="0cm"/>
    </style:style>
    <style:style style:name="Column4" style:family="table-column">
      <style:table-column-properties style:column-width="3.845cm"/>
    </style:style>
    <style:style style:name="Column5" style:family="table-column">
      <style:table-column-properties style:column-width="11.889cm"/>
    </style:style>
    <style:style style:name="Row8" style:family="table-row"/>
    <style:style style:name="Cell2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0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Heading_20_2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uiim9noydq4z"/><text:bookmark-end text:name="h.uiim9noydq4z"/></text:h>
      <text:p text:style-name="P2"><text:span text:style-name="T2_1">Group</text:span><text:span text:style-name="T2_2"><text:s/></text:span><text:span text:style-name="T2_3">QI</text:span></text:p>
      <text:p text:style-name="P3"><text:span text:style-name="T3_1">QUADCOPTER</text:span></text:p>
      <text:p text:style-name="P4"><text:span text:style-name="T4_1">Software</text:span><text:span text:style-name="T4_2"><text:s/></text:span><text:span text:style-name="T4_3">Quality</text:span><text:span text:style-name="T4_4"><text:s/><text:line-break/></text:span><text:span text:style-name="T4_5">Assurance</text:span><text:span text:style-name="T4_6"><text:s/></text:span><text:span text:style-name="T4_7">Plan</text:span></text:p>
      <text:p text:style-name="P5"><text:span text:style-name="T5_1">________________</text:span></text:p>
      <text:p text:style-name="P6"/>
      <text:p text:style-name="P7"><text:span text:style-name="T7_1"><office:annotation><dc:creator/><text:p text:style-name="P8"><text:span text:style-name="T8_1">The</text:span><text:span text:style-name="T8_2"><text:s/></text:span><text:span text:style-name="T8_3">first</text:span><text:span text:style-name="T8_4"><text:s/></text:span><text:span text:style-name="T8_5">page</text:span><text:span text:style-name="T8_6"><text:s/></text:span><text:span text:style-name="T8_7">of</text:span><text:span text:style-name="T8_8"><text:s/></text:span><text:span text:style-name="T8_9">the</text:span><text:span text:style-name="T8_10"><text:s/></text:span><text:span text:style-name="T8_11">SQAP</text:span><text:span text:style-name="T8_12"><text:s/></text:span><text:span text:style-name="T8_13">shall</text:span><text:span text:style-name="T8_14"><text:s/></text:span><text:span text:style-name="T8_15">include</text:span><text:span text:style-name="T8_16"><text:s/></text:span><text:span text:style-name="T8_17">the</text:span><text:span text:style-name="T8_18"><text:s/></text:span><text:span text:style-name="T8_19">date</text:span><text:span text:style-name="T8_20"><text:s/></text:span><text:span text:style-name="T8_21">of</text:span><text:span text:style-name="T8_22"><text:s/></text:span><text:span text:style-name="T8_23">issue</text:span><text:span text:style-name="T8_24">,<text:s/></text:span><text:span text:style-name="T8_25">the</text:span><text:span text:style-name="T8_26"><text:s/></text:span><text:span text:style-name="T8_27">status</text:span><text:span text:style-name="T8_28"><text:s/></text:span><text:span text:style-name="T8_29">of</text:span><text:span text:style-name="T8_30"><text:s/></text:span><text:span text:style-name="T8_31">the</text:span><text:span text:style-name="T8_32"><text:s/></text:span><text:span text:style-name="T8_33">document</text:span><text:span text:style-name="T8_34">,<text:s/></text:span><text:span text:style-name="T8_35">and</text:span><text:span text:style-name="T8_36"><text:s/></text:span><text:span text:style-name="T8_37">the</text:span><text:span text:style-name="T8_38"><text:s/></text:span><text:span text:style-name="T8_39">identification</text:span></text:p><text:p text:style-name="P9"><text:span text:style-name="T9_1">of</text:span><text:span text:style-name="T9_2"><text:s/></text:span><text:span text:style-name="T9_3">the</text:span><text:span text:style-name="T9_4"><text:s/></text:span><text:span text:style-name="T9_5">issuing</text:span><text:span text:style-name="T9_6"><text:s/></text:span><text:span text:style-name="T9_7">organization</text:span><text:span text:style-name="T9_8">.</text:span></text:p></office:annotation></text:span><text:span text:style-name="T9_9">Version</text:span><text:span text:style-name="T9_10"><text:s/>0.2<text:s text:c="2"/></text:span></text:p>
      <text:p text:style-name="P10"><text:span text:style-name="T10_1">23<text:s/></text:span><text:span text:style-name="T10_2">MAR</text:span><text:span text:style-name="T10_3"><text:s/>2014</text:span></text:p>
      <text:p text:style-name="P11"/>
      <text:p text:style-name="P12"><text:span text:style-name="T12_1"><text:line-break/><text:line-break/><text:line-break/><text:line-break/><text:line-break/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Gothenburg</text:span><text:span text:style-name="T20_2"><text:s/></text:span><text:span text:style-name="T20_3">University</text:span></text:p>
      <text:p text:style-name="P21"><text:span text:style-name="T21_1">Contents</text:span></text:p>
      <text:p text:style-name="P22"/>
      <text:p text:style-name="P23"><text:span text:style-name="T23_1"><text:a xlink:type="simple" xlink:href="#h.mvi76h2srko5"><text:span text:style-name="T23_2">1.<text:s/></text:span></text:a></text:span><text:span text:style-name="T23_3"><text:a xlink:type="simple" xlink:href="#h.mvi76h2srko5"><text:span text:style-name="T23_4">Overview</text:span></text:a></text:span></text:p>
      <text:p text:style-name="P24"><text:span text:style-name="T24_1"><text:a xlink:type="simple" xlink:href="#h.bldxphqu1nih"><text:span text:style-name="T24_2">1.1<text:s/></text:span></text:a></text:span><text:span text:style-name="T24_3"><text:a xlink:type="simple" xlink:href="#h.bldxphqu1nih"><text:span text:style-name="T24_4">Purpose</text:span></text:a></text:span></text:p>
      <text:p text:style-name="P25"><text:span text:style-name="T25_1"><text:a xlink:type="simple" xlink:href="#h.1pm9ka8055b6"><text:span text:style-name="T25_2">1.2<text:s/></text:span></text:a></text:span><text:span text:style-name="T25_3"><text:a xlink:type="simple" xlink:href="#h.1pm9ka8055b6"><text:span text:style-name="T25_4">Scope</text:span></text:a></text:span></text:p>
      <text:p text:style-name="P26"><text:span text:style-name="T26_1"><text:a xlink:type="simple" xlink:href="#h.2yn1vzap3kc2"><text:span text:style-name="T26_2">2.<text:s/></text:span></text:a></text:span><text:span text:style-name="T26_3"><text:a xlink:type="simple" xlink:href="#h.2yn1vzap3kc2"><text:span text:style-name="T26_4">References</text:span></text:a></text:span></text:p>
      <text:p text:style-name="P27"><text:span text:style-name="T27_1"><text:a xlink:type="simple" xlink:href="#h.d9q83h1azr5r"><text:span text:style-name="T27_2">3.<text:s/></text:span></text:a></text:span><text:span text:style-name="T27_3"><text:a xlink:type="simple" xlink:href="#h.d9q83h1azr5r"><text:span text:style-name="T27_4">Software</text:span></text:a></text:span><text:span text:style-name="T27_5"><text:a xlink:type="simple" xlink:href="#h.d9q83h1azr5r"><text:span text:style-name="T27_6"><text:s/></text:span></text:a></text:span><text:span text:style-name="T27_7"><text:a xlink:type="simple" xlink:href="#h.d9q83h1azr5r"><text:span text:style-name="T27_8">and</text:span></text:a></text:span><text:span text:style-name="T27_9"><text:a xlink:type="simple" xlink:href="#h.d9q83h1azr5r"><text:span text:style-name="T27_10"><text:s/></text:span></text:a></text:span><text:span text:style-name="T27_11"><text:a xlink:type="simple" xlink:href="#h.d9q83h1azr5r"><text:span text:style-name="T27_12">quality</text:span></text:a></text:span><text:span text:style-name="T27_13"><text:a xlink:type="simple" xlink:href="#h.d9q83h1azr5r"><text:span text:style-name="T27_14"><text:s/></text:span></text:a></text:span><text:span text:style-name="T27_15"><text:a xlink:type="simple" xlink:href="#h.d9q83h1azr5r"><text:span text:style-name="T27_16">assurance</text:span></text:a></text:span><text:span text:style-name="T27_17"><text:a xlink:type="simple" xlink:href="#h.d9q83h1azr5r"><text:span text:style-name="T27_18"><text:s/></text:span></text:a></text:span><text:span text:style-name="T27_19"><text:a xlink:type="simple" xlink:href="#h.d9q83h1azr5r"><text:span text:style-name="T27_20">plan</text:span></text:a></text:span></text:p>
      <text:p text:style-name="P28"><text:span text:style-name="T28_1"><text:a xlink:type="simple" xlink:href="#h.xocnor3zfswq"><text:span text:style-name="T28_2">3.3<text:s/></text:span></text:a></text:span><text:span text:style-name="T28_3"><text:a xlink:type="simple" xlink:href="#h.xocnor3zfswq"><text:span text:style-name="T28_4">Management</text:span></text:a></text:span></text:p>
      <text:p text:style-name="P29"><text:span text:style-name="T29_1"><text:a xlink:type="simple" xlink:href="#h.976ohbq7q1q4"><text:span text:style-name="T29_2">3.3.1<text:s/></text:span></text:a></text:span><text:span text:style-name="T29_3"><text:a xlink:type="simple" xlink:href="#h.976ohbq7q1q4"><text:span text:style-name="T29_4">Organization</text:span></text:a></text:span></text:p>
      <text:p text:style-name="P30"><text:span text:style-name="T30_1"><text:a xlink:type="simple" xlink:href="#h.2azqgiw3hbaz"><text:span text:style-name="T30_2">3.3.2<text:s/></text:span></text:a></text:span><text:span text:style-name="T30_3"><text:a xlink:type="simple" xlink:href="#h.2azqgiw3hbaz"><text:span text:style-name="T30_4">Tasks</text:span></text:a></text:span></text:p>
      <text:p text:style-name="P31"><text:span text:style-name="T31_1"><text:a xlink:type="simple" xlink:href="#h.99dheo8fqkcw"><text:span text:style-name="T31_2">3.3.3<text:s/></text:span></text:a></text:span><text:span text:style-name="T31_3"><text:a xlink:type="simple" xlink:href="#h.99dheo8fqkcw"><text:span text:style-name="T31_4">Roles</text:span></text:a></text:span><text:span text:style-name="T31_5"><text:a xlink:type="simple" xlink:href="#h.99dheo8fqkcw"><text:span text:style-name="T31_6"><text:s/></text:span></text:a></text:span><text:span text:style-name="T31_7"><text:a xlink:type="simple" xlink:href="#h.99dheo8fqkcw"><text:span text:style-name="T31_8">and</text:span></text:a></text:span><text:span text:style-name="T31_9"><text:a xlink:type="simple" xlink:href="#h.99dheo8fqkcw"><text:span text:style-name="T31_10"><text:s/></text:span></text:a></text:span><text:span text:style-name="T31_11"><text:a xlink:type="simple" xlink:href="#h.99dheo8fqkcw"><text:span text:style-name="T31_12">responsibilities</text:span></text:a></text:span></text:p>
      <text:p text:style-name="P32"><text:span text:style-name="T32_1"><text:a xlink:type="simple" xlink:href="#h.2zp764xa6ch"><text:span text:style-name="T32_2">3.4<text:s/></text:span></text:a></text:span><text:span text:style-name="T32_3"><text:a xlink:type="simple" xlink:href="#h.2zp764xa6ch"><text:span text:style-name="T32_4">Documentation</text:span></text:a></text:span></text:p>
      <text:p text:style-name="P33"><text:span text:style-name="T33_1"><text:a xlink:type="simple" xlink:href="#h.a5ksrnawwgs6"><text:span text:style-name="T33_2">3.4.7<text:s/></text:span></text:a></text:span><text:span text:style-name="T33_3"><text:a xlink:type="simple" xlink:href="#h.a5ksrnawwgs6"><text:span text:style-name="T33_4">List</text:span></text:a></text:span><text:span text:style-name="T33_5"><text:a xlink:type="simple" xlink:href="#h.a5ksrnawwgs6"><text:span text:style-name="T33_6"><text:s/></text:span></text:a></text:span><text:span text:style-name="T33_7"><text:a xlink:type="simple" xlink:href="#h.a5ksrnawwgs6"><text:span text:style-name="T33_8">of</text:span></text:a></text:span><text:span text:style-name="T33_9"><text:a xlink:type="simple" xlink:href="#h.a5ksrnawwgs6"><text:span text:style-name="T33_10"><text:s/></text:span></text:a></text:span><text:span text:style-name="T33_11"><text:a xlink:type="simple" xlink:href="#h.a5ksrnawwgs6"><text:span text:style-name="T33_12">documents</text:span></text:a></text:span><text:span text:style-name="T33_13"><text:a xlink:type="simple" xlink:href="#h.a5ksrnawwgs6"><text:span text:style-name="T33_14"><text:s/></text:span></text:a></text:span><text:span text:style-name="T33_15"><text:a xlink:type="simple" xlink:href="#h.a5ksrnawwgs6"><text:span text:style-name="T33_16">that</text:span></text:a></text:span><text:span text:style-name="T33_17"><text:a xlink:type="simple" xlink:href="#h.a5ksrnawwgs6"><text:span text:style-name="T33_18"><text:s/></text:span></text:a></text:span><text:span text:style-name="T33_19"><text:a xlink:type="simple" xlink:href="#h.a5ksrnawwgs6"><text:span text:style-name="T33_20">are</text:span></text:a></text:span><text:span text:style-name="T33_21"><text:a xlink:type="simple" xlink:href="#h.a5ksrnawwgs6"><text:span text:style-name="T33_22"><text:s/></text:span></text:a></text:span><text:span text:style-name="T33_23"><text:a xlink:type="simple" xlink:href="#h.a5ksrnawwgs6"><text:span text:style-name="T33_24">to</text:span></text:a></text:span><text:span text:style-name="T33_25"><text:a xlink:type="simple" xlink:href="#h.a5ksrnawwgs6"><text:span text:style-name="T33_26"><text:s/></text:span></text:a></text:span><text:span text:style-name="T33_27"><text:a xlink:type="simple" xlink:href="#h.a5ksrnawwgs6"><text:span text:style-name="T33_28">be</text:span></text:a></text:span><text:span text:style-name="T33_29"><text:a xlink:type="simple" xlink:href="#h.a5ksrnawwgs6"><text:span text:style-name="T33_30"><text:s/></text:span></text:a></text:span><text:span text:style-name="T33_31"><text:a xlink:type="simple" xlink:href="#h.a5ksrnawwgs6"><text:span text:style-name="T33_32">reviewed</text:span></text:a></text:span><text:span text:style-name="T33_33"><text:a xlink:type="simple" xlink:href="#h.a5ksrnawwgs6"><text:span text:style-name="T33_34"><text:s/></text:span></text:a></text:span><text:span text:style-name="T33_35"><text:a xlink:type="simple" xlink:href="#h.a5ksrnawwgs6"><text:span text:style-name="T33_36">or</text:span></text:a></text:span><text:span text:style-name="T33_37"><text:a xlink:type="simple" xlink:href="#h.a5ksrnawwgs6"><text:span text:style-name="T33_38"><text:s/></text:span></text:a></text:span><text:span text:style-name="T33_39"><text:a xlink:type="simple" xlink:href="#h.a5ksrnawwgs6"><text:span text:style-name="T33_40">audited</text:span></text:a></text:span><text:span text:style-name="T33_41"><text:a xlink:type="simple" xlink:href="#h.a5ksrnawwgs6"><text:span text:style-name="T33_42"><text:s/></text:span></text:a></text:span><text:span text:style-name="T33_43"><text:a xlink:type="simple" xlink:href="#h.a5ksrnawwgs6"><text:span text:style-name="T33_44">for</text:span></text:a></text:span><text:span text:style-name="T33_45"><text:a xlink:type="simple" xlink:href="#h.a5ksrnawwgs6"><text:span text:style-name="T33_46"><text:s/></text:span></text:a></text:span><text:span text:style-name="T33_47"><text:a xlink:type="simple" xlink:href="#h.a5ksrnawwgs6"><text:span text:style-name="T33_48">adequacy</text:span></text:a></text:span></text:p>
      <text:p text:style-name="P34"><text:span text:style-name="T34_1"><text:a xlink:type="simple" xlink:href="#h.tg1pdcb5a2y8"><text:span text:style-name="T34_2">3.4.8<text:s/></text:span></text:a></text:span><text:span text:style-name="T34_3"><text:a xlink:type="simple" xlink:href="#h.tg1pdcb5a2y8"><text:span text:style-name="T34_4">Tools</text:span></text:a></text:span></text:p>
      <text:p text:style-name="P35"><text:span text:style-name="T35_1"><text:a xlink:type="simple" xlink:href="#h.70bp2vxl5voq"><text:span text:style-name="T35_2">3.4.9<text:s/></text:span></text:a></text:span><text:span text:style-name="T35_3"><text:a xlink:type="simple" xlink:href="#h.70bp2vxl5voq"><text:span text:style-name="T35_4">Maintenance</text:span></text:a></text:span></text:p>
      <text:p text:style-name="P36"><text:span text:style-name="T36_1"><text:a xlink:type="simple" xlink:href="#h.yvn4xu9kgony"><text:span text:style-name="T36_2">3.7<text:s/></text:span></text:a></text:span><text:span text:style-name="T36_3"><text:a xlink:type="simple" xlink:href="#h.yvn4xu9kgony"><text:span text:style-name="T36_4">Test</text:span></text:a></text:span></text:p>
      <text:p text:style-name="P37"><text:span text:style-name="T37_1"><text:a xlink:type="simple" xlink:href="#h.c51ph1ub6xog"><text:span text:style-name="T37_2">3.7.1<text:s/></text:span></text:a></text:span><text:span text:style-name="T37_3"><text:a xlink:type="simple" xlink:href="#h.c51ph1ub6xog"><text:span text:style-name="T37_4">Requirement</text:span></text:a></text:span><text:span text:style-name="T37_5"><text:a xlink:type="simple" xlink:href="#h.c51ph1ub6xog"><text:span text:style-name="T37_6"><text:s/></text:span></text:a></text:span><text:span text:style-name="T37_7"><text:a xlink:type="simple" xlink:href="#h.c51ph1ub6xog"><text:span text:style-name="T37_8">Review</text:span></text:a></text:span></text:p>
      <text:p text:style-name="P38"><text:span text:style-name="T38_1"><text:a xlink:type="simple" xlink:href="#h.ay6onah7jzon"><text:span text:style-name="T38_2">3.7.2<text:s/></text:span></text:a></text:span><text:span text:style-name="T38_3"><text:a xlink:type="simple" xlink:href="#h.ay6onah7jzon"><text:span text:style-name="T38_4">Test</text:span></text:a></text:span><text:span text:style-name="T38_5"><text:a xlink:type="simple" xlink:href="#h.ay6onah7jzon"><text:span text:style-name="T38_6"><text:s/></text:span></text:a></text:span><text:span text:style-name="T38_7"><text:a xlink:type="simple" xlink:href="#h.ay6onah7jzon"><text:span text:style-name="T38_8">Plan</text:span></text:a></text:span></text:p>
      <text:p text:style-name="P39"><text:span text:style-name="T39_1"><text:a xlink:type="simple" xlink:href="#h.611yd29alltu"><text:span text:style-name="T39_2">3.7.3<text:s/></text:span></text:a></text:span><text:span text:style-name="T39_3"><text:a xlink:type="simple" xlink:href="#h.611yd29alltu"><text:span text:style-name="T39_4">Review</text:span></text:a></text:span><text:span text:style-name="T39_5"><text:a xlink:type="simple" xlink:href="#h.611yd29alltu"><text:span text:style-name="T39_6"><text:s/></text:span></text:a></text:span><text:span text:style-name="T39_7"><text:a xlink:type="simple" xlink:href="#h.611yd29alltu"><text:span text:style-name="T39_8">of</text:span></text:a></text:span><text:span text:style-name="T39_9"><text:a xlink:type="simple" xlink:href="#h.611yd29alltu"><text:span text:style-name="T39_10"><text:s/></text:span></text:a></text:span><text:span text:style-name="T39_11"><text:a xlink:type="simple" xlink:href="#h.611yd29alltu"><text:span text:style-name="T39_12">Third</text:span></text:a></text:span><text:span text:style-name="T39_13"><text:a xlink:type="simple" xlink:href="#h.611yd29alltu"><text:span text:style-name="T39_14">-</text:span></text:a></text:span><text:span text:style-name="T39_15"><text:a xlink:type="simple" xlink:href="#h.611yd29alltu"><text:span text:style-name="T39_16">Party</text:span></text:a></text:span><text:span text:style-name="T39_17"><text:a xlink:type="simple" xlink:href="#h.611yd29alltu"><text:span text:style-name="T39_18"><text:s/></text:span></text:a></text:span><text:span text:style-name="T39_19"><text:a xlink:type="simple" xlink:href="#h.611yd29alltu"><text:span text:style-name="T39_20">Software</text:span></text:a></text:span><text:span text:style-name="T39_21"><text:a xlink:type="simple" xlink:href="#h.611yd29alltu"><text:span text:style-name="T39_22">/</text:span></text:a></text:span><text:span text:style-name="T39_23"><text:a xlink:type="simple" xlink:href="#h.611yd29alltu"><text:span text:style-name="T39_24">Hardware</text:span></text:a></text:span></text:p>
      <text:p text:style-name="P40"><text:span text:style-name="T40_1"><text:a xlink:type="simple" xlink:href="#h.yt0i26gxkxpg"><text:span text:style-name="T40_2">3.8<text:s/></text:span></text:a></text:span><text:span text:style-name="T40_3"><text:a xlink:type="simple" xlink:href="#h.yt0i26gxkxpg"><text:span text:style-name="T40_4">Problems</text:span></text:a></text:span><text:span text:style-name="T40_5"><text:a xlink:type="simple" xlink:href="#h.yt0i26gxkxpg"><text:span text:style-name="T40_6"><text:s/></text:span></text:a></text:span><text:span text:style-name="T40_7"><text:a xlink:type="simple" xlink:href="#h.yt0i26gxkxpg"><text:span text:style-name="T40_8">reporting</text:span></text:a></text:span><text:span text:style-name="T40_9"><text:a xlink:type="simple" xlink:href="#h.yt0i26gxkxpg"><text:span text:style-name="T40_10"><text:s/></text:span></text:a></text:span><text:span text:style-name="T40_11"><text:a xlink:type="simple" xlink:href="#h.yt0i26gxkxpg"><text:span text:style-name="T40_12">and</text:span></text:a></text:span><text:span text:style-name="T40_13"><text:a xlink:type="simple" xlink:href="#h.yt0i26gxkxpg"><text:span text:style-name="T40_14"><text:s/></text:span></text:a></text:span><text:span text:style-name="T40_15"><text:a xlink:type="simple" xlink:href="#h.yt0i26gxkxpg"><text:span text:style-name="T40_16">corrective</text:span></text:a></text:span><text:span text:style-name="T40_17"><text:a xlink:type="simple" xlink:href="#h.yt0i26gxkxpg"><text:span text:style-name="T40_18"><text:s/></text:span></text:a></text:span><text:span text:style-name="T40_19"><text:a xlink:type="simple" xlink:href="#h.yt0i26gxkxpg"><text:span text:style-name="T40_20">action</text:span></text:a></text:span></text:p>
      <text:p text:style-name="P41"><text:span text:style-name="T41_1"><text:a xlink:type="simple" xlink:href="#h.3h6dsxkmg15u"><text:span text:style-name="T41_2">3.9<text:s/></text:span></text:a></text:span><text:span text:style-name="T41_3"><text:a xlink:type="simple" xlink:href="#h.3h6dsxkmg15u"><text:span text:style-name="T41_4">Tools</text:span></text:a></text:span><text:span text:style-name="T41_5"><text:a xlink:type="simple" xlink:href="#h.3h6dsxkmg15u"><text:span text:style-name="T41_6">,<text:s/></text:span></text:a></text:span><text:span text:style-name="T41_7"><text:a xlink:type="simple" xlink:href="#h.3h6dsxkmg15u"><text:span text:style-name="T41_8">techniques</text:span></text:a></text:span><text:span text:style-name="T41_9"><text:a xlink:type="simple" xlink:href="#h.3h6dsxkmg15u"><text:span text:style-name="T41_10"><text:s/></text:span></text:a></text:span><text:span text:style-name="T41_11"><text:a xlink:type="simple" xlink:href="#h.3h6dsxkmg15u"><text:span text:style-name="T41_12">and</text:span></text:a></text:span><text:span text:style-name="T41_13"><text:a xlink:type="simple" xlink:href="#h.3h6dsxkmg15u"><text:span text:style-name="T41_14"><text:s/></text:span></text:a></text:span><text:span text:style-name="T41_15"><text:a xlink:type="simple" xlink:href="#h.3h6dsxkmg15u"><text:span text:style-name="T41_16">methodologies</text:span></text:a></text:span></text:p>
      <text:p text:style-name="P42"><text:span text:style-name="T42_1"><text:a xlink:type="simple" xlink:href="#h.7e041m7n0x2u"><text:span text:style-name="T42_2">3.10<text:s/></text:span></text:a></text:span><text:span text:style-name="T42_3"><text:a xlink:type="simple" xlink:href="#h.7e041m7n0x2u"><text:span text:style-name="T42_4">Media</text:span></text:a></text:span><text:span text:style-name="T42_5"><text:a xlink:type="simple" xlink:href="#h.7e041m7n0x2u"><text:span text:style-name="T42_6"><text:s/></text:span></text:a></text:span><text:span text:style-name="T42_7"><text:a xlink:type="simple" xlink:href="#h.7e041m7n0x2u"><text:span text:style-name="T42_8">control</text:span></text:a></text:span></text:p>
      <text:p text:style-name="P43"><text:span text:style-name="T43_1"><text:a xlink:type="simple" xlink:href="#h.7e041m7n0x2u"><text:span text:style-name="T43_2">3.11<text:s/></text:span></text:a></text:span><text:span text:style-name="T43_3"><text:a xlink:type="simple" xlink:href="#h.7e041m7n0x2u"><text:span text:style-name="T43_4">Supplier</text:span></text:a></text:span><text:span text:style-name="T43_5"><text:a xlink:type="simple" xlink:href="#h.7e041m7n0x2u"><text:span text:style-name="T43_6"><text:s/></text:span></text:a></text:span><text:span text:style-name="T43_7"><text:a xlink:type="simple" xlink:href="#h.7e041m7n0x2u"><text:span text:style-name="T43_8">control</text:span></text:a></text:span></text:p>
      <text:p text:style-name="P44"><text:span text:style-name="T44_1"><text:a xlink:type="simple" xlink:href="#h.7e041m7n0x2u"><text:span text:style-name="T44_2">3.12<text:s/></text:span></text:a></text:span><text:span text:style-name="T44_3"><text:a xlink:type="simple" xlink:href="#h.7e041m7n0x2u"><text:span text:style-name="T44_4">Records</text:span></text:a></text:span><text:span text:style-name="T44_5"><text:a xlink:type="simple" xlink:href="#h.7e041m7n0x2u"><text:span text:style-name="T44_6"><text:s/></text:span></text:a></text:span><text:span text:style-name="T44_7"><text:a xlink:type="simple" xlink:href="#h.7e041m7n0x2u"><text:span text:style-name="T44_8">collection</text:span></text:a></text:span><text:span text:style-name="T44_9"><text:a xlink:type="simple" xlink:href="#h.7e041m7n0x2u"><text:span text:style-name="T44_10">,<text:s/></text:span></text:a></text:span><text:span text:style-name="T44_11"><text:a xlink:type="simple" xlink:href="#h.7e041m7n0x2u"><text:span text:style-name="T44_12">maintenance</text:span></text:a></text:span><text:span text:style-name="T44_13"><text:a xlink:type="simple" xlink:href="#h.7e041m7n0x2u"><text:span text:style-name="T44_14"><text:s/></text:span></text:a></text:span><text:span text:style-name="T44_15"><text:a xlink:type="simple" xlink:href="#h.7e041m7n0x2u"><text:span text:style-name="T44_16">and</text:span></text:a></text:span><text:span text:style-name="T44_17"><text:a xlink:type="simple" xlink:href="#h.7e041m7n0x2u"><text:span text:style-name="T44_18"><text:s/></text:span></text:a></text:span><text:span text:style-name="T44_19"><text:a xlink:type="simple" xlink:href="#h.7e041m7n0x2u"><text:span text:style-name="T44_20">retention</text:span></text:a></text:span></text:p>
      <text:p text:style-name="P45"><text:span text:style-name="T45_1"><text:a xlink:type="simple" xlink:href="#h.4hsyn1e2pigp"><text:span text:style-name="T45_2">3.13<text:s/></text:span></text:a></text:span><text:span text:style-name="T45_3"><text:a xlink:type="simple" xlink:href="#h.4hsyn1e2pigp"><text:span text:style-name="T45_4">Training</text:span></text:a></text:span></text:p>
      <text:p text:style-name="P46"><text:span text:style-name="T46_1"><text:a xlink:type="simple" xlink:href="#h.vak0dsomjrzc"><text:span text:style-name="T46_2">3.14.<text:s/></text:span></text:a></text:span><text:span text:style-name="T46_3"><text:a xlink:type="simple" xlink:href="#h.vak0dsomjrzc"><text:span text:style-name="T46_4">Risk</text:span></text:a></text:span><text:span text:style-name="T46_5"><text:a xlink:type="simple" xlink:href="#h.vak0dsomjrzc"><text:span text:style-name="T46_6"><text:s/></text:span></text:a></text:span><text:span text:style-name="T46_7"><text:a xlink:type="simple" xlink:href="#h.vak0dsomjrzc"><text:span text:style-name="T46_8">management</text:span></text:a></text:span></text:p>
      <text:p text:style-name="P47"/>
      <text:p text:style-name="P48"/>
      <text:p text:style-name="P49"/>
      <text:p text:style-name="P50"/>
      <text:p text:style-name="P51"/>
      <text:p text:style-name="P52"/>
      <text:h text:style-name="P53" text:outline-level="10"><text:bookmark-start text:name="h.p9g8u74jcm6c"/><text:bookmark-end text:name="h.p9g8u74jcm6c"/></text:h>
      <text:h text:style-name="P54" text:outline-level="10"><text:bookmark-start text:name="h.mvi76h2srko5"/><text:bookmark-end text:name="h.mvi76h2srko5"/><text:bookmark-start text:name="h.i4tsumgbb6v5"/><text:bookmark-end text:name="h.i4tsumgbb6v5"/><text:span text:style-name="T54_1">1.<text:s/></text:span><text:span text:style-name="T54_2">Overview</text:span></text:h>
      <text:p text:style-name="P55"><text:span text:style-name="T55_1">by</text:span><text:span text:style-name="T55_2"><text:s/></text:span><text:span text:style-name="T55_3">James</text:span><text:span text:style-name="T55_4"><text:s/></text:span><text:span text:style-name="T55_5">Eagle</text:span></text:p>
      <text:h text:style-name="P56" text:outline-level="10"><text:bookmark-start text:name="h.bldxphqu1nih"/><text:bookmark-end text:name="h.bldxphqu1nih"/><text:span text:style-name="T56_1">1.1<text:s/></text:span><text:span text:style-name="T56_2"><office:annotation><dc:creator/><text:p text:style-name="P57"><text:span text:style-name="T57_1">This</text:span><text:span text:style-name="T57_2"><text:s/></text:span><text:span text:style-name="T57_3">section</text:span><text:span text:style-name="T57_4"><text:s/></text:span><text:span text:style-name="T57_5">shall</text:span><text:span text:style-name="T57_6"><text:s/></text:span><text:span text:style-name="T57_7">delineate</text:span><text:span text:style-name="T57_8"><text:s/></text:span><text:span text:style-name="T57_9">the</text:span><text:span text:style-name="T57_10"><text:s/></text:span><text:span text:style-name="T57_11">specific</text:span><text:span text:style-name="T57_12"><text:s/></text:span><text:span text:style-name="T57_13">purpose</text:span><text:span text:style-name="T57_14"><text:s/></text:span><text:span text:style-name="T57_15">and</text:span><text:span text:style-name="T57_16"><text:s/></text:span><text:span text:style-name="T57_17">scope</text:span><text:span text:style-name="T57_18"><text:s/></text:span><text:span text:style-name="T57_19">of</text:span><text:span text:style-name="T57_20"><text:s/></text:span><text:span text:style-name="T57_21">the</text:span><text:span text:style-name="T57_22"><text:s/></text:span><text:span text:style-name="T57_23">particular</text:span><text:span text:style-name="T57_24"><text:s/></text:span><text:span text:style-name="T57_25">SQAP</text:span><text:span text:style-name="T57_26">.<text:s/></text:span><text:span text:style-name="T57_27">It</text:span><text:span text:style-name="T57_28"><text:s/></text:span><text:span text:style-name="T57_29">shall</text:span><text:span text:style-name="T57_30"><text:s/></text:span><text:span text:style-name="T57_31">list</text:span><text:span text:style-name="T57_32"><text:s/></text:span><text:span text:style-name="T57_33">the</text:span><text:span text:style-name="T57_34"><text:s/></text:span><text:span text:style-name="T57_35">name</text:span><text:span text:style-name="T57_36">(</text:span><text:span text:style-name="T57_37">s</text:span><text:span text:style-name="T57_38">)<text:s/></text:span><text:span text:style-name="T57_39">of</text:span></text:p><text:p text:style-name="P58"><text:span text:style-name="T58_1">the</text:span><text:span text:style-name="T58_2"><text:s/></text:span><text:span text:style-name="T58_3">software</text:span><text:span text:style-name="T58_4"><text:s/></text:span><text:span text:style-name="T58_5">items</text:span><text:span text:style-name="T58_6"><text:s/></text:span><text:span text:style-name="T58_7">covered</text:span><text:span text:style-name="T58_8"><text:s/></text:span><text:span text:style-name="T58_9">by</text:span><text:span text:style-name="T58_10"><text:s/></text:span><text:span text:style-name="T58_11">the</text:span><text:span text:style-name="T58_12"><text:s/></text:span><text:span text:style-name="T58_13">SQAP</text:span><text:span text:style-name="T58_14"><text:s/></text:span><text:span text:style-name="T58_15">and</text:span><text:span text:style-name="T58_16"><text:s/></text:span><text:span text:style-name="T58_17">the</text:span><text:span text:style-name="T58_18"><text:s/></text:span><text:span text:style-name="T58_19">intended</text:span><text:span text:style-name="T58_20"><text:s/></text:span><text:span text:style-name="T58_21">use</text:span><text:span text:style-name="T58_22"><text:s/></text:span><text:span text:style-name="T58_23">of</text:span><text:span text:style-name="T58_24"><text:s/></text:span><text:span text:style-name="T58_25">the</text:span><text:span text:style-name="T58_26"><text:s/></text:span><text:span text:style-name="T58_27">software</text:span><text:span text:style-name="T58_28">.<text:s/></text:span><text:span text:style-name="T58_29">It</text:span><text:span text:style-name="T58_30"><text:s/></text:span><text:span text:style-name="T58_31">shall</text:span><text:span text:style-name="T58_32"><text:s/></text:span><text:span text:style-name="T58_33">state</text:span><text:span text:style-name="T58_34"><text:s/></text:span><text:span text:style-name="T58_35">the</text:span><text:span text:style-name="T58_36"><text:s/></text:span><text:span text:style-name="T58_37">portion</text:span><text:span text:style-name="T58_38"><text:s/></text:span><text:span text:style-name="T58_39">of</text:span><text:span text:style-name="T58_40"><text:s/></text:span><text:span text:style-name="T58_41">the</text:span></text:p><text:p text:style-name="P59"><text:span text:style-name="T59_1">software</text:span><text:span text:style-name="T59_2"><text:s/></text:span><text:span text:style-name="T59_3">life</text:span><text:span text:style-name="T59_4"><text:s/></text:span><text:span text:style-name="T59_5">cycle</text:span><text:span text:style-name="T59_6"><text:s/></text:span><text:span text:style-name="T59_7">covered</text:span><text:span text:style-name="T59_8"><text:s/></text:span><text:span text:style-name="T59_9">by</text:span><text:span text:style-name="T59_10"><text:s/></text:span><text:span text:style-name="T59_11">the</text:span><text:span text:style-name="T59_12"><text:s/></text:span><text:span text:style-name="T59_13">SQAP</text:span><text:span text:style-name="T59_14"><text:s/></text:span><text:span text:style-name="T59_15">for</text:span><text:span text:style-name="T59_16"><text:s/></text:span><text:span text:style-name="T59_17">each</text:span><text:span text:style-name="T59_18"><text:s/></text:span><text:span text:style-name="T59_19">software</text:span><text:span text:style-name="T59_20"><text:s/></text:span><text:span text:style-name="T59_21">item</text:span><text:span text:style-name="T59_22"><text:s/></text:span><text:span text:style-name="T59_23">specified</text:span><text:span text:style-name="T59_24">.</text:span></text:p></office:annotation></text:span><text:span text:style-name="T59_25">Purpose</text:span></text:h>
      <text:p text:style-name="P60"><text:span text:style-name="T60_1">The</text:span><text:span text:style-name="T60_2"><text:s/></text:span><text:span text:style-name="T60_3">purpose</text:span><text:span text:style-name="T60_4"><text:s/></text:span><text:span text:style-name="T60_5">of</text:span><text:span text:style-name="T60_6"><text:s/></text:span><text:span text:style-name="T60_7">this</text:span><text:span text:style-name="T60_8"><text:s/></text:span><text:span text:style-name="T60_9">Quality</text:span><text:span text:style-name="T60_10"><text:s/></text:span><text:span text:style-name="T60_11">Assurance</text:span><text:span text:style-name="T60_12"><text:s/></text:span><text:span text:style-name="T60_13">Plan</text:span><text:span text:style-name="T60_14"><text:s/></text:span><text:span text:style-name="T60_15">is</text:span><text:span text:style-name="T60_16"><text:s/></text:span><text:span text:style-name="T60_17">to</text:span><text:span text:style-name="T60_18"><text:s/></text:span><text:span text:style-name="T60_19">define</text:span><text:span text:style-name="T60_20"><text:s/></text:span><text:span text:style-name="T60_21">the</text:span><text:span text:style-name="T60_22"><text:s/></text:span><text:span text:style-name="T60_23">standards</text:span><text:span text:style-name="T60_24"><text:s/></text:span><text:span text:style-name="T60_25">of</text:span><text:span text:style-name="T60_26"><text:s/></text:span><text:span text:style-name="T60_27">quality</text:span><text:span text:style-name="T60_28"><text:s/></text:span><text:span text:style-name="T60_29">that</text:span><text:span text:style-name="T60_30"><text:s/></text:span><text:span text:style-name="T60_31">will</text:span><text:span text:style-name="T60_32"><text:s/></text:span><text:span text:style-name="T60_33">be</text:span><text:span text:style-name="T60_34"><text:s/></text:span><text:span text:style-name="T60_35">applied</text:span><text:span text:style-name="T60_36"><text:s/></text:span><text:span text:style-name="T60_37">to</text:span><text:span text:style-name="T60_38"><text:s/></text:span><text:span text:style-name="T60_39">the</text:span><text:span text:style-name="T60_40"><text:s/></text:span><text:span text:style-name="T60_41">Software</text:span><text:span text:style-name="T60_42">-</text:span><text:span text:style-name="T60_43">based</text:span><text:span text:style-name="T60_44"><text:s/></text:span><text:span text:style-name="T60_45">Quadcopter</text:span><text:span text:style-name="T60_46"><text:s/></text:span><text:span text:style-name="T60_47">User</text:span><text:span text:style-name="T60_48"><text:s/></text:span><text:span text:style-name="T60_49">Interface</text:span><text:span text:style-name="T60_50"><text:s/></text:span><text:span text:style-name="T60_51">at</text:span><text:span text:style-name="T60_52"><text:s/></text:span><text:span text:style-name="T60_53">a</text:span><text:span text:style-name="T60_54"><text:s/></text:span><text:span text:style-name="T60_55">Distance</text:span><text:span text:style-name="T60_56"><text:s/></text:span><text:span text:style-name="T60_57">Project</text:span><text:span text:style-name="T60_58"><text:s/>(</text:span><text:span text:style-name="T60_59">Project</text:span><text:span text:style-name="T60_60"><text:s/></text:span><text:span text:style-name="T60_61">SQUID</text:span><text:span text:style-name="T60_62">),<text:s/></text:span><text:span text:style-name="T60_63">a</text:span><text:span text:style-name="T60_64"><text:s/></text:span><text:span text:style-name="T60_65">project</text:span><text:span text:style-name="T60_66"><text:s/></text:span><text:span text:style-name="T60_67">designed</text:span><text:span text:style-name="T60_68"><text:s/></text:span><text:span text:style-name="T60_69">to</text:span><text:span text:style-name="T60_70"><text:s/></text:span><text:span text:style-name="T60_71">allow</text:span><text:span text:style-name="T60_72"><text:s/></text:span><text:span text:style-name="T60_73">easy</text:span><text:span text:style-name="T60_74"><text:s/></text:span><text:span text:style-name="T60_75">control</text:span><text:span text:style-name="T60_76"><text:s/></text:span><text:span text:style-name="T60_77">of</text:span><text:span text:style-name="T60_78"><text:s/></text:span><text:span text:style-name="T60_79">a</text:span><text:span text:style-name="T60_80"><text:s/></text:span><text:span text:style-name="T60_81">small</text:span><text:span text:style-name="T60_82"><text:s/></text:span><text:span text:style-name="T60_83">Quadcopter</text:span><text:span text:style-name="T60_84">,<text:s/></text:span><text:span text:style-name="T60_85">unrestricted</text:span><text:span text:style-name="T60_86"><text:s/></text:span><text:span text:style-name="T60_87">by</text:span><text:span text:style-name="T60_88"><text:s/></text:span><text:span text:style-name="T60_89">distance</text:span><text:span text:style-name="T60_90"><text:s/></text:span><text:span text:style-name="T60_91">or</text:span><text:span text:style-name="T60_92"><text:s/></text:span><text:span text:style-name="T60_93">line</text:span><text:span text:style-name="T60_94"><text:s/></text:span><text:span text:style-name="T60_95">of</text:span><text:span text:style-name="T60_96"><text:s/></text:span><text:span text:style-name="T60_97">sight</text:span><text:span text:style-name="T60_98">.<text:s/></text:span><text:span text:style-name="T60_99">Due</text:span><text:span text:style-name="T60_100"><text:s/></text:span><text:span text:style-name="T60_101">to</text:span><text:span text:style-name="T60_102"><text:s/></text:span><text:span text:style-name="T60_103">the</text:span><text:span text:style-name="T60_104"><text:s/></text:span><text:span text:style-name="T60_105">complexity</text:span><text:span text:style-name="T60_106"><text:s/></text:span><text:span text:style-name="T60_107">of</text:span><text:span text:style-name="T60_108"><text:s/></text:span><text:span text:style-name="T60_109">the</text:span><text:span text:style-name="T60_110"><text:s/></text:span><text:span text:style-name="T60_111">project</text:span><text:span text:style-name="T60_112"><text:s/></text:span><text:span text:style-name="T60_113">there</text:span><text:span text:style-name="T60_114"><text:s/></text:span><text:span text:style-name="T60_115">will</text:span><text:span text:style-name="T60_116"><text:s/></text:span><text:span text:style-name="T60_117">be</text:span><text:span text:style-name="T60_118"><text:s/></text:span><text:span text:style-name="T60_119">a</text:span><text:span text:style-name="T60_120"><text:s/></text:span><text:span text:style-name="T60_121">number</text:span><text:span text:style-name="T60_122"><text:s/></text:span><text:span text:style-name="T60_123">of</text:span><text:span text:style-name="T60_124"><text:s/></text:span><text:span text:style-name="T60_125">challenges</text:span><text:span text:style-name="T60_126"><text:s/></text:span><text:span text:style-name="T60_127">to</text:span><text:span text:style-name="T60_128"><text:s/></text:span><text:span text:style-name="T60_129">overcome</text:span><text:span text:style-name="T60_130">:<text:s/></text:span><text:span text:style-name="T60_131">ease</text:span><text:span text:style-name="T60_132"><text:s/></text:span><text:span text:style-name="T60_133">of</text:span><text:span text:style-name="T60_134"><text:s/></text:span><text:span text:style-name="T60_135">control</text:span><text:span text:style-name="T60_136">,<text:s/></text:span><text:span text:style-name="T60_137">stable</text:span><text:span text:style-name="T60_138"><text:s/></text:span><text:span text:style-name="T60_139">communication</text:span><text:span text:style-name="T60_140"><text:s/></text:span><text:span text:style-name="T60_141">channels</text:span><text:span text:style-name="T60_142">,<text:s/></text:span><text:span text:style-name="T60_143">responsiveness</text:span><text:span text:style-name="T60_144"><text:s/></text:span><text:span text:style-name="T60_145">and</text:span><text:span text:style-name="T60_146"><text:s/></text:span><text:span text:style-name="T60_147">any</text:span><text:span text:style-name="T60_148"><text:s/></text:span><text:span text:style-name="T60_149">number</text:span><text:span text:style-name="T60_150"><text:s/></text:span><text:span text:style-name="T60_151">of</text:span><text:span text:style-name="T60_152"><text:s/></text:span><text:span text:style-name="T60_153">quirks</text:span><text:span text:style-name="T60_154"><text:s/></text:span><text:span text:style-name="T60_155">that</text:span><text:span text:style-name="T60_156"><text:s/></text:span><text:span text:style-name="T60_157">come</text:span><text:span text:style-name="T60_158"><text:s/></text:span><text:span text:style-name="T60_159">with</text:span><text:span text:style-name="T60_160"><text:s/></text:span><text:span text:style-name="T60_161">networked</text:span><text:span text:style-name="T60_162"><text:s/></text:span><text:span text:style-name="T60_163">flight</text:span><text:span text:style-name="T60_164">.<text:s/></text:span><text:span text:style-name="T60_165">The</text:span><text:span text:style-name="T60_166"><text:s/></text:span><text:span text:style-name="T60_167">document</text:span><text:span text:style-name="T60_168"><text:s/></text:span><text:span text:style-name="T60_169">will</text:span><text:span text:style-name="T60_170"><text:s/></text:span><text:span text:style-name="T60_171">outline</text:span><text:span text:style-name="T60_172"><text:s/></text:span><text:span text:style-name="T60_173">the</text:span><text:span text:style-name="T60_174"><text:s/></text:span><text:span text:style-name="T60_175">processes</text:span><text:span text:style-name="T60_176"><text:s/></text:span><text:span text:style-name="T60_177">to</text:span><text:span text:style-name="T60_178"><text:s/></text:span><text:span text:style-name="T60_179">be</text:span><text:span text:style-name="T60_180"><text:s/></text:span><text:span text:style-name="T60_181">put</text:span><text:span text:style-name="T60_182"><text:s/></text:span><text:span text:style-name="T60_183">in</text:span><text:span text:style-name="T60_184"><text:s/></text:span><text:span text:style-name="T60_185">place</text:span><text:span text:style-name="T60_186"><text:s/></text:span><text:span text:style-name="T60_187">by</text:span><text:span text:style-name="T60_188"><text:s/></text:span><text:span text:style-name="T60_189">the</text:span><text:span text:style-name="T60_190"><text:s/></text:span><text:span text:style-name="T60_191">QI</text:span><text:span text:style-name="T60_192"><text:s/></text:span><text:span text:style-name="T60_193">SQUID</text:span><text:span text:style-name="T60_194"><text:s/></text:span><text:span text:style-name="T60_195">team</text:span><text:span text:style-name="T60_196"><text:s/></text:span><text:span text:style-name="T60_197">to</text:span><text:span text:style-name="T60_198"><text:s/></text:span><text:span text:style-name="T60_199">guide</text:span><text:span text:style-name="T60_200">,<text:s/></text:span><text:span text:style-name="T60_201">measure</text:span><text:span text:style-name="T60_202"><text:s/></text:span><text:span text:style-name="T60_203">and</text:span><text:span text:style-name="T60_204"><text:s/></text:span><text:span text:style-name="T60_205">quantify</text:span><text:span text:style-name="T60_206"><text:s/></text:span><text:span text:style-name="T60_207">the</text:span><text:span text:style-name="T60_208"><text:s/></text:span><text:span text:style-name="T60_209">project</text:span><text:span text:style-name="T60_210">’</text:span><text:span text:style-name="T60_211">s</text:span><text:span text:style-name="T60_212"><text:s/></text:span><text:span text:style-name="T60_213">quality</text:span><text:span text:style-name="T60_214"><text:s/></text:span><text:span text:style-name="T60_215">in</text:span><text:span text:style-name="T60_216"><text:s/></text:span><text:span text:style-name="T60_217">order</text:span><text:span text:style-name="T60_218"><text:s/></text:span><text:span text:style-name="T60_219">to</text:span><text:span text:style-name="T60_220"><text:s/></text:span><text:span text:style-name="T60_221">meet</text:span><text:span text:style-name="T60_222"><text:s/></text:span><text:span text:style-name="T60_223">those</text:span><text:span text:style-name="T60_224"><text:s/></text:span><text:span text:style-name="T60_225">standards</text:span><text:span text:style-name="T60_226"><text:s/></text:span><text:span text:style-name="T60_227">and</text:span><text:span text:style-name="T60_228"><text:s/></text:span><text:span text:style-name="T60_229">mitigate</text:span><text:span text:style-name="T60_230"><text:s/></text:span><text:span text:style-name="T60_231">the</text:span><text:span text:style-name="T60_232"><text:s/></text:span><text:span text:style-name="T60_233">difficulties</text:span><text:span text:style-name="T60_234">.</text:span></text:p>
      <text:p text:style-name="P61"/>
      <text:p text:style-name="P62"><text:span text:style-name="T62_1">As</text:span><text:span text:style-name="T62_2"><text:s/></text:span><text:span text:style-name="T62_3">Project</text:span><text:span text:style-name="T62_4"><text:s/></text:span><text:span text:style-name="T62_5">SQUID</text:span><text:span text:style-name="T62_6"><text:s/></text:span><text:span text:style-name="T62_7">will</text:span><text:span text:style-name="T62_8"><text:s/></text:span><text:span text:style-name="T62_9">be</text:span><text:span text:style-name="T62_10"><text:s/></text:span><text:span text:style-name="T62_11">controlling</text:span><text:span text:style-name="T62_12"><text:s/></text:span><text:span text:style-name="T62_13">an</text:span><text:span text:style-name="T62_14"><text:s/></text:span><text:span text:style-name="T62_15">autonomous</text:span><text:span text:style-name="T62_16"><text:s/></text:span><text:span text:style-name="T62_17">drone</text:span><text:span text:style-name="T62_18">,<text:s/></text:span><text:span text:style-name="T62_19">there</text:span><text:span text:style-name="T62_20"><text:s/></text:span><text:span text:style-name="T62_21">will</text:span><text:span text:style-name="T62_22"><text:s/></text:span><text:span text:style-name="T62_23">also</text:span><text:span text:style-name="T62_24"><text:s/></text:span><text:span text:style-name="T62_25">be</text:span><text:span text:style-name="T62_26"><text:s/></text:span><text:span text:style-name="T62_27">obvious</text:span><text:span text:style-name="T62_28"><text:s/></text:span><text:span text:style-name="T62_29">safety</text:span><text:span text:style-name="T62_30"><text:s/></text:span><text:span text:style-name="T62_31">and</text:span><text:span text:style-name="T62_32"><text:s/></text:span><text:span text:style-name="T62_33">regulatory</text:span><text:span text:style-name="T62_34"><text:s/></text:span><text:span text:style-name="T62_35">issues</text:span><text:span text:style-name="T62_36">,<text:s/></text:span><text:span text:style-name="T62_37">namely</text:span><text:span text:style-name="T62_38"><text:s/></text:span><text:span text:style-name="T62_39">complying</text:span><text:span text:style-name="T62_40"><text:s/></text:span><text:span text:style-name="T62_41">with</text:span><text:span text:style-name="T62_42"><text:s/></text:span><text:span text:style-name="T62_43">the</text:span><text:span text:style-name="T62_44"><text:s/></text:span><text:span text:style-name="T62_45">Swedish</text:span><text:span text:style-name="T62_46"><text:s/></text:span><text:span text:style-name="T62_47">Transport</text:span><text:span text:style-name="T62_48"><text:s/></text:span><text:span text:style-name="T62_49">Agency</text:span><text:span text:style-name="T62_50">´</text:span><text:span text:style-name="T62_51">s</text:span><text:span text:style-name="T62_52"><text:s/></text:span><text:span text:style-name="T62_53">regulations</text:span><text:span text:style-name="T62_54"><text:s/></text:span><text:span text:style-name="T62_55">on</text:span><text:span text:style-name="T62_56"><text:s/></text:span><text:span text:style-name="T62_57">unmanned</text:span><text:span text:style-name="T62_58"><text:s/></text:span><text:span text:style-name="T62_59">aircraft</text:span><text:span text:style-name="T62_60"><text:s/></text:span><text:span text:style-name="T62_61">systems</text:span><text:span text:style-name="T62_62"><text:s/>(</text:span><text:span text:style-name="T62_63">UAS</text:span><text:span text:style-name="T62_64">)<text:s/>–<text:s/></text:span><text:span text:style-name="T62_65">TSFS</text:span><text:span text:style-name="T62_66"><text:s/>2009:88.<text:s/></text:span><text:span text:style-name="T62_67">All</text:span><text:span text:style-name="T62_68"><text:s/></text:span><text:span text:style-name="T62_69">development</text:span><text:span text:style-name="T62_70">,<text:s/></text:span><text:span text:style-name="T62_71">testing</text:span><text:span text:style-name="T62_72"><text:s/></text:span><text:span text:style-name="T62_73">and</text:span><text:span text:style-name="T62_74"><text:s/></text:span><text:span text:style-name="T62_75">operation</text:span><text:span text:style-name="T62_76"><text:s/></text:span><text:span text:style-name="T62_77">will</text:span><text:span text:style-name="T62_78"><text:s/></text:span><text:span text:style-name="T62_79">be</text:span><text:span text:style-name="T62_80"><text:s/></text:span><text:span text:style-name="T62_81">done</text:span><text:span text:style-name="T62_82"><text:s/></text:span><text:span text:style-name="T62_83">with</text:span><text:span text:style-name="T62_84"><text:s/></text:span><text:span text:style-name="T62_85">this</text:span><text:span text:style-name="T62_86"><text:s/></text:span><text:span text:style-name="T62_87">compliance</text:span><text:span text:style-name="T62_88"><text:s/></text:span><text:span text:style-name="T62_89">in</text:span><text:span text:style-name="T62_90"><text:s/></text:span><text:span text:style-name="T62_91">mind</text:span><text:span text:style-name="T62_92">,<text:s/></text:span><text:span text:style-name="T62_93">in</text:span><text:span text:style-name="T62_94"><text:s/></text:span><text:span text:style-name="T62_95">addition</text:span><text:span text:style-name="T62_96"><text:s/></text:span><text:span text:style-name="T62_97">to</text:span><text:span text:style-name="T62_98"><text:s/></text:span><text:span text:style-name="T62_99">the</text:span><text:span text:style-name="T62_100"><text:s/></text:span><text:span text:style-name="T62_101">quality</text:span><text:span text:style-name="T62_102"><text:s/></text:span><text:span text:style-name="T62_103">assurances</text:span><text:span text:style-name="T62_104"><text:s/></text:span><text:span text:style-name="T62_105">laid</text:span><text:span text:style-name="T62_106"><text:s/></text:span><text:span text:style-name="T62_107">out</text:span><text:span text:style-name="T62_108"><text:s/></text:span><text:span text:style-name="T62_109">in</text:span><text:span text:style-name="T62_110"><text:s/></text:span><text:span text:style-name="T62_111">the</text:span><text:span text:style-name="T62_112"><text:s/></text:span><text:span text:style-name="T62_113">document</text:span><text:span text:style-name="T62_114">.<text:s/></text:span><text:span text:style-name="T62_115">The</text:span><text:span text:style-name="T62_116"><text:s/></text:span><text:span text:style-name="T62_117">safety</text:span><text:span text:style-name="T62_118"><text:s/></text:span><text:span text:style-name="T62_119">of</text:span><text:span text:style-name="T62_120"><text:s/></text:span><text:span text:style-name="T62_121">the</text:span><text:span text:style-name="T62_122"><text:s/></text:span><text:span text:style-name="T62_123">public</text:span><text:span text:style-name="T62_124"><text:s/></text:span><text:span text:style-name="T62_125">and</text:span><text:span text:style-name="T62_126"><text:s/></text:span><text:span text:style-name="T62_127">the</text:span><text:span text:style-name="T62_128"><text:s/></text:span><text:span text:style-name="T62_129">user</text:span><text:span text:style-name="T62_130"><text:s/></text:span><text:span text:style-name="T62_131">is</text:span><text:span text:style-name="T62_132"><text:s/></text:span><text:span text:style-name="T62_133">built</text:span><text:span text:style-name="T62_134"><text:s/></text:span><text:span text:style-name="T62_135">into</text:span><text:span text:style-name="T62_136"><text:s/></text:span><text:span text:style-name="T62_137">our</text:span><text:span text:style-name="T62_138"><text:s/></text:span><text:span text:style-name="T62_139">Quality</text:span><text:span text:style-name="T62_140"><text:s/></text:span><text:span text:style-name="T62_141">Assurance</text:span><text:span text:style-name="T62_142"><text:s/></text:span><text:span text:style-name="T62_143">and</text:span><text:span text:style-name="T62_144"><text:s/></text:span><text:span text:style-name="T62_145">software</text:span><text:span text:style-name="T62_146"><text:s/></text:span><text:span text:style-name="T62_147">requirements</text:span><text:span text:style-name="T62_148">.<text:s/></text:span></text:p>
      <text:h text:style-name="P63" text:outline-level="10"><text:bookmark-start text:name="h.1pm9ka8055b6"/><text:bookmark-end text:name="h.1pm9ka8055b6"/><text:span text:style-name="T63_1">1.2<text:s/></text:span><text:span text:style-name="T63_2">Scope</text:span></text:h>
      <text:p text:style-name="P64"><text:span text:style-name="T64_1">The</text:span><text:span text:style-name="T64_2"><text:s/></text:span><text:span text:style-name="T64_3">document</text:span><text:span text:style-name="T64_4"><text:s/></text:span><text:span text:style-name="T64_5">covers</text:span><text:span text:style-name="T64_6"><text:s/></text:span><text:span text:style-name="T64_7">the</text:span><text:span text:style-name="T64_8"><text:s/></text:span><text:span text:style-name="T64_9">software</text:span><text:span text:style-name="T64_10"><text:s/></text:span><text:span text:style-name="T64_11">implementation</text:span><text:span text:style-name="T64_12"><text:s/></text:span><text:span text:style-name="T64_13">of</text:span><text:span text:style-name="T64_14"><text:s/></text:span><text:span text:style-name="T64_15">two</text:span><text:span text:style-name="T64_16"><text:s/></text:span><text:span text:style-name="T64_17">main</text:span><text:span text:style-name="T64_18"><text:s/></text:span><text:span text:style-name="T64_19">software</text:span><text:span text:style-name="T64_20"><text:s/></text:span><text:span text:style-name="T64_21">systems</text:span><text:span text:style-name="T64_22"><text:s/></text:span><text:span text:style-name="T64_23">as</text:span><text:span text:style-name="T64_24"><text:s/></text:span><text:span text:style-name="T64_25">outlined</text:span><text:span text:style-name="T64_26"><text:s/></text:span><text:span text:style-name="T64_27">below</text:span><text:span text:style-name="T64_28">.<text:s/></text:span><text:span text:style-name="T64_29">It</text:span><text:span text:style-name="T64_30"><text:s/></text:span><text:span text:style-name="T64_31">expressly</text:span><text:span text:style-name="T64_32"><text:s/></text:span><text:span text:style-name="T64_33">excludes</text:span><text:span text:style-name="T64_34"><text:s/></text:span><text:span text:style-name="T64_35">the</text:span><text:span text:style-name="T64_36"><text:s/></text:span><text:span text:style-name="T64_37">hardware</text:span><text:span text:style-name="T64_38"><text:s/></text:span><text:span text:style-name="T64_39">implementation</text:span><text:span text:style-name="T64_40"><text:s/></text:span><text:span text:style-name="T64_41">of</text:span><text:span text:style-name="T64_42"><text:s/></text:span><text:span text:style-name="T64_43">the</text:span><text:span text:style-name="T64_44"><text:s/></text:span><text:span text:style-name="T64_45">Quadcopter</text:span><text:span text:style-name="T64_46"><text:s/>(</text:span><text:span text:style-name="T64_47">including</text:span><text:span text:style-name="T64_48"><text:s/></text:span><text:span text:style-name="T64_49">Ardupilot</text:span><text:span text:style-name="T64_50"><text:s/></text:span><text:span text:style-name="T64_51">microcontroller</text:span><text:span text:style-name="T64_52">).<text:s/></text:span><text:span text:style-name="T64_53">Effective</text:span><text:span text:style-name="T64_54"><text:s/></text:span><text:span text:style-name="T64_55">communication</text:span><text:span text:style-name="T64_56"><text:s/></text:span><text:span text:style-name="T64_57">between</text:span><text:span text:style-name="T64_58"><text:s/></text:span><text:span text:style-name="T64_59">these</text:span><text:span text:style-name="T64_60"><text:s/></text:span><text:span text:style-name="T64_61">systems</text:span><text:span text:style-name="T64_62"><text:s/></text:span><text:span text:style-name="T64_63">is</text:span><text:span text:style-name="T64_64"><text:s/></text:span><text:span text:style-name="T64_65">a</text:span><text:span text:style-name="T64_66"><text:s/></text:span><text:span text:style-name="T64_67">key</text:span><text:span text:style-name="T64_68"><text:s/></text:span><text:span text:style-name="T64_69">to</text:span><text:span text:style-name="T64_70"><text:s/></text:span><text:span text:style-name="T64_71">the</text:span><text:span text:style-name="T64_72"><text:s/></text:span><text:span text:style-name="T64_73">project</text:span><text:span text:style-name="T64_74">’</text:span><text:span text:style-name="T64_75">s</text:span><text:span text:style-name="T64_76"><text:s/></text:span><text:span text:style-name="T64_77">success</text:span><text:span text:style-name="T64_78">.<text:s/></text:span><text:span text:style-name="T64_79">The</text:span><text:span text:style-name="T64_80"><text:s/></text:span><text:span text:style-name="T64_81">full</text:span><text:span text:style-name="T64_82"><text:s/></text:span><text:span text:style-name="T64_83">development</text:span><text:span text:style-name="T64_84"><text:s/></text:span><text:span text:style-name="T64_85">life</text:span><text:span text:style-name="T64_86">-</text:span><text:span text:style-name="T64_87">cycle</text:span><text:span text:style-name="T64_88">,<text:s/></text:span><text:span text:style-name="T64_89">from</text:span><text:span text:style-name="T64_90"><text:s/></text:span><text:span text:style-name="T64_91">design</text:span><text:span text:style-name="T64_92"><text:s/></text:span><text:span text:style-name="T64_93">to</text:span><text:span text:style-name="T64_94"><text:s/></text:span><text:span text:style-name="T64_95">deployment</text:span><text:span text:style-name="T64_96"><text:s/>(</text:span><text:span text:style-name="T64_97">defined</text:span><text:span text:style-name="T64_98"><text:s/></text:span><text:span text:style-name="T64_99">as</text:span><text:span text:style-name="T64_100"><text:s/></text:span><text:span text:style-name="T64_101">submission</text:span><text:span text:style-name="T64_102">)<text:s/></text:span><text:span text:style-name="T64_103">is</text:span><text:span text:style-name="T64_104"><text:s/></text:span><text:span text:style-name="T64_105">covered</text:span><text:span text:style-name="T64_106"><text:s/></text:span><text:span text:style-name="T64_107">in</text:span><text:span text:style-name="T64_108"><text:s/></text:span><text:span text:style-name="T64_109">in</text:span><text:span text:style-name="T64_110"><text:s/></text:span><text:span text:style-name="T64_111">the</text:span><text:span text:style-name="T64_112"><text:s/>.</text:span></text:p>
      <text:p text:style-name="P65"/>
      <text:p text:style-name="P66"><text:span text:style-name="T66_1">The</text:span><text:span text:style-name="T66_2"><text:s/></text:span><text:span text:style-name="T66_3">Ground</text:span><text:span text:style-name="T66_4"><text:s/></text:span><text:span text:style-name="T66_5">Control</text:span><text:span text:style-name="T66_6"><text:s/></text:span><text:span text:style-name="T66_7">Client</text:span><text:span text:style-name="T66_8"><text:s/>(</text:span><text:span text:style-name="T66_9">GCC</text:span><text:span text:style-name="T66_10">):</text:span></text:p>
      <text:p text:style-name="P67"><text:span text:style-name="T67_1">This</text:span><text:span text:style-name="T67_2"><text:s/></text:span><text:span text:style-name="T67_3">software</text:span><text:span text:style-name="T67_4"><text:s/></text:span><text:span text:style-name="T67_5">system</text:span><text:span text:style-name="T67_6"><text:s/></text:span><text:span text:style-name="T67_7">is</text:span><text:span text:style-name="T67_8"><text:s/></text:span><text:span text:style-name="T67_9">intended</text:span><text:span text:style-name="T67_10"><text:s/></text:span><text:span text:style-name="T67_11">to</text:span><text:span text:style-name="T67_12"><text:s/></text:span><text:span text:style-name="T67_13">be</text:span><text:span text:style-name="T67_14"><text:s/></text:span><text:span text:style-name="T67_15">the</text:span><text:span text:style-name="T67_16"><text:s/></text:span><text:span text:style-name="T67_17">user</text:span><text:span text:style-name="T67_18"><text:s/></text:span><text:span text:style-name="T67_19">facing</text:span><text:span text:style-name="T67_20"><text:s/></text:span><text:span text:style-name="T67_21">interface</text:span><text:span text:style-name="T67_22"><text:s/></text:span><text:span text:style-name="T67_23">of</text:span><text:span text:style-name="T67_24"><text:s/></text:span><text:span text:style-name="T67_25">Project</text:span><text:span text:style-name="T67_26"><text:s/></text:span><text:span text:style-name="T67_27">SQUID</text:span><text:span text:style-name="T67_28">.<text:s/></text:span><text:span text:style-name="T67_29">Installed</text:span><text:span text:style-name="T67_30"><text:s/></text:span><text:span text:style-name="T67_31">on</text:span><text:span text:style-name="T67_32"><text:s/></text:span><text:span text:style-name="T67_33">the</text:span><text:span text:style-name="T67_34"><text:s/></text:span><text:span text:style-name="T67_35">user</text:span><text:span text:style-name="T67_36">’</text:span><text:span text:style-name="T67_37">s</text:span><text:span text:style-name="T67_38"><text:s/></text:span><text:span text:style-name="T67_39">computer</text:span><text:span text:style-name="T67_40"><text:s/></text:span><text:span text:style-name="T67_41">system</text:span><text:span text:style-name="T67_42">,<text:s/></text:span><text:span text:style-name="T67_43">it</text:span><text:span text:style-name="T67_44"><text:s/></text:span><text:span text:style-name="T67_45">allows</text:span><text:span text:style-name="T67_46"><text:s/></text:span><text:span text:style-name="T67_47">the</text:span><text:span text:style-name="T67_48"><text:s/></text:span><text:span text:style-name="T67_49">user</text:span><text:span text:style-name="T67_50"><text:s/></text:span><text:span text:style-name="T67_51">to</text:span><text:span text:style-name="T67_52"><text:s/></text:span><text:span text:style-name="T67_53">control</text:span><text:span text:style-name="T67_54"><text:s/></text:span><text:span text:style-name="T67_55">the</text:span><text:span text:style-name="T67_56"><text:s/></text:span><text:span text:style-name="T67_57">Quadcopter</text:span><text:span text:style-name="T67_58"><text:s/></text:span><text:span text:style-name="T67_59">at</text:span><text:span text:style-name="T67_60"><text:s/></text:span><text:span text:style-name="T67_61">a</text:span><text:span text:style-name="T67_62"><text:s/></text:span><text:span text:style-name="T67_63">distance</text:span><text:span text:style-name="T67_64">.<text:s/></text:span><text:span text:style-name="T67_65">The</text:span><text:span text:style-name="T67_66"><text:s/></text:span><text:span text:style-name="T67_67">GCC</text:span><text:span text:style-name="T67_68"><text:s/></text:span><text:span text:style-name="T67_69">encompasses</text:span><text:span text:style-name="T67_70"><text:s/></text:span><text:span text:style-name="T67_71">the</text:span><text:span text:style-name="T67_72"><text:s/></text:span><text:span text:style-name="T67_73">GUI</text:span><text:span text:style-name="T67_74"><text:s/>(</text:span><text:span text:style-name="T67_75">including</text:span><text:span text:style-name="T67_76"><text:s/></text:span><text:span text:style-name="T67_77">video</text:span><text:span text:style-name="T67_78"><text:s/></text:span><text:span text:style-name="T67_79">feed</text:span><text:span text:style-name="T67_80">,<text:s/></text:span><text:span text:style-name="T67_81">control</text:span><text:span text:style-name="T67_82"><text:s/></text:span><text:span text:style-name="T67_83">and</text:span><text:span text:style-name="T67_84"><text:s/></text:span><text:span text:style-name="T67_85">telemetry</text:span><text:span text:style-name="T67_86"><text:s/></text:span><text:span text:style-name="T67_87">visualisation</text:span><text:span text:style-name="T67_88">,<text:s/></text:span><text:span text:style-name="T67_89">and</text:span><text:span text:style-name="T67_90"><text:s/></text:span><text:span text:style-name="T67_91">map</text:span><text:span text:style-name="T67_92"><text:s/></text:span><text:span text:style-name="T67_93">functions</text:span><text:span text:style-name="T67_94">),<text:s/></text:span><text:span text:style-name="T67_95">the</text:span><text:span text:style-name="T67_96"><text:s/></text:span><text:span text:style-name="T67_97">controller</text:span><text:span text:style-name="T67_98"><text:s/></text:span><text:span text:style-name="T67_99">interface</text:span><text:span text:style-name="T67_100"><text:s/>(</text:span><text:span text:style-name="T67_101">keyboard</text:span><text:span text:style-name="T67_102">,<text:s/></text:span><text:span text:style-name="T67_103">touch</text:span><text:span text:style-name="T67_104"><text:s/></text:span><text:span text:style-name="T67_105">interface</text:span><text:span text:style-name="T67_106"><text:s/></text:span><text:span text:style-name="T67_107">or</text:span><text:span text:style-name="T67_108"><text:s/></text:span><text:span text:style-name="T67_109">hardware</text:span><text:span text:style-name="T67_110"><text:s/></text:span><text:span text:style-name="T67_111">game</text:span><text:span text:style-name="T67_112"><text:s/></text:span><text:span text:style-name="T67_113">controller</text:span><text:span text:style-name="T67_114">)<text:s/></text:span><text:span text:style-name="T67_115">and</text:span><text:span text:style-name="T67_116"><text:s/></text:span><text:span text:style-name="T67_117">the</text:span><text:span text:style-name="T67_118"><text:s/></text:span><text:span text:style-name="T67_119">establishment</text:span><text:span text:style-name="T67_120"><text:s/></text:span><text:span text:style-name="T67_121">of</text:span><text:span text:style-name="T67_122"><text:s/></text:span><text:span text:style-name="T67_123">connectivity</text:span><text:span text:style-name="T67_124"><text:s/></text:span><text:span text:style-name="T67_125">to</text:span><text:span text:style-name="T67_126"><text:s/></text:span><text:span text:style-name="T67_127">the</text:span><text:span text:style-name="T67_128"><text:s/></text:span><text:span text:style-name="T67_129">Onboard</text:span><text:span text:style-name="T67_130"><text:s/></text:span><text:span text:style-name="T67_131">Control</text:span><text:span text:style-name="T67_132"><text:s/></text:span><text:span text:style-name="T67_133">and</text:span><text:span text:style-name="T67_134"><text:s/></text:span><text:span text:style-name="T67_135">Telemetry</text:span><text:span text:style-name="T67_136"><text:s/></text:span><text:span text:style-name="T67_137">Observation</text:span><text:span text:style-name="T67_138"><text:s/></text:span><text:span text:style-name="T67_139">unit</text:span><text:span text:style-name="T67_140"><text:s/></text:span><text:span text:style-name="T67_141">and</text:span><text:span text:style-name="T67_142"><text:s/></text:span><text:span text:style-name="T67_143">interpretation</text:span><text:span text:style-name="T67_144"><text:s/></text:span><text:span text:style-name="T67_145">of</text:span><text:span text:style-name="T67_146"><text:s/></text:span><text:span text:style-name="T67_147">its</text:span><text:span text:style-name="T67_148"><text:s/></text:span><text:span text:style-name="T67_149">data</text:span><text:span text:style-name="T67_150"><text:s/></text:span><text:span text:style-name="T67_151">feed</text:span><text:span text:style-name="T67_152">.</text:span></text:p>
      <text:p text:style-name="P68"/>
      <text:p text:style-name="P69"><text:span text:style-name="T69_1">The</text:span><text:span text:style-name="T69_2"><text:s/></text:span><text:span text:style-name="T69_3">Onboard</text:span><text:span text:style-name="T69_4"><text:s/></text:span><text:span text:style-name="T69_5">Control</text:span><text:span text:style-name="T69_6"><text:s/></text:span><text:span text:style-name="T69_7">and</text:span><text:span text:style-name="T69_8"><text:s/></text:span><text:span text:style-name="T69_9">Telemetry</text:span><text:span text:style-name="T69_10"><text:s/></text:span><text:span text:style-name="T69_11">Observation</text:span><text:span text:style-name="T69_12"><text:s/>(</text:span><text:span text:style-name="T69_13">OCTO</text:span><text:span text:style-name="T69_14">)<text:s/></text:span><text:span text:style-name="T69_15">unit</text:span><text:span text:style-name="T69_16">:</text:span></text:p>
      <text:p text:style-name="P70"><text:span text:style-name="T70_1">The</text:span><text:span text:style-name="T70_2"><text:s/></text:span><text:span text:style-name="T70_3">OCTO</text:span><text:span text:style-name="T70_4"><text:s/></text:span><text:span text:style-name="T70_5">unit</text:span><text:span text:style-name="T70_6"><text:s/></text:span><text:span text:style-name="T70_7">is</text:span><text:span text:style-name="T70_8"><text:s/></text:span><text:span text:style-name="T70_9">based</text:span><text:span text:style-name="T70_10"><text:s/></text:span><text:span text:style-name="T70_11">on</text:span><text:span text:style-name="T70_12"><text:s/></text:span><text:span text:style-name="T70_13">the</text:span><text:span text:style-name="T70_14"><text:s/></text:span><text:span text:style-name="T70_15">Raspberry</text:span><text:span text:style-name="T70_16"><text:s/></text:span><text:span text:style-name="T70_17">Pi</text:span><text:span text:style-name="T70_18"><text:s/></text:span><text:span text:style-name="T70_19">computer</text:span><text:span text:style-name="T70_20">.<text:s/></text:span><text:span text:style-name="T70_21">The</text:span><text:span text:style-name="T70_22"><text:s/></text:span><text:span text:style-name="T70_23">management</text:span><text:span text:style-name="T70_24"><text:s/></text:span><text:span text:style-name="T70_25">plan</text:span><text:span text:style-name="T70_26"><text:s/></text:span><text:span text:style-name="T70_27">covers</text:span><text:span text:style-name="T70_28"><text:s/></text:span><text:span text:style-name="T70_29">the</text:span><text:span text:style-name="T70_30"><text:s/></text:span><text:span text:style-name="T70_31">software</text:span><text:span text:style-name="T70_32"><text:s/></text:span><text:span text:style-name="T70_33">and</text:span><text:span text:style-name="T70_34"><text:s/></text:span><text:span text:style-name="T70_35">network</text:span><text:span text:style-name="T70_36"><text:s/></text:span><text:span text:style-name="T70_37">tools</text:span><text:span text:style-name="T70_38"><text:s/></text:span><text:span text:style-name="T70_39">built</text:span><text:span text:style-name="T70_40"><text:s/></text:span><text:span text:style-name="T70_41">for</text:span><text:span text:style-name="T70_42"><text:s/></text:span><text:span text:style-name="T70_43">and</text:span><text:span text:style-name="T70_44"><text:s/></text:span><text:span text:style-name="T70_45">installed</text:span><text:span text:style-name="T70_46"><text:s/></text:span><text:span text:style-name="T70_47">on</text:span><text:span text:style-name="T70_48"><text:s/></text:span><text:span text:style-name="T70_49">it</text:span><text:span text:style-name="T70_50">,<text:s/></text:span><text:span text:style-name="T70_51">as</text:span><text:span text:style-name="T70_52"><text:s/></text:span><text:span text:style-name="T70_53">well</text:span><text:span text:style-name="T70_54"><text:s/></text:span><text:span text:style-name="T70_55">as</text:span><text:span text:style-name="T70_56"><text:s/></text:span><text:span text:style-name="T70_57">its</text:span><text:span text:style-name="T70_58"><text:s/></text:span><text:span text:style-name="T70_59">communications</text:span><text:span text:style-name="T70_60"><text:s/></text:span><text:span text:style-name="T70_61">with</text:span><text:span text:style-name="T70_62"><text:s/></text:span><text:span text:style-name="T70_63">the</text:span><text:span text:style-name="T70_64"><text:s/></text:span><text:span text:style-name="T70_65">modem</text:span><text:span text:style-name="T70_66">,<text:s/></text:span><text:span text:style-name="T70_67">camera</text:span><text:span text:style-name="T70_68">,<text:s/></text:span><text:span text:style-name="T70_69">sensors</text:span><text:span text:style-name="T70_70">,<text:s/></text:span><text:span text:style-name="T70_71">battery</text:span><text:span text:style-name="T70_72"><text:s/></text:span><text:span text:style-name="T70_73">monitors</text:span><text:span text:style-name="T70_74"><text:s/></text:span><text:span text:style-name="T70_75">and</text:span><text:span text:style-name="T70_76"><text:s/></text:span><text:span text:style-name="T70_77">other</text:span><text:span text:style-name="T70_78"><text:s/></text:span><text:span text:style-name="T70_79">telemetry</text:span><text:span text:style-name="T70_80"><text:s/></text:span><text:span text:style-name="T70_81">it</text:span><text:span text:style-name="T70_82"><text:s/></text:span><text:span text:style-name="T70_83">must</text:span><text:span text:style-name="T70_84"><text:s/></text:span><text:span text:style-name="T70_85">manage</text:span><text:span text:style-name="T70_86">.<text:s/></text:span><text:span text:style-name="T70_87">It</text:span><text:span text:style-name="T70_88"><text:s/></text:span><text:span text:style-name="T70_89">covers</text:span><text:span text:style-name="T70_90"><text:s/></text:span><text:span text:style-name="T70_91">all</text:span><text:span text:style-name="T70_92"><text:s/></text:span><text:span text:style-name="T70_93">connections</text:span><text:span text:style-name="T70_94"><text:s/></text:span><text:span text:style-name="T70_95">and</text:span><text:span text:style-name="T70_96"><text:s/></text:span><text:span text:style-name="T70_97">communications</text:span><text:span text:style-name="T70_98"><text:s/></text:span><text:span text:style-name="T70_99">with</text:span><text:span text:style-name="T70_100"><text:s/></text:span><text:span text:style-name="T70_101">the</text:span><text:span text:style-name="T70_102"><text:s/></text:span><text:span text:style-name="T70_103">Ardupilot</text:span><text:span text:style-name="T70_104"><text:s/></text:span><text:span text:style-name="T70_105">but</text:span><text:span text:style-name="T70_106">,<text:s/></text:span><text:span text:style-name="T70_107">as</text:span><text:span text:style-name="T70_108"><text:s/></text:span><text:span text:style-name="T70_109">mentioned</text:span><text:span text:style-name="T70_110">,<text:s/></text:span><text:span text:style-name="T70_111">not</text:span><text:span text:style-name="T70_112"><text:s/></text:span><text:span text:style-name="T70_113">the</text:span><text:span text:style-name="T70_114"><text:s/></text:span><text:span text:style-name="T70_115">functionality</text:span><text:span text:style-name="T70_116"><text:s/></text:span><text:span text:style-name="T70_117">of</text:span><text:span text:style-name="T70_118"><text:s/></text:span><text:span text:style-name="T70_119">the</text:span><text:span text:style-name="T70_120"><text:s/></text:span><text:span text:style-name="T70_121">microcontroller</text:span><text:span text:style-name="T70_122">.</text:span></text:p>
      <text:p text:style-name="P71"/>
      <text:p text:style-name="P72"/>
      <text:p text:style-name="P73"/>
      <text:p text:style-name="P74"/>
      <text:p text:style-name="P75"/>
      <text:h text:style-name="P76" text:outline-level="10"><text:bookmark-start text:name="h.2yn1vzap3kc2"/><text:bookmark-end text:name="h.2yn1vzap3kc2"/><text:span text:style-name="T76_1">2.<text:s/></text:span><text:span text:style-name="T76_2"><office:annotation><dc:creator/><text:p text:style-name="P77"><text:span text:style-name="T77_1">This</text:span><text:span text:style-name="T77_2"><text:s/></text:span><text:span text:style-name="T77_3">section</text:span><text:span text:style-name="T77_4"><text:s/></text:span><text:span text:style-name="T77_5">shall</text:span><text:span text:style-name="T77_6"><text:s/></text:span><text:span text:style-name="T77_7">provide</text:span><text:span text:style-name="T77_8"><text:s/></text:span><text:span text:style-name="T77_9">a</text:span><text:span text:style-name="T77_10"><text:s/></text:span><text:span text:style-name="T77_11">complete</text:span><text:span text:style-name="T77_12"><text:s/></text:span><text:span text:style-name="T77_13">list</text:span><text:span text:style-name="T77_14"><text:s/></text:span><text:span text:style-name="T77_15">of</text:span><text:span text:style-name="T77_16"><text:s/></text:span><text:span text:style-name="T77_17">documents</text:span><text:span text:style-name="T77_18"><text:s/></text:span><text:span text:style-name="T77_19">referenced</text:span><text:span text:style-name="T77_20"><text:s/></text:span><text:span text:style-name="T77_21">elsewhere</text:span><text:span text:style-name="T77_22"><text:s/></text:span><text:span text:style-name="T77_23">in</text:span><text:span text:style-name="T77_24"><text:s/></text:span><text:span text:style-name="T77_25">the</text:span><text:span text:style-name="T77_26"><text:s/></text:span><text:span text:style-name="T77_27">text</text:span><text:span text:style-name="T77_28"><text:s/></text:span><text:span text:style-name="T77_29">of</text:span><text:span text:style-name="T77_30"><text:s/></text:span><text:span text:style-name="T77_31">the</text:span><text:span text:style-name="T77_32"><text:s/></text:span><text:span text:style-name="T77_33">SQAP</text:span><text:span text:style-name="T77_34">.</text:span></text:p><text:p text:style-name="P78"><text:span text:style-name="T78_1">Included</text:span><text:span text:style-name="T78_2"><text:s/></text:span><text:span text:style-name="T78_3">in</text:span><text:span text:style-name="T78_4"><text:s/></text:span><text:span text:style-name="T78_5">this</text:span><text:span text:style-name="T78_6"><text:s/></text:span><text:span text:style-name="T78_7">list</text:span><text:span text:style-name="T78_8"><text:s/></text:span><text:span text:style-name="T78_9">shall</text:span><text:span text:style-name="T78_10"><text:s/></text:span><text:span text:style-name="T78_11">be</text:span><text:span text:style-name="T78_12"><text:s/></text:span><text:span text:style-name="T78_13">the</text:span><text:span text:style-name="T78_14"><text:s/></text:span><text:span text:style-name="T78_15">documents</text:span><text:span text:style-name="T78_16"><text:s/></text:span><text:span text:style-name="T78_17">that</text:span><text:span text:style-name="T78_18"><text:s/></text:span><text:span text:style-name="T78_19">were</text:span><text:span text:style-name="T78_20"><text:s/></text:span><text:span text:style-name="T78_21">used</text:span><text:span text:style-name="T78_22"><text:s/></text:span><text:span text:style-name="T78_23">in</text:span><text:span text:style-name="T78_24"><text:s/></text:span><text:span text:style-name="T78_25">developing</text:span><text:span text:style-name="T78_26"><text:s/></text:span><text:span text:style-name="T78_27">the</text:span><text:span text:style-name="T78_28"><text:s/></text:span><text:span text:style-name="T78_29">SQAP</text:span><text:span text:style-name="T78_30">,<text:s/></text:span><text:span text:style-name="T78_31">including</text:span><text:span text:style-name="T78_32"><text:s/></text:span><text:span text:style-name="T78_33">policies</text:span><text:span text:style-name="T78_34"><text:s/></text:span><text:span text:style-name="T78_35">or</text:span></text:p><text:p text:style-name="P79"><text:span text:style-name="T79_1">laws</text:span><text:span text:style-name="T79_2"><text:s/></text:span><text:span text:style-name="T79_3">that</text:span><text:span text:style-name="T79_4"><text:s/></text:span><text:span text:style-name="T79_5">give</text:span><text:span text:style-name="T79_6"><text:s/></text:span><text:span text:style-name="T79_7">rise</text:span><text:span text:style-name="T79_8"><text:s/></text:span><text:span text:style-name="T79_9">to</text:span><text:span text:style-name="T79_10"><text:s/></text:span><text:span text:style-name="T79_11">the</text:span><text:span text:style-name="T79_12"><text:s/></text:span><text:span text:style-name="T79_13">need</text:span><text:span text:style-name="T79_14"><text:s/></text:span><text:span text:style-name="T79_15">for</text:span><text:span text:style-name="T79_16"><text:s/></text:span><text:span text:style-name="T79_17">this</text:span><text:span text:style-name="T79_18"><text:s/></text:span><text:span text:style-name="T79_19">plan</text:span><text:span text:style-name="T79_20"><text:s/></text:span><text:span text:style-name="T79_21">as</text:span><text:span text:style-name="T79_22"><text:s/></text:span><text:span text:style-name="T79_23">well</text:span><text:span text:style-name="T79_24"><text:s/></text:span><text:span text:style-name="T79_25">as</text:span><text:span text:style-name="T79_26"><text:s/></text:span><text:span text:style-name="T79_27">other</text:span><text:span text:style-name="T79_28"><text:s/></text:span><text:span text:style-name="T79_29">plans</text:span><text:span text:style-name="T79_30"><text:s/></text:span><text:span text:style-name="T79_31">or</text:span><text:span text:style-name="T79_32"><text:s/></text:span><text:span text:style-name="T79_33">task</text:span><text:span text:style-name="T79_34"><text:s/></text:span><text:span text:style-name="T79_35">descriptions</text:span><text:span text:style-name="T79_36"><text:s/></text:span><text:span text:style-name="T79_37">that</text:span><text:span text:style-name="T79_38"><text:s/></text:span><text:span text:style-name="T79_39">elaborate</text:span><text:span text:style-name="T79_40"><text:s/></text:span><text:span text:style-name="T79_41">details</text:span><text:span text:style-name="T79_42"><text:s/></text:span><text:span text:style-name="T79_43">of</text:span></text:p><text:p text:style-name="P80"><text:span text:style-name="T80_1">this</text:span><text:span text:style-name="T80_2"><text:s/></text:span><text:span text:style-name="T80_3">plan</text:span><text:span text:style-name="T80_4">.<text:s/></text:span><text:span text:style-name="T80_5">The</text:span><text:span text:style-name="T80_6"><text:s/></text:span><text:span text:style-name="T80_7">version</text:span><text:span text:style-name="T80_8"><text:s/></text:span><text:span text:style-name="T80_9">and</text:span><text:span text:style-name="T80_10"><text:s/></text:span><text:span text:style-name="T80_11">date</text:span><text:span text:style-name="T80_12"><text:s/></text:span><text:span text:style-name="T80_13">of</text:span><text:span text:style-name="T80_14"><text:s/></text:span><text:span text:style-name="T80_15">each</text:span><text:span text:style-name="T80_16"><text:s/></text:span><text:span text:style-name="T80_17">document</text:span><text:span text:style-name="T80_18"><text:s/></text:span><text:span text:style-name="T80_19">shall</text:span><text:span text:style-name="T80_20"><text:s/></text:span><text:span text:style-name="T80_21">be</text:span><text:span text:style-name="T80_22"><text:s/></text:span><text:span text:style-name="T80_23">included</text:span><text:span text:style-name="T80_24"><text:s/></text:span><text:span text:style-name="T80_25">in</text:span><text:span text:style-name="T80_26"><text:s/></text:span><text:span text:style-name="T80_27">the</text:span><text:span text:style-name="T80_28"><text:s/></text:span><text:span text:style-name="T80_29">list</text:span><text:span text:style-name="T80_30">.</text:span></text:p></office:annotation></text:span><text:span text:style-name="T80_31">Reference</text:span><text:span text:style-name="T80_32">s</text:span></text:h>
      <text:p text:style-name="P81"><text:span text:style-name="T81_1">Swedish</text:span><text:span text:style-name="T81_2"><text:s/></text:span><text:span text:style-name="T81_3">Transport</text:span><text:span text:style-name="T81_4"><text:s/></text:span><text:span text:style-name="T81_5">Agency</text:span><text:span text:style-name="T81_6"><text:s/></text:span><text:span text:style-name="T81_7">regulations</text:span><text:span text:style-name="T81_8"><text:s/></text:span><text:span text:style-name="T81_9">on</text:span><text:span text:style-name="T81_10"><text:s/></text:span><text:span text:style-name="T81_11">unmanned</text:span><text:span text:style-name="T81_12"><text:s/></text:span><text:span text:style-name="T81_13">aircraft</text:span><text:span text:style-name="T81_14"><text:s/></text:span><text:span text:style-name="T81_15">systems</text:span><text:span text:style-name="T81_16"><text:s/>(</text:span><text:span text:style-name="T81_17">UAS</text:span><text:span text:style-name="T81_18">)<text:s/>–<text:s/></text:span><text:span text:style-name="T81_19">TSFS</text:span><text:span text:style-name="T81_20"><text:s/>2009:88<text:s/>-<text:s/></text:span><text:span text:style-name="T81_21"><text:a xlink:type="simple" xlink:href="http://www.transportstyrelsen.se/Global/Luftfart/Luftfartyg/The%20Swedish%20UAS-regulation%20(TSFS%202009-88).pdf"><text:span text:style-name="T81_22">http</text:span></text:a></text:span><text:span text:style-name="T81_23"><text:a xlink:type="simple" xlink:href="http://www.transportstyrelsen.se/Global/Luftfart/Luftfartyg/The%20Swedish%20UAS-regulation%20(TSFS%202009-88).pdf"><text:span text:style-name="T81_24">://</text:span></text:a></text:span><text:span text:style-name="T81_25"><text:a xlink:type="simple" xlink:href="http://www.transportstyrelsen.se/Global/Luftfart/Luftfartyg/The%20Swedish%20UAS-regulation%20(TSFS%202009-88).pdf"><text:span text:style-name="T81_26">www</text:span></text:a></text:span><text:span text:style-name="T81_27"><text:a xlink:type="simple" xlink:href="http://www.transportstyrelsen.se/Global/Luftfart/Luftfartyg/The%20Swedish%20UAS-regulation%20(TSFS%202009-88).pdf"><text:span text:style-name="T81_28">.</text:span></text:a></text:span><text:span text:style-name="T81_29"><text:a xlink:type="simple" xlink:href="http://www.transportstyrelsen.se/Global/Luftfart/Luftfartyg/The%20Swedish%20UAS-regulation%20(TSFS%202009-88).pdf"><text:span text:style-name="T81_30">transportstyrelsen</text:span></text:a></text:span><text:span text:style-name="T81_31"><text:a xlink:type="simple" xlink:href="http://www.transportstyrelsen.se/Global/Luftfart/Luftfartyg/The%20Swedish%20UAS-regulation%20(TSFS%202009-88).pdf"><text:span text:style-name="T81_32">.</text:span></text:a></text:span><text:span text:style-name="T81_33"><text:a xlink:type="simple" xlink:href="http://www.transportstyrelsen.se/Global/Luftfart/Luftfartyg/The%20Swedish%20UAS-regulation%20(TSFS%202009-88).pdf"><text:span text:style-name="T81_34">se</text:span></text:a></text:span><text:span text:style-name="T81_35"><text:a xlink:type="simple" xlink:href="http://www.transportstyrelsen.se/Global/Luftfart/Luftfartyg/The%20Swedish%20UAS-regulation%20(TSFS%202009-88).pdf"><text:span text:style-name="T81_36">/</text:span></text:a></text:span><text:span text:style-name="T81_37"><text:a xlink:type="simple" xlink:href="http://www.transportstyrelsen.se/Global/Luftfart/Luftfartyg/The%20Swedish%20UAS-regulation%20(TSFS%202009-88).pdf"><text:span text:style-name="T81_38">Global</text:span></text:a></text:span><text:span text:style-name="T81_39"><text:a xlink:type="simple" xlink:href="http://www.transportstyrelsen.se/Global/Luftfart/Luftfartyg/The%20Swedish%20UAS-regulation%20(TSFS%202009-88).pdf"><text:span text:style-name="T81_40">/</text:span></text:a></text:span><text:span text:style-name="T81_41"><text:a xlink:type="simple" xlink:href="http://www.transportstyrelsen.se/Global/Luftfart/Luftfartyg/The%20Swedish%20UAS-regulation%20(TSFS%202009-88).pdf"><text:span text:style-name="T81_42">Luftfart</text:span></text:a></text:span><text:span text:style-name="T81_43"><text:a xlink:type="simple" xlink:href="http://www.transportstyrelsen.se/Global/Luftfart/Luftfartyg/The%20Swedish%20UAS-regulation%20(TSFS%202009-88).pdf"><text:span text:style-name="T81_44">/</text:span></text:a></text:span><text:span text:style-name="T81_45"><text:a xlink:type="simple" xlink:href="http://www.transportstyrelsen.se/Global/Luftfart/Luftfartyg/The%20Swedish%20UAS-regulation%20(TSFS%202009-88).pdf"><text:span text:style-name="T81_46">Luftfartyg</text:span></text:a></text:span><text:span text:style-name="T81_47"><text:a xlink:type="simple" xlink:href="http://www.transportstyrelsen.se/Global/Luftfart/Luftfartyg/The%20Swedish%20UAS-regulation%20(TSFS%202009-88).pdf"><text:span text:style-name="T81_48">/</text:span></text:a></text:span><text:span text:style-name="T81_49"><text:a xlink:type="simple" xlink:href="http://www.transportstyrelsen.se/Global/Luftfart/Luftfartyg/The%20Swedish%20UAS-regulation%20(TSFS%202009-88).pdf"><text:span text:style-name="T81_50">The</text:span></text:a></text:span><text:span text:style-name="T81_51"><text:a xlink:type="simple" xlink:href="http://www.transportstyrelsen.se/Global/Luftfart/Luftfartyg/The%20Swedish%20UAS-regulation%20(TSFS%202009-88).pdf"><text:span text:style-name="T81_52">%20</text:span></text:a></text:span><text:span text:style-name="T81_53"><text:a xlink:type="simple" xlink:href="http://www.transportstyrelsen.se/Global/Luftfart/Luftfartyg/The%20Swedish%20UAS-regulation%20(TSFS%202009-88).pdf"><text:span text:style-name="T81_54">Swedish</text:span></text:a></text:span><text:span text:style-name="T81_55"><text:a xlink:type="simple" xlink:href="http://www.transportstyrelsen.se/Global/Luftfart/Luftfartyg/The%20Swedish%20UAS-regulation%20(TSFS%202009-88).pdf"><text:span text:style-name="T81_56">%20</text:span></text:a></text:span><text:span text:style-name="T81_57"><text:a xlink:type="simple" xlink:href="http://www.transportstyrelsen.se/Global/Luftfart/Luftfartyg/The%20Swedish%20UAS-regulation%20(TSFS%202009-88).pdf"><text:span text:style-name="T81_58">UAS</text:span></text:a></text:span><text:span text:style-name="T81_59"><text:a xlink:type="simple" xlink:href="http://www.transportstyrelsen.se/Global/Luftfart/Luftfartyg/The%20Swedish%20UAS-regulation%20(TSFS%202009-88).pdf"><text:span text:style-name="T81_60">-</text:span></text:a></text:span><text:span text:style-name="T81_61"><text:a xlink:type="simple" xlink:href="http://www.transportstyrelsen.se/Global/Luftfart/Luftfartyg/The%20Swedish%20UAS-regulation%20(TSFS%202009-88).pdf"><text:span text:style-name="T81_62">regulation</text:span></text:a></text:span><text:span text:style-name="T81_63"><text:a xlink:type="simple" xlink:href="http://www.transportstyrelsen.se/Global/Luftfart/Luftfartyg/The%20Swedish%20UAS-regulation%20(TSFS%202009-88).pdf"><text:span text:style-name="T81_64">%20(</text:span></text:a></text:span><text:span text:style-name="T81_65"><text:a xlink:type="simple" xlink:href="http://www.transportstyrelsen.se/Global/Luftfart/Luftfartyg/The%20Swedish%20UAS-regulation%20(TSFS%202009-88).pdf"><text:span text:style-name="T81_66">TSFS</text:span></text:a></text:span><text:span text:style-name="T81_67"><text:a xlink:type="simple" xlink:href="http://www.transportstyrelsen.se/Global/Luftfart/Luftfartyg/The%20Swedish%20UAS-regulation%20(TSFS%202009-88).pdf"><text:span text:style-name="T81_68">%202009-88).</text:span></text:a></text:span><text:span text:style-name="T81_69"><text:a xlink:type="simple" xlink:href="http://www.transportstyrelsen.se/Global/Luftfart/Luftfartyg/The%20Swedish%20UAS-regulation%20(TSFS%202009-88).pdf"><text:span text:style-name="T81_70">pdf</text:span></text:a></text:span></text:p>
      <text:p text:style-name="P82"/>
      <text:p text:style-name="P83"><text:span text:style-name="T83_1">IEEE</text:span><text:span text:style-name="T83_2"><text:s/></text:span><text:span text:style-name="T83_3">Standard</text:span><text:span text:style-name="T83_4"><text:s/></text:span><text:span text:style-name="T83_5">for</text:span><text:span text:style-name="T83_6"><text:s/></text:span><text:span text:style-name="T83_7">Software</text:span><text:span text:style-name="T83_8"><text:s/></text:span><text:span text:style-name="T83_9">Quality</text:span><text:span text:style-name="T83_10"><text:s/></text:span><text:span text:style-name="T83_11">Assurance</text:span><text:span text:style-name="T83_12"><text:s/></text:span><text:span text:style-name="T83_13">Plans</text:span><text:span text:style-name="T83_14"><text:s/></text:span><text:span text:style-name="T83_15">IEEE</text:span><text:span text:style-name="T83_16"><text:s/></text:span><text:span text:style-name="T83_17">Std</text:span><text:span text:style-name="T83_18"><text:s/>730-2002</text:span></text:p>
      <text:p text:style-name="P84"/>
      <text:h text:style-name="P85" text:outline-level="10"><text:bookmark-start text:name="h.d9q83h1azr5r"/><text:bookmark-end text:name="h.d9q83h1azr5r"/><text:span text:style-name="T85_1">3.<text:s/></text:span><text:span text:style-name="T85_2">Software</text:span><text:span text:style-name="T85_3"><text:s/></text:span><text:span text:style-name="T85_4">and</text:span><text:span text:style-name="T85_5"><text:s/></text:span><text:span text:style-name="T85_6">quality</text:span><text:span text:style-name="T85_7"><text:s/></text:span><text:span text:style-name="T85_8">assurance</text:span><text:span text:style-name="T85_9"><text:s/></text:span><text:span text:style-name="T85_10">plan</text:span></text:h>
      <text:h text:style-name="P86" text:outline-level="10"><text:bookmark-start text:name="h.xocnor3zfswq"/><text:bookmark-end text:name="h.xocnor3zfswq"/><text:span text:style-name="T86_1">3.3<text:s/></text:span><text:span text:style-name="T86_2"><office:annotation><dc:creator/><text:p text:style-name="P87"><text:span text:style-name="T87_1">This</text:span><text:span text:style-name="T87_2"><text:s/></text:span><text:span text:style-name="T87_3">section</text:span><text:span text:style-name="T87_4"><text:s/></text:span><text:span text:style-name="T87_5">shall</text:span><text:span text:style-name="T87_6"><text:s/></text:span><text:span text:style-name="T87_7">describe</text:span><text:span text:style-name="T87_8"><text:s/></text:span><text:span text:style-name="T87_9">the</text:span><text:span text:style-name="T87_10"><text:s/></text:span><text:span text:style-name="T87_11">project</text:span><text:span text:style-name="T87_12">’</text:span><text:span text:style-name="T87_13">s</text:span><text:span text:style-name="T87_14"><text:s/></text:span><text:span text:style-name="T87_15">organization</text:span><text:span text:style-name="T87_16"><text:s/></text:span><text:span text:style-name="T87_17">structure</text:span><text:span text:style-name="T87_18">,<text:s/></text:span><text:span text:style-name="T87_19">its</text:span><text:span text:style-name="T87_20"><text:s/></text:span><text:span text:style-name="T87_21">tasks</text:span><text:span text:style-name="T87_22">,<text:s/></text:span><text:span text:style-name="T87_23">and</text:span><text:span text:style-name="T87_24"><text:s/></text:span><text:span text:style-name="T87_25">its</text:span><text:span text:style-name="T87_26"><text:s/></text:span><text:span text:style-name="T87_27">roles</text:span><text:span text:style-name="T87_28"><text:s/></text:span><text:span text:style-name="T87_29">and</text:span><text:span text:style-name="T87_30"><text:s/></text:span><text:span text:style-name="T87_31">responsibilities</text:span></text:p><text:p text:style-name="P88"><text:span text:style-name="T88_1">(</text:span><text:span text:style-name="T88_2">see</text:span><text:span text:style-name="T88_3"><text:s/></text:span><text:span text:style-name="T88_4">IEEE</text:span><text:span text:style-name="T88_5"><text:s/></text:span><text:span text:style-name="T88_6">Std</text:span><text:span text:style-name="T88_7"><text:s/>1058<text:s/></text:span><text:span text:style-name="T88_8">TM</text:span><text:span text:style-name="T88_9"><text:s/>-1998<text:s/>[</text:span><text:span text:style-name="T88_10">B</text:span><text:span text:style-name="T88_11">13]).</text:span></text:p></office:annotation></text:span><text:span text:style-name="T88_12">Management</text:span></text:h>
      <text:p text:style-name="P89"><text:span text:style-name="T89_1">by</text:span><text:span text:style-name="T89_2"><text:s/></text:span><text:span text:style-name="T89_3">Mai</text:span><text:span text:style-name="T89_4"><text:s/></text:span><text:span text:style-name="T89_5">Phuong</text:span><text:span text:style-name="T89_6"><text:s/></text:span><text:span text:style-name="T89_7">Van</text:span></text:p>
      <text:p text:style-name="P90"/>
      <text:h text:style-name="P91" text:outline-level="10"><text:bookmark-start text:name="h.976ohbq7q1q4"/><text:bookmark-end text:name="h.976ohbq7q1q4"/><text:span text:style-name="T91_1">3.3.1<text:s/></text:span><text:span text:style-name="T91_2">Organization</text:span></text:h>
      <text:p text:style-name="P92"><text:span text:style-name="T92_1"><office:annotation><dc:creator/><text:p text:style-name="P93"><text:span text:style-name="T93_1">This</text:span><text:span text:style-name="T93_2"><text:s/></text:span><text:span text:style-name="T93_3">is</text:span><text:span text:style-name="T93_4"><text:s/></text:span><text:span text:style-name="T93_5">my</text:span><text:span text:style-name="T93_6"><text:s/></text:span><text:span text:style-name="T93_7">interpretation</text:span><text:span text:style-name="T93_8"><text:s/></text:span><text:span text:style-name="T93_9">of</text:span><text:span text:style-name="T93_10"><text:s/></text:span><text:span text:style-name="T93_11">the</text:span><text:span text:style-name="T93_12"><text:s/></text:span><text:span text:style-name="T93_13">organization</text:span><text:span text:style-name="T93_14"><text:s/></text:span><text:span text:style-name="T93_15">part</text:span><text:span text:style-name="T93_16"><text:s/></text:span><text:span text:style-name="T93_17">from</text:span><text:span text:style-name="T93_18"><text:s/></text:span><text:span text:style-name="T93_19">what</text:span><text:span text:style-name="T93_20"><text:s/></text:span><text:span text:style-name="T93_21">I</text:span><text:span text:style-name="T93_22"><text:s/></text:span><text:span text:style-name="T93_23">read</text:span><text:span text:style-name="T93_24"><text:s/></text:span><text:span text:style-name="T93_25">in</text:span><text:span text:style-name="T93_26"><text:s/></text:span><text:span text:style-name="T93_27">the</text:span><text:span text:style-name="T93_28"><text:s/></text:span><text:span text:style-name="T93_29">example</text:span><text:span text:style-name="T93_30">.<text:s/></text:span><text:span text:style-name="T93_31">Am</text:span><text:span text:style-name="T93_32"><text:s/></text:span><text:span text:style-name="T93_33">I</text:span><text:span text:style-name="T93_34"><text:s/></text:span><text:span text:style-name="T93_35">on</text:span><text:span text:style-name="T93_36"><text:s/></text:span><text:span text:style-name="T93_37">the</text:span><text:span text:style-name="T93_38"><text:s/></text:span><text:span text:style-name="T93_39">right</text:span><text:span text:style-name="T93_40"><text:s/></text:span><text:span text:style-name="T93_41">track</text:span><text:span text:style-name="T93_42">?<text:s/>:/</text:span></text:p></office:annotation></text:span><text:span text:style-name="T93_43"><office:annotation><dc:creator/><text:p text:style-name="P94"><text:span text:style-name="T94_1">it</text:span><text:span text:style-name="T94_2">'</text:span><text:span text:style-name="T94_3">s</text:span><text:span text:style-name="T94_4"><text:s/></text:span><text:span text:style-name="T94_5">good</text:span><text:span text:style-name="T94_6">!<text:s/></text:span><text:span text:style-name="T94_7">although</text:span><text:span text:style-name="T94_8"><text:s/></text:span><text:span text:style-name="T94_9">I</text:span><text:span text:style-name="T94_10">'</text:span><text:span text:style-name="T94_11">m</text:span><text:span text:style-name="T94_12"><text:s/></text:span><text:span text:style-name="T94_13">not</text:span><text:span text:style-name="T94_14"><text:s/></text:span><text:span text:style-name="T94_15">sure</text:span><text:span text:style-name="T94_16"><text:s/></text:span><text:span text:style-name="T94_17">if</text:span><text:span text:style-name="T94_18"><text:s/></text:span><text:span text:style-name="T94_19">the</text:span><text:span text:style-name="T94_20"><text:s/></text:span><text:span text:style-name="T94_21">scrum</text:span><text:span text:style-name="T94_22"><text:s/></text:span><text:span text:style-name="T94_23">master</text:span><text:span text:style-name="T94_24"><text:s/></text:span><text:span text:style-name="T94_25">is</text:span><text:span text:style-name="T94_26"><text:s/></text:span><text:span text:style-name="T94_27">the</text:span><text:span text:style-name="T94_28"><text:s/></text:span><text:span text:style-name="T94_29">one</text:span><text:span text:style-name="T94_30"><text:s/></text:span><text:span text:style-name="T94_31">in</text:span><text:span text:style-name="T94_32"><text:s/></text:span><text:span text:style-name="T94_33">charge</text:span><text:span text:style-name="T94_34"><text:s/></text:span><text:span text:style-name="T94_35">of</text:span><text:span text:style-name="T94_36"><text:s/></text:span><text:span text:style-name="T94_37">making</text:span><text:span text:style-name="T94_38"><text:s/></text:span><text:span text:style-name="T94_39">sure</text:span><text:span text:style-name="T94_40"><text:s/></text:span><text:span text:style-name="T94_41">that</text:span><text:span text:style-name="T94_42"><text:s/></text:span><text:span text:style-name="T94_43">everyone</text:span><text:span text:style-name="T94_44"><text:s/></text:span><text:span text:style-name="T94_45">does</text:span><text:span text:style-name="T94_46"><text:s/></text:span><text:span text:style-name="T94_47">his</text:span><text:span text:style-name="T94_48">/</text:span><text:span text:style-name="T94_49">her</text:span><text:span text:style-name="T94_50"><text:s/></text:span><text:span text:style-name="T94_51">job</text:span></text:p></office:annotation></text:span><text:span text:style-name="T94_52"><office:annotation><dc:creator/><text:p text:style-name="P95"><text:span text:style-name="T95_1">Thanks</text:span><text:span text:style-name="T95_2"><text:s/>:</text:span><text:span text:style-name="T95_3">D</text:span></text:p></office:annotation></text:span><text:span text:style-name="T95_4">The</text:span><text:span text:style-name="T95_5"><text:s/></text:span><text:span text:style-name="T95_6">organization</text:span><text:span text:style-name="T95_7"><text:s/></text:span><text:span text:style-name="T95_8">of</text:span><text:span text:style-name="T95_9"><text:s/></text:span><text:span text:style-name="T95_10">the</text:span><text:span text:style-name="T95_11"><text:s/></text:span><text:span text:style-name="T95_12">SQUID</text:span><text:span text:style-name="T95_13"><text:s/></text:span><text:span text:style-name="T95_14">project</text:span><text:span text:style-name="T95_15"><text:s/></text:span><text:span text:style-name="T95_16">includes</text:span><text:span text:style-name="T95_17"><text:s/></text:span><text:span text:style-name="T95_18">the</text:span><text:span text:style-name="T95_19"><text:s/></text:span><text:span text:style-name="T95_20">development</text:span><text:span text:style-name="T95_21"><text:s/></text:span><text:span text:style-name="T95_22">team</text:span><text:span text:style-name="T95_23"><text:s/></text:span><text:span text:style-name="T95_24">QI</text:span><text:span text:style-name="T95_25"><text:s/></text:span><text:span text:style-name="T95_26">and</text:span><text:span text:style-name="T95_27"><text:s/></text:span><text:span text:style-name="T95_28">the</text:span><text:span text:style-name="T95_29"><text:s/></text:span><text:span text:style-name="T95_30">stakeholders</text:span><text:span text:style-name="T95_31"><text:s/>(</text:span><text:span text:style-name="T95_32">our</text:span><text:span text:style-name="T95_33"><text:s/></text:span><text:span text:style-name="T95_34">supervisor</text:span><text:span text:style-name="T95_35"><text:s/>–<text:s/></text:span><text:span text:style-name="T95_36">Einar</text:span><text:span text:style-name="T95_37"><text:s/></text:span><text:span text:style-name="T95_38">and</text:span><text:span text:style-name="T95_39"><text:s/></text:span><text:span text:style-name="T95_40">project</text:span><text:span text:style-name="T95_41"><text:s/></text:span><text:span text:style-name="T95_42">coordinator</text:span><text:span text:style-name="T95_43"><text:s/>-<text:s/></text:span><text:span text:style-name="T95_44">Imed</text:span><text:span text:style-name="T95_45">).<text:s/></text:span><text:span text:style-name="T95_46">Group</text:span><text:span text:style-name="T95_47"><text:s/></text:span><text:span text:style-name="T95_48">QI</text:span><text:span text:style-name="T95_49"><text:s/></text:span><text:span text:style-name="T95_50">is</text:span><text:span text:style-name="T95_51"><text:s/></text:span><text:span text:style-name="T95_52">responsible</text:span><text:span text:style-name="T95_53"><text:s/></text:span><text:span text:style-name="T95_54">for</text:span><text:span text:style-name="T95_55"><text:s/></text:span><text:span text:style-name="T95_56">developing</text:span><text:span text:style-name="T95_57"><text:s/></text:span><text:span text:style-name="T95_58">the</text:span><text:span text:style-name="T95_59"><text:s/></text:span><text:span text:style-name="T95_60">quadcopter</text:span><text:span text:style-name="T95_61"><text:s/></text:span><text:span text:style-name="T95_62">as</text:span><text:span text:style-name="T95_63"><text:s/></text:span><text:span text:style-name="T95_64">well</text:span><text:span text:style-name="T95_65"><text:s/></text:span><text:span text:style-name="T95_66">as</text:span><text:span text:style-name="T95_67"><text:s/></text:span><text:span text:style-name="T95_68">ensure</text:span><text:span text:style-name="T95_69"><text:s/></text:span><text:span text:style-name="T95_70">the</text:span><text:span text:style-name="T95_71"><text:s/></text:span><text:span text:style-name="T95_72">quality</text:span><text:span text:style-name="T95_73"><text:s/></text:span><text:span text:style-name="T95_74">of</text:span><text:span text:style-name="T95_75"><text:s/></text:span><text:span text:style-name="T95_76">the</text:span><text:span text:style-name="T95_77"><text:s/></text:span><text:span text:style-name="T95_78">product</text:span><text:span text:style-name="T95_79">.<text:s/></text:span><text:span text:style-name="T95_80">We</text:span><text:span text:style-name="T95_81"><text:s/></text:span><text:span text:style-name="T95_82">work</text:span><text:span text:style-name="T95_83"><text:s/></text:span><text:span text:style-name="T95_84">as</text:span><text:span text:style-name="T95_85"><text:s/></text:span><text:span text:style-name="T95_86">a</text:span><text:span text:style-name="T95_87"><text:s/></text:span><text:span text:style-name="T95_88">SCRUM</text:span><text:span text:style-name="T95_89"><text:s/></text:span><text:span text:style-name="T95_90">team</text:span><text:span text:style-name="T95_91">.<text:s/></text:span><text:span text:style-name="T95_92">Gabriele</text:span><text:span text:style-name="T95_93"><text:s/></text:span><text:span text:style-name="T95_94">is</text:span><text:span text:style-name="T95_95"><text:s/></text:span><text:span text:style-name="T95_96">our</text:span><text:span text:style-name="T95_97"><text:s/></text:span><text:span text:style-name="T95_98">SCRUM</text:span><text:span text:style-name="T95_99"><text:s/></text:span><text:span text:style-name="T95_100">master</text:span><text:span text:style-name="T95_101">.<text:s/></text:span><text:span text:style-name="T95_102">She</text:span><text:span text:style-name="T95_103"><text:s/></text:span><text:span text:style-name="T95_104">holds</text:span><text:span text:style-name="T95_105"><text:s/></text:span><text:span text:style-name="T95_106">weekly</text:span><text:span text:style-name="T95_107"><text:s/></text:span><text:span text:style-name="T95_108">meetings</text:span><text:span text:style-name="T95_109"><text:s/></text:span><text:span text:style-name="T95_110">to</text:span><text:span text:style-name="T95_111"><text:s/></text:span><text:span text:style-name="T95_112">keep</text:span><text:span text:style-name="T95_113"><text:s/></text:span><text:span text:style-name="T95_114">track</text:span><text:span text:style-name="T95_115"><text:s/></text:span><text:span text:style-name="T95_116">of</text:span><text:span text:style-name="T95_117"><text:s/></text:span><text:span text:style-name="T95_118">what</text:span><text:span text:style-name="T95_119"><text:s/></text:span><text:span text:style-name="T95_120">the</text:span><text:span text:style-name="T95_121"><text:s/></text:span><text:span text:style-name="T95_122">team</text:span><text:span text:style-name="T95_123"><text:s/></text:span><text:span text:style-name="T95_124">has</text:span><text:span text:style-name="T95_125"><text:s/></text:span><text:span text:style-name="T95_126">done</text:span><text:span text:style-name="T95_127"><text:s/></text:span><text:span text:style-name="T95_128">and</text:span><text:span text:style-name="T95_129"><text:s/></text:span><text:span text:style-name="T95_130">is</text:span><text:span text:style-name="T95_131"><text:s/></text:span><text:span text:style-name="T95_132">going</text:span><text:span text:style-name="T95_133"><text:s/></text:span><text:span text:style-name="T95_134">to</text:span><text:span text:style-name="T95_135"><text:s/></text:span><text:span text:style-name="T95_136">do</text:span><text:span text:style-name="T95_137"><text:s/></text:span><text:span text:style-name="T95_138">and</text:span><text:span text:style-name="T95_139"><text:s/></text:span><text:span text:style-name="T95_140">detects</text:span><text:span text:style-name="T95_141"><text:s/></text:span><text:span text:style-name="T95_142">problems</text:span><text:span text:style-name="T95_143"><text:s/></text:span><text:span text:style-name="T95_144">as</text:span><text:span text:style-name="T95_145"><text:s/></text:span><text:span text:style-name="T95_146">soon</text:span><text:span text:style-name="T95_147"><text:s/></text:span><text:span text:style-name="T95_148">as</text:span><text:span text:style-name="T95_149"><text:s/></text:span><text:span text:style-name="T95_150">possible</text:span><text:span text:style-name="T95_151">.<text:s/></text:span><text:span text:style-name="T95_152">The</text:span><text:span text:style-name="T95_153"><text:s/></text:span><text:span text:style-name="T95_154">stakeholders</text:span><text:span text:style-name="T95_155"><text:s/></text:span><text:span text:style-name="T95_156">are</text:span><text:span text:style-name="T95_157"><text:s/></text:span><text:span text:style-name="T95_158">responsible</text:span><text:span text:style-name="T95_159"><text:s/></text:span><text:span text:style-name="T95_160">for</text:span><text:span text:style-name="T95_161"><text:s/></text:span><text:span text:style-name="T95_162">providing</text:span><text:span text:style-name="T95_163"><text:s/></text:span><text:span text:style-name="T95_164">our</text:span><text:span text:style-name="T95_165"><text:s/></text:span><text:span text:style-name="T95_166">team</text:span><text:span text:style-name="T95_167"><text:s/></text:span><text:span text:style-name="T95_168">with</text:span><text:span text:style-name="T95_169"><text:s/></text:span><text:span text:style-name="T95_170">the</text:span><text:span text:style-name="T95_171"><text:s/></text:span><text:span text:style-name="T95_172">key</text:span><text:span text:style-name="T95_173"><text:s/></text:span><text:span text:style-name="T95_174">requirements</text:span><text:span text:style-name="T95_175"><text:s/></text:span><text:span text:style-name="T95_176">and</text:span><text:span text:style-name="T95_177"><text:s/></text:span><text:span text:style-name="T95_178">ensure</text:span><text:span text:style-name="T95_179"><text:s/></text:span><text:span text:style-name="T95_180">that</text:span><text:span text:style-name="T95_181"><text:s/></text:span><text:span text:style-name="T95_182">we</text:span><text:span text:style-name="T95_183"><text:s/></text:span><text:span text:style-name="T95_184">are</text:span><text:span text:style-name="T95_185"><text:s/></text:span><text:span text:style-name="T95_186">on</text:span><text:span text:style-name="T95_187"><text:s/></text:span><text:span text:style-name="T95_188">the</text:span><text:span text:style-name="T95_189"><text:s/></text:span><text:span text:style-name="T95_190">right</text:span><text:span text:style-name="T95_191"><text:s/></text:span><text:span text:style-name="T95_192">track</text:span><text:span text:style-name="T95_193">.<text:s/></text:span><text:span text:style-name="T95_194">Our</text:span><text:span text:style-name="T95_195"><text:s/></text:span><text:span text:style-name="T95_196">team</text:span><text:span text:style-name="T95_197"><text:s/></text:span><text:span text:style-name="T95_198">and</text:span><text:span text:style-name="T95_199"><text:s/></text:span><text:span text:style-name="T95_200">the</text:span><text:span text:style-name="T95_201"><text:s/></text:span><text:span text:style-name="T95_202">stakeholders</text:span><text:span text:style-name="T95_203"><text:s/></text:span><text:span text:style-name="T95_204">hold</text:span><text:span text:style-name="T95_205"><text:s/></text:span><text:span text:style-name="T95_206">meetings</text:span><text:span text:style-name="T95_207"><text:s/></text:span><text:span text:style-name="T95_208">so</text:span><text:span text:style-name="T95_209"><text:s/></text:span><text:span text:style-name="T95_210">that</text:span><text:span text:style-name="T95_211"><text:s/></text:span><text:span text:style-name="T95_212">the</text:span><text:span text:style-name="T95_213"><text:s/></text:span><text:span text:style-name="T95_214">stakeholders</text:span><text:span text:style-name="T95_215"><text:s/></text:span><text:span text:style-name="T95_216">know</text:span><text:span text:style-name="T95_217"><text:s/></text:span><text:span text:style-name="T95_218">what</text:span><text:span text:style-name="T95_219"><text:s/></text:span><text:span text:style-name="T95_220">we</text:span><text:span text:style-name="T95_221"><text:s/></text:span><text:span text:style-name="T95_222">have</text:span><text:span text:style-name="T95_223"><text:s/></text:span><text:span text:style-name="T95_224">been</text:span><text:span text:style-name="T95_225"><text:s/></text:span><text:span text:style-name="T95_226">doing</text:span><text:span text:style-name="T95_227"><text:s/></text:span><text:span text:style-name="T95_228">and</text:span><text:span text:style-name="T95_229"><text:s/></text:span><text:span text:style-name="T95_230">give</text:span><text:span text:style-name="T95_231"><text:s/></text:span><text:span text:style-name="T95_232">us</text:span><text:span text:style-name="T95_233"><text:s/></text:span><text:span text:style-name="T95_234">feedback</text:span></text:p>
      <text:p text:style-name="P96"/>
      <text:h text:style-name="P97" text:outline-level="10"><text:bookmark-start text:name="h.2azqgiw3hbaz"/><text:bookmark-end text:name="h.2azqgiw3hbaz"/><text:span text:style-name="T97_1">3.3.2<text:s/></text:span><text:span text:style-name="T97_2">Tasks</text:span></text:h>
      <text:p text:style-name="P98"><text:span text:style-name="T98_1">The</text:span><text:span text:style-name="T98_2"><text:s/></text:span><text:span text:style-name="T98_3">tasks</text:span><text:span text:style-name="T98_4"><text:s/></text:span><text:span text:style-name="T98_5">in</text:span><text:span text:style-name="T98_6"><text:s/></text:span><text:span text:style-name="T98_7">this</text:span><text:span text:style-name="T98_8"><text:s/></text:span><text:span text:style-name="T98_9">section</text:span><text:span text:style-name="T98_10"><text:s/></text:span><text:span text:style-name="T98_11">refer</text:span><text:span text:style-name="T98_12"><text:s/></text:span><text:span text:style-name="T98_13">to</text:span><text:span text:style-name="T98_14"><text:s/></text:span><text:span text:style-name="T98_15">all</text:span><text:span text:style-name="T98_16"><text:s/></text:span><text:span text:style-name="T98_17">the</text:span><text:span text:style-name="T98_18"><text:s/></text:span><text:span text:style-name="T98_19">tasks</text:span><text:span text:style-name="T98_20"><text:s/></text:span><text:span text:style-name="T98_21">to</text:span><text:span text:style-name="T98_22"><text:s/></text:span><text:span text:style-name="T98_23">be</text:span><text:span text:style-name="T98_24"><text:s/></text:span><text:span text:style-name="T98_25">performed</text:span><text:span text:style-name="T98_26"><text:s/></text:span><text:span text:style-name="T98_27">during</text:span><text:span text:style-name="T98_28"><text:s/></text:span><text:span text:style-name="T98_29">the</text:span><text:span text:style-name="T98_30"><text:s/></text:span><text:span text:style-name="T98_31">development</text:span><text:span text:style-name="T98_32">,<text:s/></text:span><text:span text:style-name="T98_33">operation</text:span><text:span text:style-name="T98_34"><text:s/></text:span><text:span text:style-name="T98_35">and</text:span><text:span text:style-name="T98_36"><text:s/></text:span><text:span text:style-name="T98_37">maintenance</text:span><text:span text:style-name="T98_38"><text:s/></text:span><text:span text:style-name="T98_39">of</text:span><text:span text:style-name="T98_40"><text:s/></text:span><text:span text:style-name="T98_41">the</text:span><text:span text:style-name="T98_42"><text:s/></text:span><text:span text:style-name="T98_43">software</text:span><text:span text:style-name="T98_44">.<text:s/></text:span><text:span text:style-name="T98_45">These</text:span><text:span text:style-name="T98_46"><text:s/></text:span><text:span text:style-name="T98_47">tasks</text:span><text:span text:style-name="T98_48"><text:s/></text:span><text:span text:style-name="T98_49">are</text:span><text:span text:style-name="T98_50"><text:s/></text:span><text:span text:style-name="T98_51">selected</text:span><text:span text:style-name="T98_52"><text:s/></text:span><text:span text:style-name="T98_53">based</text:span><text:span text:style-name="T98_54"><text:s/></text:span><text:span text:style-name="T98_55">on</text:span><text:span text:style-name="T98_56"><text:s/></text:span><text:span text:style-name="T98_57">the</text:span><text:span text:style-name="T98_58"><text:s/></text:span><text:span text:style-name="T98_59">Project</text:span><text:span text:style-name="T98_60"><text:s/></text:span><text:span text:style-name="T98_61">document</text:span><text:span text:style-name="T98_62"><text:s/></text:span><text:span text:style-name="T98_63">plan</text:span><text:span text:style-name="T98_64"><text:s/></text:span><text:span text:style-name="T98_65">and</text:span><text:span text:style-name="T98_66"><text:s/></text:span><text:span text:style-name="T98_67">Project</text:span><text:span text:style-name="T98_68"><text:s/></text:span><text:span text:style-name="T98_69">Sprint</text:span><text:span text:style-name="T98_70"><text:s/></text:span><text:span text:style-name="T98_71">schedule</text:span><text:span text:style-name="T98_72">.<text:s/></text:span><text:span text:style-name="T98_73">All</text:span><text:span text:style-name="T98_74"><text:s/></text:span><text:span text:style-name="T98_75">software</text:span><text:span text:style-name="T98_76"><text:s/></text:span><text:span text:style-name="T98_77">development</text:span><text:span text:style-name="T98_78"><text:s/></text:span><text:span text:style-name="T98_79">tasks</text:span><text:span text:style-name="T98_80"><text:s/></text:span><text:span text:style-name="T98_81">for</text:span><text:span text:style-name="T98_82"><text:s/></text:span><text:span text:style-name="T98_83">SQUID</text:span><text:span text:style-name="T98_84">,<text:s/></text:span><text:span text:style-name="T98_85">within</text:span><text:span text:style-name="T98_86"><text:s/></text:span><text:span text:style-name="T98_87">the</text:span><text:span text:style-name="T98_88"><text:s/></text:span><text:span text:style-name="T98_89">scope</text:span><text:span text:style-name="T98_90"><text:s/></text:span><text:span text:style-name="T98_91">of</text:span><text:span text:style-name="T98_92"><text:s/></text:span><text:span text:style-name="T98_93">this</text:span><text:span text:style-name="T98_94"><text:s/></text:span><text:span text:style-name="T98_95">document</text:span><text:span text:style-name="T98_96">,<text:s/></text:span><text:span text:style-name="T98_97">will</text:span><text:span text:style-name="T98_98"><text:s/></text:span><text:span text:style-name="T98_99">be</text:span><text:span text:style-name="T98_100"><text:s/></text:span><text:span text:style-name="T98_101">performed</text:span><text:span text:style-name="T98_102"><text:s/></text:span><text:span text:style-name="T98_103">by</text:span><text:span text:style-name="T98_104"><text:s/></text:span><text:span text:style-name="T98_105">members</text:span><text:span text:style-name="T98_106"><text:s/></text:span><text:span text:style-name="T98_107">of</text:span><text:span text:style-name="T98_108"><text:s/></text:span><text:span text:style-name="T98_109">group</text:span><text:span text:style-name="T98_110"><text:s/></text:span><text:span text:style-name="T98_111">QI</text:span><text:span text:style-name="T98_112">.<text:s/></text:span></text:p>
      <text:p text:style-name="P99"/>
      <text:p text:style-name="P100"><text:span text:style-name="T100_1">Product</text:span><text:span text:style-name="T100_2"><text:s/></text:span><text:span text:style-name="T100_3">assessment</text:span><text:span text:style-name="T100_4"><text:s/></text:span><text:span text:style-name="T100_5">tasks</text:span><text:span text:style-name="T100_6">:</text:span></text:p>
      <text:list text:style-name="LS1" xml:id="list0">
        <text:list-item>
          <text:p text:style-name="P101"><text:span text:style-name="T101_1">code</text:span><text:span text:style-name="T101_2"><text:s/></text:span><text:span text:style-name="T101_3">peer</text:span><text:span text:style-name="T101_4"><text:s/></text:span><text:span text:style-name="T101_5">review</text:span></text:p>
        </text:list-item>
        <text:list-item>
          <text:p text:style-name="P102"><text:span text:style-name="T102_1">documentation</text:span><text:span text:style-name="T102_2"><text:s/></text:span><text:span text:style-name="T102_3">revision</text:span></text:p>
        </text:list-item>
        <text:list-item>
          <text:p text:style-name="P103"><text:span text:style-name="T103_1">comparing</text:span><text:span text:style-name="T103_2"><text:s/></text:span><text:span text:style-name="T103_3">the</text:span><text:span text:style-name="T103_4"><text:s/></text:span><text:span text:style-name="T103_5">product</text:span><text:span text:style-name="T103_6">’</text:span><text:span text:style-name="T103_7">s</text:span><text:span text:style-name="T103_8"><text:s/></text:span><text:span text:style-name="T103_9">function</text:span><text:span text:style-name="T103_10"><text:s/></text:span><text:span text:style-name="T103_11">and</text:span><text:span text:style-name="T103_12"><text:s/></text:span><text:span text:style-name="T103_13">requirement</text:span><text:span text:style-name="T103_14"><text:s/></text:span><text:span text:style-name="T103_15">document</text:span></text:p>
        </text:list-item>
        <text:list-item>
          <text:p text:style-name="P104"><text:span text:style-name="T104_1">test</text:span><text:span text:style-name="T104_2"><text:s/></text:span><text:span text:style-name="T104_3">result</text:span><text:span text:style-name="T104_4"><text:s/></text:span><text:span text:style-name="T104_5">from</text:span><text:span text:style-name="T104_6"><text:s/></text:span><text:span text:style-name="T104_7">flying</text:span><text:span text:style-name="T104_8"><text:s/></text:span><text:span text:style-name="T104_9">the</text:span><text:span text:style-name="T104_10"><text:s/></text:span><text:span text:style-name="T104_11">quadcopter</text:span><text:span text:style-name="T104_12"><text:s/></text:span></text:p>
        </text:list-item>
      </text:list>
      <text:p text:style-name="P105"/>
      <text:p text:style-name="P106"><text:span text:style-name="T106_1">Process</text:span><text:span text:style-name="T106_2"><text:s/></text:span><text:span text:style-name="T106_3">assessment</text:span><text:span text:style-name="T106_4"><text:s/></text:span><text:span text:style-name="T106_5">taks</text:span><text:span text:style-name="T106_6">:</text:span></text:p>
      <text:list text:style-name="LS2" xml:id="list4">
        <text:list-item>
          <text:p text:style-name="P107"><text:span text:style-name="T107_1">project</text:span><text:span text:style-name="T107_2"><text:s/></text:span><text:span text:style-name="T107_3">planning</text:span></text:p>
        </text:list-item>
        <text:list-item>
          <text:p text:style-name="P108"><text:span text:style-name="T108_1">requirement</text:span><text:span text:style-name="T108_2"><text:s/></text:span><text:span text:style-name="T108_3">management</text:span></text:p>
        </text:list-item>
        <text:list-item>
          <text:p text:style-name="P109"><text:span text:style-name="T109_1">test</text:span><text:span text:style-name="T109_2"><text:s/></text:span><text:span text:style-name="T109_3">management</text:span><text:span text:style-name="T109_4"><text:s/>(</text:span><text:span text:style-name="T109_5">verification</text:span><text:span text:style-name="T109_6"><text:s/></text:span><text:span text:style-name="T109_7">and</text:span><text:span text:style-name="T109_8"><text:s/></text:span><text:span text:style-name="T109_9">validation</text:span><text:span text:style-name="T109_10">)<text:s/></text:span></text:p>
        </text:list-item>
        <text:list-item>
          <text:p text:style-name="P110"><text:span text:style-name="T110_1">risk</text:span><text:span text:style-name="T110_2"><text:s/></text:span><text:span text:style-name="T110_3">management</text:span></text:p>
        </text:list-item>
      </text:list>
      <text:h text:style-name="P111" text:outline-level="10"><text:bookmark-start text:name="h.bjuqfgl2rg2q"/><text:bookmark-end text:name="h.bjuqfgl2rg2q"/></text:h>
      <text:h text:style-name="P112" text:outline-level="10"><text:bookmark-start text:name="h.99dheo8fqkcw"/><text:bookmark-end text:name="h.99dheo8fqkcw"/><text:span text:style-name="T112_1">3</text:span><text:span text:style-name="T112_2">.3.3<text:s/></text:span><text:span text:style-name="T112_3">Roles</text:span><text:span text:style-name="T112_4"><text:s/></text:span><text:span text:style-name="T112_5">and</text:span><text:span text:style-name="T112_6"><text:s/></text:span><text:span text:style-name="T112_7">responsibilities</text:span></text:h>
      <text:p text:style-name="P113"/>
      <text:p text:style-name="P114"><text:span text:style-name="T114_1">The</text:span><text:span text:style-name="T114_2"><text:s/></text:span><text:span text:style-name="T114_3">responsibilities</text:span><text:span text:style-name="T114_4"><text:s/></text:span><text:span text:style-name="T114_5">for</text:span><text:span text:style-name="T114_6"><text:s/></text:span><text:span text:style-name="T114_7">group</text:span><text:span text:style-name="T114_8"><text:s/></text:span><text:span text:style-name="T114_9">QI</text:span><text:span text:style-name="T114_10"><text:s/></text:span><text:span text:style-name="T114_11">in</text:span><text:span text:style-name="T114_12"><text:s/></text:span><text:span text:style-name="T114_13">this</text:span><text:span text:style-name="T114_14"><text:s/></text:span><text:span text:style-name="T114_15">project</text:span><text:span text:style-name="T114_16"><text:s/></text:span><text:span text:style-name="T114_17">include</text:span><text:span text:style-name="T114_18">:</text:span></text:p>
      <text:list text:style-name="LS3" xml:id="list8">
        <text:list-item>
          <text:p text:style-name="P115"><text:span text:style-name="T115_1">Arrange</text:span><text:span text:style-name="T115_2"><text:s/></text:span><text:span text:style-name="T115_3">daily</text:span><text:span text:style-name="T115_4"><text:s/></text:span><text:span text:style-name="T115_5">SRCUM</text:span><text:span text:style-name="T115_6"><text:s/></text:span><text:span text:style-name="T115_7">to</text:span><text:span text:style-name="T115_8"><text:s/></text:span><text:span text:style-name="T115_9">update</text:span><text:span text:style-name="T115_10"><text:s/></text:span><text:span text:style-name="T115_11">the</text:span><text:span text:style-name="T115_12"><text:s/></text:span><text:span text:style-name="T115_13">development</text:span><text:span text:style-name="T115_14"><text:s/></text:span><text:span text:style-name="T115_15">of</text:span><text:span text:style-name="T115_16"><text:s/></text:span><text:span text:style-name="T115_17">the</text:span><text:span text:style-name="T115_18"><text:s/></text:span><text:span text:style-name="T115_19">software</text:span></text:p>
        </text:list-item>
        <text:list-item>
          <text:p text:style-name="P116"><text:span text:style-name="T116_1">Develop</text:span><text:span text:style-name="T116_2"><text:s/></text:span><text:span text:style-name="T116_3">and</text:span><text:span text:style-name="T116_4"><text:s/></text:span><text:span text:style-name="T116_5">maintain</text:span><text:span text:style-name="T116_6"><text:s/></text:span><text:span text:style-name="T116_7">the</text:span><text:span text:style-name="T116_8"><text:s/></text:span><text:span text:style-name="T116_9">SQAP</text:span><text:span text:style-name="T116_10"><text:s/></text:span></text:p>
        </text:list-item>
        <text:list-item>
          <text:p text:style-name="P117"><text:span text:style-name="T117_1">Generate</text:span><text:span text:style-name="T117_2"><text:s/></text:span><text:span text:style-name="T117_3">and</text:span><text:span text:style-name="T117_4"><text:s/></text:span><text:span text:style-name="T117_5">maintain</text:span><text:span text:style-name="T117_6"><text:s/></text:span><text:span text:style-name="T117_7">schedule</text:span><text:span text:style-name="T117_8"><text:s/></text:span><text:span text:style-name="T117_9">for</text:span><text:span text:style-name="T117_10"><text:s/></text:span><text:span text:style-name="T117_11">software</text:span><text:span text:style-name="T117_12"><text:s/></text:span><text:span text:style-name="T117_13">assurance</text:span><text:span text:style-name="T117_14"><text:s/></text:span><text:span text:style-name="T117_15">activities</text:span></text:p>
        </text:list-item>
        <text:list-item>
          <text:p text:style-name="P118"><text:span text:style-name="T118_1">Identify</text:span><text:span text:style-name="T118_2"><text:s/></text:span><text:span text:style-name="T118_3">lesson</text:span><text:span text:style-name="T118_4"><text:s/></text:span><text:span text:style-name="T118_5">learned</text:span><text:span text:style-name="T118_6"><text:s/></text:span><text:span text:style-name="T118_7">that</text:span><text:span text:style-name="T118_8"><text:s/></text:span><text:span text:style-name="T118_9">could</text:span><text:span text:style-name="T118_10"><text:s/></text:span><text:span text:style-name="T118_11">be</text:span><text:span text:style-name="T118_12"><text:s/></text:span><text:span text:style-name="T118_13">improved</text:span><text:span text:style-name="T118_14"><text:s/></text:span><text:span text:style-name="T118_15">for</text:span><text:span text:style-name="T118_16"><text:s/></text:span><text:span text:style-name="T118_17">the</text:span><text:span text:style-name="T118_18"><text:s/></text:span><text:span text:style-name="T118_19">future</text:span></text:p>
        </text:list-item>
        <text:list-item>
          <text:p text:style-name="P119"><text:span text:style-name="T119_1">Document</text:span><text:span text:style-name="T119_2"><text:s/></text:span><text:span text:style-name="T119_3">software</text:span><text:span text:style-name="T119_4"><text:s/></text:span><text:span text:style-name="T119_5">assurance</text:span><text:span text:style-name="T119_6"><text:s/></text:span><text:span text:style-name="T119_7">related</text:span><text:span text:style-name="T119_8"><text:s/></text:span><text:span text:style-name="T119_9">activities</text:span></text:p>
        </text:list-item>
      </text:list>
      <text:p text:style-name="P120"/>
      <text:p text:style-name="P121"><text:span text:style-name="T121_1">The</text:span><text:span text:style-name="T121_2"><text:s/></text:span><text:span text:style-name="T121_3">responsibilities</text:span><text:span text:style-name="T121_4"><text:s/></text:span><text:span text:style-name="T121_5">for</text:span><text:span text:style-name="T121_6"><text:s/></text:span><text:span text:style-name="T121_7">the</text:span><text:span text:style-name="T121_8"><text:s/></text:span><text:span text:style-name="T121_9">stakeholders</text:span><text:span text:style-name="T121_10"><text:s/></text:span><text:span text:style-name="T121_11">in</text:span><text:span text:style-name="T121_12"><text:s/></text:span><text:span text:style-name="T121_13">this</text:span><text:span text:style-name="T121_14"><text:s/></text:span><text:span text:style-name="T121_15">project</text:span><text:span text:style-name="T121_16"><text:s/></text:span><text:span text:style-name="T121_17">include</text:span><text:span text:style-name="T121_18">:</text:span></text:p>
      <text:list text:style-name="LS4" xml:id="list13">
        <text:list-item>
          <text:p text:style-name="P122"><text:span text:style-name="T122_1">Identify</text:span><text:span text:style-name="T122_2"><text:s/></text:span><text:span text:style-name="T122_3">and</text:span><text:span text:style-name="T122_4"><text:s/></text:span><text:span text:style-name="T122_5">notice</text:span><text:span text:style-name="T122_6"><text:s/></text:span><text:span text:style-name="T122_7">the</text:span><text:span text:style-name="T122_8"><text:s/></text:span><text:span text:style-name="T122_9">group</text:span><text:span text:style-name="T122_10"><text:s/></text:span><text:span text:style-name="T122_11">problem</text:span><text:span text:style-name="T122_12"><text:s/></text:span><text:span text:style-name="T122_13">in</text:span><text:span text:style-name="T122_14"><text:s/></text:span><text:span text:style-name="T122_15">their</text:span><text:span text:style-name="T122_16"><text:s/></text:span><text:span text:style-name="T122_17">software</text:span><text:span text:style-name="T122_18"><text:s/></text:span><text:span text:style-name="T122_19">assurance</text:span><text:span text:style-name="T122_20"><text:s/></text:span><text:span text:style-name="T122_21">activities</text:span></text:p>
        </text:list-item>
        <text:list-item>
          <text:p text:style-name="P123"><text:span text:style-name="T123_1">Ensure</text:span><text:span text:style-name="T123_2"><text:s/></text:span><text:span text:style-name="T123_3">development</text:span><text:span text:style-name="T123_4"><text:s/></text:span><text:span text:style-name="T123_5">group</text:span><text:span text:style-name="T123_6"><text:s/></text:span><text:span text:style-name="T123_7">have</text:span><text:span text:style-name="T123_8"><text:s/></text:span><text:span text:style-name="T123_9">proper</text:span><text:span text:style-name="T123_10"><text:s/></text:span><text:span text:style-name="T123_11">tools</text:span><text:span text:style-name="T123_12"><text:s/></text:span><text:span text:style-name="T123_13">to</text:span><text:span text:style-name="T123_14"><text:s/></text:span><text:span text:style-name="T123_15">conduct</text:span><text:span text:style-name="T123_16"><text:s/></text:span><text:span text:style-name="T123_17">software</text:span><text:span text:style-name="T123_18"><text:s/></text:span><text:span text:style-name="T123_19">assurance</text:span><text:span text:style-name="T123_20"><text:s/></text:span><text:span text:style-name="T123_21">activities</text:span><text:span text:style-name="T123_22">.</text:span></text:p>
        </text:list-item>
      </text:list>
      <text:p text:style-name="P124"/>
      <text:p text:style-name="P125"/>
      <text:p text:style-name="P126"/>
      <text:p text:style-name="P127"/>
      <text:p text:style-name="P128"/>
      <text:h text:style-name="P129" text:outline-level="10"><text:bookmark-start text:name="h.30uiba27w20e"/><text:bookmark-end text:name="h.30uiba27w20e"/></text:h>
      <text:h text:style-name="P130" text:outline-level="10"><text:bookmark-start text:name="h.nox8szemhq5r"/><text:bookmark-end text:name="h.nox8szemhq5r"/></text:h>
      <text:h text:style-name="P131" text:outline-level="10"><text:bookmark-start text:name="h.66z5d2djbma2"/><text:bookmark-end text:name="h.66z5d2djbma2"/></text:h>
      <text:h text:style-name="P132" text:outline-level="10"><text:bookmark-start text:name="h.2zp764xa6ch"/><text:bookmark-end text:name="h.2zp764xa6ch"/><text:bookmark-start text:name="h.hzt9br9t9irw"/><text:bookmark-end text:name="h.hzt9br9t9irw"/><text:span text:style-name="T132_1">3.4<text:s/></text:span><text:span text:style-name="T132_2"><office:annotation><dc:creator/><text:p text:style-name="P133"><text:span text:style-name="T133_1">This</text:span><text:span text:style-name="T133_2"><text:s/></text:span><text:span text:style-name="T133_3">section</text:span><text:span text:style-name="T133_4"><text:s/></text:span><text:span text:style-name="T133_5">shall</text:span><text:span text:style-name="T133_6"><text:s/></text:span><text:span text:style-name="T133_7">perform</text:span><text:span text:style-name="T133_8"><text:s/></text:span><text:span text:style-name="T133_9">the</text:span><text:span text:style-name="T133_10"><text:s/></text:span><text:span text:style-name="T133_11">following</text:span><text:span text:style-name="T133_12"><text:s/></text:span><text:span text:style-name="T133_13">functions</text:span><text:span text:style-name="T133_14">:</text:span></text:p><text:p text:style-name="P134"><text:span text:style-name="T134_1">a</text:span><text:span text:style-name="T134_2">)<text:s/></text:span><text:span text:style-name="T134_3">Identify</text:span><text:span text:style-name="T134_4"><text:s/></text:span><text:span text:style-name="T134_5">the</text:span><text:span text:style-name="T134_6"><text:s/></text:span><text:span text:style-name="T134_7">documentation</text:span><text:span text:style-name="T134_8"><text:s/></text:span><text:span text:style-name="T134_9">governing</text:span><text:span text:style-name="T134_10"><text:s/></text:span><text:span text:style-name="T134_11">the</text:span><text:span text:style-name="T134_12"><text:s/></text:span><text:span text:style-name="T134_13">development</text:span><text:span text:style-name="T134_14">,<text:s/></text:span><text:span text:style-name="T134_15">verification</text:span><text:span text:style-name="T134_16"><text:s/></text:span><text:span text:style-name="T134_17">and</text:span><text:span text:style-name="T134_18"><text:s/></text:span><text:span text:style-name="T134_19">validation</text:span><text:span text:style-name="T134_20">,<text:s/></text:span><text:span text:style-name="T134_21">use</text:span><text:span text:style-name="T134_22">,<text:s/></text:span><text:span text:style-name="T134_23">and</text:span><text:span text:style-name="T134_24"><text:s/></text:span><text:span text:style-name="T134_25">mainte</text:span><text:span text:style-name="T134_26">-</text:span></text:p><text:p text:style-name="P135"><text:span text:style-name="T135_1">nance</text:span><text:span text:style-name="T135_2"><text:s/></text:span><text:span text:style-name="T135_3">of</text:span><text:span text:style-name="T135_4"><text:s/></text:span><text:span text:style-name="T135_5">the</text:span><text:span text:style-name="T135_6"><text:s/></text:span><text:span text:style-name="T135_7">software</text:span><text:span text:style-name="T135_8">.</text:span></text:p><text:p text:style-name="P136"/><text:p text:style-name="P137"><text:span text:style-name="T137_1">b</text:span><text:span text:style-name="T137_2">)<text:s/></text:span><text:span text:style-name="T137_3">List</text:span><text:span text:style-name="T137_4"><text:s/></text:span><text:span text:style-name="T137_5">which</text:span><text:span text:style-name="T137_6"><text:s/></text:span><text:span text:style-name="T137_7">documents</text:span><text:span text:style-name="T137_8"><text:s/></text:span><text:span text:style-name="T137_9">are</text:span><text:span text:style-name="T137_10"><text:s/></text:span><text:span text:style-name="T137_11">to</text:span><text:span text:style-name="T137_12"><text:s/></text:span><text:span text:style-name="T137_13">be</text:span><text:span text:style-name="T137_14"><text:s/></text:span><text:span text:style-name="T137_15">reviewed</text:span><text:span text:style-name="T137_16"><text:s/></text:span><text:span text:style-name="T137_17">or</text:span><text:span text:style-name="T137_18"><text:s/></text:span><text:span text:style-name="T137_19">audited</text:span><text:span text:style-name="T137_20"><text:s/></text:span><text:span text:style-name="T137_21">for</text:span><text:span text:style-name="T137_22"><text:s/></text:span><text:span text:style-name="T137_23">adequacy</text:span><text:span text:style-name="T137_24">.<text:s/></text:span><text:span text:style-name="T137_25">For</text:span><text:span text:style-name="T137_26"><text:s/></text:span><text:span text:style-name="T137_27">each</text:span><text:span text:style-name="T137_28"><text:s/></text:span><text:span text:style-name="T137_29">document</text:span><text:span text:style-name="T137_30"><text:s/></text:span><text:span text:style-name="T137_31">listed</text:span><text:span text:style-name="T137_32">,<text:s/></text:span><text:span text:style-name="T137_33">identify</text:span></text:p><text:p text:style-name="P138"><text:span text:style-name="T138_1">the</text:span><text:span text:style-name="T138_2"><text:s/></text:span><text:span text:style-name="T138_3">reviews</text:span><text:span text:style-name="T138_4"><text:s/></text:span><text:span text:style-name="T138_5">or</text:span><text:span text:style-name="T138_6"><text:s/></text:span><text:span text:style-name="T138_7">audits</text:span><text:span text:style-name="T138_8"><text:s/></text:span><text:span text:style-name="T138_9">to</text:span><text:span text:style-name="T138_10"><text:s/></text:span><text:span text:style-name="T138_11">be</text:span><text:span text:style-name="T138_12"><text:s/></text:span><text:span text:style-name="T138_13">conducted</text:span><text:span text:style-name="T138_14"><text:s/></text:span><text:span text:style-name="T138_15">and</text:span><text:span text:style-name="T138_16"><text:s/></text:span><text:span text:style-name="T138_17">the</text:span><text:span text:style-name="T138_18"><text:s/></text:span><text:span text:style-name="T138_19">criteria</text:span><text:span text:style-name="T138_20"><text:s/></text:span><text:span text:style-name="T138_21">by</text:span><text:span text:style-name="T138_22"><text:s/></text:span><text:span text:style-name="T138_23">which</text:span><text:span text:style-name="T138_24"><text:s/></text:span><text:span text:style-name="T138_25">adequacy</text:span><text:span text:style-name="T138_26"><text:s/></text:span><text:span text:style-name="T138_27">is</text:span><text:span text:style-name="T138_28"><text:s/></text:span><text:span text:style-name="T138_29">to</text:span><text:span text:style-name="T138_30"><text:s/></text:span><text:span text:style-name="T138_31">be</text:span><text:span text:style-name="T138_32"><text:s/></text:span><text:span text:style-name="T138_33">confirmed</text:span><text:span text:style-name="T138_34">,<text:s/></text:span><text:span text:style-name="T138_35">with</text:span><text:span text:style-name="T138_36"><text:s/></text:span><text:span text:style-name="T138_37">ref</text:span><text:span text:style-name="T138_38">-</text:span></text:p><text:p text:style-name="P139"><text:span text:style-name="T139_1">erence</text:span><text:span text:style-name="T139_2"><text:s/></text:span><text:span text:style-name="T139_3">to</text:span><text:span text:style-name="T139_4"><text:s/></text:span><text:span text:style-name="T139_5">section</text:span><text:span text:style-name="T139_6"><text:s/>6<text:s/></text:span><text:span text:style-name="T139_7">of</text:span><text:span text:style-name="T139_8"><text:s/></text:span><text:span text:style-name="T139_9">the</text:span><text:span text:style-name="T139_10"><text:s/></text:span><text:span text:style-name="T139_11">SQAP</text:span><text:span text:style-name="T139_12">.</text:span></text:p></office:annotation></text:span><text:span text:style-name="T139_13"><office:annotation><dc:creator/><text:p text:style-name="P140"><text:span text:style-name="T140_1">_</text:span><text:span text:style-name="T140_2">Markera</text:span><text:span text:style-name="T140_3"><text:s/></text:span><text:span text:style-name="T140_4">som</text:span><text:span text:style-name="T140_5"><text:s/></text:span><text:span text:style-name="T140_6">löst</text:span><text:span text:style-name="T140_7">_</text:span></text:p></office:annotation></text:span><text:span text:style-name="T140_8"><office:annotation><dc:creator/><text:p text:style-name="P141"><text:span text:style-name="T141_1">_</text:span><text:span text:style-name="T141_2">Öppnad</text:span><text:span text:style-name="T141_3"><text:s/></text:span><text:span text:style-name="T141_4">på</text:span><text:span text:style-name="T141_5"><text:s/></text:span><text:span text:style-name="T141_6">nytt</text:span><text:span text:style-name="T141_7">_</text:span></text:p></office:annotation></text:span><text:span text:style-name="T141_8">Documentation</text:span></text:h>
      <text:p text:style-name="P142"><text:span text:style-name="T142_1">by</text:span><text:span text:style-name="T142_2"><text:s/></text:span><text:span text:style-name="T142_3">Jani</text:span><text:span text:style-name="T142_4"><text:s/></text:span><text:span text:style-name="T142_5">Pasanen</text:span></text:p>
      <text:p text:style-name="P143"/>
      <text:p text:style-name="P144"><text:span text:style-name="T144_1">3.4.1<text:s/></text:span><text:span text:style-name="T144_2">Software</text:span><text:span text:style-name="T144_3"><text:s/></text:span><text:span text:style-name="T144_4">requirements</text:span><text:span text:style-name="T144_5"><text:s/></text:span><text:span text:style-name="T144_6">documentation</text:span></text:p>
      <text:p text:style-name="P145"/>
      <text:p text:style-name="P146"><text:span text:style-name="T146_1">All</text:span><text:span text:style-name="T146_2"><text:s/></text:span><text:span text:style-name="T146_3">work</text:span><text:span text:style-name="T146_4"><text:s/></text:span><text:span text:style-name="T146_5">done</text:span><text:span text:style-name="T146_6"><text:s/></text:span><text:span text:style-name="T146_7">for</text:span><text:span text:style-name="T146_8"><text:s/></text:span><text:span text:style-name="T146_9">the</text:span><text:span text:style-name="T146_10"><text:s/></text:span><text:span text:style-name="T146_11">Quadcopter</text:span><text:span text:style-name="T146_12"><text:s/></text:span><text:span text:style-name="T146_13">project</text:span><text:span text:style-name="T146_14"><text:s/></text:span><text:span text:style-name="T146_15">is</text:span><text:span text:style-name="T146_16"><text:s/></text:span><text:span text:style-name="T146_17">and</text:span><text:span text:style-name="T146_18"><text:s/></text:span><text:span text:style-name="T146_19">shall</text:span><text:span text:style-name="T146_20"><text:s/></text:span><text:span text:style-name="T146_21">be</text:span><text:span text:style-name="T146_22"><text:s/></text:span><text:span text:style-name="T146_23">based</text:span><text:span text:style-name="T146_24"><text:s/></text:span><text:span text:style-name="T146_25">on</text:span><text:span text:style-name="T146_26"><text:s/></text:span><text:span text:style-name="T146_27">actual</text:span><text:span text:style-name="T146_28"><text:s/></text:span><text:span text:style-name="T146_29">requirements</text:span><text:span text:style-name="T146_30">.<text:s/></text:span><text:span text:style-name="T146_31">These</text:span><text:span text:style-name="T146_32"><text:s/></text:span><text:span text:style-name="T146_33">requirements</text:span><text:span text:style-name="T146_34"><text:s/></text:span><text:span text:style-name="T146_35">are</text:span><text:span text:style-name="T146_36"><text:s/></text:span><text:span text:style-name="T146_37">written</text:span><text:span text:style-name="T146_38"><text:s/></text:span><text:span text:style-name="T146_39">down</text:span><text:span text:style-name="T146_40"><text:s/></text:span><text:span text:style-name="T146_41">in</text:span><text:span text:style-name="T146_42"><text:s/></text:span><text:span text:style-name="T146_43">the</text:span><text:span text:style-name="T146_44"><text:s/></text:span><text:span text:style-name="T146_45">form</text:span><text:span text:style-name="T146_46"><text:s/></text:span><text:span text:style-name="T146_47">of</text:span><text:span text:style-name="T146_48"><text:s/></text:span><text:span text:style-name="T146_49">user</text:span><text:span text:style-name="T146_50"><text:s/></text:span><text:span text:style-name="T146_51">stories</text:span><text:span text:style-name="T146_52"><text:s/></text:span><text:span text:style-name="T146_53">into</text:span><text:span text:style-name="T146_54"><text:s/></text:span><text:span text:style-name="T146_55">a</text:span><text:span text:style-name="T146_56"><text:s/></text:span><text:span text:style-name="T146_57">google</text:span><text:span text:style-name="T146_58"><text:s/></text:span><text:span text:style-name="T146_59">document</text:span><text:span text:style-name="T146_60"><text:s/></text:span><text:span text:style-name="T146_61">and</text:span><text:span text:style-name="T146_62"><text:s/></text:span><text:span text:style-name="T146_63">into</text:span><text:span text:style-name="T146_64"><text:s/></text:span><text:span text:style-name="T146_65">the</text:span><text:span text:style-name="T146_66"><text:s/></text:span><text:span text:style-name="T146_67">groups</text:span><text:span text:style-name="T146_68"><text:s/></text:span><text:span text:style-name="T146_69">scrum</text:span><text:span text:style-name="T146_70">/</text:span><text:span text:style-name="T146_71">agile</text:span><text:span text:style-name="T146_72"><text:s/></text:span><text:span text:style-name="T146_73">management</text:span><text:span text:style-name="T146_74"><text:s/></text:span><text:span text:style-name="T146_75">tool</text:span><text:span text:style-name="T146_76">,<text:s/></text:span><text:span text:style-name="T146_77">Agilefant</text:span><text:span text:style-name="T146_78">.<text:s/></text:span><text:span text:style-name="T146_79">These</text:span><text:span text:style-name="T146_80"><text:s/></text:span><text:span text:style-name="T146_81">user</text:span><text:span text:style-name="T146_82"><text:s/></text:span><text:span text:style-name="T146_83">stories</text:span><text:span text:style-name="T146_84"><text:s/></text:span><text:span text:style-name="T146_85">are</text:span><text:span text:style-name="T146_86"><text:s/></text:span><text:span text:style-name="T146_87">the</text:span><text:span text:style-name="T146_88"><text:s/></text:span><text:span text:style-name="T146_89">basis</text:span><text:span text:style-name="T146_90"><text:s/></text:span><text:span text:style-name="T146_91">for</text:span><text:span text:style-name="T146_92"><text:s/></text:span><text:span text:style-name="T146_93">the</text:span><text:span text:style-name="T146_94"><text:s/></text:span><text:span text:style-name="T146_95">tasks</text:span><text:span text:style-name="T146_96"><text:s/></text:span><text:span text:style-name="T146_97">that</text:span><text:span text:style-name="T146_98"><text:s/></text:span><text:span text:style-name="T146_99">group</text:span><text:span text:style-name="T146_100"><text:s/></text:span><text:span text:style-name="T146_101">members</text:span><text:span text:style-name="T146_102"><text:s/></text:span><text:span text:style-name="T146_103">will</text:span><text:span text:style-name="T146_104"><text:s/></text:span><text:span text:style-name="T146_105">have</text:span><text:span text:style-name="T146_106"><text:s/></text:span><text:span text:style-name="T146_107">to</text:span><text:span text:style-name="T146_108"><text:s/></text:span><text:span text:style-name="T146_109">work</text:span><text:span text:style-name="T146_110"><text:s/></text:span><text:span text:style-name="T146_111">on</text:span><text:span text:style-name="T146_112"><text:s/></text:span><text:span text:style-name="T146_113">in</text:span><text:span text:style-name="T146_114"><text:s/></text:span><text:span text:style-name="T146_115">each</text:span><text:span text:style-name="T146_116"><text:s/></text:span><text:span text:style-name="T146_117">sprint</text:span><text:span text:style-name="T146_118"><text:s/></text:span><text:span text:style-name="T146_119">to</text:span><text:span text:style-name="T146_120"><text:s/></text:span><text:span text:style-name="T146_121">reach</text:span><text:span text:style-name="T146_122"><text:s/></text:span><text:span text:style-name="T146_123">the</text:span><text:span text:style-name="T146_124"><text:s/></text:span><text:span text:style-name="T146_125">goals</text:span><text:span text:style-name="T146_126"><text:s/></text:span><text:span text:style-name="T146_127">of</text:span><text:span text:style-name="T146_128"><text:s/></text:span><text:span text:style-name="T146_129">satisfying</text:span><text:span text:style-name="T146_130"><text:s/></text:span><text:span text:style-name="T146_131">the</text:span><text:span text:style-name="T146_132"><text:s/></text:span><text:span text:style-name="T146_133">user</text:span><text:span text:style-name="T146_134"><text:s/></text:span><text:span text:style-name="T146_135">stories</text:span><text:span text:style-name="T146_136"><text:s/>(</text:span><text:span text:style-name="T146_137">users</text:span><text:span text:style-name="T146_138"><text:s/></text:span><text:span text:style-name="T146_139">requirements</text:span><text:span text:style-name="T146_140">).<text:s/></text:span></text:p>
      <text:p text:style-name="P147"/>
      <text:p text:style-name="P148"/>
      <text:p text:style-name="P149"><text:span text:style-name="T149_1">3.4.2<text:s/></text:span><text:span text:style-name="T149_2">Software</text:span><text:span text:style-name="T149_3"><text:s/></text:span><text:span text:style-name="T149_4">design</text:span><text:span text:style-name="T149_5"><text:s/></text:span><text:span text:style-name="T149_6">documentation</text:span></text:p>
      <text:p text:style-name="P150"/>
      <text:p text:style-name="P151"><text:span text:style-name="T151_1">The</text:span><text:span text:style-name="T151_2"><text:s/></text:span><text:span text:style-name="T151_3">design</text:span><text:span text:style-name="T151_4"><text:s/></text:span><text:span text:style-name="T151_5">document</text:span><text:span text:style-name="T151_6"><text:s/></text:span><text:span text:style-name="T151_7">consists</text:span><text:span text:style-name="T151_8"><text:s/></text:span><text:span text:style-name="T151_9">of</text:span><text:span text:style-name="T151_10"><text:s/></text:span><text:span text:style-name="T151_11">various</text:span><text:span text:style-name="T151_12"><text:s/></text:span><text:span text:style-name="T151_13">technical</text:span><text:span text:style-name="T151_14"><text:s/></text:span><text:span text:style-name="T151_15">analysis</text:span><text:span text:style-name="T151_16"><text:s/></text:span><text:span text:style-name="T151_17">and</text:span><text:span text:style-name="T151_18"><text:s/></text:span><text:span text:style-name="T151_19">design</text:span><text:span text:style-name="T151_20"><text:s/></text:span><text:span text:style-name="T151_21">documents</text:span><text:span text:style-name="T151_22"><text:s/></text:span><text:span text:style-name="T151_23">and</text:span><text:span text:style-name="T151_24"><text:s/></text:span><text:span text:style-name="T151_25">diagrams</text:span><text:span text:style-name="T151_26">.<text:s/></text:span><text:span text:style-name="T151_27">We</text:span><text:span text:style-name="T151_28"><text:s/></text:span><text:span text:style-name="T151_29">as</text:span><text:span text:style-name="T151_30"><text:s/></text:span><text:span text:style-name="T151_31">a</text:span><text:span text:style-name="T151_32"><text:s/></text:span><text:span text:style-name="T151_33">group</text:span><text:span text:style-name="T151_34"><text:s/></text:span><text:span text:style-name="T151_35">will</text:span><text:span text:style-name="T151_36"><text:s/></text:span><text:span text:style-name="T151_37">write</text:span><text:span text:style-name="T151_38"><text:s/></text:span><text:span text:style-name="T151_39">use</text:span><text:span text:style-name="T151_40"><text:s/></text:span><text:span text:style-name="T151_41">cases</text:span><text:span text:style-name="T151_42">,<text:s/></text:span><text:span text:style-name="T151_43">use</text:span><text:span text:style-name="T151_44"><text:s/></text:span><text:span text:style-name="T151_45">case</text:span><text:span text:style-name="T151_46"><text:s/></text:span><text:span text:style-name="T151_47">diagrams</text:span><text:span text:style-name="T151_48">,<text:s/></text:span><text:span text:style-name="T151_49">sequence</text:span><text:span text:style-name="T151_50"><text:s/></text:span><text:span text:style-name="T151_51">diagrams</text:span><text:span text:style-name="T151_52">,<text:s/></text:span><text:span text:style-name="T151_53">statechart</text:span><text:span text:style-name="T151_54"><text:s/></text:span><text:span text:style-name="T151_55">diagrams</text:span><text:span text:style-name="T151_56"><text:s/></text:span><text:span text:style-name="T151_57">and</text:span><text:span text:style-name="T151_58"><text:s/></text:span><text:span text:style-name="T151_59">other</text:span><text:span text:style-name="T151_60"><text:s/></text:span><text:span text:style-name="T151_61">similar</text:span><text:span text:style-name="T151_62"><text:s/></text:span><text:span text:style-name="T151_63">documentation</text:span><text:span text:style-name="T151_64"><text:s/></text:span><text:span text:style-name="T151_65">to</text:span><text:span text:style-name="T151_66"><text:s/></text:span><text:span text:style-name="T151_67">clearly</text:span><text:span text:style-name="T151_68"><text:s/></text:span><text:span text:style-name="T151_69">illustrate</text:span><text:span text:style-name="T151_70"><text:s/></text:span><text:span text:style-name="T151_71">the</text:span><text:span text:style-name="T151_72"><text:s/></text:span><text:span text:style-name="T151_73">design</text:span><text:span text:style-name="T151_74"><text:s/></text:span><text:span text:style-name="T151_75">of</text:span><text:span text:style-name="T151_76"><text:s/></text:span><text:span text:style-name="T151_77">the</text:span><text:span text:style-name="T151_78"><text:s/></text:span><text:span text:style-name="T151_79">end</text:span><text:span text:style-name="T151_80"><text:s/></text:span><text:span text:style-name="T151_81">product</text:span><text:span text:style-name="T151_82">,<text:s/></text:span><text:span text:style-name="T151_83">the</text:span><text:span text:style-name="T151_84"><text:s/></text:span><text:span text:style-name="T151_85">quadcopter</text:span><text:span text:style-name="T151_86">,<text:s/></text:span><text:span text:style-name="T151_87">and</text:span><text:span text:style-name="T151_88"><text:s/></text:span><text:span text:style-name="T151_89">the</text:span><text:span text:style-name="T151_90"><text:s/></text:span><text:span text:style-name="T151_91">software</text:span><text:span text:style-name="T151_92"><text:s/></text:span><text:span text:style-name="T151_93">which</text:span><text:span text:style-name="T151_94"><text:s/></text:span><text:span text:style-name="T151_95">we</text:span><text:span text:style-name="T151_96"><text:s/></text:span><text:span text:style-name="T151_97">as</text:span><text:span text:style-name="T151_98"><text:s/></text:span><text:span text:style-name="T151_99">a</text:span><text:span text:style-name="T151_100"><text:s/></text:span><text:span text:style-name="T151_101">group</text:span><text:span text:style-name="T151_102"><text:s/></text:span><text:span text:style-name="T151_103">have</text:span><text:span text:style-name="T151_104"><text:s/></text:span><text:span text:style-name="T151_105">developed</text:span><text:span text:style-name="T151_106"><text:s/></text:span><text:span text:style-name="T151_107">for</text:span><text:span text:style-name="T151_108"><text:s/></text:span><text:span text:style-name="T151_109">it</text:span><text:span text:style-name="T151_110"><text:s/></text:span><text:span text:style-name="T151_111">to</text:span><text:span text:style-name="T151_112"><text:s/></text:span><text:span text:style-name="T151_113">meet</text:span><text:span text:style-name="T151_114"><text:s/></text:span><text:span text:style-name="T151_115">the</text:span><text:span text:style-name="T151_116"><text:s/></text:span><text:span text:style-name="T151_117">requirements</text:span><text:span text:style-name="T151_118">.</text:span></text:p>
      <text:p text:style-name="P152"/>
      <text:p text:style-name="P153"/>
      <text:p text:style-name="P154"><text:span text:style-name="T154_1">3.4.3<text:s/></text:span><text:span text:style-name="T154_2">Verifications</text:span><text:span text:style-name="T154_3"><text:s/></text:span><text:span text:style-name="T154_4">and</text:span><text:span text:style-name="T154_5"><text:s/></text:span><text:span text:style-name="T154_6">validation</text:span><text:span text:style-name="T154_7"><text:s/></text:span><text:span text:style-name="T154_8">documentation</text:span></text:p>
      <text:p text:style-name="P155"/>
      <text:p text:style-name="P156"><text:span text:style-name="T156_1">Verification</text:span><text:span text:style-name="T156_2"><text:s/></text:span><text:span text:style-name="T156_3">and</text:span><text:span text:style-name="T156_4"><text:s/></text:span><text:span text:style-name="T156_5">validation</text:span><text:span text:style-name="T156_6"><text:s/></text:span><text:span text:style-name="T156_7">shall</text:span><text:span text:style-name="T156_8"><text:s/></text:span><text:span text:style-name="T156_9">be</text:span><text:span text:style-name="T156_10"><text:s/></text:span><text:span text:style-name="T156_11">documented</text:span><text:span text:style-name="T156_12"><text:s/></text:span><text:span text:style-name="T156_13">by</text:span><text:span text:style-name="T156_14"><text:s/></text:span><text:span text:style-name="T156_15">each</text:span><text:span text:style-name="T156_16"><text:s/></text:span><text:span text:style-name="T156_17">developer</text:span><text:span text:style-name="T156_18"><text:s/></text:span><text:span text:style-name="T156_19">when</text:span><text:span text:style-name="T156_20"><text:s/></text:span><text:span text:style-name="T156_21">testing</text:span><text:span text:style-name="T156_22"><text:s/></text:span><text:span text:style-name="T156_23">and</text:span><text:span text:style-name="T156_24"><text:s/></text:span><text:span text:style-name="T156_25">validating</text:span><text:span text:style-name="T156_26"><text:s/></text:span><text:span text:style-name="T156_27">their</text:span><text:span text:style-name="T156_28"><text:s/></text:span><text:span text:style-name="T156_29">developed</text:span><text:span text:style-name="T156_30"><text:s/></text:span><text:span text:style-name="T156_31">software</text:span><text:span text:style-name="T156_32">.<text:s/></text:span><text:span text:style-name="T156_33">The</text:span><text:span text:style-name="T156_34"><text:s/></text:span><text:span text:style-name="T156_35">purpose</text:span><text:span text:style-name="T156_36"><text:s/></text:span><text:span text:style-name="T156_37">of</text:span><text:span text:style-name="T156_38"><text:s/></text:span><text:span text:style-name="T156_39">V</text:span><text:span text:style-name="T156_40">&amp;</text:span><text:span text:style-name="T156_41">V</text:span><text:span text:style-name="T156_42"><text:s/></text:span><text:span text:style-name="T156_43">is</text:span><text:span text:style-name="T156_44"><text:s/></text:span><text:span text:style-name="T156_45">to</text:span><text:span text:style-name="T156_46"><text:s/></text:span><text:span text:style-name="T156_47">determine</text:span><text:span text:style-name="T156_48"><text:s/></text:span><text:span text:style-name="T156_49">if</text:span><text:span text:style-name="T156_50"><text:s/></text:span><text:span text:style-name="T156_51">developed</text:span><text:span text:style-name="T156_52"><text:s/></text:span><text:span text:style-name="T156_53">software</text:span><text:span text:style-name="T156_54"><text:s/></text:span><text:span text:style-name="T156_55">products</text:span><text:span text:style-name="T156_56"><text:s/></text:span><text:span text:style-name="T156_57">conform</text:span><text:span text:style-name="T156_58"><text:s/></text:span><text:span text:style-name="T156_59">to</text:span><text:span text:style-name="T156_60"><text:s/></text:span><text:span text:style-name="T156_61">their</text:span><text:span text:style-name="T156_62"><text:s/></text:span><text:span text:style-name="T156_63">requirements</text:span><text:span text:style-name="T156_64">,<text:s/></text:span><text:span text:style-name="T156_65">and</text:span><text:span text:style-name="T156_66"><text:s/></text:span><text:span text:style-name="T156_67">whether</text:span><text:span text:style-name="T156_68"><text:s/></text:span><text:span text:style-name="T156_69">the</text:span><text:span text:style-name="T156_70"><text:s/></text:span><text:span text:style-name="T156_71">software</text:span><text:span text:style-name="T156_72"><text:s/></text:span><text:span text:style-name="T156_73">products</text:span><text:span text:style-name="T156_74"><text:s/></text:span><text:span text:style-name="T156_75">fulfill</text:span><text:span text:style-name="T156_76"><text:s/></text:span><text:span text:style-name="T156_77">the</text:span><text:span text:style-name="T156_78"><text:s/></text:span><text:span text:style-name="T156_79">intended</text:span><text:span text:style-name="T156_80"><text:s/></text:span><text:span text:style-name="T156_81">use</text:span><text:span text:style-name="T156_82"><text:s/></text:span><text:span text:style-name="T156_83">and</text:span><text:span text:style-name="T156_84"><text:s/></text:span><text:span text:style-name="T156_85">user</text:span><text:span text:style-name="T156_86"><text:s/></text:span><text:span text:style-name="T156_87">expectations</text:span><text:span text:style-name="T156_88">.</text:span></text:p>
      <text:p text:style-name="P157"/>
      <text:p text:style-name="P158"><text:span text:style-name="T158_1">The</text:span><text:span text:style-name="T158_2"><text:s/></text:span><text:span text:style-name="T158_3">verification</text:span><text:span text:style-name="T158_4"><text:s/></text:span><text:span text:style-name="T158_5">plan</text:span><text:span text:style-name="T158_6"><text:s/></text:span><text:span text:style-name="T158_7">and</text:span><text:span text:style-name="T158_8"><text:s/></text:span><text:span text:style-name="T158_9">the</text:span><text:span text:style-name="T158_10"><text:s/></text:span><text:span text:style-name="T158_11">validation</text:span><text:span text:style-name="T158_12"><text:s/></text:span><text:span text:style-name="T158_13">plan</text:span><text:span text:style-name="T158_14"><text:s/></text:span><text:span text:style-name="T158_15">document</text:span><text:span text:style-name="T158_16"><text:s/></text:span><text:span text:style-name="T158_17">and</text:span><text:span text:style-name="T158_18"><text:s/></text:span><text:span text:style-name="T158_19">define</text:span><text:span text:style-name="T158_20"><text:s/></text:span><text:span text:style-name="T158_21">the</text:span><text:span text:style-name="T158_22"><text:s/></text:span><text:span text:style-name="T158_23">verification</text:span><text:span text:style-name="T158_24"><text:s/></text:span><text:span text:style-name="T158_25">and</text:span><text:span text:style-name="T158_26"><text:s/></text:span><text:span text:style-name="T158_27">validation</text:span><text:span text:style-name="T158_28"><text:s/></text:span><text:span text:style-name="T158_29">tasks</text:span><text:span text:style-name="T158_30"><text:s/></text:span><text:span text:style-name="T158_31">and</text:span><text:span text:style-name="T158_32"><text:s/></text:span><text:span text:style-name="T158_33">required</text:span><text:span text:style-name="T158_34"><text:s/></text:span><text:span text:style-name="T158_35">inputs</text:span><text:span text:style-name="T158_36"><text:s/></text:span><text:span text:style-name="T158_37">and</text:span><text:span text:style-name="T158_38"><text:s/></text:span><text:span text:style-name="T158_39">outputs</text:span><text:span text:style-name="T158_40"><text:s/></text:span><text:span text:style-name="T158_41">needed</text:span><text:span text:style-name="T158_42"><text:s/></text:span><text:span text:style-name="T158_43">to</text:span><text:span text:style-name="T158_44"><text:s/></text:span><text:span text:style-name="T158_45">maintain</text:span><text:span text:style-name="T158_46"><text:s/></text:span><text:span text:style-name="T158_47">the</text:span><text:span text:style-name="T158_48"><text:s/></text:span><text:span text:style-name="T158_49">appropriate</text:span><text:span text:style-name="T158_50"><text:s/></text:span><text:span text:style-name="T158_51">software</text:span><text:span text:style-name="T158_52"><text:s/></text:span><text:span text:style-name="T158_53">integrity</text:span><text:span text:style-name="T158_54"><text:s/></text:span><text:span text:style-name="T158_55">level</text:span><text:span text:style-name="T158_56">.<text:s/></text:span><text:span text:style-name="T158_57">It</text:span><text:span text:style-name="T158_58"><text:s/></text:span><text:span text:style-name="T158_59">also</text:span><text:span text:style-name="T158_60"><text:s/></text:span><text:span text:style-name="T158_61">provides</text:span><text:span text:style-name="T158_62"><text:s/></text:span><text:span text:style-name="T158_63">a</text:span><text:span text:style-name="T158_64"><text:s/></text:span><text:span text:style-name="T158_65">means</text:span><text:span text:style-name="T158_66"><text:s/></text:span><text:span text:style-name="T158_67">of</text:span><text:span text:style-name="T158_68"><text:s/></text:span><text:span text:style-name="T158_69">verifying</text:span><text:span text:style-name="T158_70"><text:s/></text:span><text:span text:style-name="T158_71">the</text:span><text:span text:style-name="T158_72"><text:s/></text:span><text:span text:style-name="T158_73">implementation</text:span><text:span text:style-name="T158_74"><text:s/></text:span><text:span text:style-name="T158_75">of</text:span><text:span text:style-name="T158_76"><text:s/></text:span><text:span text:style-name="T158_77">the</text:span><text:span text:style-name="T158_78"><text:s/></text:span><text:span text:style-name="T158_79">requirements</text:span><text:span text:style-name="T158_80"><text:s/></text:span><text:span text:style-name="T158_81">described</text:span><text:span text:style-name="T158_82"><text:s/></text:span><text:span text:style-name="T158_83">in</text:span><text:span text:style-name="T158_84"><text:s/></text:span><text:span text:style-name="T158_85">the</text:span><text:span text:style-name="T158_86"><text:s/></text:span><text:span text:style-name="T158_87">requirements</text:span><text:span text:style-name="T158_88"><text:s/></text:span><text:span text:style-name="T158_89">document</text:span><text:span text:style-name="T158_90"><text:s/></text:span><text:span text:style-name="T158_91">and</text:span><text:span text:style-name="T158_92"><text:s/></text:span><text:span text:style-name="T158_93">expressed</text:span><text:span text:style-name="T158_94"><text:s/></text:span><text:span text:style-name="T158_95">in</text:span><text:span text:style-name="T158_96"><text:s/></text:span><text:span text:style-name="T158_97">the</text:span><text:span text:style-name="T158_98"><text:s/></text:span><text:span text:style-name="T158_99">design</text:span><text:span text:style-name="T158_100"><text:s/></text:span><text:span text:style-name="T158_101">documents</text:span><text:span text:style-name="T158_102"><text:s/></text:span><text:span text:style-name="T158_103">and</text:span><text:span text:style-name="T158_104"><text:s/></text:span><text:span text:style-name="T158_105">in</text:span><text:span text:style-name="T158_106"><text:s/></text:span><text:span text:style-name="T158_107">the</text:span><text:span text:style-name="T158_108"><text:s/></text:span><text:span text:style-name="T158_109">testing</text:span><text:span text:style-name="T158_110"><text:s/></text:span><text:span text:style-name="T158_111">as</text:span><text:span text:style-name="T158_112"><text:s/></text:span><text:span text:style-name="T158_113">expressed</text:span><text:span text:style-name="T158_114"><text:s/></text:span><text:span text:style-name="T158_115">in</text:span><text:span text:style-name="T158_116"><text:s/></text:span><text:span text:style-name="T158_117">the</text:span><text:span text:style-name="T158_118"><text:s/></text:span><text:span text:style-name="T158_119">project</text:span><text:span text:style-name="T158_120">’</text:span><text:span text:style-name="T158_121">s</text:span><text:span text:style-name="T158_122"><text:s/></text:span><text:span text:style-name="T158_123">test</text:span><text:span text:style-name="T158_124"><text:s/></text:span><text:span text:style-name="T158_125">documentation</text:span><text:span text:style-name="T158_126">.</text:span></text:p>
      <text:p text:style-name="P159"/>
      <text:p text:style-name="P160"/>
      <text:p text:style-name="P161"><text:span text:style-name="T161_1">3</text:span><text:span text:style-name="T161_2">.4.5<text:s/></text:span><text:span text:style-name="T161_3">User</text:span><text:span text:style-name="T161_4"><text:s/></text:span><text:span text:style-name="T161_5">documentation</text:span></text:p>
      <text:p text:style-name="P162"/>
      <text:p text:style-name="P163"><text:span text:style-name="T163_1">During</text:span><text:span text:style-name="T163_2"><text:s/></text:span><text:span text:style-name="T163_3">development</text:span><text:span text:style-name="T163_4"><text:s/></text:span><text:span text:style-name="T163_5">each</text:span><text:span text:style-name="T163_6"><text:s/></text:span><text:span text:style-name="T163_7">developer</text:span><text:span text:style-name="T163_8"><text:s/></text:span><text:span text:style-name="T163_9">shall</text:span><text:span text:style-name="T163_10"><text:s/></text:span><text:span text:style-name="T163_11">document</text:span><text:span text:style-name="T163_12"><text:s/></text:span><text:span text:style-name="T163_13">their</text:span><text:span text:style-name="T163_14"><text:s/></text:span><text:span text:style-name="T163_15">code</text:span><text:span text:style-name="T163_16"><text:s/></text:span><text:span text:style-name="T163_17">or</text:span><text:span text:style-name="T163_18"><text:s/></text:span><text:span text:style-name="T163_19">installation</text:span><text:span text:style-name="T163_20"><text:s/></text:span><text:span text:style-name="T163_21">so</text:span><text:span text:style-name="T163_22"><text:s/></text:span><text:span text:style-name="T163_23">that</text:span><text:span text:style-name="T163_24"><text:s/></text:span><text:span text:style-name="T163_25">others</text:span><text:span text:style-name="T163_26"><text:s/></text:span><text:span text:style-name="T163_27">can</text:span><text:span text:style-name="T163_28"><text:s/></text:span><text:span text:style-name="T163_29">reproduce</text:span><text:span text:style-name="T163_30"><text:s/></text:span><text:span text:style-name="T163_31">the</text:span><text:span text:style-name="T163_32"><text:s/></text:span><text:span text:style-name="T163_33">end</text:span><text:span text:style-name="T163_34"><text:s/></text:span><text:span text:style-name="T163_35">result</text:span><text:span text:style-name="T163_36">.<text:s/></text:span><text:span text:style-name="T163_37">This</text:span><text:span text:style-name="T163_38"><text:s/></text:span><text:span text:style-name="T163_39">documentation</text:span><text:span text:style-name="T163_40"><text:s/></text:span><text:span text:style-name="T163_41">will</text:span><text:span text:style-name="T163_42"><text:s/></text:span><text:span text:style-name="T163_43">be</text:span><text:span text:style-name="T163_44"><text:s/></text:span><text:span text:style-name="T163_45">the</text:span><text:span text:style-name="T163_46"><text:s/></text:span><text:span text:style-name="T163_47">basis</text:span><text:span text:style-name="T163_48"><text:s/></text:span><text:span text:style-name="T163_49">for</text:span><text:span text:style-name="T163_50"><text:s/></text:span><text:span text:style-name="T163_51">the</text:span><text:span text:style-name="T163_52"><text:s/></text:span><text:span text:style-name="T163_53">user</text:span><text:span text:style-name="T163_54"><text:s/></text:span><text:span text:style-name="T163_55">manual</text:span><text:span text:style-name="T163_56"><text:s/></text:span><text:span text:style-name="T163_57">and</text:span><text:span text:style-name="T163_58"><text:s/></text:span><text:span text:style-name="T163_59">will</text:span><text:span text:style-name="T163_60"><text:s/></text:span><text:span text:style-name="T163_61">sprint</text:span><text:span text:style-name="T163_62"><text:s/></text:span><text:span text:style-name="T163_63">by</text:span><text:span text:style-name="T163_64"><text:s/></text:span><text:span text:style-name="T163_65">sprint</text:span><text:span text:style-name="T163_66"><text:s/></text:span><text:span text:style-name="T163_67">be</text:span><text:span text:style-name="T163_68"><text:s/></text:span><text:span text:style-name="T163_69">merged</text:span><text:span text:style-name="T163_70"><text:s/></text:span><text:span text:style-name="T163_71">together</text:span><text:span text:style-name="T163_72"><text:s/></text:span><text:span text:style-name="T163_73">when</text:span><text:span text:style-name="T163_74"><text:s/></text:span><text:span text:style-name="T163_75">each</text:span><text:span text:style-name="T163_76"><text:s/></text:span><text:span text:style-name="T163_77">individual</text:span><text:span text:style-name="T163_78"><text:s/></text:span><text:span text:style-name="T163_79">system</text:span><text:span text:style-name="T163_80"><text:s/></text:span><text:span text:style-name="T163_81">and</text:span><text:span text:style-name="T163_82"><text:s/></text:span><text:span text:style-name="T163_83">software</text:span><text:span text:style-name="T163_84"><text:s/></text:span><text:span text:style-name="T163_85">is</text:span><text:span text:style-name="T163_86"><text:s/></text:span><text:span text:style-name="T163_87">integrated</text:span><text:span text:style-name="T163_88"><text:s/></text:span><text:span text:style-name="T163_89">with</text:span><text:span text:style-name="T163_90"><text:s/></text:span><text:span text:style-name="T163_91">each</text:span><text:span text:style-name="T163_92"><text:s/></text:span><text:span text:style-name="T163_93">other</text:span><text:span text:style-name="T163_94"><text:s/></text:span><text:span text:style-name="T163_95">to</text:span><text:span text:style-name="T163_96"><text:s/></text:span><text:span text:style-name="T163_97">form</text:span><text:span text:style-name="T163_98"><text:s/></text:span><text:span text:style-name="T163_99">one</text:span><text:span text:style-name="T163_100"><text:s/></text:span><text:span text:style-name="T163_101">single</text:span><text:span text:style-name="T163_102"><text:s/></text:span><text:span text:style-name="T163_103">system</text:span><text:span text:style-name="T163_104">.</text:span></text:p>
      <text:p text:style-name="P164"/>
      <text:p text:style-name="P165"/>
      <text:p text:style-name="P166"><text:span text:style-name="T166_1">3.4.6<text:s/></text:span><text:span text:style-name="T166_2">Software</text:span><text:span text:style-name="T166_3"><text:s/></text:span><text:span text:style-name="T166_4">configuration</text:span><text:span text:style-name="T166_5"><text:s/></text:span><text:span text:style-name="T166_6">management</text:span><text:span text:style-name="T166_7"><text:s/>(</text:span><text:span text:style-name="T166_8">SCM</text:span><text:span text:style-name="T166_9">)</text:span></text:p>
      <text:p text:style-name="P167"/>
      <text:p text:style-name="P168"><text:span text:style-name="T168_1">For</text:span><text:span text:style-name="T168_2"><text:s/></text:span><text:span text:style-name="T168_3">the</text:span><text:span text:style-name="T168_4"><text:s/></text:span><text:span text:style-name="T168_5">purpose</text:span><text:span text:style-name="T168_6"><text:s/></text:span><text:span text:style-name="T168_7">of</text:span><text:span text:style-name="T168_8"><text:s/></text:span><text:span text:style-name="T168_9">documenting</text:span><text:span text:style-name="T168_10"><text:s/></text:span><text:span text:style-name="T168_11">what</text:span><text:span text:style-name="T168_12"><text:s/></text:span><text:span text:style-name="T168_13">SCM</text:span><text:span text:style-name="T168_14"><text:s/></text:span><text:span text:style-name="T168_15">activities</text:span><text:span text:style-name="T168_16"><text:s/></text:span><text:span text:style-name="T168_17">should</text:span><text:span text:style-name="T168_18"><text:s/></text:span><text:span text:style-name="T168_19">be</text:span><text:span text:style-name="T168_20"><text:s/></text:span><text:span text:style-name="T168_21">accomplished</text:span><text:span text:style-name="T168_22">,<text:s/></text:span><text:span text:style-name="T168_23">how</text:span><text:span text:style-name="T168_24"><text:s/></text:span><text:span text:style-name="T168_25">they</text:span><text:span text:style-name="T168_26"><text:s/></text:span><text:span text:style-name="T168_27">should</text:span><text:span text:style-name="T168_28"><text:s/></text:span><text:span text:style-name="T168_29">be</text:span><text:span text:style-name="T168_30"><text:s/></text:span><text:span text:style-name="T168_31">accomplished</text:span><text:span text:style-name="T168_32">,<text:s/></text:span><text:span text:style-name="T168_33">who</text:span><text:span text:style-name="T168_34"><text:s/></text:span><text:span text:style-name="T168_35">is</text:span><text:span text:style-name="T168_36"><text:s/></text:span><text:span text:style-name="T168_37">responsible</text:span><text:span text:style-name="T168_38"><text:s/></text:span><text:span text:style-name="T168_39">for</text:span><text:span text:style-name="T168_40"><text:s/></text:span><text:span text:style-name="T168_41">specific</text:span><text:span text:style-name="T168_42"><text:s/></text:span><text:span text:style-name="T168_43">tasks</text:span><text:span text:style-name="T168_44">,<text:s/></text:span><text:span text:style-name="T168_45">the</text:span><text:span text:style-name="T168_46"><text:s/></text:span><text:span text:style-name="T168_47">schedule</text:span><text:span text:style-name="T168_48"><text:s/></text:span><text:span text:style-name="T168_49">of</text:span><text:span text:style-name="T168_50"><text:s/></text:span><text:span text:style-name="T168_51">events</text:span><text:span text:style-name="T168_52">,<text:s/></text:span><text:span text:style-name="T168_53">and</text:span><text:span text:style-name="T168_54"><text:s/></text:span><text:span text:style-name="T168_55">what</text:span><text:span text:style-name="T168_56"><text:s/></text:span><text:span text:style-name="T168_57">resources</text:span><text:span text:style-name="T168_58"><text:s/></text:span><text:span text:style-name="T168_59">will</text:span><text:span text:style-name="T168_60"><text:s/></text:span><text:span text:style-name="T168_61">be</text:span><text:span text:style-name="T168_62"><text:s/></text:span><text:span text:style-name="T168_63">utilized</text:span><text:span text:style-name="T168_64"><text:s/></text:span><text:span text:style-name="T168_65">our</text:span><text:span text:style-name="T168_66"><text:s/></text:span><text:span text:style-name="T168_67">group</text:span><text:span text:style-name="T168_68"><text:s/></text:span><text:span text:style-name="T168_69">will</text:span><text:span text:style-name="T168_70"><text:s/></text:span><text:span text:style-name="T168_71">utilize</text:span><text:span text:style-name="T168_72"><text:s/></text:span><text:span text:style-name="T168_73">the</text:span><text:span text:style-name="T168_74"><text:s/></text:span><text:span text:style-name="T168_75">the</text:span><text:span text:style-name="T168_76"><text:s/></text:span><text:span text:style-name="T168_77">functionality</text:span><text:span text:style-name="T168_78"><text:s/></text:span><text:span text:style-name="T168_79">of</text:span><text:span text:style-name="T168_80"><text:s/></text:span><text:span text:style-name="T168_81">Agilefant</text:span><text:span text:style-name="T168_82">.</text:span></text:p>
      <text:p text:style-name="P169"/>
      <text:p text:style-name="P170"><text:span text:style-name="T170_1">For</text:span><text:span text:style-name="T170_2"><text:s/></text:span><text:span text:style-name="T170_3">the</text:span><text:span text:style-name="T170_4"><text:s/></text:span><text:span text:style-name="T170_5">purpose</text:span><text:span text:style-name="T170_6"><text:s/></text:span><text:span text:style-name="T170_7">of</text:span><text:span text:style-name="T170_8"><text:s/></text:span><text:span text:style-name="T170_9">maintaining</text:span><text:span text:style-name="T170_10">,<text:s/></text:span><text:span text:style-name="T170_11">storing</text:span><text:span text:style-name="T170_12">,<text:s/></text:span><text:span text:style-name="T170_13">securing</text:span><text:span text:style-name="T170_14">,<text:s/></text:span><text:span text:style-name="T170_15">and</text:span><text:span text:style-name="T170_16"><text:s/></text:span><text:span text:style-name="T170_17">document</text:span><text:span text:style-name="T170_18"><text:s/></text:span><text:span text:style-name="T170_19">controlled</text:span><text:span text:style-name="T170_20"><text:s/></text:span><text:span text:style-name="T170_21">versions</text:span><text:span text:style-name="T170_22"><text:s/></text:span><text:span text:style-name="T170_23">and</text:span><text:span text:style-name="T170_24"><text:s/></text:span><text:span text:style-name="T170_25">related</text:span><text:span text:style-name="T170_26"><text:s/></text:span><text:span text:style-name="T170_27">artifacts</text:span><text:span text:style-name="T170_28"><text:s/></text:span><text:span text:style-name="T170_29">of</text:span><text:span text:style-name="T170_30"><text:s/></text:span><text:span text:style-name="T170_31">the</text:span><text:span text:style-name="T170_32"><text:s/></text:span><text:span text:style-name="T170_33">identified</text:span><text:span text:style-name="T170_34"><text:s/></text:span><text:span text:style-name="T170_35">software</text:span><text:span text:style-name="T170_36"><text:s/></text:span><text:span text:style-name="T170_37">during</text:span><text:span text:style-name="T170_38"><text:s/></text:span><text:span text:style-name="T170_39">all</text:span><text:span text:style-name="T170_40"><text:s/></text:span><text:span text:style-name="T170_41">phases</text:span><text:span text:style-name="T170_42"><text:s/></text:span><text:span text:style-name="T170_43">of</text:span><text:span text:style-name="T170_44"><text:s/></text:span><text:span text:style-name="T170_45">the</text:span><text:span text:style-name="T170_46"><text:s/></text:span><text:span text:style-name="T170_47">software</text:span><text:span text:style-name="T170_48"><text:s/></text:span><text:span text:style-name="T170_49">life</text:span><text:span text:style-name="T170_50"><text:s/></text:span><text:span text:style-name="T170_51">cycle</text:span><text:span text:style-name="T170_52"><text:s/></text:span><text:span text:style-name="T170_53">we</text:span><text:span text:style-name="T170_54"><text:s/></text:span><text:span text:style-name="T170_55">will</text:span><text:span text:style-name="T170_56"><text:s/></text:span><text:span text:style-name="T170_57">utilize</text:span><text:span text:style-name="T170_58"><text:s/></text:span><text:span text:style-name="T170_59">the</text:span><text:span text:style-name="T170_60"><text:s/></text:span><text:span text:style-name="T170_61">functionality</text:span><text:span text:style-name="T170_62"><text:s/></text:span><text:span text:style-name="T170_63">of</text:span><text:span text:style-name="T170_64"><text:s/></text:span><text:span text:style-name="T170_65">Git</text:span><text:span text:style-name="T170_66"><text:s/></text:span><text:span text:style-name="T170_67">and</text:span><text:span text:style-name="T170_68"><text:s/></text:span><text:span text:style-name="T170_69">Github</text:span><text:span text:style-name="T170_70">.<text:s text:c="2"/></text:span></text:p>
      <text:p text:style-name="P171"/>
      <text:p text:style-name="P172"><text:span text:style-name="T172_1"><office:annotation><dc:creator/><text:p text:style-name="P173"><text:span text:style-name="T173_1">This</text:span><text:span text:style-name="T173_2"><text:s/></text:span><text:span text:style-name="T173_3">row</text:span><text:span text:style-name="T173_4"><text:s/></text:span><text:span text:style-name="T173_5">added</text:span><text:span text:style-name="T173_6"><text:s/></text:span><text:span text:style-name="T173_7">since</text:span><text:span text:style-name="T173_8"><text:s/></text:span><text:span text:style-name="T173_9">last</text:span><text:span text:style-name="T173_10"><text:s/></text:span><text:span text:style-name="T173_11">submission</text:span><text:span text:style-name="T173_12">.</text:span></text:p></office:annotation></text:span><text:span text:style-name="T173_13">For</text:span><text:span text:style-name="T173_14"><text:s/></text:span><text:span text:style-name="T173_15">the</text:span><text:span text:style-name="T173_16"><text:s/></text:span><text:span text:style-name="T173_17">purpose</text:span><text:span text:style-name="T173_18"><text:s/></text:span><text:span text:style-name="T173_19">of</text:span><text:span text:style-name="T173_20"><text:s/></text:span><text:span text:style-name="T173_21">managing</text:span><text:span text:style-name="T173_22"><text:s/></text:span><text:span text:style-name="T173_23">buggs</text:span><text:span text:style-name="T173_24"><text:s/></text:span><text:span text:style-name="T173_25">reporting</text:span><text:span text:style-name="T173_26"><text:s/></text:span><text:span text:style-name="T173_27">and</text:span><text:span text:style-name="T173_28"><text:s/></text:span><text:span text:style-name="T173_29">resolution</text:span><text:span text:style-name="T173_30"><text:s/></text:span><text:span text:style-name="T173_31">we</text:span><text:span text:style-name="T173_32"><text:s/></text:span><text:span text:style-name="T173_33">will</text:span><text:span text:style-name="T173_34"><text:s/></text:span><text:span text:style-name="T173_35">utilize</text:span><text:span text:style-name="T173_36"><text:s/></text:span><text:span text:style-name="T173_37">the</text:span><text:span text:style-name="T173_38"><text:s/></text:span><text:span text:style-name="T173_39">functionality</text:span><text:span text:style-name="T173_40"><text:s/></text:span><text:span text:style-name="T173_41">of</text:span><text:span text:style-name="T173_42"><text:s/></text:span><text:span text:style-name="T173_43">the</text:span><text:span text:style-name="T173_44"><text:s/></text:span><text:span text:style-name="T173_45">online</text:span><text:span text:style-name="T173_46"><text:s/></text:span><text:span text:style-name="T173_47">tool</text:span><text:span text:style-name="T173_48"><text:s/></text:span><text:span text:style-name="T173_49">hostedredmine</text:span><text:span text:style-name="T173_50">.</text:span><text:span text:style-name="T173_51">com</text:span><text:span text:style-name="T173_52">.</text:span></text:p>
      <text:p text:style-name="P174"/>
      <text:p text:style-name="P175"/>
      <text:h text:style-name="P176" text:outline-level="10"><text:bookmark-start text:name="h.a5ksrnawwgs6"/><text:bookmark-end text:name="h.a5ksrnawwgs6"/><text:span text:style-name="T176_1">3.4.7<text:s/></text:span><text:span text:style-name="T176_2">List</text:span><text:span text:style-name="T176_3"><text:s/></text:span><text:span text:style-name="T176_4">of</text:span><text:span text:style-name="T176_5"><text:s/></text:span><text:span text:style-name="T176_6">documents</text:span><text:span text:style-name="T176_7"><text:s/></text:span><text:span text:style-name="T176_8">that</text:span><text:span text:style-name="T176_9"><text:s/></text:span><text:span text:style-name="T176_10">are</text:span><text:span text:style-name="T176_11"><text:s/></text:span><text:span text:style-name="T176_12">to</text:span><text:span text:style-name="T176_13"><text:s/></text:span><text:span text:style-name="T176_14">be</text:span><text:span text:style-name="T176_15"><text:s/></text:span><text:span text:style-name="T176_16">reviewed</text:span><text:span text:style-name="T176_17"><text:s/></text:span><text:span text:style-name="T176_18">or</text:span><text:span text:style-name="T176_19"><text:s/></text:span><text:span text:style-name="T176_20">audited</text:span><text:span text:style-name="T176_21"><text:s/></text:span><text:span text:style-name="T176_22">for</text:span><text:span text:style-name="T176_23"><text:s/></text:span><text:span text:style-name="T176_24">adequacy</text:span></text:h>
      <text:p text:style-name="P177"/>
      <text:p text:style-name="P178"><text:span text:style-name="T178_1">All</text:span><text:span text:style-name="T178_2"><text:s/></text:span><text:span text:style-name="T178_3">design</text:span><text:span text:style-name="T178_4"><text:s/></text:span><text:span text:style-name="T178_5">documents</text:span><text:span text:style-name="T178_6"><text:s/></text:span><text:span text:style-name="T178_7">and</text:span><text:span text:style-name="T178_8"><text:s/></text:span><text:span text:style-name="T178_9">this</text:span><text:span text:style-name="T178_10"><text:s/></text:span><text:span text:style-name="T178_11">SQAP</text:span><text:span text:style-name="T178_12"><text:s/></text:span><text:span text:style-name="T178_13">are</text:span><text:span text:style-name="T178_14"><text:s/></text:span><text:span text:style-name="T178_15">subject</text:span><text:span text:style-name="T178_16"><text:s/></text:span><text:span text:style-name="T178_17">to</text:span><text:span text:style-name="T178_18"><text:s/></text:span><text:span text:style-name="T178_19">review</text:span><text:span text:style-name="T178_20"><text:s/></text:span><text:span text:style-name="T178_21">and</text:span><text:span text:style-name="T178_22"><text:s/></text:span><text:span text:style-name="T178_23">audition</text:span><text:span text:style-name="T178_24">.<text:s/></text:span><text:span text:style-name="T178_25"><office:annotation><dc:creator/><text:p text:style-name="P179"><text:span text:style-name="T179_1">Changed</text:span><text:span text:style-name="T179_2"><text:s/></text:span><text:span text:style-name="T179_3">since</text:span><text:span text:style-name="T179_4"><text:s/></text:span><text:span text:style-name="T179_5">last</text:span><text:span text:style-name="T179_6"><text:s/></text:span><text:span text:style-name="T179_7">submission</text:span></text:p></office:annotation></text:span><text:span text:style-name="T179_8">Review</text:span><text:span text:style-name="T179_9"><text:s/></text:span><text:span text:style-name="T179_10">shall</text:span><text:span text:style-name="T179_11"><text:s/></text:span><text:span text:style-name="T179_12">be</text:span><text:span text:style-name="T179_13"><text:s/></text:span><text:span text:style-name="T179_14">made</text:span><text:span text:style-name="T179_15"><text:s/></text:span><text:span text:style-name="T179_16">at</text:span><text:span text:style-name="T179_17"><text:s/></text:span><text:span text:style-name="T179_18">each</text:span><text:span text:style-name="T179_19"><text:s/></text:span><text:span text:style-name="T179_20">sprint</text:span><text:span text:style-name="T179_21"><text:s/></text:span><text:span text:style-name="T179_22">meeting</text:span><text:span text:style-name="T179_23"><text:s/></text:span><text:span text:style-name="T179_24">and</text:span><text:span text:style-name="T179_25"><text:s/></text:span><text:span text:style-name="T179_26">it</text:span><text:span text:style-name="T179_27"><text:s/></text:span><text:span text:style-name="T179_28">is</text:span><text:span text:style-name="T179_29"><text:s/></text:span><text:span text:style-name="T179_30">during</text:span><text:span text:style-name="T179_31"><text:s/></text:span><text:span text:style-name="T179_32">the</text:span><text:span text:style-name="T179_33"><text:s/></text:span><text:span text:style-name="T179_34">daily</text:span><text:span text:style-name="T179_35"><text:s/></text:span><text:span text:style-name="T179_36">scrum</text:span><text:span text:style-name="T179_37"><text:s/></text:span><text:span text:style-name="T179_38">meetings</text:span><text:span text:style-name="T179_39"><text:s/></text:span><text:span text:style-name="T179_40">that</text:span><text:span text:style-name="T179_41"><text:s/></text:span><text:span text:style-name="T179_42">it</text:span><text:span text:style-name="T179_43"><text:s/></text:span><text:span text:style-name="T179_44">shall</text:span><text:span text:style-name="T179_45"><text:s/></text:span><text:span text:style-name="T179_46">be</text:span><text:span text:style-name="T179_47"><text:s/></text:span><text:span text:style-name="T179_48">determined</text:span><text:span text:style-name="T179_49"><text:s/></text:span><text:span text:style-name="T179_50">if</text:span><text:span text:style-name="T179_51"><text:s/></text:span><text:span text:style-name="T179_52">any</text:span><text:span text:style-name="T179_53"><text:s/></text:span><text:span text:style-name="T179_54">document</text:span><text:span text:style-name="T179_55"><text:s/></text:span><text:span text:style-name="T179_56">needs</text:span><text:span text:style-name="T179_57"><text:s/></text:span><text:span text:style-name="T179_58">to</text:span><text:span text:style-name="T179_59"><text:s/></text:span><text:span text:style-name="T179_60">be</text:span><text:span text:style-name="T179_61"><text:s/></text:span><text:span text:style-name="T179_62">updated</text:span><text:span text:style-name="T179_63"><text:s/></text:span><text:span text:style-name="T179_64">and</text:span><text:span text:style-name="T179_65"><text:s/></text:span><text:span text:style-name="T179_66">who</text:span><text:span text:style-name="T179_67"><text:s/></text:span><text:span text:style-name="T179_68">shall</text:span><text:span text:style-name="T179_69"><text:s/></text:span><text:span text:style-name="T179_70">do</text:span><text:span text:style-name="T179_71"><text:s/></text:span><text:span text:style-name="T179_72">it</text:span><text:span text:style-name="T179_73">.</text:span></text:p>
      <text:h text:style-name="P180" text:outline-level="10"><text:bookmark-start text:name="h.h8jbojdcc9t9"/><text:bookmark-end text:name="h.h8jbojdcc9t9"/></text:h>
      <text:h text:style-name="P181" text:outline-level="10"><text:bookmark-start text:name="h.tg1pdcb5a2y8"/><text:bookmark-end text:name="h.tg1pdcb5a2y8"/><text:span text:style-name="T181_1">3.4.8<text:s/></text:span><text:span text:style-name="T181_2"><office:annotation><dc:creator/><text:p text:style-name="P182"><text:span text:style-name="T182_1">Belongs</text:span><text:span text:style-name="T182_2"><text:s/></text:span><text:span text:style-name="T182_3">to</text:span><text:span text:style-name="T182_4"><text:s/></text:span><text:span text:style-name="T182_5">chapter</text:span><text:span text:style-name="T182_6"><text:s/>9<text:s/></text:span><text:span text:style-name="T182_7">Tools</text:span><text:span text:style-name="T182_8">,<text:s/></text:span><text:span text:style-name="T182_9">techniques</text:span><text:span text:style-name="T182_10"><text:s/></text:span><text:span text:style-name="T182_11">and</text:span><text:span text:style-name="T182_12"><text:s/></text:span><text:span text:style-name="T182_13">methodolies</text:span><text:span text:style-name="T182_14">,<text:s/></text:span><text:span text:style-name="T182_15">right</text:span><text:span text:style-name="T182_16">?<text:s/>(</text:span><text:span text:style-name="T182_17">i</text:span><text:span text:style-name="T182_18">.</text:span><text:span text:style-name="T182_19">e</text:span><text:span text:style-name="T182_20"><text:s/></text:span><text:span text:style-name="T182_21">Agilefant</text:span><text:span text:style-name="T182_22">,<text:s/></text:span><text:span text:style-name="T182_23">GitHub</text:span><text:span text:style-name="T182_24">,<text:s/></text:span><text:span text:style-name="T182_25">Google</text:span><text:span text:style-name="T182_26"><text:s/></text:span><text:span text:style-name="T182_27">Document</text:span><text:span text:style-name="T182_28">,<text:s/></text:span><text:span text:style-name="T182_29">hostedredmine</text:span><text:span text:style-name="T182_30">.</text:span><text:span text:style-name="T182_31">com</text:span><text:span text:style-name="T182_32">,<text:s/></text:span><text:span text:style-name="T182_33">pair</text:span><text:span text:style-name="T182_34"><text:s/></text:span><text:span text:style-name="T182_35">programming</text:span><text:span text:style-name="T182_36">,<text:s/></text:span><text:span text:style-name="T182_37">Scrum</text:span><text:span text:style-name="T182_38">)</text:span></text:p></office:annotation></text:span><text:span text:style-name="T182_39">Tools</text:span></text:h>
      <text:p text:style-name="P183"/>
      <text:p text:style-name="P184"><text:span text:style-name="T184_1">This</text:span><text:span text:style-name="T184_2"><text:s/></text:span><text:span text:style-name="T184_3">section</text:span><text:span text:style-name="T184_4"><text:s/></text:span><text:span text:style-name="T184_5">shall</text:span><text:span text:style-name="T184_6"><text:s/></text:span><text:span text:style-name="T184_7">identify</text:span><text:span text:style-name="T184_8"><text:s/></text:span><text:span text:style-name="T184_9">the</text:span><text:span text:style-name="T184_10"><text:s/></text:span><text:span text:style-name="T184_11">software</text:span><text:span text:style-name="T184_12"><text:s/></text:span><text:span text:style-name="T184_13">tools</text:span><text:span text:style-name="T184_14">,<text:s/></text:span><text:span text:style-name="T184_15">techniques</text:span><text:span text:style-name="T184_16">,<text:s/></text:span><text:span text:style-name="T184_17">and</text:span><text:span text:style-name="T184_18"><text:s/></text:span><text:span text:style-name="T184_19">methods</text:span><text:span text:style-name="T184_20"><text:s/></text:span><text:span text:style-name="T184_21">used</text:span><text:span text:style-name="T184_22"><text:s/></text:span><text:span text:style-name="T184_23">to</text:span><text:span text:style-name="T184_24"><text:s/></text:span><text:span text:style-name="T184_25">support</text:span><text:span text:style-name="T184_26"><text:s/></text:span><text:span text:style-name="T184_27">SQA</text:span><text:span text:style-name="T184_28"><text:s/></text:span><text:span text:style-name="T184_29">processes</text:span><text:span text:style-name="T184_30">.<text:s/></text:span><text:span text:style-name="T184_31">For</text:span><text:span text:style-name="T184_32"><text:s/></text:span><text:span text:style-name="T184_33">each</text:span><text:span text:style-name="T184_34">,<text:s/></text:span><text:span text:style-name="T184_35">this</text:span><text:span text:style-name="T184_36"><text:s/></text:span><text:span text:style-name="T184_37">section</text:span><text:span text:style-name="T184_38"><text:s/></text:span><text:span text:style-name="T184_39">shall</text:span><text:span text:style-name="T184_40"><text:s/></text:span><text:span text:style-name="T184_41">state</text:span><text:span text:style-name="T184_42"><text:s/></text:span><text:span text:style-name="T184_43">the</text:span><text:span text:style-name="T184_44"><text:s/></text:span><text:span text:style-name="T184_45">intended</text:span><text:span text:style-name="T184_46"><text:s/></text:span><text:span text:style-name="T184_47">use</text:span><text:span text:style-name="T184_48">,<text:s/></text:span><text:span text:style-name="T184_49">applicability</text:span><text:span text:style-name="T184_50">,<text:s/></text:span><text:span text:style-name="T184_51">or</text:span><text:span text:style-name="T184_52"><text:s/></text:span><text:span text:style-name="T184_53">circumstances</text:span><text:span text:style-name="T184_54"><text:s/></text:span><text:span text:style-name="T184_55">under</text:span><text:span text:style-name="T184_56"><text:s/></text:span><text:span text:style-name="T184_57">which</text:span><text:span text:style-name="T184_58"><text:s/></text:span><text:span text:style-name="T184_59">it</text:span><text:span text:style-name="T184_60"><text:s/></text:span><text:span text:style-name="T184_61">is</text:span><text:span text:style-name="T184_62"><text:s/></text:span><text:span text:style-name="T184_63">to</text:span><text:span text:style-name="T184_64"><text:s/></text:span><text:span text:style-name="T184_65">be</text:span><text:span text:style-name="T184_66"><text:s/></text:span><text:span text:style-name="T184_67">used</text:span><text:span text:style-name="T184_68"><text:s/></text:span><text:span text:style-name="T184_69">or</text:span><text:span text:style-name="T184_70"><text:s/></text:span><text:span text:style-name="T184_71">not</text:span><text:span text:style-name="T184_72"><text:s/></text:span><text:span text:style-name="T184_73">to</text:span><text:span text:style-name="T184_74"><text:s/></text:span><text:span text:style-name="T184_75">be</text:span><text:span text:style-name="T184_76"><text:s/></text:span><text:span text:style-name="T184_77">used</text:span><text:span text:style-name="T184_78">,<text:s/></text:span><text:span text:style-name="T184_79">and</text:span><text:span text:style-name="T184_80"><text:s/></text:span><text:span text:style-name="T184_81">limitations</text:span><text:span text:style-name="T184_82">.</text:span></text:p>
      <text:p text:style-name="P185"/>
      <text:p text:style-name="P18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87"><text:span text:style-name="T187_1">Toolname</text:span></text:p>
          </table:table-cell>
          <table:table-cell table:style-name="Cell2">
            <text:p text:style-name="P188"><text:span text:style-name="T188_1">Version</text:span></text:p>
          </table:table-cell>
          <table:table-cell table:style-name="Cell3">
            <text:p text:style-name="P189"><text:span text:style-name="T189_1">Purpose</text:span></text:p>
          </table:table-cell>
        </table:table-row>
        <table:table-row table:style-name="Row2">
          <table:table-cell table:style-name="Cell4">
            <text:p text:style-name="P190"><text:span text:style-name="T190_1">Agilefant</text:span></text:p>
          </table:table-cell>
          <table:table-cell table:style-name="Cell5">
            <text:p text:style-name="P191"><text:span text:style-name="T191_1">3.5</text:span></text:p>
          </table:table-cell>
          <table:table-cell table:style-name="Cell6">
            <text:p text:style-name="P192"><text:span text:style-name="T192_1">Scrum</text:span><text:span text:style-name="T192_2"><text:s/></text:span><text:span text:style-name="T192_3">management</text:span><text:span text:style-name="T192_4">,<text:s/></text:span><text:span text:style-name="T192_5">SCM</text:span></text:p>
          </table:table-cell>
        </table:table-row>
        <table:table-row table:style-name="Row3">
          <table:table-cell table:style-name="Cell7">
            <text:p text:style-name="P193"><text:span text:style-name="T193_1">GitHub</text:span><text:span text:style-name="T193_2">,<text:s/></text:span><text:span text:style-name="T193_3">Git</text:span></text:p>
          </table:table-cell>
          <table:table-cell table:style-name="Cell8">
            <text:p text:style-name="P194"/>
          </table:table-cell>
          <table:table-cell table:style-name="Cell9">
            <text:p text:style-name="P195"><text:span text:style-name="T195_1">Document</text:span><text:span text:style-name="T195_2"><text:s/></text:span><text:span text:style-name="T195_3">and</text:span><text:span text:style-name="T195_4"><text:s/></text:span><text:span text:style-name="T195_5">code</text:span><text:span text:style-name="T195_6"><text:s/></text:span><text:span text:style-name="T195_7">versioning</text:span></text:p>
          </table:table-cell>
        </table:table-row>
        <table:table-row table:style-name="Row4">
          <table:table-cell table:style-name="Cell10">
            <text:p text:style-name="P196"><text:span text:style-name="T196_1">Google</text:span><text:span text:style-name="T196_2"><text:s/></text:span><text:span text:style-name="T196_3">Document</text:span></text:p>
          </table:table-cell>
          <table:table-cell table:style-name="Cell11">
            <text:p text:style-name="P197"/>
          </table:table-cell>
          <table:table-cell table:style-name="Cell12">
            <text:p text:style-name="P198"><text:span text:style-name="T198_1">Used</text:span><text:span text:style-name="T198_2"><text:s/></text:span><text:span text:style-name="T198_3">to</text:span><text:span text:style-name="T198_4"><text:s/></text:span><text:span text:style-name="T198_5">edit</text:span><text:span text:style-name="T198_6"><text:s/></text:span><text:span text:style-name="T198_7">and</text:span><text:span text:style-name="T198_8"><text:s/></text:span><text:span text:style-name="T198_9">store</text:span><text:span text:style-name="T198_10"><text:s/></text:span><text:span text:style-name="T198_11">the</text:span><text:span text:style-name="T198_12"><text:s/></text:span><text:span text:style-name="T198_13">latest</text:span><text:span text:style-name="T198_14"><text:s/></text:span><text:span text:style-name="T198_15">version</text:span><text:span text:style-name="T198_16"><text:s/></text:span><text:span text:style-name="T198_17">of</text:span><text:span text:style-name="T198_18"><text:s/></text:span><text:span text:style-name="T198_19">this</text:span><text:span text:style-name="T198_20"><text:s/></text:span><text:span text:style-name="T198_21">quality</text:span><text:span text:style-name="T198_22"><text:s/></text:span><text:span text:style-name="T198_23">assurance</text:span><text:span text:style-name="T198_24"><text:s/></text:span><text:span text:style-name="T198_25">document</text:span></text:p>
          </table:table-cell>
        </table:table-row>
        <table:table-row table:style-name="Row5">
          <table:table-cell table:style-name="Cell13">
            <text:p text:style-name="P199"><text:span text:style-name="T199_1"><office:annotation><dc:creator/><text:p text:style-name="P200"><text:span text:style-name="T200_1">These</text:span><text:span text:style-name="T200_2"><text:s/></text:span><text:span text:style-name="T200_3">two</text:span><text:span text:style-name="T200_4"><text:s/></text:span><text:span text:style-name="T200_5">rows</text:span><text:span text:style-name="T200_6"><text:s/></text:span><text:span text:style-name="T200_7">added</text:span><text:span text:style-name="T200_8"><text:s/></text:span><text:span text:style-name="T200_9">today</text:span><text:span text:style-name="T200_10"><text:s/>(</text:span><text:span text:style-name="T200_11">hostedredmine</text:span><text:span text:style-name="T200_12">,<text:s/></text:span><text:span text:style-name="T200_13">Scrum</text:span><text:span text:style-name="T200_14"><text:s/></text:span><text:span text:style-name="T200_15">and</text:span><text:span text:style-name="T200_16"><text:s/></text:span><text:span text:style-name="T200_17">Drobox</text:span><text:span text:style-name="T200_18">)</text:span></text:p></office:annotation></text:span><text:span text:style-name="T200_19">www</text:span><text:span text:style-name="T200_20">.</text:span><text:span text:style-name="T200_21">hostedredmine</text:span><text:span text:style-name="T200_22">.</text:span><text:span text:style-name="T200_23">com</text:span></text:p>
          </table:table-cell>
          <table:table-cell table:style-name="Cell14">
            <text:p text:style-name="P201"/>
          </table:table-cell>
          <table:table-cell table:style-name="Cell15">
            <text:p text:style-name="P202"><text:span text:style-name="T202_1">Buggtracking</text:span></text:p>
          </table:table-cell>
        </table:table-row>
        <table:table-row table:style-name="Row6">
          <table:table-cell table:style-name="Cell16">
            <text:p text:style-name="P203"><text:span text:style-name="T203_1">Scrum</text:span></text:p>
          </table:table-cell>
          <table:table-cell table:style-name="Cell17">
            <text:p text:style-name="P204"/>
          </table:table-cell>
          <table:table-cell table:style-name="Cell18">
            <text:p text:style-name="P205"><text:span text:style-name="T205_1">Govern</text:span><text:span text:style-name="T205_2"><text:s/></text:span><text:span text:style-name="T205_3">how</text:span><text:span text:style-name="T205_4"><text:s/></text:span><text:span text:style-name="T205_5">the</text:span><text:span text:style-name="T205_6"><text:s/></text:span><text:span text:style-name="T205_7">project</text:span><text:span text:style-name="T205_8"><text:s/></text:span><text:span text:style-name="T205_9">work</text:span><text:span text:style-name="T205_10"><text:s/></text:span><text:span text:style-name="T205_11">shall</text:span><text:span text:style-name="T205_12"><text:s/></text:span><text:span text:style-name="T205_13">be</text:span><text:span text:style-name="T205_14"><text:s/></text:span><text:span text:style-name="T205_15">conducted</text:span><text:span text:style-name="T205_16">.</text:span></text:p>
          </table:table-cell>
        </table:table-row>
        <table:table-row table:style-name="Row7">
          <table:table-cell table:style-name="Cell19">
            <text:p text:style-name="P206"><text:span text:style-name="T206_1">Dropbox</text:span></text:p>
          </table:table-cell>
          <table:table-cell table:style-name="Cell20">
            <text:p text:style-name="P207"/>
          </table:table-cell>
          <table:table-cell table:style-name="Cell21">
            <text:p text:style-name="P208"><text:span text:style-name="T208_1">Shared</text:span><text:span text:style-name="T208_2"><text:s/></text:span><text:span text:style-name="T208_3">filestore</text:span><text:span text:style-name="T208_4">.<text:s/></text:span><text:span text:style-name="T208_5">Root</text:span><text:span text:style-name="T208_6"><text:s/></text:span><text:span text:style-name="T208_7">for</text:span><text:span text:style-name="T208_8"><text:s/></text:span><text:span text:style-name="T208_9">files</text:span><text:span text:style-name="T208_10"><text:s/></text:span><text:span text:style-name="T208_11">that</text:span><text:span text:style-name="T208_12"><text:s/></text:span><text:span text:style-name="T208_13">are</text:span><text:span text:style-name="T208_14"><text:s/></text:span><text:span text:style-name="T208_15">staged</text:span><text:span text:style-name="T208_16"><text:s/></text:span><text:span text:style-name="T208_17">for</text:span><text:span text:style-name="T208_18"><text:s/></text:span><text:span text:style-name="T208_19">commit</text:span><text:span text:style-name="T208_20"><text:s/></text:span><text:span text:style-name="T208_21">and</text:span><text:span text:style-name="T208_22"><text:s/></text:span><text:span text:style-name="T208_23">push</text:span><text:span text:style-name="T208_24"><text:s/></text:span><text:span text:style-name="T208_25">to</text:span><text:span text:style-name="T208_26"><text:s/></text:span><text:span text:style-name="T208_27">GitHub</text:span><text:span text:style-name="T208_28">.<text:s/></text:span><text:span text:style-name="T208_29">Not</text:span><text:span text:style-name="T208_30"><text:s/></text:span><text:span text:style-name="T208_31">intended</text:span><text:span text:style-name="T208_32"><text:s/></text:span><text:span text:style-name="T208_33">for</text:span><text:span text:style-name="T208_34"><text:s/></text:span><text:span text:style-name="T208_35">version</text:span><text:span text:style-name="T208_36"><text:s/></text:span><text:span text:style-name="T208_37">control</text:span><text:span text:style-name="T208_38"><text:s/></text:span><text:span text:style-name="T208_39">but</text:span><text:span text:style-name="T208_40"><text:s/></text:span><text:span text:style-name="T208_41">for</text:span><text:span text:style-name="T208_42"><text:s/></text:span><text:span text:style-name="T208_43">easy</text:span><text:span text:style-name="T208_44"><text:s/></text:span><text:span text:style-name="T208_45">file</text:span><text:span text:style-name="T208_46"><text:s/></text:span><text:span text:style-name="T208_47">access</text:span><text:span text:style-name="T208_48"><text:s/></text:span><text:span text:style-name="T208_49">and</text:span><text:span text:style-name="T208_50"><text:s/></text:span><text:span text:style-name="T208_51">file</text:span><text:span text:style-name="T208_52"><text:s/></text:span><text:span text:style-name="T208_53">share</text:span><text:span text:style-name="T208_54">.</text:span></text:p>
          </table:table-cell>
        </table:table-row>
      </table:table>
      <text:p text:style-name="P209"/>
      <text:p text:style-name="P210"/>
      <text:h text:style-name="P211" text:outline-level="10"><text:bookmark-start text:name="h.70bp2vxl5voq"/><text:bookmark-end text:name="h.70bp2vxl5voq"/><text:span text:style-name="T211_1">3.4.9<text:s/></text:span><text:span text:style-name="T211_2">Maintenance</text:span></text:h>
      <text:p text:style-name="P212"/>
      <text:p text:style-name="P213"><text:span text:style-name="T213_1">The</text:span><text:span text:style-name="T213_2"><text:s/></text:span><text:span text:style-name="T213_3">SQAP</text:span><text:span text:style-name="T213_4"><text:s/></text:span><text:span text:style-name="T213_5">and</text:span><text:span text:style-name="T213_6"><text:s/></text:span><text:span text:style-name="T213_7">other</text:span><text:span text:style-name="T213_8"><text:s/></text:span><text:span text:style-name="T213_9">documentation</text:span><text:span text:style-name="T213_10"><text:s/></text:span><text:span text:style-name="T213_11">shall</text:span><text:span text:style-name="T213_12"><text:s/></text:span><text:span text:style-name="T213_13">be</text:span><text:span text:style-name="T213_14"><text:s/></text:span><text:span text:style-name="T213_15">regularly</text:span><text:span text:style-name="T213_16"><text:s/></text:span><text:span text:style-name="T213_17">updated</text:span><text:span text:style-name="T213_18">.<text:s/></text:span><text:span text:style-name="T213_19">It</text:span><text:span text:style-name="T213_20"><text:s/></text:span><text:span text:style-name="T213_21">is</text:span><text:span text:style-name="T213_22"><text:s/></text:span><text:span text:style-name="T213_23">during</text:span><text:span text:style-name="T213_24"><text:s/></text:span><text:span text:style-name="T213_25">the</text:span><text:span text:style-name="T213_26"><text:s/></text:span><text:span text:style-name="T213_27">daily</text:span><text:span text:style-name="T213_28"><text:s/></text:span><text:span text:style-name="T213_29">scrum</text:span><text:span text:style-name="T213_30"><text:s/></text:span><text:span text:style-name="T213_31">meetings</text:span><text:span text:style-name="T213_32"><text:s/></text:span><text:span text:style-name="T213_33">that</text:span><text:span text:style-name="T213_34"><text:s/></text:span><text:span text:style-name="T213_35">it</text:span><text:span text:style-name="T213_36"><text:s/></text:span><text:span text:style-name="T213_37">shall</text:span><text:span text:style-name="T213_38"><text:s/></text:span><text:span text:style-name="T213_39">be</text:span><text:span text:style-name="T213_40"><text:s/></text:span><text:span text:style-name="T213_41">determined</text:span><text:span text:style-name="T213_42"><text:s/></text:span><text:span text:style-name="T213_43">if</text:span><text:span text:style-name="T213_44"><text:s/></text:span><text:span text:style-name="T213_45">any</text:span><text:span text:style-name="T213_46"><text:s/></text:span><text:span text:style-name="T213_47">document</text:span><text:span text:style-name="T213_48"><text:s/></text:span><text:span text:style-name="T213_49">needs</text:span><text:span text:style-name="T213_50"><text:s/></text:span><text:span text:style-name="T213_51">to</text:span><text:span text:style-name="T213_52"><text:s/></text:span><text:span text:style-name="T213_53">be</text:span><text:span text:style-name="T213_54"><text:s/></text:span><text:span text:style-name="T213_55">updated</text:span><text:span text:style-name="T213_56"><text:s/></text:span><text:span text:style-name="T213_57">and</text:span><text:span text:style-name="T213_58"><text:s/></text:span><text:span text:style-name="T213_59">who</text:span><text:span text:style-name="T213_60"><text:s/></text:span><text:span text:style-name="T213_61">shall</text:span><text:span text:style-name="T213_62"><text:s/></text:span><text:span text:style-name="T213_63">do</text:span><text:span text:style-name="T213_64"><text:s/></text:span><text:span text:style-name="T213_65">it</text:span><text:span text:style-name="T213_66">.</text:span></text:p>
      <text:p text:style-name="P214"/>
      <text:p text:style-name="P215"><text:span text:style-name="T215_1"><office:annotation><dc:creator/><text:p text:style-name="P216"><text:span text:style-name="T216_1">This</text:span><text:span text:style-name="T216_2"><text:s/></text:span><text:span text:style-name="T216_3">part</text:span><text:span text:style-name="T216_4"><text:s/></text:span><text:span text:style-name="T216_5">added</text:span><text:span text:style-name="T216_6"><text:s/></text:span><text:span text:style-name="T216_7">to</text:span><text:span text:style-name="T216_8"><text:s/></text:span><text:span text:style-name="T216_9">document</text:span><text:span text:style-name="T216_10"><text:s/></text:span><text:span text:style-name="T216_11">after</text:span><text:span text:style-name="T216_12"><text:s/></text:span><text:span text:style-name="T216_13">realizing</text:span><text:span text:style-name="T216_14"><text:s/></text:span><text:span text:style-name="T216_15">that</text:span><text:span text:style-name="T216_16"><text:s/></text:span><text:span text:style-name="T216_17">it</text:span><text:span text:style-name="T216_18"><text:s/></text:span><text:span text:style-name="T216_19">is</text:span><text:span text:style-name="T216_20"><text:s/></text:span><text:span text:style-name="T216_21">not</text:span><text:span text:style-name="T216_22"><text:s/></text:span><text:span text:style-name="T216_23">stated</text:span><text:span text:style-name="T216_24"><text:s/></text:span><text:span text:style-name="T216_25">anywhere</text:span><text:span text:style-name="T216_26"><text:s/></text:span><text:span text:style-name="T216_27">that</text:span><text:span text:style-name="T216_28"><text:s/></text:span><text:span text:style-name="T216_29">project</text:span><text:span text:style-name="T216_30"><text:s/></text:span><text:span text:style-name="T216_31">documentation</text:span><text:span text:style-name="T216_32"><text:s/></text:span><text:span text:style-name="T216_33">shall</text:span><text:span text:style-name="T216_34"><text:s/></text:span><text:span text:style-name="T216_35">be</text:span><text:span text:style-name="T216_36"><text:s/></text:span><text:span text:style-name="T216_37">version</text:span><text:span text:style-name="T216_38"><text:s/></text:span><text:span text:style-name="T216_39">controlled</text:span><text:span text:style-name="T216_40"><text:s/></text:span><text:span text:style-name="T216_41">by</text:span><text:span text:style-name="T216_42"><text:s/></text:span><text:span text:style-name="T216_43">GitHub</text:span><text:span text:style-name="T216_44"><text:s/></text:span><text:span text:style-name="T216_45">and</text:span><text:span text:style-name="T216_46"><text:s/></text:span><text:span text:style-name="T216_47">who</text:span><text:span text:style-name="T216_48"><text:s/></text:span><text:span text:style-name="T216_49">will</text:span><text:span text:style-name="T216_50"><text:s/></text:span><text:span text:style-name="T216_51">make</text:span><text:span text:style-name="T216_52"><text:s/></text:span><text:span text:style-name="T216_53">sure</text:span><text:span text:style-name="T216_54"><text:s/></text:span><text:span text:style-name="T216_55">that</text:span><text:span text:style-name="T216_56"><text:s/></text:span><text:span text:style-name="T216_57">new</text:span><text:span text:style-name="T216_58"><text:s/></text:span><text:span text:style-name="T216_59">files</text:span><text:span text:style-name="T216_60"><text:s/></text:span><text:span text:style-name="T216_61">are</text:span><text:span text:style-name="T216_62"><text:s/></text:span><text:span text:style-name="T216_63">pushed</text:span><text:span text:style-name="T216_64"><text:s/></text:span><text:span text:style-name="T216_65">to</text:span><text:span text:style-name="T216_66"><text:s/></text:span><text:span text:style-name="T216_67">GitHub</text:span><text:span text:style-name="T216_68">.</text:span></text:p></office:annotation></text:span><text:span text:style-name="T216_69">Documentation</text:span><text:span text:style-name="T216_70"><text:s/></text:span><text:span text:style-name="T216_71">shall</text:span><text:span text:style-name="T216_72"><text:s/></text:span><text:span text:style-name="T216_73">be</text:span><text:span text:style-name="T216_74"><text:s/></text:span><text:span text:style-name="T216_75">stored</text:span><text:span text:style-name="T216_76"><text:s/></text:span><text:span text:style-name="T216_77">on</text:span><text:span text:style-name="T216_78"><text:s/></text:span><text:span text:style-name="T216_79">Dropbox</text:span><text:span text:style-name="T216_80"><text:s/></text:span><text:span text:style-name="T216_81">folder</text:span><text:span text:style-name="T216_82"><text:s/></text:span><text:span text:style-name="T216_83">called</text:span><text:span text:style-name="T216_84"><text:s/></text:span><text:span text:style-name="T216_85">Project</text:span><text:span text:style-name="T216_86"><text:s/></text:span><text:span text:style-name="T216_87">Quadcopter</text:span><text:span text:style-name="T216_88">.<text:s/></text:span><text:span text:style-name="T216_89">The</text:span><text:span text:style-name="T216_90"><text:s/></text:span><text:span text:style-name="T216_91">files</text:span><text:span text:style-name="T216_92"><text:s/></text:span><text:span text:style-name="T216_93">and</text:span><text:span text:style-name="T216_94"><text:s/></text:span><text:span text:style-name="T216_95">folders</text:span><text:span text:style-name="T216_96"><text:s/></text:span><text:span text:style-name="T216_97">under</text:span><text:span text:style-name="T216_98"><text:s/></text:span><text:span text:style-name="T216_99">the</text:span><text:span text:style-name="T216_100"><text:s/></text:span><text:span text:style-name="T216_101">folder</text:span><text:span text:style-name="T216_102"><text:s/></text:span><text:span text:style-name="T216_103">Project</text:span><text:span text:style-name="T216_104"><text:s/></text:span><text:span text:style-name="T216_105">Quadcopter</text:span><text:span text:style-name="T216_106"><text:s/></text:span><text:span text:style-name="T216_107">shall</text:span><text:span text:style-name="T216_108"><text:s/></text:span><text:span text:style-name="T216_109">be</text:span><text:span text:style-name="T216_110"><text:s/></text:span><text:span text:style-name="T216_111">version</text:span><text:span text:style-name="T216_112"><text:s/></text:span><text:span text:style-name="T216_113">controlled</text:span><text:span text:style-name="T216_114"><text:s/></text:span><text:span text:style-name="T216_115">by</text:span><text:span text:style-name="T216_116"><text:s/></text:span><text:span text:style-name="T216_117">GitHub</text:span><text:span text:style-name="T216_118">.<text:s/></text:span></text:p>
      <text:p text:style-name="P217"/>
      <text:p text:style-name="P218"><text:span text:style-name="T218_1">Commit</text:span><text:span text:style-name="T218_2"><text:s/></text:span><text:span text:style-name="T218_3">and</text:span><text:span text:style-name="T218_4"><text:s/></text:span><text:span text:style-name="T218_5">push</text:span><text:span text:style-name="T218_6"><text:s/></text:span><text:span text:style-name="T218_7">to</text:span><text:span text:style-name="T218_8"><text:s/></text:span><text:span text:style-name="T218_9">GitHub</text:span><text:span text:style-name="T218_10"><text:s/></text:span><text:span text:style-name="T218_11">shall</text:span><text:span text:style-name="T218_12"><text:s/></text:span><text:span text:style-name="T218_13">be</text:span><text:span text:style-name="T218_14"><text:s/></text:span><text:span text:style-name="T218_15">done</text:span><text:span text:style-name="T218_16"><text:s/></text:span><text:span text:style-name="T218_17">every</text:span><text:span text:style-name="T218_18"><text:s/></text:span><text:span text:style-name="T218_19">time</text:span><text:span text:style-name="T218_20"><text:s/></text:span><text:span text:style-name="T218_21">a</text:span><text:span text:style-name="T218_22"><text:s/></text:span><text:span text:style-name="T218_23">document</text:span><text:span text:style-name="T218_24"><text:s/></text:span><text:span text:style-name="T218_25">is</text:span><text:span text:style-name="T218_26"><text:s/></text:span><text:span text:style-name="T218_27">changed</text:span><text:span text:style-name="T218_28"><text:s/></text:span><text:span text:style-name="T218_29">or</text:span><text:span text:style-name="T218_30"><text:s/></text:span><text:span text:style-name="T218_31">added</text:span><text:span text:style-name="T218_32"><text:s/></text:span><text:span text:style-name="T218_33">to</text:span><text:span text:style-name="T218_34"><text:s/></text:span><text:span text:style-name="T218_35">the</text:span><text:span text:style-name="T218_36"><text:s/></text:span><text:span text:style-name="T218_37">document</text:span><text:span text:style-name="T218_38"><text:s/></text:span><text:span text:style-name="T218_39">store</text:span><text:span text:style-name="T218_40">.<text:s/></text:span><text:span text:style-name="T218_41">It</text:span><text:span text:style-name="T218_42"><text:s/></text:span><text:span text:style-name="T218_43">is</text:span><text:span text:style-name="T218_44"><text:s/></text:span><text:span text:style-name="T218_45">during</text:span><text:span text:style-name="T218_46"><text:s/></text:span><text:span text:style-name="T218_47">the</text:span><text:span text:style-name="T218_48"><text:s/></text:span><text:span text:style-name="T218_49">daily</text:span><text:span text:style-name="T218_50"><text:s/></text:span><text:span text:style-name="T218_51">scrum</text:span><text:span text:style-name="T218_52"><text:s/></text:span><text:span text:style-name="T218_53">that</text:span><text:span text:style-name="T218_54"><text:s/></text:span><text:span text:style-name="T218_55">team</text:span><text:span text:style-name="T218_56"><text:s/></text:span><text:span text:style-name="T218_57">members</text:span><text:span text:style-name="T218_58"><text:s/></text:span><text:span text:style-name="T218_59">shall</text:span><text:span text:style-name="T218_60"><text:s/></text:span><text:span text:style-name="T218_61">inform</text:span><text:span text:style-name="T218_62"><text:s/></text:span><text:span text:style-name="T218_63">that</text:span><text:span text:style-name="T218_64"><text:s/></text:span><text:span text:style-name="T218_65">a</text:span><text:span text:style-name="T218_66"><text:s/></text:span><text:span text:style-name="T218_67">document</text:span><text:span text:style-name="T218_68"><text:s/></text:span><text:span text:style-name="T218_69">has</text:span><text:span text:style-name="T218_70"><text:s/></text:span><text:span text:style-name="T218_71">added</text:span><text:span text:style-name="T218_72"><text:s/></text:span><text:span text:style-name="T218_73">or</text:span><text:span text:style-name="T218_74"><text:s/></text:span><text:span text:style-name="T218_75">changed</text:span><text:span text:style-name="T218_76"><text:s/></text:span><text:span text:style-name="T218_77">and</text:span><text:span text:style-name="T218_78"><text:s/></text:span><text:span text:style-name="T218_79">that</text:span><text:span text:style-name="T218_80"><text:s/></text:span><text:span text:style-name="T218_81">commit</text:span><text:span text:style-name="T218_82"><text:s/></text:span><text:span text:style-name="T218_83">and</text:span><text:span text:style-name="T218_84"><text:s/></text:span><text:span text:style-name="T218_85">push</text:span><text:span text:style-name="T218_86"><text:s/></text:span><text:span text:style-name="T218_87">to</text:span><text:span text:style-name="T218_88"><text:s/></text:span><text:span text:style-name="T218_89">GitHub</text:span><text:span text:style-name="T218_90"><text:s/></text:span><text:span text:style-name="T218_91">has</text:span><text:span text:style-name="T218_92"><text:s/></text:span><text:span text:style-name="T218_93">been</text:span><text:span text:style-name="T218_94"><text:s/></text:span><text:span text:style-name="T218_95">done</text:span><text:span text:style-name="T218_96">.</text:span></text:p>
      <text:h text:style-name="P219" text:outline-level="10"><text:bookmark-start text:name="h.yvn4xu9kgony"/><text:bookmark-end text:name="h.yvn4xu9kgony"/><text:bookmark-start text:name="h.ipk343otl65q"/><text:bookmark-end text:name="h.ipk343otl65q"/><text:span text:style-name="T219_1">3.7<text:s/></text:span><text:span text:style-name="T219_2"><office:annotation><dc:creator/><text:p text:style-name="P220"><text:span text:style-name="T220_1">This</text:span><text:span text:style-name="T220_2"><text:s/></text:span><text:span text:style-name="T220_3">section</text:span><text:span text:style-name="T220_4"><text:s/></text:span><text:span text:style-name="T220_5">shall</text:span><text:span text:style-name="T220_6"><text:s/></text:span><text:span text:style-name="T220_7">identify</text:span><text:span text:style-name="T220_8"><text:s/></text:span><text:span text:style-name="T220_9">all</text:span><text:span text:style-name="T220_10"><text:s/></text:span><text:span text:style-name="T220_11">the</text:span><text:span text:style-name="T220_12"><text:s/></text:span><text:span text:style-name="T220_13">tests</text:span><text:span text:style-name="T220_14"><text:s/></text:span><text:span text:style-name="T220_15">not</text:span><text:span text:style-name="T220_16"><text:s/></text:span><text:span text:style-name="T220_17">included</text:span><text:span text:style-name="T220_18"><text:s/></text:span><text:span text:style-name="T220_19">in</text:span><text:span text:style-name="T220_20"><text:s/></text:span><text:span text:style-name="T220_21">the</text:span><text:span text:style-name="T220_22"><text:s/></text:span><text:span text:style-name="T220_23">software</text:span><text:span text:style-name="T220_24"><text:s/></text:span><text:span text:style-name="T220_25">verification</text:span><text:span text:style-name="T220_26"><text:s/></text:span><text:span text:style-name="T220_27">and</text:span><text:span text:style-name="T220_28"><text:s/></text:span><text:span text:style-name="T220_29">validation</text:span><text:span text:style-name="T220_30"><text:s/></text:span><text:span text:style-name="T220_31">plan</text:span><text:span text:style-name="T220_32"><text:s/></text:span><text:span text:style-name="T220_33">for</text:span><text:span text:style-name="T220_34"><text:s/></text:span><text:span text:style-name="T220_35">the</text:span><text:span text:style-name="T220_36"><text:s/></text:span><text:span text:style-name="T220_37">software</text:span><text:span text:style-name="T220_38"><text:s/></text:span><text:span text:style-name="T220_39">covered</text:span><text:span text:style-name="T220_40"><text:s/></text:span><text:span text:style-name="T220_41">by</text:span><text:span text:style-name="T220_42"><text:s/></text:span><text:span text:style-name="T220_43">the</text:span><text:span text:style-name="T220_44"><text:s/></text:span><text:span text:style-name="T220_45">SQAP</text:span><text:span text:style-name="T220_46"><text:s/></text:span><text:span text:style-name="T220_47">and</text:span><text:span text:style-name="T220_48"><text:s/></text:span><text:span text:style-name="T220_49">shall</text:span><text:span text:style-name="T220_50"><text:s/></text:span><text:span text:style-name="T220_51">state</text:span><text:span text:style-name="T220_52"><text:s/></text:span><text:span text:style-name="T220_53">the</text:span><text:span text:style-name="T220_54"><text:s/></text:span><text:span text:style-name="T220_55">methods</text:span><text:span text:style-name="T220_56"><text:s/></text:span><text:span text:style-name="T220_57">to</text:span><text:span text:style-name="T220_58"><text:s/></text:span><text:span text:style-name="T220_59">be</text:span><text:span text:style-name="T220_60"><text:s/></text:span><text:span text:style-name="T220_61">used</text:span><text:span text:style-name="T220_62">.<text:s/></text:span><text:span text:style-name="T220_63">If</text:span><text:span text:style-name="T220_64"><text:s/></text:span><text:span text:style-name="T220_65">a</text:span><text:span text:style-name="T220_66"><text:s/></text:span><text:span text:style-name="T220_67">separate</text:span><text:span text:style-name="T220_68"><text:s/></text:span><text:span text:style-name="T220_69">test</text:span><text:span text:style-name="T220_70"><text:s/></text:span><text:span text:style-name="T220_71">plan</text:span><text:span text:style-name="T220_72"><text:s/></text:span><text:span text:style-name="T220_73">exists</text:span><text:span text:style-name="T220_74"><text:s/></text:span><text:span text:style-name="T220_75">it</text:span><text:span text:style-name="T220_76"><text:s/></text:span><text:span text:style-name="T220_77">shall</text:span><text:span text:style-name="T220_78"><text:s/></text:span><text:span text:style-name="T220_79">be</text:span><text:span text:style-name="T220_80"><text:s/></text:span><text:span text:style-name="T220_81">referenced</text:span><text:span text:style-name="T220_82">.</text:span></text:p></office:annotation></text:span><text:span text:style-name="T220_83"><office:annotation><dc:creator/><text:p text:style-name="P221"><text:span text:style-name="T221_1">I</text:span><text:span text:style-name="T221_2"><text:s/></text:span><text:span text:style-name="T221_3">think</text:span><text:span text:style-name="T221_4"><text:s/></text:span><text:span text:style-name="T221_5">I</text:span><text:span text:style-name="T221_6">'</text:span><text:span text:style-name="T221_7">m</text:span><text:span text:style-name="T221_8"><text:s/></text:span><text:span text:style-name="T221_9">done</text:span><text:span text:style-name="T221_10">,<text:s/></text:span><text:span text:style-name="T221_11">can</text:span><text:span text:style-name="T221_12"><text:s/></text:span><text:span text:style-name="T221_13">someone</text:span><text:span text:style-name="T221_14"><text:s/></text:span><text:span text:style-name="T221_15">tell</text:span><text:span text:style-name="T221_16"><text:s/></text:span><text:span text:style-name="T221_17">me</text:span><text:span text:style-name="T221_18"><text:s/></text:span><text:span text:style-name="T221_19">if</text:span><text:span text:style-name="T221_20"><text:s/></text:span><text:span text:style-name="T221_21">I</text:span><text:span text:style-name="T221_22"><text:s/></text:span><text:span text:style-name="T221_23">have</text:span><text:span text:style-name="T221_24"><text:s/></text:span><text:span text:style-name="T221_25">to</text:span><text:span text:style-name="T221_26"><text:s/></text:span><text:span text:style-name="T221_27">go</text:span><text:span text:style-name="T221_28"><text:s/></text:span><text:span text:style-name="T221_29">more</text:span><text:span text:style-name="T221_30"><text:s/></text:span><text:span text:style-name="T221_31">in</text:span><text:span text:style-name="T221_32"><text:s/></text:span><text:span text:style-name="T221_33">detail</text:span><text:span text:style-name="T221_34">?</text:span></text:p></office:annotation></text:span><text:span text:style-name="T221_35"><office:annotation><dc:creator/><text:p text:style-name="P222"><text:span text:style-name="T222_1">I</text:span><text:span text:style-name="T222_2"><text:s/></text:span><text:span text:style-name="T222_3">think</text:span><text:span text:style-name="T222_4"><text:s/></text:span><text:span text:style-name="T222_5">its</text:span><text:span text:style-name="T222_6"><text:s/></text:span><text:span text:style-name="T222_7">enough</text:span><text:span text:style-name="T222_8"><text:s/></text:span><text:span text:style-name="T222_9">for</text:span><text:span text:style-name="T222_10"><text:s/></text:span><text:span text:style-name="T222_11">this</text:span><text:span text:style-name="T222_12"><text:s/></text:span><text:span text:style-name="T222_13">draft</text:span><text:span text:style-name="T222_14">.<text:s/></text:span><text:span text:style-name="T222_15">Maybe</text:span><text:span text:style-name="T222_16"><text:s/></text:span><text:span text:style-name="T222_17">go</text:span><text:span text:style-name="T222_18"><text:s/></text:span><text:span text:style-name="T222_19">into</text:span><text:span text:style-name="T222_20"><text:s/></text:span><text:span text:style-name="T222_21">more</text:span><text:span text:style-name="T222_22"><text:s/></text:span><text:span text:style-name="T222_23">detail</text:span><text:span text:style-name="T222_24"><text:s/></text:span><text:span text:style-name="T222_25">later</text:span><text:span text:style-name="T222_26"><text:s/></text:span><text:span text:style-name="T222_27">when</text:span><text:span text:style-name="T222_28"><text:s/></text:span><text:span text:style-name="T222_29">we</text:span><text:span text:style-name="T222_30"><text:s/></text:span><text:span text:style-name="T222_31">will</text:span><text:span text:style-name="T222_32"><text:s/></text:span><text:span text:style-name="T222_33">refine</text:span><text:span text:style-name="T222_34"><text:s/></text:span><text:span text:style-name="T222_35">this</text:span><text:span text:style-name="T222_36"><text:s/></text:span><text:span text:style-name="T222_37">document</text:span><text:span text:style-name="T222_38"><text:s/></text:span><text:span text:style-name="T222_39">later</text:span><text:span text:style-name="T222_40"><text:s/></text:span><text:span text:style-name="T222_41">in</text:span><text:span text:style-name="T222_42"><text:s/></text:span><text:span text:style-name="T222_43">the</text:span><text:span text:style-name="T222_44"><text:s/></text:span><text:span text:style-name="T222_45">QM</text:span><text:span text:style-name="T222_46"><text:s/></text:span><text:span text:style-name="T222_47">course</text:span><text:span text:style-name="T222_48">.</text:span></text:p></office:annotation></text:span><text:span text:style-name="T222_49">Test</text:span></text:h>
      <text:p text:style-name="P223"><text:span text:style-name="T223_1">by</text:span><text:span text:style-name="T223_2"><text:s/></text:span><text:span text:style-name="T223_3">Aurélien</text:span><text:span text:style-name="T223_4"><text:s/></text:span><text:span text:style-name="T223_5">Hontabat</text:span></text:p>
      <text:p text:style-name="P224"/>
      <text:p text:style-name="P225"><text:span text:style-name="T225_1">This</text:span><text:span text:style-name="T225_2"><text:s/></text:span><text:span text:style-name="T225_3">chapter</text:span><text:span text:style-name="T225_4"><text:s/></text:span><text:span text:style-name="T225_5">will</text:span><text:span text:style-name="T225_6"><text:s/></text:span><text:span text:style-name="T225_7">deal</text:span><text:span text:style-name="T225_8"><text:s/></text:span><text:span text:style-name="T225_9">with</text:span><text:span text:style-name="T225_10"><text:s/></text:span><text:span text:style-name="T225_11">our</text:span><text:span text:style-name="T225_12"><text:s/></text:span><text:span text:style-name="T225_13">verification</text:span><text:span text:style-name="T225_14"><text:s/></text:span><text:span text:style-name="T225_15">and</text:span><text:span text:style-name="T225_16"><text:s/></text:span><text:span text:style-name="T225_17">validation</text:span><text:span text:style-name="T225_18"><text:s/>(</text:span><text:span text:style-name="T225_19">V</text:span><text:span text:style-name="T225_20">&amp;</text:span><text:span text:style-name="T225_21">V</text:span><text:span text:style-name="T225_22">)<text:s/></text:span><text:span text:style-name="T225_23">effort</text:span><text:span text:style-name="T225_24"><text:s/></text:span><text:span text:style-name="T225_25">towards</text:span><text:span text:style-name="T225_26"><text:s/></text:span><text:span text:style-name="T225_27">testing</text:span><text:span text:style-name="T225_28"><text:s/></text:span><text:span text:style-name="T225_29">if</text:span><text:span text:style-name="T225_30"><text:s/></text:span><text:span text:style-name="T225_31">our</text:span><text:span text:style-name="T225_32"><text:s/></text:span><text:span text:style-name="T225_33">product</text:span><text:span text:style-name="T225_34"><text:s/></text:span><text:span text:style-name="T225_35">fulfills</text:span><text:span text:style-name="T225_36"><text:s/></text:span><text:span text:style-name="T225_37">the</text:span><text:span text:style-name="T225_38"><text:s/></text:span><text:span text:style-name="T225_39">intended</text:span><text:span text:style-name="T225_40"><text:s/></text:span><text:span text:style-name="T225_41">use</text:span><text:span text:style-name="T225_42"><text:s/></text:span><text:span text:style-name="T225_43">and</text:span><text:span text:style-name="T225_44"><text:s/></text:span><text:span text:style-name="T225_45">user</text:span><text:span text:style-name="T225_46"><text:s/></text:span><text:span text:style-name="T225_47">expectations</text:span><text:span text:style-name="T225_48">.<text:s/></text:span></text:p>
      <text:h text:style-name="P226" text:outline-level="10"><text:bookmark-start text:name="h.c51ph1ub6xog"/><text:bookmark-end text:name="h.c51ph1ub6xog"/><text:span text:style-name="T226_1">3.</text:span><text:span text:style-name="T226_2">7.1<text:s/></text:span><text:span text:style-name="T226_3">Requirement</text:span><text:span text:style-name="T226_4"><text:s/></text:span><text:span text:style-name="T226_5">Review</text:span></text:h>
      <text:p text:style-name="P227"><text:span text:style-name="T227_1">We</text:span><text:span text:style-name="T227_2"><text:s/></text:span><text:span text:style-name="T227_3">will</text:span><text:span text:style-name="T227_4"><text:s/></text:span><text:span text:style-name="T227_5">regularly</text:span><text:span text:style-name="T227_6"><text:s/></text:span><text:span text:style-name="T227_7">review</text:span><text:span text:style-name="T227_8"><text:s/></text:span><text:span text:style-name="T227_9">our</text:span><text:span text:style-name="T227_10"><text:s/></text:span><text:span text:style-name="T227_11">requirements</text:span><text:span text:style-name="T227_12"><text:s/></text:span><text:span text:style-name="T227_13">to</text:span><text:span text:style-name="T227_14"><text:s/></text:span><text:span text:style-name="T227_15">ensure</text:span><text:span text:style-name="T227_16"><text:s/></text:span><text:span text:style-name="T227_17">completeness</text:span><text:span text:style-name="T227_18"><text:s/></text:span><text:span text:style-name="T227_19">and</text:span><text:span text:style-name="T227_20"><text:s/></text:span><text:span text:style-name="T227_21">correctness</text:span><text:span text:style-name="T227_22">.</text:span></text:p>
      <text:p text:style-name="P228"><text:span text:style-name="T228_1">As</text:span><text:span text:style-name="T228_2"><text:s/></text:span><text:span text:style-name="T228_3">part</text:span><text:span text:style-name="T228_4"><text:s/></text:span><text:span text:style-name="T228_5">of</text:span><text:span text:style-name="T228_6"><text:s/></text:span><text:span text:style-name="T228_7">the</text:span><text:span text:style-name="T228_8"><text:s/></text:span><text:span text:style-name="T228_9">review</text:span><text:span text:style-name="T228_10">,<text:s/></text:span><text:span text:style-name="T228_11">we</text:span><text:span text:style-name="T228_12"><text:s/></text:span><text:span text:style-name="T228_13">will</text:span><text:span text:style-name="T228_14"><text:s/></text:span><text:span text:style-name="T228_15">evaluate</text:span><text:span text:style-name="T228_16"><text:s/></text:span><text:span text:style-name="T228_17">whether</text:span><text:span text:style-name="T228_18"><text:s/></text:span><text:span text:style-name="T228_19">requisite</text:span><text:span text:style-name="T228_20"><text:s/></text:span><text:span text:style-name="T228_21">functionality</text:span><text:span text:style-name="T228_22"><text:s/></text:span><text:span text:style-name="T228_23">and</text:span><text:span text:style-name="T228_24"><text:s/></text:span><text:span text:style-name="T228_25">algorithms</text:span><text:span text:style-name="T228_26"><text:s/></text:span><text:span text:style-name="T228_27">are</text:span><text:span text:style-name="T228_28"><text:s/></text:span><text:span text:style-name="T228_29">viable</text:span><text:span text:style-name="T228_30"><text:s/></text:span><text:span text:style-name="T228_31">and</text:span><text:span text:style-name="T228_32"><text:s/></text:span><text:span text:style-name="T228_33">correct</text:span><text:span text:style-name="T228_34"><text:s/></text:span><text:span text:style-name="T228_35">for</text:span><text:span text:style-name="T228_36"><text:s/></text:span><text:span text:style-name="T228_37">our</text:span><text:span text:style-name="T228_38"><text:s/></text:span><text:span text:style-name="T228_39">project</text:span><text:span text:style-name="T228_40">.<text:s/></text:span><text:span text:style-name="T228_41">We</text:span><text:span text:style-name="T228_42"><text:s/></text:span><text:span text:style-name="T228_43">will</text:span><text:span text:style-name="T228_44"><text:s/></text:span><text:span text:style-name="T228_45">then</text:span><text:span text:style-name="T228_46"><text:s/></text:span><text:span text:style-name="T228_47">update</text:span><text:span text:style-name="T228_48"><text:s/></text:span><text:span text:style-name="T228_49">our</text:span><text:span text:style-name="T228_50"><text:s/></text:span><text:span text:style-name="T228_51">requirements</text:span><text:span text:style-name="T228_52"><text:s/></text:span><text:span text:style-name="T228_53">according</text:span><text:span text:style-name="T228_54"><text:s/></text:span><text:span text:style-name="T228_55">to</text:span><text:span text:style-name="T228_56"><text:s/></text:span><text:span text:style-name="T228_57">our</text:span><text:span text:style-name="T228_58"><text:s/></text:span><text:span text:style-name="T228_59">conclusions</text:span><text:span text:style-name="T228_60">.<text:s/></text:span></text:p>
      <text:h text:style-name="P229" text:outline-level="10"><text:bookmark-start text:name="h.ay6onah7jzon"/><text:bookmark-end text:name="h.ay6onah7jzon"/><text:span text:style-name="T229_1">3</text:span><text:span text:style-name="T229_2">.7.2<text:s/></text:span><text:span text:style-name="T229_3">Test</text:span><text:span text:style-name="T229_4"><text:s/></text:span><text:span text:style-name="T229_5">Plan</text:span><text:span text:style-name="T229_6"><text:s/></text:span></text:h>
      <text:p text:style-name="P230"><text:span text:style-name="T230_1">Our</text:span><text:span text:style-name="T230_2"><text:s/></text:span><text:span text:style-name="T230_3">Test</text:span><text:span text:style-name="T230_4"><text:s/></text:span><text:span text:style-name="T230_5">Plan</text:span><text:span text:style-name="T230_6"><text:s/></text:span><text:span text:style-name="T230_7">will</text:span><text:span text:style-name="T230_8"><text:s/></text:span><text:span text:style-name="T230_9">describe</text:span><text:span text:style-name="T230_10"><text:s/></text:span><text:span text:style-name="T230_11">the</text:span><text:span text:style-name="T230_12"><text:s/></text:span><text:span text:style-name="T230_13">following</text:span><text:span text:style-name="T230_14"><text:s/></text:span><text:span text:style-name="T230_15">activities</text:span><text:span text:style-name="T230_16">:<text:s/></text:span></text:p>
      <text:p text:style-name="P231"/>
      <text:p text:style-name="P232"><text:span text:style-name="T232_1">Unit</text:span><text:span text:style-name="T232_2"><text:s/></text:span><text:span text:style-name="T232_3">testing</text:span><text:span text:style-name="T232_4">:</text:span><text:span text:style-name="T232_5"><text:s/></text:span><text:span text:style-name="T232_6">A</text:span><text:span text:style-name="T232_7"><text:s/></text:span><text:span text:style-name="T232_8">plan</text:span><text:span text:style-name="T232_9"><text:s/></text:span><text:span text:style-name="T232_10">for</text:span><text:span text:style-name="T232_11"><text:s/></text:span><text:span text:style-name="T232_12">testing</text:span><text:span text:style-name="T232_13"><text:s/></text:span><text:span text:style-name="T232_14">a</text:span><text:span text:style-name="T232_15"><text:s/></text:span><text:span text:style-name="T232_16">portion</text:span><text:span text:style-name="T232_17"><text:s/></text:span><text:span text:style-name="T232_18">of</text:span><text:span text:style-name="T232_19"><text:s/></text:span><text:span text:style-name="T232_20">our</text:span><text:span text:style-name="T232_21"><text:s/></text:span><text:span text:style-name="T232_22">code</text:span><text:span text:style-name="T232_23">.<text:s/></text:span><text:span text:style-name="T232_24">It</text:span><text:span text:style-name="T232_25"><text:s/></text:span><text:span text:style-name="T232_26">will</text:span><text:span text:style-name="T232_27"><text:s/></text:span><text:span text:style-name="T232_28">specify</text:span><text:span text:style-name="T232_29"><text:s/></text:span><text:span text:style-name="T232_30">test</text:span><text:span text:style-name="T232_31"><text:s/></text:span><text:span text:style-name="T232_32">cases</text:span><text:span text:style-name="T232_33"><text:s/></text:span><text:span text:style-name="T232_34">that</text:span><text:span text:style-name="T232_35"><text:s/></text:span><text:span text:style-name="T232_36">are</text:span><text:span text:style-name="T232_37"><text:s/></text:span><text:span text:style-name="T232_38">relevant</text:span><text:span text:style-name="T232_39"><text:s/></text:span><text:span text:style-name="T232_40">for</text:span><text:span text:style-name="T232_41"><text:s/></text:span><text:span text:style-name="T232_42">this</text:span><text:span text:style-name="T232_43"><text:s/></text:span><text:span text:style-name="T232_44">part</text:span><text:span text:style-name="T232_45"><text:s/></text:span><text:span text:style-name="T232_46">of</text:span><text:span text:style-name="T232_47"><text:s/></text:span><text:span text:style-name="T232_48">the</text:span><text:span text:style-name="T232_49"><text:s/></text:span><text:span text:style-name="T232_50">software</text:span><text:span text:style-name="T232_51">/</text:span><text:span text:style-name="T232_52">hardware</text:span><text:span text:style-name="T232_53"><text:s/></text:span><text:span text:style-name="T232_54">such</text:span><text:span text:style-name="T232_55"><text:s/></text:span><text:span text:style-name="T232_56">as</text:span><text:span text:style-name="T232_57"><text:s/></text:span><text:span text:style-name="T232_58">erroneous</text:span><text:span text:style-name="T232_59"><text:s/></text:span><text:span text:style-name="T232_60">inputs</text:span><text:span text:style-name="T232_61">.<text:s/></text:span><text:span text:style-name="T232_62">To</text:span><text:span text:style-name="T232_63"><text:s/></text:span><text:span text:style-name="T232_64">be</text:span><text:span text:style-name="T232_65"><text:s/></text:span><text:span text:style-name="T232_66">able</text:span><text:span text:style-name="T232_67"><text:s/></text:span><text:span text:style-name="T232_68">to</text:span><text:span text:style-name="T232_69"><text:s/></text:span><text:span text:style-name="T232_70">test</text:span><text:span text:style-name="T232_71"><text:s/></text:span><text:span text:style-name="T232_72">the</text:span><text:span text:style-name="T232_73"><text:s/></text:span><text:span text:style-name="T232_74">class</text:span><text:span text:style-name="T232_75"><text:s/></text:span><text:span text:style-name="T232_76">or</text:span><text:span text:style-name="T232_77"><text:s/></text:span><text:span text:style-name="T232_78">methods</text:span><text:span text:style-name="T232_79"><text:s/></text:span><text:span text:style-name="T232_80">in</text:span><text:span text:style-name="T232_81"><text:s/></text:span><text:span text:style-name="T232_82">question</text:span><text:span text:style-name="T232_83">,<text:s/></text:span><text:span text:style-name="T232_84">we</text:span><text:span text:style-name="T232_85"><text:s/></text:span><text:span text:style-name="T232_86">might</text:span><text:span text:style-name="T232_87"><text:s/></text:span><text:span text:style-name="T232_88">need</text:span><text:span text:style-name="T232_89"><text:s/></text:span><text:span text:style-name="T232_90">a</text:span><text:span text:style-name="T232_91"><text:s/></text:span><text:span text:style-name="T232_92">test</text:span><text:span text:style-name="T232_93"><text:s/></text:span><text:span text:style-name="T232_94">harness</text:span><text:span text:style-name="T232_95"><text:s/></text:span><text:span text:style-name="T232_96">to</text:span><text:span text:style-name="T232_97"><text:s/></text:span><text:span text:style-name="T232_98">call</text:span><text:span text:style-name="T232_99"><text:s/></text:span><text:span text:style-name="T232_100">the</text:span><text:span text:style-name="T232_101"><text:s/></text:span><text:span text:style-name="T232_102">method</text:span><text:span text:style-name="T232_103"><text:s/></text:span><text:span text:style-name="T232_104">in</text:span><text:span text:style-name="T232_105"><text:s/></text:span><text:span text:style-name="T232_106">a</text:span><text:span text:style-name="T232_107"><text:s/></text:span><text:span text:style-name="T232_108">controlled</text:span><text:span text:style-name="T232_109"><text:s/></text:span><text:span text:style-name="T232_110">manner</text:span><text:span text:style-name="T232_111">,<text:s/></text:span><text:span text:style-name="T232_112">as</text:span><text:span text:style-name="T232_113"><text:s/></text:span><text:span text:style-name="T232_114">well</text:span><text:span text:style-name="T232_115"><text:s/></text:span><text:span text:style-name="T232_116">as</text:span><text:span text:style-name="T232_117"><text:s/></text:span><text:span text:style-name="T232_118">automatically</text:span><text:span text:style-name="T232_119"><text:s/></text:span><text:span text:style-name="T232_120">provide</text:span><text:span text:style-name="T232_121"><text:s/></text:span><text:span text:style-name="T232_122">inputs</text:span><text:span text:style-name="T232_123"><text:s/></text:span><text:span text:style-name="T232_124">and</text:span><text:span text:style-name="T232_125"><text:s/></text:span><text:span text:style-name="T232_126">check</text:span><text:span text:style-name="T232_127"><text:s/></text:span><text:span text:style-name="T232_128">the</text:span><text:span text:style-name="T232_129"><text:s/></text:span><text:span text:style-name="T232_130">resulting</text:span><text:span text:style-name="T232_131"><text:s/></text:span><text:span text:style-name="T232_132">output</text:span><text:span text:style-name="T232_133">.</text:span></text:p>
      <text:p text:style-name="P233"><text:span text:style-name="T233_1"><text:s/></text:span></text:p>
      <text:p text:style-name="P234"><text:span text:style-name="T234_1">Integration</text:span><text:span text:style-name="T234_2"><text:s/></text:span><text:span text:style-name="T234_3">testing</text:span><text:span text:style-name="T234_4">:</text:span><text:span text:style-name="T234_5"><text:s/></text:span><text:span text:style-name="T234_6">We</text:span><text:span text:style-name="T234_7"><text:s/></text:span><text:span text:style-name="T234_8">will</text:span><text:span text:style-name="T234_9"><text:s/></text:span><text:span text:style-name="T234_10">incrementally</text:span><text:span text:style-name="T234_11"><text:s/></text:span><text:span text:style-name="T234_12">test</text:span><text:span text:style-name="T234_13"><text:s/></text:span><text:span text:style-name="T234_14">larger</text:span><text:span text:style-name="T234_15"><text:s/></text:span><text:span text:style-name="T234_16">subsets</text:span><text:span text:style-name="T234_17"><text:s/></text:span><text:span text:style-name="T234_18">of</text:span><text:span text:style-name="T234_19"><text:s/></text:span><text:span text:style-name="T234_20">interacting</text:span><text:span text:style-name="T234_21"><text:s/></text:span><text:span text:style-name="T234_22">code</text:span><text:span text:style-name="T234_23">,<text:s/></text:span><text:span text:style-name="T234_24">data</text:span><text:span text:style-name="T234_25"><text:s/></text:span><text:span text:style-name="T234_26">structures</text:span><text:span text:style-name="T234_27"><text:s/></text:span><text:span text:style-name="T234_28">or</text:span><text:span text:style-name="T234_29"><text:s/></text:span><text:span text:style-name="T234_30">algorithms</text:span><text:span text:style-name="T234_31"><text:s/></text:span><text:span text:style-name="T234_32">up</text:span><text:span text:style-name="T234_33"><text:s/></text:span><text:span text:style-name="T234_34">to</text:span><text:span text:style-name="T234_35"><text:s/></text:span><text:span text:style-name="T234_36">the</text:span><text:span text:style-name="T234_37"><text:s/></text:span><text:span text:style-name="T234_38">entire</text:span><text:span text:style-name="T234_39"><text:s/></text:span><text:span text:style-name="T234_40">program</text:span><text:span text:style-name="T234_41">.<text:s/></text:span><text:span text:style-name="T234_42">Checking</text:span><text:span text:style-name="T234_43"><text:s/></text:span><text:span text:style-name="T234_44">for</text:span><text:span text:style-name="T234_45"><text:s/></text:span><text:span text:style-name="T234_46">example</text:span><text:span text:style-name="T234_47"><text:s/></text:span><text:span text:style-name="T234_48">if</text:span><text:span text:style-name="T234_49"><text:s/></text:span><text:span text:style-name="T234_50">each</text:span><text:span text:style-name="T234_51"><text:s/></text:span><text:span text:style-name="T234_52">method</text:span><text:span text:style-name="T234_53"><text:s/></text:span><text:span text:style-name="T234_54">is</text:span><text:span text:style-name="T234_55"><text:s/></text:span><text:span text:style-name="T234_56">called</text:span><text:span text:style-name="T234_57"><text:s/></text:span><text:span text:style-name="T234_58">with</text:span><text:span text:style-name="T234_59"><text:s/></text:span><text:span text:style-name="T234_60">correct</text:span><text:span text:style-name="T234_61"><text:s/></text:span><text:span text:style-name="T234_62">parameters</text:span></text:p>
      <text:p text:style-name="P235"/>
      <text:p text:style-name="P236"><text:span text:style-name="T236_1">Stress</text:span><text:span text:style-name="T236_2"><text:s/></text:span><text:span text:style-name="T236_3">testing</text:span><text:span text:style-name="T236_4">:</text:span><text:span text:style-name="T236_5"><text:s/></text:span><text:span text:style-name="T236_6">In</text:span><text:span text:style-name="T236_7"><text:s/></text:span><text:span text:style-name="T236_8">this</text:span><text:span text:style-name="T236_9"><text:s/></text:span><text:span text:style-name="T236_10">part</text:span><text:span text:style-name="T236_11"><text:s/></text:span><text:span text:style-name="T236_12">of</text:span><text:span text:style-name="T236_13"><text:s/></text:span><text:span text:style-name="T236_14">the</text:span><text:span text:style-name="T236_15"><text:s/></text:span><text:span text:style-name="T236_16">Test</text:span><text:span text:style-name="T236_17"><text:s/></text:span><text:span text:style-name="T236_18">Plan</text:span><text:span text:style-name="T236_19"><text:s/></text:span><text:span text:style-name="T236_20">we</text:span><text:span text:style-name="T236_21"><text:s/></text:span><text:span text:style-name="T236_22">will</text:span><text:span text:style-name="T236_23"><text:s/></text:span><text:span text:style-name="T236_24">check</text:span><text:span text:style-name="T236_25"><text:s/></text:span><text:span text:style-name="T236_26">if</text:span><text:span text:style-name="T236_27"><text:s/></text:span><text:span text:style-name="T236_28">our</text:span><text:span text:style-name="T236_29"><text:s/></text:span><text:span text:style-name="T236_30">product</text:span><text:span text:style-name="T236_31"><text:s/></text:span><text:span text:style-name="T236_32">is</text:span><text:span text:style-name="T236_33"><text:s/></text:span><text:span text:style-name="T236_34">scalable</text:span><text:span text:style-name="T236_35"><text:s/></text:span><text:span text:style-name="T236_36">and</text:span><text:span text:style-name="T236_37"><text:s/></text:span><text:span text:style-name="T236_38">can</text:span><text:span text:style-name="T236_39"><text:s/></text:span><text:span text:style-name="T236_40">handle</text:span><text:span text:style-name="T236_41"><text:s/></text:span><text:span text:style-name="T236_42">large</text:span><text:span text:style-name="T236_43"><text:s/></text:span><text:span text:style-name="T236_44">amounts</text:span><text:span text:style-name="T236_45"><text:s/></text:span><text:span text:style-name="T236_46">of</text:span><text:span text:style-name="T236_47"><text:s/></text:span><text:span text:style-name="T236_48">data</text:span><text:span text:style-name="T236_49">.<text:s/></text:span><text:span text:style-name="T236_50">This</text:span><text:span text:style-name="T236_51"><text:s/></text:span><text:span text:style-name="T236_52">might</text:span><text:span text:style-name="T236_53"><text:s/></text:span><text:span text:style-name="T236_54">in</text:span><text:span text:style-name="T236_55"><text:s/></text:span><text:span text:style-name="T236_56">some</text:span><text:span text:style-name="T236_57"><text:s/></text:span><text:span text:style-name="T236_58">cases</text:span><text:span text:style-name="T236_59"><text:s/></text:span><text:span text:style-name="T236_60">already</text:span><text:span text:style-name="T236_61"><text:s/></text:span><text:span text:style-name="T236_62">be</text:span><text:span text:style-name="T236_63"><text:s/></text:span><text:span text:style-name="T236_64">part</text:span><text:span text:style-name="T236_65"><text:s/></text:span><text:span text:style-name="T236_66">of</text:span><text:span text:style-name="T236_67"><text:s/></text:span><text:span text:style-name="T236_68">the</text:span><text:span text:style-name="T236_69"><text:s/></text:span><text:span text:style-name="T236_70">unit</text:span><text:span text:style-name="T236_71"><text:s/></text:span><text:span text:style-name="T236_72">testing</text:span><text:span text:style-name="T236_73">.<text:s/></text:span><text:span text:style-name="T236_74">We</text:span><text:span text:style-name="T236_75"><text:s/></text:span><text:span text:style-name="T236_76">will</text:span><text:span text:style-name="T236_77"><text:s/></text:span><text:span text:style-name="T236_78">estimate</text:span><text:span text:style-name="T236_79"><text:s/></text:span><text:span text:style-name="T236_80">the</text:span><text:span text:style-name="T236_81"><text:s/></text:span><text:span text:style-name="T236_82">resources</text:span><text:span text:style-name="T236_83"><text:s/></text:span><text:span text:style-name="T236_84">required</text:span><text:span text:style-name="T236_85"><text:s/>(</text:span><text:span text:style-name="T236_86">time</text:span><text:span text:style-name="T236_87">,<text:s/></text:span><text:span text:style-name="T236_88">memory</text:span><text:span text:style-name="T236_89">)<text:s/></text:span><text:span text:style-name="T236_90">as</text:span><text:span text:style-name="T236_91"><text:s/></text:span><text:span text:style-name="T236_92">well</text:span><text:span text:style-name="T236_93"><text:s/></text:span><text:span text:style-name="T236_94">as</text:span><text:span text:style-name="T236_95"><text:s/></text:span><text:span text:style-name="T236_96">its</text:span><text:span text:style-name="T236_97"><text:s/></text:span><text:span text:style-name="T236_98">worst</text:span><text:span text:style-name="T236_99">-</text:span><text:span text:style-name="T236_100">case</text:span><text:span text:style-name="T236_101"><text:s/></text:span><text:span text:style-name="T236_102">runtime</text:span><text:span text:style-name="T236_103"><text:s/></text:span><text:span text:style-name="T236_104">O</text:span><text:span text:style-name="T236_105">(</text:span><text:span text:style-name="T236_106">n</text:span><text:span text:style-name="T236_107">).</text:span></text:p>
      <text:p text:style-name="P237"/>
      <text:p text:style-name="P238"><text:span text:style-name="T238_1">Each</text:span><text:span text:style-name="T238_2"><text:s/></text:span><text:span text:style-name="T238_3">Test</text:span><text:span text:style-name="T238_4"><text:s/></text:span><text:span text:style-name="T238_5">will</text:span><text:span text:style-name="T238_6"><text:s/></text:span><text:span text:style-name="T238_7">furthermore</text:span><text:span text:style-name="T238_8"><text:s/></text:span><text:span text:style-name="T238_9">be</text:span><text:span text:style-name="T238_10"><text:s/></text:span><text:span text:style-name="T238_11">divided</text:span><text:span text:style-name="T238_12"><text:s/></text:span><text:span text:style-name="T238_13">in</text:span><text:span text:style-name="T238_14"><text:s/></text:span><text:span text:style-name="T238_15">the</text:span><text:span text:style-name="T238_16"><text:s/></text:span><text:span text:style-name="T238_17">following</text:span><text:span text:style-name="T238_18"><text:s/></text:span><text:span text:style-name="T238_19">steps</text:span><text:span text:style-name="T238_20">:</text:span></text:p>
      <text:p text:style-name="P239"/>
      <text:p text:style-name="P240"><text:span text:style-name="T240_1">Initiation</text:span><text:span text:style-name="T240_2"><text:s/></text:span><text:span text:style-name="T240_3">and</text:span><text:span text:style-name="T240_4"><text:s/></text:span><text:span text:style-name="T240_5">test</text:span><text:span text:style-name="T240_6"><text:s/></text:span><text:span text:style-name="T240_7">environment</text:span><text:span text:style-name="T240_8">/</text:span><text:span text:style-name="T240_9">setup</text:span></text:p>
      <text:p text:style-name="P241"><text:span text:style-name="T241_1">Test</text:span><text:span text:style-name="T241_2"><text:s/></text:span><text:span text:style-name="T241_3">steps</text:span><text:span text:style-name="T241_4"><text:s/></text:span></text:p>
      <text:p text:style-name="P242"><text:span text:style-name="T242_1">Expected</text:span><text:span text:style-name="T242_2"><text:s/></text:span><text:span text:style-name="T242_3">outcome</text:span><text:span text:style-name="T242_4"><text:s/></text:span></text:p>
      <text:p text:style-name="P243"><text:span text:style-name="T243_1">What</text:span><text:span text:style-name="T243_2"><text:s/></text:span><text:span text:style-name="T243_3">to</text:span><text:span text:style-name="T243_4"><text:s/></text:span><text:span text:style-name="T243_5">do</text:span><text:span text:style-name="T243_6"><text:s/></text:span><text:span text:style-name="T243_7">if</text:span><text:span text:style-name="T243_8"><text:s/></text:span><text:span text:style-name="T243_9">defects</text:span><text:span text:style-name="T243_10"><text:s/></text:span><text:span text:style-name="T243_11">are</text:span><text:span text:style-name="T243_12"><text:s/></text:span><text:span text:style-name="T243_13">discovered</text:span><text:span text:style-name="T243_14"><text:s/></text:span><text:span text:style-name="T243_15">during</text:span><text:span text:style-name="T243_16"><text:s/></text:span><text:span text:style-name="T243_17">the</text:span><text:span text:style-name="T243_18"><text:s/></text:span><text:span text:style-name="T243_19">testing</text:span><text:span text:style-name="T243_20"><text:s/></text:span><text:span text:style-name="T243_21">process</text:span></text:p>
      <text:p text:style-name="P244"/>
      <text:p text:style-name="P245"><text:span text:style-name="T245_1">Our</text:span><text:span text:style-name="T245_2"><text:s/></text:span><text:span text:style-name="T245_3">Test</text:span><text:span text:style-name="T245_4"><text:s/></text:span><text:span text:style-name="T245_5">Plan</text:span><text:span text:style-name="T245_6"><text:s/></text:span><text:span text:style-name="T245_7">will</text:span><text:span text:style-name="T245_8"><text:s/></text:span><text:span text:style-name="T245_9">be</text:span><text:span text:style-name="T245_10"><text:s/></text:span><text:span text:style-name="T245_11">written</text:span><text:span text:style-name="T245_12"><text:s/></text:span><text:span text:style-name="T245_13">prior</text:span><text:span text:style-name="T245_14"><text:s/></text:span><text:span text:style-name="T245_15">to</text:span><text:span text:style-name="T245_16"><text:s/></text:span><text:span text:style-name="T245_17">the</text:span><text:span text:style-name="T245_18"><text:s/></text:span><text:span text:style-name="T245_19">coding</text:span><text:span text:style-name="T245_20"><text:s/></text:span><text:span text:style-name="T245_21">phase</text:span><text:span text:style-name="T245_22">,<text:s/></text:span><text:span text:style-name="T245_23">to</text:span><text:span text:style-name="T245_24"><text:s/></text:span><text:span text:style-name="T245_25">ensure</text:span><text:span text:style-name="T245_26"><text:s/></text:span><text:span text:style-name="T245_27">that</text:span><text:span text:style-name="T245_28"><text:s/></text:span><text:span text:style-name="T245_29">we</text:span><text:span text:style-name="T245_30"><text:s/></text:span><text:span text:style-name="T245_31">don</text:span><text:span text:style-name="T245_32">’</text:span><text:span text:style-name="T245_33">t</text:span><text:span text:style-name="T245_34"><text:s/></text:span><text:span text:style-name="T245_35">write</text:span><text:span text:style-name="T245_36"><text:s/></text:span><text:span text:style-name="T245_37">the</text:span><text:span text:style-name="T245_38"><text:s/></text:span><text:span text:style-name="T245_39">test</text:span><text:span text:style-name="T245_40"><text:s/></text:span><text:span text:style-name="T245_41">with</text:span><text:span text:style-name="T245_42"><text:s/></text:span><text:span text:style-name="T245_43">the</text:span><text:span text:style-name="T245_44"><text:s/></text:span><text:span text:style-name="T245_45">code</text:span><text:span text:style-name="T245_46"><text:s/></text:span><text:span text:style-name="T245_47">in</text:span><text:span text:style-name="T245_48"><text:s/></text:span><text:span text:style-name="T245_49">mind</text:span><text:span text:style-name="T245_50">.</text:span></text:p>
      <text:p text:style-name="P246"><text:span text:style-name="T246_1"><text:s/></text:span></text:p>
      <text:h text:style-name="P247" text:outline-level="10"><text:bookmark-start text:name="h.611yd29alltu"/><text:bookmark-end text:name="h.611yd29alltu"/><text:span text:style-name="T247_1">3</text:span><text:span text:style-name="T247_2">.7.3<text:s/></text:span><text:span text:style-name="T247_3">Review</text:span><text:span text:style-name="T247_4"><text:s/></text:span><text:span text:style-name="T247_5">of</text:span><text:span text:style-name="T247_6"><text:s/></text:span><text:span text:style-name="T247_7">Third</text:span><text:span text:style-name="T247_8">-</text:span><text:span text:style-name="T247_9">Party</text:span><text:span text:style-name="T247_10"><text:s/></text:span><text:span text:style-name="T247_11">Software</text:span><text:span text:style-name="T247_12">/</text:span><text:span text:style-name="T247_13">Hardware</text:span></text:h>
      <text:p text:style-name="P248"><text:span text:style-name="T248_1">Another</text:span><text:span text:style-name="T248_2"><text:s/></text:span><text:span text:style-name="T248_3">important</text:span><text:span text:style-name="T248_4"><text:s/></text:span><text:span text:style-name="T248_5">aspect</text:span><text:span text:style-name="T248_6"><text:s/></text:span><text:span text:style-name="T248_7">of</text:span><text:span text:style-name="T248_8"><text:s/></text:span><text:span text:style-name="T248_9">our</text:span><text:span text:style-name="T248_10"><text:s/></text:span><text:span text:style-name="T248_11">V</text:span><text:span text:style-name="T248_12">&amp;</text:span><text:span text:style-name="T248_13">V</text:span><text:span text:style-name="T248_14"><text:s/></text:span><text:span text:style-name="T248_15">activity</text:span><text:span text:style-name="T248_16"><text:s/></text:span><text:span text:style-name="T248_17">will</text:span><text:span text:style-name="T248_18"><text:s/></text:span><text:span text:style-name="T248_19">be</text:span><text:span text:style-name="T248_20"><text:s/></text:span><text:span text:style-name="T248_21">to</text:span><text:span text:style-name="T248_22"><text:s/></text:span><text:span text:style-name="T248_23">determine</text:span><text:span text:style-name="T248_24"><text:s/></text:span><text:span text:style-name="T248_25">if</text:span><text:span text:style-name="T248_26"><text:s/></text:span><text:span text:style-name="T248_27">Third</text:span><text:span text:style-name="T248_28">-</text:span><text:span text:style-name="T248_29">Party</text:span><text:span text:style-name="T248_30"><text:s/></text:span><text:span text:style-name="T248_31">hardware</text:span><text:span text:style-name="T248_32">,<text:s/></text:span><text:span text:style-name="T248_33">software</text:span><text:span text:style-name="T248_34"><text:s/></text:span><text:span text:style-name="T248_35">and</text:span><text:span text:style-name="T248_36"><text:s/></text:span><text:span text:style-name="T248_37">libraries</text:span><text:span text:style-name="T248_38"><text:s/></text:span><text:span text:style-name="T248_39">provide</text:span><text:span text:style-name="T248_40"><text:s/></text:span><text:span text:style-name="T248_41">the</text:span><text:span text:style-name="T248_42"><text:s/></text:span><text:span text:style-name="T248_43">following</text:span><text:span text:style-name="T248_44">:<text:s/></text:span></text:p>
      <text:p text:style-name="P249"><text:span text:style-name="T249_1"><text:s/></text:span></text:p>
      <text:list text:style-name="LS5" xml:id="list15">
        <text:list-item>
          <text:p text:style-name="P250"><text:span text:style-name="T250_1">Necessary</text:span><text:span text:style-name="T250_2"><text:s/></text:span><text:span text:style-name="T250_3">functionality</text:span><text:span text:style-name="T250_4"><text:s/></text:span><text:span text:style-name="T250_5">for</text:span><text:span text:style-name="T250_6"><text:s/></text:span><text:span text:style-name="T250_7">our</text:span><text:span text:style-name="T250_8"><text:s/></text:span><text:span text:style-name="T250_9">project</text:span></text:p>
        </text:list-item>
        <text:list-item>
          <text:p text:style-name="P251"><text:span text:style-name="T251_1">Test</text:span><text:span text:style-name="T251_2"><text:s/></text:span><text:span text:style-name="T251_3">cases</text:span><text:span text:style-name="T251_4"><text:s/></text:span><text:span text:style-name="T251_5">that</text:span><text:span text:style-name="T251_6"><text:s/></text:span><text:span text:style-name="T251_7">illustrate</text:span><text:span text:style-name="T251_8"><text:s/></text:span><text:span text:style-name="T251_9">the</text:span><text:span text:style-name="T251_10"><text:s/></text:span><text:span text:style-name="T251_11">use</text:span><text:span text:style-name="T251_12"><text:s/></text:span><text:span text:style-name="T251_13">of</text:span><text:span text:style-name="T251_14"><text:s/></text:span><text:span text:style-name="T251_15">the</text:span><text:span text:style-name="T251_16"><text:s/></text:span><text:span text:style-name="T251_17">previously</text:span><text:span text:style-name="T251_18"><text:s/></text:span><text:span text:style-name="T251_19">mentioned</text:span><text:span text:style-name="T251_20"><text:s/></text:span><text:span text:style-name="T251_21">functionality</text:span></text:p>
        </text:list-item>
        <text:list-item>
          <text:p text:style-name="P252"><text:span text:style-name="T252_1">Instructions</text:span><text:span text:style-name="T252_2"><text:s/></text:span><text:span text:style-name="T252_3">for</text:span><text:span text:style-name="T252_4"><text:s/></text:span><text:span text:style-name="T252_5">use</text:span><text:span text:style-name="T252_6"><text:s/></text:span></text:p>
        </text:list-item>
      </text:list>
      <text:h text:style-name="P253" text:outline-level="10"><text:bookmark-start text:name="h.yt0i26gxkxpg"/><text:bookmark-end text:name="h.yt0i26gxkxpg"/><text:span text:style-name="T253_1">3</text:span><text:span text:style-name="T253_2">.8<text:s/></text:span><text:span text:style-name="T253_3">Problems</text:span><text:span text:style-name="T253_4"><text:s/></text:span><text:span text:style-name="T253_5">reporting</text:span><text:span text:style-name="T253_6"><text:s/></text:span><text:span text:style-name="T253_7">and</text:span><text:span text:style-name="T253_8"><text:s/></text:span><text:span text:style-name="T253_9">corrective</text:span><text:span text:style-name="T253_10"><text:s/></text:span><text:span text:style-name="T253_11">action</text:span></text:h>
      <text:h text:style-name="P254" text:outline-level="10"><text:bookmark-start text:name="h.3h6dsxkmg15u"/><text:bookmark-end text:name="h.3h6dsxkmg15u"/><text:span text:style-name="T254_1">3.9<text:s/></text:span><text:span text:style-name="T254_2">Tools</text:span><text:span text:style-name="T254_3">,<text:s/></text:span><text:span text:style-name="T254_4">techniques</text:span><text:span text:style-name="T254_5"><text:s/></text:span><text:span text:style-name="T254_6">and</text:span><text:span text:style-name="T254_7"><text:s/></text:span><text:span text:style-name="T254_8">methodologies</text:span><text:span text:style-name="T254_9"><text:s/></text:span></text:h>
      <text:h text:style-name="P255" text:outline-level="10"><text:bookmark-start text:name="h.7e041m7n0x2u"/><text:bookmark-end text:name="h.7e041m7n0x2u"/><text:span text:style-name="T255_1">3.10<text:s/></text:span><text:span text:style-name="T255_2">Media</text:span><text:span text:style-name="T255_3"><text:s/></text:span><text:span text:style-name="T255_4">control</text:span></text:h>
      <text:h text:style-name="P256" text:outline-level="10"><text:span text:style-name="T256_1">3.11<text:s/></text:span><text:span text:style-name="T256_2">Supplier</text:span><text:span text:style-name="T256_3"><text:s/></text:span><text:span text:style-name="T256_4">control</text:span><text:span text:style-name="T256_5"><text:s/></text:span></text:h>
      <text:h text:style-name="P257" text:outline-level="10"><text:span text:style-name="T257_1">3.12<text:s/></text:span><text:span text:style-name="T257_2">Records</text:span><text:span text:style-name="T257_3"><text:s/></text:span><text:span text:style-name="T257_4">collection</text:span><text:span text:style-name="T257_5">,<text:s/></text:span><text:span text:style-name="T257_6">maintenance</text:span><text:span text:style-name="T257_7"><text:s/></text:span><text:span text:style-name="T257_8">and</text:span><text:span text:style-name="T257_9"><text:s/></text:span><text:span text:style-name="T257_10">retention</text:span></text:h>
      <text:h text:style-name="P258" text:outline-level="10"><text:bookmark-start text:name="h.4hsyn1e2pigp"/><text:bookmark-end text:name="h.4hsyn1e2pigp"/><text:span text:style-name="T258_1">3.13<text:s/></text:span><text:span text:style-name="T258_2"><office:annotation><dc:creator/><text:p text:style-name="P259"><text:span text:style-name="T259_1">This</text:span><text:span text:style-name="T259_2"><text:s/></text:span><text:span text:style-name="T259_3">section</text:span><text:span text:style-name="T259_4"><text:s/></text:span><text:span text:style-name="T259_5">shall</text:span><text:span text:style-name="T259_6"><text:s/></text:span><text:span text:style-name="T259_7">identify</text:span><text:span text:style-name="T259_8"><text:s/></text:span><text:span text:style-name="T259_9">the</text:span><text:span text:style-name="T259_10"><text:s/></text:span><text:span text:style-name="T259_11">training</text:span><text:span text:style-name="T259_12"><text:s/></text:span><text:span text:style-name="T259_13">activities</text:span><text:span text:style-name="T259_14"><text:s/></text:span><text:span text:style-name="T259_15">necessary</text:span><text:span text:style-name="T259_16"><text:s/></text:span><text:span text:style-name="T259_17">to</text:span><text:span text:style-name="T259_18"><text:s/></text:span><text:span text:style-name="T259_19">meet</text:span><text:span text:style-name="T259_20"><text:s/></text:span><text:span text:style-name="T259_21">the</text:span><text:span text:style-name="T259_22"><text:s/></text:span><text:span text:style-name="T259_23">needs</text:span><text:span text:style-name="T259_24"><text:s/></text:span><text:span text:style-name="T259_25">of</text:span><text:span text:style-name="T259_26"><text:s/></text:span><text:span text:style-name="T259_27">the</text:span><text:span text:style-name="T259_28"><text:s/></text:span><text:span text:style-name="T259_29">SQAP</text:span><text:span text:style-name="T259_30">.</text:span></text:p></office:annotation></text:span><text:span text:style-name="T259_31">Training</text:span><text:span text:style-name="T259_32"><text:s/></text:span></text:h>
      <text:p text:style-name="P260"><text:span text:style-name="T260_1">by</text:span><text:span text:style-name="T260_2"><text:s/></text:span><text:span text:style-name="T260_3">Henrik</text:span><text:span text:style-name="T260_4"><text:s/></text:span><text:span text:style-name="T260_5">Persson</text:span></text:p>
      <text:p text:style-name="P261"/>
      <text:p text:style-name="P262"><text:span text:style-name="T262_1">During</text:span><text:span text:style-name="T262_2"><text:s/></text:span><text:span text:style-name="T262_3">the</text:span><text:span text:style-name="T262_4"><text:s/></text:span><text:span text:style-name="T262_5">course</text:span><text:span text:style-name="T262_6"><text:s/></text:span><text:span text:style-name="T262_7">of</text:span><text:span text:style-name="T262_8"><text:s/></text:span><text:span text:style-name="T262_9">the</text:span><text:span text:style-name="T262_10"><text:s/></text:span><text:span text:style-name="T262_11">development</text:span><text:span text:style-name="T262_12"><text:s/></text:span><text:span text:style-name="T262_13">of</text:span><text:span text:style-name="T262_14"><text:s/></text:span><text:span text:style-name="T262_15">the</text:span><text:span text:style-name="T262_16"><text:s/></text:span><text:span text:style-name="T262_17">product</text:span><text:span text:style-name="T262_18">,<text:s/></text:span><text:span text:style-name="T262_19">there</text:span><text:span text:style-name="T262_20"><text:s/></text:span><text:span text:style-name="T262_21">may</text:span><text:span text:style-name="T262_22"><text:s/></text:span><text:span text:style-name="T262_23">arise</text:span><text:span text:style-name="T262_24"><text:s/></text:span><text:span text:style-name="T262_25">a</text:span><text:span text:style-name="T262_26"><text:s/></text:span><text:span text:style-name="T262_27">number</text:span><text:span text:style-name="T262_28"><text:s/></text:span><text:span text:style-name="T262_29">of</text:span><text:span text:style-name="T262_30"><text:s/></text:span><text:span text:style-name="T262_31">instances</text:span><text:span text:style-name="T262_32"><text:s/></text:span><text:span text:style-name="T262_33">where</text:span><text:span text:style-name="T262_34"><text:s/></text:span><text:span text:style-name="T262_35">a</text:span><text:span text:style-name="T262_36"><text:s/></text:span><text:span text:style-name="T262_37">member</text:span><text:span text:style-name="T262_38"><text:s/></text:span><text:span text:style-name="T262_39">will</text:span><text:span text:style-name="T262_40"><text:s/></text:span><text:span text:style-name="T262_41">have</text:span><text:span text:style-name="T262_42"><text:s/></text:span><text:span text:style-name="T262_43">inadequate</text:span><text:span text:style-name="T262_44"><text:s/></text:span><text:span text:style-name="T262_45">experience</text:span><text:span text:style-name="T262_46"><text:s/></text:span><text:span text:style-name="T262_47">and</text:span><text:span text:style-name="T262_48">/</text:span><text:span text:style-name="T262_49">or</text:span><text:span text:style-name="T262_50"><text:s/></text:span><text:span text:style-name="T262_51">knowledge</text:span><text:span text:style-name="T262_52"><text:s/></text:span><text:span text:style-name="T262_53">of</text:span><text:span text:style-name="T262_54"><text:s/></text:span><text:span text:style-name="T262_55">a</text:span><text:span text:style-name="T262_56"><text:s/></text:span><text:span text:style-name="T262_57">certain</text:span><text:span text:style-name="T262_58"><text:s/></text:span><text:span text:style-name="T262_59">subject</text:span><text:span text:style-name="T262_60"><text:s/></text:span><text:span text:style-name="T262_61">in</text:span><text:span text:style-name="T262_62"><text:s/></text:span><text:span text:style-name="T262_63">order</text:span><text:span text:style-name="T262_64"><text:s/></text:span><text:span text:style-name="T262_65">to</text:span><text:span text:style-name="T262_66"><text:s/></text:span><text:span text:style-name="T262_67">carry</text:span><text:span text:style-name="T262_68"><text:s/></text:span><text:span text:style-name="T262_69">out</text:span><text:span text:style-name="T262_70"><text:s/></text:span><text:span text:style-name="T262_71">a</text:span><text:span text:style-name="T262_72"><text:s/></text:span><text:span text:style-name="T262_73">task</text:span><text:span text:style-name="T262_74"><text:s/></text:span><text:span text:style-name="T262_75">given</text:span><text:span text:style-name="T262_76"><text:s/></text:span><text:span text:style-name="T262_77">to</text:span><text:span text:style-name="T262_78"><text:s/></text:span><text:span text:style-name="T262_79">them</text:span><text:span text:style-name="T262_80">.<text:s/></text:span><text:span text:style-name="T262_81">If</text:span><text:span text:style-name="T262_82"><text:s/></text:span><text:span text:style-name="T262_83">such</text:span><text:span text:style-name="T262_84"><text:s/></text:span><text:span text:style-name="T262_85">a</text:span><text:span text:style-name="T262_86"><text:s/></text:span><text:span text:style-name="T262_87">case</text:span><text:span text:style-name="T262_88"><text:s/></text:span><text:span text:style-name="T262_89">should</text:span><text:span text:style-name="T262_90"><text:s/></text:span><text:span text:style-name="T262_91">arise</text:span><text:span text:style-name="T262_92">,<text:s/></text:span><text:span text:style-name="T262_93">the</text:span><text:span text:style-name="T262_94"><text:s/></text:span><text:span text:style-name="T262_95">group</text:span><text:span text:style-name="T262_96"><text:s/></text:span><text:span text:style-name="T262_97">together</text:span><text:span text:style-name="T262_98"><text:s/></text:span><text:span text:style-name="T262_99">with</text:span><text:span text:style-name="T262_100"><text:s/></text:span><text:span text:style-name="T262_101">the</text:span><text:span text:style-name="T262_102"><text:s/></text:span><text:span text:style-name="T262_103">product</text:span><text:span text:style-name="T262_104"><text:s/></text:span><text:span text:style-name="T262_105">owner</text:span><text:span text:style-name="T262_106"><text:s/></text:span><text:span text:style-name="T262_107">will</text:span><text:span text:style-name="T262_108"><text:s/></text:span><text:span text:style-name="T262_109">make</text:span><text:span text:style-name="T262_110"><text:s/></text:span><text:span text:style-name="T262_111">a</text:span><text:span text:style-name="T262_112"><text:s/></text:span><text:span text:style-name="T262_113">formal</text:span><text:span text:style-name="T262_114"><text:s/></text:span><text:span text:style-name="T262_115">decision</text:span><text:span text:style-name="T262_116"><text:s/></text:span><text:span text:style-name="T262_117">on</text:span><text:span text:style-name="T262_118"><text:s/></text:span><text:span text:style-name="T262_119">whether</text:span><text:span text:style-name="T262_120"><text:s/></text:span><text:span text:style-name="T262_121">or</text:span><text:span text:style-name="T262_122"><text:s/></text:span><text:span text:style-name="T262_123">not</text:span><text:span text:style-name="T262_124"><text:s/></text:span><text:span text:style-name="T262_125">special</text:span><text:span text:style-name="T262_126"><text:s/></text:span><text:span text:style-name="T262_127">training</text:span><text:span text:style-name="T262_128"><text:s/></text:span><text:span text:style-name="T262_129">in</text:span><text:span text:style-name="T262_130"><text:s/></text:span><text:span text:style-name="T262_131">the</text:span><text:span text:style-name="T262_132"><text:s/></text:span><text:span text:style-name="T262_133">given</text:span><text:span text:style-name="T262_134"><text:s/></text:span><text:span text:style-name="T262_135">subject</text:span><text:span text:style-name="T262_136"><text:s/></text:span><text:span text:style-name="T262_137">is</text:span><text:span text:style-name="T262_138"><text:s/></text:span><text:span text:style-name="T262_139">required</text:span><text:span text:style-name="T262_140">.<text:s/></text:span><text:span text:style-name="T262_141">All</text:span><text:span text:style-name="T262_142"><text:s/></text:span><text:span text:style-name="T262_143">group</text:span><text:span text:style-name="T262_144"><text:s/></text:span><text:span text:style-name="T262_145">members</text:span><text:span text:style-name="T262_146"><text:s/></text:span><text:span text:style-name="T262_147">in</text:span><text:span text:style-name="T262_148"><text:s/></text:span><text:span text:style-name="T262_149">QI</text:span><text:span text:style-name="T262_150"><text:s/></text:span><text:span text:style-name="T262_151">are</text:span><text:span text:style-name="T262_152"><text:s/></text:span><text:span text:style-name="T262_153">on</text:span><text:span text:style-name="T262_154"><text:s/></text:span><text:span text:style-name="T262_155">the</text:span><text:span text:style-name="T262_156"><text:s/></text:span><text:span text:style-name="T262_157">same</text:span><text:span text:style-name="T262_158"><text:s/></text:span><text:span text:style-name="T262_159">level</text:span><text:span text:style-name="T262_160"><text:s/></text:span><text:span text:style-name="T262_161">of</text:span><text:span text:style-name="T262_162"><text:s/></text:span><text:span text:style-name="T262_163">adequate</text:span><text:span text:style-name="T262_164"><text:s/></text:span><text:span text:style-name="T262_165">knowledge</text:span><text:span text:style-name="T262_166"><text:s/></text:span><text:span text:style-name="T262_167">and</text:span><text:span text:style-name="T262_168"><text:s/></text:span><text:span text:style-name="T262_169">experience</text:span><text:span text:style-name="T262_170"><text:s/></text:span><text:span text:style-name="T262_171">in</text:span><text:span text:style-name="T262_172"><text:s/></text:span><text:span text:style-name="T262_173">terms</text:span><text:span text:style-name="T262_174"><text:s/></text:span><text:span text:style-name="T262_175">of</text:span><text:span text:style-name="T262_176"><text:s/></text:span><text:span text:style-name="T262_177">programming</text:span><text:span text:style-name="T262_178"><text:s/></text:span><text:span text:style-name="T262_179">in</text:span><text:span text:style-name="T262_180"><text:s/></text:span><text:span text:style-name="T262_181">Java</text:span><text:span text:style-name="T262_182"><text:s/></text:span><text:span text:style-name="T262_183">and</text:span><text:span text:style-name="T262_184"><text:s/></text:span><text:span text:style-name="T262_185">working</text:span><text:span text:style-name="T262_186"><text:s/></text:span><text:span text:style-name="T262_187">together</text:span><text:span text:style-name="T262_188"><text:s/></text:span><text:span text:style-name="T262_189">using</text:span><text:span text:style-name="T262_190"><text:s/></text:span><text:span text:style-name="T262_191">SCRUM</text:span><text:span text:style-name="T262_192">,<text:s/></text:span><text:span text:style-name="T262_193">however</text:span><text:span text:style-name="T262_194"><text:s/></text:span><text:span text:style-name="T262_195">there</text:span><text:span text:style-name="T262_196"><text:s/></text:span><text:span text:style-name="T262_197">are</text:span><text:span text:style-name="T262_198"><text:s/></text:span><text:span text:style-name="T262_199">a</text:span><text:span text:style-name="T262_200"><text:s/></text:span><text:span text:style-name="T262_201">number</text:span><text:span text:style-name="T262_202"><text:s/></text:span><text:span text:style-name="T262_203">of</text:span><text:span text:style-name="T262_204"><text:s/></text:span><text:span text:style-name="T262_205">fields</text:span><text:span text:style-name="T262_206"><text:s/></text:span><text:span text:style-name="T262_207">of</text:span><text:span text:style-name="T262_208"><text:s/></text:span><text:span text:style-name="T262_209">knowledge</text:span><text:span text:style-name="T262_210"><text:s/></text:span><text:span text:style-name="T262_211">which</text:span><text:span text:style-name="T262_212"><text:s/></text:span><text:span text:style-name="T262_213">may</text:span><text:span text:style-name="T262_214"><text:s/></text:span><text:span text:style-name="T262_215">need</text:span><text:span text:style-name="T262_216"><text:s/></text:span><text:span text:style-name="T262_217">to</text:span><text:span text:style-name="T262_218"><text:s/></text:span><text:span text:style-name="T262_219">be</text:span><text:span text:style-name="T262_220"><text:s/></text:span><text:span text:style-name="T262_221">improved</text:span><text:span text:style-name="T262_222"><text:s/></text:span><text:span text:style-name="T262_223">upon</text:span><text:span text:style-name="T262_224">.</text:span></text:p>
      <text:p text:style-name="P263"/>
      <text:list text:style-name="LS6" xml:id="list18">
        <text:list-item>
          <text:p text:style-name="P264"><text:span text:style-name="T264_1">Programming</text:span><text:span text:style-name="T264_2"><text:s/></text:span><text:span text:style-name="T264_3">in</text:span><text:span text:style-name="T264_4"><text:s/></text:span><text:span text:style-name="T264_5">C</text:span></text:p>
        </text:list-item>
        <text:list-item>
          <text:p text:style-name="P265"><text:span text:style-name="T265_1">Programming</text:span><text:span text:style-name="T265_2"><text:s/></text:span><text:span text:style-name="T265_3">in</text:span><text:span text:style-name="T265_4"><text:s/></text:span><text:span text:style-name="T265_5">Python</text:span></text:p>
        </text:list-item>
        <text:list-item>
          <text:p text:style-name="P266"><text:span text:style-name="T266_1">Navigating</text:span><text:span text:style-name="T266_2"><text:s/></text:span><text:span text:style-name="T266_3">the</text:span><text:span text:style-name="T266_4"><text:s/></text:span><text:span text:style-name="T266_5">quadcopter</text:span><text:span text:style-name="T266_6"><text:s/></text:span><text:span text:style-name="T266_7">safely</text:span><text:span text:style-name="T266_8"><text:s/></text:span><text:span text:style-name="T266_9">using</text:span><text:span text:style-name="T266_10"><text:s/></text:span><text:span text:style-name="T266_11">the</text:span><text:span text:style-name="T266_12"><text:s/></text:span><text:span text:style-name="T266_13">different</text:span><text:span text:style-name="T266_14"><text:s/></text:span><text:span text:style-name="T266_15">control</text:span><text:span text:style-name="T266_16"><text:s/></text:span><text:span text:style-name="T266_17">methods</text:span><text:span text:style-name="T266_18">:</text:span></text:p>
          <text:list>
            <text:list-item>
              <text:p text:style-name="P267"><text:span text:style-name="T267_1">Keyboard</text:span></text:p>
            </text:list-item>
            <text:list-item>
              <text:p text:style-name="P268"><text:span text:style-name="T268_1">Gamepad</text:span></text:p>
            </text:list-item>
            <text:list-item>
              <text:p text:style-name="P269"><text:span text:style-name="T269_1">Phone</text:span><text:span text:style-name="T269_2"><text:s/></text:span><text:span text:style-name="T269_3">touchpad</text:span></text:p>
            </text:list-item>
          </text:list>
        </text:list-item>
        <text:list-item>
          <text:p text:style-name="P270"><text:span text:style-name="T270_1">Proper</text:span><text:span text:style-name="T270_2"><text:s/></text:span><text:span text:style-name="T270_3">hardware</text:span><text:span text:style-name="T270_4"><text:s/></text:span><text:span text:style-name="T270_5">modification</text:span><text:span text:style-name="T270_6"><text:s/></text:span><text:span text:style-name="T270_7">and</text:span><text:span text:style-name="T270_8"><text:s/></text:span><text:span text:style-name="T270_9">simple</text:span><text:span text:style-name="T270_10"><text:s/></text:span><text:span text:style-name="T270_11">circuit</text:span><text:span text:style-name="T270_12"><text:s/></text:span><text:span text:style-name="T270_13">theory</text:span></text:p>
        </text:list-item>
      </text:list>
      <text:p text:style-name="P271"/>
      <text:p text:style-name="P272"><text:span text:style-name="T272_1">These</text:span><text:span text:style-name="T272_2"><text:s/></text:span><text:span text:style-name="T272_3">areas</text:span><text:span text:style-name="T272_4"><text:s/></text:span><text:span text:style-name="T272_5">of</text:span><text:span text:style-name="T272_6"><text:s/></text:span><text:span text:style-name="T272_7">knowledge</text:span><text:span text:style-name="T272_8"><text:s/></text:span><text:span text:style-name="T272_9">may</text:span><text:span text:style-name="T272_10"><text:s/></text:span><text:span text:style-name="T272_11">be</text:span><text:span text:style-name="T272_12"><text:s/></text:span><text:span text:style-name="T272_13">improved</text:span><text:span text:style-name="T272_14"><text:s/></text:span><text:span text:style-name="T272_15">by</text:span><text:span text:style-name="T272_16"><text:s/></text:span><text:span text:style-name="T272_17">means</text:span><text:span text:style-name="T272_18"><text:s/></text:span><text:span text:style-name="T272_19">of</text:span><text:span text:style-name="T272_20"><text:s/></text:span><text:span text:style-name="T272_21">group</text:span><text:span text:style-name="T272_22"><text:s/></text:span><text:span text:style-name="T272_23">learning</text:span><text:span text:style-name="T272_24"><text:s/></text:span><text:span text:style-name="T272_25">sessions</text:span><text:span text:style-name="T272_26">,<text:s/></text:span><text:span text:style-name="T272_27">short</text:span><text:span text:style-name="T272_28"><text:s/></text:span><text:span text:style-name="T272_29">online</text:span><text:span text:style-name="T272_30"><text:s/></text:span><text:span text:style-name="T272_31">courses</text:span><text:span text:style-name="T272_32">,<text:s/></text:span><text:span text:style-name="T272_33">coupled</text:span><text:span text:style-name="T272_34"><text:s/></text:span><text:span text:style-name="T272_35">with</text:span><text:span text:style-name="T272_36"><text:s/></text:span><text:span text:style-name="T272_37">practice</text:span><text:span text:style-name="T272_38"><text:s/></text:span><text:span text:style-name="T272_39">sessions</text:span><text:span text:style-name="T272_40">.</text:span></text:p>
      <text:h text:style-name="P273" text:outline-level="10"><text:bookmark-start text:name="h.vak0dsomjrzc"/><text:bookmark-end text:name="h.vak0dsomjrzc"/><text:span text:style-name="T273_1">3.14.<text:s/></text:span><text:span text:style-name="T273_2"><office:annotation><dc:creator/><text:p text:style-name="P274"><text:span text:style-name="T274_1">This</text:span><text:span text:style-name="T274_2"><text:s/></text:span><text:span text:style-name="T274_3">section</text:span><text:span text:style-name="T274_4"><text:s/></text:span><text:span text:style-name="T274_5">shall</text:span><text:span text:style-name="T274_6"><text:s/></text:span><text:span text:style-name="T274_7">specify</text:span><text:span text:style-name="T274_8"><text:s/></text:span><text:span text:style-name="T274_9">the</text:span><text:span text:style-name="T274_10"><text:s/></text:span><text:span text:style-name="T274_11">methods</text:span><text:span text:style-name="T274_12"><text:s/></text:span><text:span text:style-name="T274_13">and</text:span><text:span text:style-name="T274_14"><text:s/></text:span><text:span text:style-name="T274_15">procedures</text:span><text:span text:style-name="T274_16"><text:s/></text:span><text:span text:style-name="T274_17">employed</text:span><text:span text:style-name="T274_18"><text:s/></text:span><text:span text:style-name="T274_19">to</text:span><text:span text:style-name="T274_20"><text:s/></text:span><text:span text:style-name="T274_21">identify</text:span><text:span text:style-name="T274_22">,<text:s/></text:span><text:span text:style-name="T274_23">assess</text:span><text:span text:style-name="T274_24">,<text:s/></text:span><text:span text:style-name="T274_25">monitor</text:span><text:span text:style-name="T274_26">,<text:s/></text:span><text:span text:style-name="T274_27">and</text:span><text:span text:style-name="T274_28"><text:s/></text:span><text:span text:style-name="T274_29">control</text:span></text:p><text:p text:style-name="P275"><text:span text:style-name="T275_1">areas</text:span><text:span text:style-name="T275_2"><text:s/></text:span><text:span text:style-name="T275_3">of</text:span><text:span text:style-name="T275_4"><text:s/></text:span><text:span text:style-name="T275_5">risk</text:span><text:span text:style-name="T275_6"><text:s/></text:span><text:span text:style-name="T275_7">arising</text:span><text:span text:style-name="T275_8"><text:s/></text:span><text:span text:style-name="T275_9">during</text:span><text:span text:style-name="T275_10"><text:s/></text:span><text:span text:style-name="T275_11">the</text:span><text:span text:style-name="T275_12"><text:s/></text:span><text:span text:style-name="T275_13">portion</text:span><text:span text:style-name="T275_14"><text:s/></text:span><text:span text:style-name="T275_15">of</text:span><text:span text:style-name="T275_16"><text:s/></text:span><text:span text:style-name="T275_17">the</text:span><text:span text:style-name="T275_18"><text:s/></text:span><text:span text:style-name="T275_19">software</text:span><text:span text:style-name="T275_20"><text:s/></text:span><text:span text:style-name="T275_21">life</text:span><text:span text:style-name="T275_22"><text:s/></text:span><text:span text:style-name="T275_23">cycle</text:span><text:span text:style-name="T275_24"><text:s/></text:span><text:span text:style-name="T275_25">covered</text:span><text:span text:style-name="T275_26"><text:s/></text:span><text:span text:style-name="T275_27">by</text:span><text:span text:style-name="T275_28"><text:s/></text:span><text:span text:style-name="T275_29">the</text:span><text:span text:style-name="T275_30"><text:s/></text:span><text:span text:style-name="T275_31">SQAP</text:span><text:span text:style-name="T275_32">.</text:span></text:p></office:annotation></text:span><text:span text:style-name="T275_33">Risk</text:span><text:span text:style-name="T275_34"><text:s/></text:span><text:span text:style-name="T275_35">management</text:span><text:span text:style-name="T275_36"><text:s/></text:span></text:h>
      <text:p text:style-name="P276"><text:span text:style-name="T276_1">by</text:span><text:span text:style-name="T276_2"><text:s/></text:span><text:span text:style-name="T276_3">Gabriele</text:span><text:span text:style-name="T276_4"><text:s/></text:span><text:span text:style-name="T276_5">Kasparaviciute</text:span></text:p>
      <text:p text:style-name="P277"/>
      <text:p text:style-name="P278"><text:span text:style-name="T278_1">Risk</text:span><text:span text:style-name="T278_2"><text:s/></text:span><text:span text:style-name="T278_3">analysis</text:span><text:span text:style-name="T278_4"><text:s/></text:span><text:span text:style-name="T278_5">and</text:span><text:span text:style-name="T278_6"><text:s/></text:span><text:span text:style-name="T278_7">management</text:span><text:span text:style-name="T278_8"><text:s/></text:span><text:span text:style-name="T278_9">is</text:span><text:span text:style-name="T278_10"><text:s/></text:span><text:span text:style-name="T278_11">a</text:span><text:span text:style-name="T278_12"><text:s/></text:span><text:span text:style-name="T278_13">sequence</text:span><text:span text:style-name="T278_14"><text:s/></text:span><text:span text:style-name="T278_15">of</text:span><text:span text:style-name="T278_16"><text:s/></text:span><text:span text:style-name="T278_17">steps</text:span><text:span text:style-name="T278_18">,<text:s/></text:span><text:span text:style-name="T278_19">which</text:span><text:span text:style-name="T278_20"><text:s/></text:span><text:span text:style-name="T278_21">is</text:span><text:span text:style-name="T278_22"><text:s/></text:span><text:span text:style-name="T278_23">followed</text:span><text:span text:style-name="T278_24"><text:s/></text:span><text:span text:style-name="T278_25">by</text:span><text:span text:style-name="T278_26"><text:s/></text:span><text:span text:style-name="T278_27">a</text:span><text:span text:style-name="T278_28"><text:s/></text:span><text:span text:style-name="T278_29">designer</text:span><text:span text:style-name="T278_30"><text:s/></text:span><text:span text:style-name="T278_31">to</text:span><text:span text:style-name="T278_32"><text:s/></text:span><text:span text:style-name="T278_33">find</text:span><text:span text:style-name="T278_34"><text:s/></text:span><text:span text:style-name="T278_35">and</text:span><text:span text:style-name="T278_36"><text:s/></text:span><text:span text:style-name="T278_37">analyze</text:span><text:span text:style-name="T278_38"><text:s/></text:span><text:span text:style-name="T278_39">risen</text:span><text:span text:style-name="T278_40"><text:s/></text:span><text:span text:style-name="T278_41">issues</text:span><text:span text:style-name="T278_42">.<text:s/></text:span><text:span text:style-name="T278_43">The</text:span><text:span text:style-name="T278_44"><text:s/></text:span><text:span text:style-name="T278_45">risk</text:span><text:span text:style-name="T278_46"><text:s/></text:span><text:span text:style-name="T278_47">is</text:span><text:span text:style-name="T278_48"><text:s/></text:span><text:span text:style-name="T278_49">a</text:span><text:span text:style-name="T278_50"><text:s/></text:span><text:span text:style-name="T278_51">problem</text:span><text:span text:style-name="T278_52"><text:s/></text:span><text:span text:style-name="T278_53">that</text:span><text:span text:style-name="T278_54"><text:s/></text:span><text:span text:style-name="T278_55">may</text:span><text:span text:style-name="T278_56"><text:s/></text:span><text:span text:style-name="T278_57">happen</text:span><text:span text:style-name="T278_58"><text:s/></text:span><text:span text:style-name="T278_59">or</text:span><text:span text:style-name="T278_60"><text:s/></text:span><text:span text:style-name="T278_61">not</text:span><text:span text:style-name="T278_62">.<text:s/></text:span><text:span text:style-name="T278_63">The</text:span><text:span text:style-name="T278_64"><text:s/></text:span><text:span text:style-name="T278_65">key</text:span><text:span text:style-name="T278_66"><text:s/></text:span><text:span text:style-name="T278_67">to</text:span><text:span text:style-name="T278_68"><text:s/></text:span><text:span text:style-name="T278_69">a</text:span><text:span text:style-name="T278_70"><text:s/></text:span><text:span text:style-name="T278_71">good</text:span><text:span text:style-name="T278_72"><text:s/></text:span><text:span text:style-name="T278_73">set</text:span><text:span text:style-name="T278_74"><text:s/></text:span><text:span text:style-name="T278_75">is</text:span><text:span text:style-name="T278_76"><text:s/></text:span><text:span text:style-name="T278_77">to</text:span><text:span text:style-name="T278_78"><text:s/></text:span><text:span text:style-name="T278_79">determine</text:span><text:span text:style-name="T278_80"><text:s/></text:span><text:span text:style-name="T278_81">a</text:span><text:span text:style-name="T278_82"><text:s/></text:span><text:span text:style-name="T278_83">problem</text:span><text:span text:style-name="T278_84"><text:s/></text:span><text:span text:style-name="T278_85">and</text:span><text:span text:style-name="T278_86"><text:s/></text:span><text:span text:style-name="T278_87">the</text:span><text:span text:style-name="T278_88"><text:s/></text:span><text:span text:style-name="T278_89">likelihood</text:span><text:span text:style-name="T278_90"><text:s/></text:span><text:span text:style-name="T278_91">of</text:span><text:span text:style-name="T278_92"><text:s/></text:span><text:span text:style-name="T278_93">impact</text:span><text:span text:style-name="T278_94"><text:s/></text:span><text:span text:style-name="T278_95">on</text:span><text:span text:style-name="T278_96"><text:s/></text:span><text:span text:style-name="T278_97">the</text:span><text:span text:style-name="T278_98"><text:s/></text:span><text:span text:style-name="T278_99">project</text:span><text:span text:style-name="T278_100"><text:s/></text:span><text:span text:style-name="T278_101">plan</text:span><text:span text:style-name="T278_102"><text:s/></text:span><text:span text:style-name="T278_103">decision</text:span><text:span text:style-name="T278_104">.<text:s/></text:span><text:span text:style-name="T278_105">Software</text:span><text:span text:style-name="T278_106"><text:s/></text:span><text:span text:style-name="T278_107">is</text:span><text:span text:style-name="T278_108"><text:s/></text:span><text:span text:style-name="T278_109">a</text:span><text:span text:style-name="T278_110"><text:s/></text:span><text:span text:style-name="T278_111">really</text:span><text:span text:style-name="T278_112"><text:s/></text:span><text:span text:style-name="T278_113">complex</text:span><text:span text:style-name="T278_114"><text:s/></text:span><text:span text:style-name="T278_115">matter</text:span><text:span text:style-name="T278_116">,<text:s/></text:span><text:span text:style-name="T278_117">therefore</text:span><text:span text:style-name="T278_118"><text:s/></text:span><text:span text:style-name="T278_119">many</text:span><text:span text:style-name="T278_120"><text:s/></text:span><text:span text:style-name="T278_121">problems</text:span><text:span text:style-name="T278_122"><text:s/></text:span><text:span text:style-name="T278_123">may</text:span><text:span text:style-name="T278_124"><text:s/></text:span><text:span text:style-name="T278_125">occur</text:span><text:span text:style-name="T278_126"><text:s/></text:span><text:span text:style-name="T278_127">during</text:span><text:span text:style-name="T278_128"><text:s/></text:span><text:span text:style-name="T278_129">the</text:span><text:span text:style-name="T278_130"><text:s/></text:span><text:span text:style-name="T278_131">development</text:span><text:span text:style-name="T278_132"><text:s/></text:span><text:span text:style-name="T278_133">of</text:span><text:span text:style-name="T278_134"><text:s/></text:span><text:span text:style-name="T278_135">it</text:span><text:span text:style-name="T278_136">,<text:s/></text:span><text:span text:style-name="T278_137">as</text:span><text:span text:style-name="T278_138"><text:s/></text:span><text:span text:style-name="T278_139">is</text:span><text:span text:style-name="T278_140"><text:s/></text:span><text:span text:style-name="T278_141">often</text:span><text:span text:style-name="T278_142"><text:s/></text:span><text:span text:style-name="T278_143">the</text:span><text:span text:style-name="T278_144"><text:s/></text:span><text:span text:style-name="T278_145">case</text:span><text:span text:style-name="T278_146">,<text:s/></text:span><text:span text:style-name="T278_147">it</text:span><text:span text:style-name="T278_148"><text:s/></text:span><text:span text:style-name="T278_149">is</text:span><text:span text:style-name="T278_150"><text:s/></text:span><text:span text:style-name="T278_151">necessary</text:span><text:span text:style-name="T278_152"><text:s/></text:span><text:span text:style-name="T278_153">to</text:span><text:span text:style-name="T278_154"><text:s/></text:span><text:span text:style-name="T278_155">evaluate</text:span><text:span text:style-name="T278_156"><text:s/></text:span><text:span text:style-name="T278_157">the</text:span><text:span text:style-name="T278_158"><text:s/></text:span><text:span text:style-name="T278_159">risks</text:span><text:span text:style-name="T278_160">.<text:s/></text:span><text:span text:style-name="T278_161">Risk</text:span><text:span text:style-name="T278_162"><text:s/></text:span><text:span text:style-name="T278_163">management</text:span><text:span text:style-name="T278_164"><text:s/></text:span><text:span text:style-name="T278_165">and</text:span><text:span text:style-name="T278_166"><text:s/></text:span><text:span text:style-name="T278_167">assessment</text:span><text:span text:style-name="T278_168"><text:s/></text:span><text:span text:style-name="T278_169">is</text:span><text:span text:style-name="T278_170"><text:s/></text:span><text:span text:style-name="T278_171">key</text:span><text:span text:style-name="T278_172"><text:s/></text:span><text:span text:style-name="T278_173">to</text:span><text:span text:style-name="T278_174"><text:s/></text:span><text:span text:style-name="T278_175">the</text:span><text:span text:style-name="T278_176"><text:s/></text:span><text:span text:style-name="T278_177">successful</text:span><text:span text:style-name="T278_178"><text:s/></text:span><text:span text:style-name="T278_179">implementation</text:span><text:span text:style-name="T278_180"><text:s/></text:span><text:span text:style-name="T278_181">of</text:span><text:span text:style-name="T278_182"><text:s/></text:span><text:span text:style-name="T278_183">the</text:span><text:span text:style-name="T278_184"><text:s/></text:span><text:span text:style-name="T278_185">project</text:span><text:span text:style-name="T278_186"><text:s/></text:span><text:span text:style-name="T278_187">and</text:span><text:span text:style-name="T278_188"><text:s/></text:span><text:span text:style-name="T278_189">continues</text:span><text:span text:style-name="T278_190"><text:s/></text:span><text:span text:style-name="T278_191">through</text:span><text:span text:style-name="T278_192"><text:s/></text:span><text:span text:style-name="T278_193">the</text:span><text:span text:style-name="T278_194"><text:s/></text:span><text:span text:style-name="T278_195">life</text:span><text:span text:style-name="T278_196"><text:s/></text:span><text:span text:style-name="T278_197">of</text:span><text:span text:style-name="T278_198"><text:s/></text:span><text:span text:style-name="T278_199">a</text:span><text:span text:style-name="T278_200"><text:s/></text:span><text:span text:style-name="T278_201">project</text:span><text:span text:style-name="T278_202">.<text:s/></text:span><text:span text:style-name="T278_203">It</text:span><text:span text:style-name="T278_204"><text:s/></text:span><text:span text:style-name="T278_205">includes</text:span><text:span text:style-name="T278_206"><text:s/></text:span><text:span text:style-name="T278_207">processes</text:span><text:span text:style-name="T278_208"><text:s/></text:span><text:span text:style-name="T278_209">for</text:span><text:span text:style-name="T278_210"><text:s/></text:span><text:span text:style-name="T278_211">risk</text:span><text:span text:style-name="T278_212"><text:s/></text:span><text:span text:style-name="T278_213">management</text:span><text:span text:style-name="T278_214"><text:s/></text:span><text:span text:style-name="T278_215">planning</text:span><text:span text:style-name="T278_216">,<text:s/></text:span><text:span text:style-name="T278_217">identification</text:span><text:span text:style-name="T278_218">,<text:s/></text:span><text:span text:style-name="T278_219">analysis</text:span><text:span text:style-name="T278_220">,<text:s/></text:span><text:span text:style-name="T278_221">monitoring</text:span><text:span text:style-name="T278_222"><text:s/></text:span><text:span text:style-name="T278_223">and</text:span><text:span text:style-name="T278_224"><text:s/></text:span><text:span text:style-name="T278_225">control</text:span><text:span text:style-name="T278_226">.<text:s/></text:span></text:p>
      <text:p text:style-name="P279"/>
      <text:p text:style-name="P280"><text:span text:style-name="T280_1">As</text:span><text:span text:style-name="T280_2"><text:s/></text:span><text:span text:style-name="T280_3">mentioned</text:span><text:span text:style-name="T280_4"><text:s/></text:span><text:span text:style-name="T280_5">before</text:span><text:span text:style-name="T280_6">,<text:s/></text:span><text:span text:style-name="T280_7">it</text:span><text:span text:style-name="T280_8"><text:s/></text:span><text:span text:style-name="T280_9">is</text:span><text:span text:style-name="T280_10"><text:s/></text:span><text:span text:style-name="T280_11">necessary</text:span><text:span text:style-name="T280_12"><text:s/></text:span><text:span text:style-name="T280_13">to</text:span><text:span text:style-name="T280_14"><text:s/></text:span><text:span text:style-name="T280_15">identify</text:span><text:span text:style-name="T280_16"><text:s/></text:span><text:span text:style-name="T280_17">risks</text:span><text:span text:style-name="T280_18">,<text:s/></text:span><text:span text:style-name="T280_19">their</text:span><text:span text:style-name="T280_20"><text:s/></text:span><text:span text:style-name="T280_21">probability</text:span><text:span text:style-name="T280_22"><text:s/></text:span><text:span text:style-name="T280_23">during</text:span><text:span text:style-name="T280_24"><text:s/></text:span><text:span text:style-name="T280_25">this</text:span><text:span text:style-name="T280_26"><text:s/></text:span><text:span text:style-name="T280_27">project</text:span><text:span text:style-name="T280_28"><text:s/></text:span><text:span text:style-name="T280_29">and</text:span><text:span text:style-name="T280_30"><text:s/></text:span><text:span text:style-name="T280_31">a</text:span><text:span text:style-name="T280_32"><text:s/></text:span><text:span text:style-name="T280_33">way</text:span><text:span text:style-name="T280_34"><text:s/></text:span><text:span text:style-name="T280_35">to</text:span><text:span text:style-name="T280_36"><text:s/></text:span><text:span text:style-name="T280_37">mitigate</text:span><text:span text:style-name="T280_38"><text:s/></text:span><text:span text:style-name="T280_39">it</text:span><text:span text:style-name="T280_40">.<text:s/></text:span><text:span text:style-name="T280_41">Table</text:span><text:span text:style-name="T280_42"><text:s/></text:span><text:span text:style-name="T280_43">below</text:span><text:span text:style-name="T280_44"><text:s/></text:span><text:span text:style-name="T280_45">sums</text:span><text:span text:style-name="T280_46"><text:s/></text:span><text:span text:style-name="T280_47">up</text:span><text:span text:style-name="T280_48"><text:s/></text:span><text:span text:style-name="T280_49">all</text:span><text:span text:style-name="T280_50"><text:s/></text:span><text:span text:style-name="T280_51">steps</text:span><text:span text:style-name="T280_52"><text:s/></text:span><text:span text:style-name="T280_53">that</text:span><text:span text:style-name="T280_54"><text:s/></text:span><text:span text:style-name="T280_55">should</text:span><text:span text:style-name="T280_56"><text:s/></text:span><text:span text:style-name="T280_57">be</text:span><text:span text:style-name="T280_58"><text:s/></text:span><text:span text:style-name="T280_59">taken</text:span><text:span text:style-name="T280_60"><text:s/></text:span><text:span text:style-name="T280_61">to</text:span><text:span text:style-name="T280_62"><text:s/></text:span><text:span text:style-name="T280_63">consideration</text:span><text:span text:style-name="T280_64"><text:s/></text:span><text:span text:style-name="T280_65">in</text:span><text:span text:style-name="T280_66"><text:s/></text:span><text:span text:style-name="T280_67">order</text:span><text:span text:style-name="T280_68"><text:s/></text:span><text:span text:style-name="T280_69">to</text:span><text:span text:style-name="T280_70"><text:s/></text:span><text:span text:style-name="T280_71">manage</text:span><text:span text:style-name="T280_72"><text:s/></text:span><text:span text:style-name="T280_73">project</text:span><text:span text:style-name="T280_74"><text:s/></text:span><text:span text:style-name="T280_75">risks</text:span><text:span text:style-name="T280_76">,<text:s/></text:span><text:span text:style-name="T280_77">which</text:span><text:span text:style-name="T280_78"><text:s/></text:span><text:span text:style-name="T280_79">are</text:span><text:span text:style-name="T280_80">:</text:span></text:p>
      <text:p text:style-name="P281"><text:span text:style-name="T281_1"><text:line-break/></text:span><text:span text:style-name="T281_2">1.<text:s/></text:span><text:span text:style-name="T281_3">Risk</text:span><text:span text:style-name="T281_4"><text:s/></text:span><text:span text:style-name="T281_5">Identification</text:span><text:span text:style-name="T281_6">.<text:s/></text:span><text:span text:style-name="T281_7">Risks</text:span><text:span text:style-name="T281_8"><text:s/></text:span><text:span text:style-name="T281_9">can</text:span><text:span text:style-name="T281_10"><text:s/></text:span><text:span text:style-name="T281_11">be</text:span><text:span text:style-name="T281_12"><text:s/></text:span><text:span text:style-name="T281_13">identified</text:span><text:span text:style-name="T281_14"><text:s/></text:span><text:span text:style-name="T281_15">during</text:span><text:span text:style-name="T281_16"><text:s/></text:span><text:span text:style-name="T281_17">daily</text:span><text:span text:style-name="T281_18"><text:s/></text:span><text:span text:style-name="T281_19">scrums</text:span><text:span text:style-name="T281_20">,<text:s/></text:span><text:span text:style-name="T281_21">also</text:span><text:span text:style-name="T281_22"><text:s/></text:span><text:span text:style-name="T281_23">during</text:span><text:span text:style-name="T281_24"><text:s/></text:span><text:span text:style-name="T281_25">retrospectives</text:span><text:span text:style-name="T281_26">.<text:s/></text:span><text:span text:style-name="T281_27">Risks</text:span><text:span text:style-name="T281_28"><text:s/></text:span><text:span text:style-name="T281_29">may</text:span><text:span text:style-name="T281_30"><text:s/></text:span><text:span text:style-name="T281_31">also</text:span><text:span text:style-name="T281_32"><text:s/></text:span><text:span text:style-name="T281_33">occur</text:span><text:span text:style-name="T281_34"><text:s/></text:span><text:span text:style-name="T281_35">while</text:span><text:span text:style-name="T281_36"><text:s/></text:span><text:span text:style-name="T281_37">trying</text:span><text:span text:style-name="T281_38"><text:s/></text:span><text:span text:style-name="T281_39">to</text:span><text:span text:style-name="T281_40"><text:s/></text:span><text:span text:style-name="T281_41">understand</text:span><text:span text:style-name="T281_42"><text:s/></text:span><text:span text:style-name="T281_43">requirements</text:span><text:span text:style-name="T281_44">,<text:s/></text:span><text:span text:style-name="T281_45">so</text:span><text:span text:style-name="T281_46"><text:s/></text:span><text:span text:style-name="T281_47">it</text:span><text:span text:style-name="T281_48"><text:s/></text:span><text:span text:style-name="T281_49">is</text:span><text:span text:style-name="T281_50"><text:s/></text:span><text:span text:style-name="T281_51">important</text:span><text:span text:style-name="T281_52"><text:s/></text:span><text:span text:style-name="T281_53">to</text:span><text:span text:style-name="T281_54"><text:s/></text:span><text:span text:style-name="T281_55">have</text:span><text:span text:style-name="T281_56"><text:s/></text:span><text:span text:style-name="T281_57">requirements</text:span><text:span text:style-name="T281_58"><text:s/></text:span><text:span text:style-name="T281_59">workshop</text:span><text:span text:style-name="T281_60"><text:s/></text:span><text:span text:style-name="T281_61">where</text:span><text:span text:style-name="T281_62"><text:s/></text:span><text:span text:style-name="T281_63">the</text:span><text:span text:style-name="T281_64"><text:s/></text:span><text:span text:style-name="T281_65">purpose</text:span><text:span text:style-name="T281_66"><text:s/></text:span><text:span text:style-name="T281_67">is</text:span><text:span text:style-name="T281_68"><text:s/></text:span><text:span text:style-name="T281_69">to</text:span><text:span text:style-name="T281_70"><text:s/></text:span><text:span text:style-name="T281_71">make</text:span><text:span text:style-name="T281_72"><text:s/></text:span><text:span text:style-name="T281_73">sure</text:span><text:span text:style-name="T281_74"><text:s/></text:span><text:span text:style-name="T281_75">that</text:span><text:span text:style-name="T281_76"><text:s/></text:span><text:span text:style-name="T281_77">all</text:span><text:span text:style-name="T281_78"><text:s/></text:span><text:span text:style-name="T281_79">team</text:span><text:span text:style-name="T281_80"><text:s/></text:span><text:span text:style-name="T281_81">developers</text:span><text:span text:style-name="T281_82"><text:s/></text:span><text:span text:style-name="T281_83">are</text:span><text:span text:style-name="T281_84"><text:s/></text:span><text:span text:style-name="T281_85">on</text:span><text:span text:style-name="T281_86"><text:s/></text:span><text:span text:style-name="T281_87">the</text:span><text:span text:style-name="T281_88"><text:s/></text:span><text:span text:style-name="T281_89">same</text:span><text:span text:style-name="T281_90"><text:s/></text:span><text:span text:style-name="T281_91">page</text:span><text:span text:style-name="T281_92">.<text:s/></text:span></text:p>
      <text:p text:style-name="P282"><text:span text:style-name="T282_1">2.<text:s/></text:span><text:span text:style-name="T282_2">Risk</text:span><text:span text:style-name="T282_3"><text:s/></text:span><text:span text:style-name="T282_4">Assessment</text:span><text:span text:style-name="T282_5">.<text:s/></text:span><text:span text:style-name="T282_6">This</text:span><text:span text:style-name="T282_7"><text:s/></text:span><text:span text:style-name="T282_8">step</text:span><text:span text:style-name="T282_9"><text:s/></text:span><text:span text:style-name="T282_10">is</text:span><text:span text:style-name="T282_11"><text:s/></text:span><text:span text:style-name="T282_12">up</text:span><text:span text:style-name="T282_13"><text:s/></text:span><text:span text:style-name="T282_14">when</text:span><text:span text:style-name="T282_15"><text:s/></text:span><text:span text:style-name="T282_16">a</text:span><text:span text:style-name="T282_17"><text:s/></text:span><text:span text:style-name="T282_18">risk</text:span><text:span text:style-name="T282_19"><text:s/></text:span><text:span text:style-name="T282_20">is</text:span><text:span text:style-name="T282_21"><text:s/></text:span><text:span text:style-name="T282_22">finally</text:span><text:span text:style-name="T282_23"><text:s/></text:span><text:span text:style-name="T282_24">identified</text:span><text:span text:style-name="T282_25">.<text:s/></text:span><text:span text:style-name="T282_26">During</text:span><text:span text:style-name="T282_27"><text:s/></text:span><text:span text:style-name="T282_28">this</text:span><text:span text:style-name="T282_29"><text:s/></text:span><text:span text:style-name="T282_30">step</text:span><text:span text:style-name="T282_31"><text:s/></text:span><text:span text:style-name="T282_32">the</text:span><text:span text:style-name="T282_33"><text:s/></text:span><text:span text:style-name="T282_34">likelihood</text:span><text:span text:style-name="T282_35"><text:s/></text:span><text:span text:style-name="T282_36">and</text:span><text:span text:style-name="T282_37"><text:s/></text:span><text:span text:style-name="T282_38">the</text:span><text:span text:style-name="T282_39"><text:s/></text:span><text:span text:style-name="T282_40">impact</text:span><text:span text:style-name="T282_41"><text:s/></text:span><text:span text:style-name="T282_42">of</text:span><text:span text:style-name="T282_43"><text:s/></text:span><text:span text:style-name="T282_44">the</text:span><text:span text:style-name="T282_45"><text:s/></text:span><text:span text:style-name="T282_46">risk</text:span><text:span text:style-name="T282_47"><text:s/></text:span><text:span text:style-name="T282_48">are</text:span><text:span text:style-name="T282_49"><text:s/></text:span><text:span text:style-name="T282_50">taken</text:span><text:span text:style-name="T282_51"><text:s/></text:span><text:span text:style-name="T282_52">in</text:span><text:span text:style-name="T282_53"><text:s/></text:span><text:span text:style-name="T282_54">consideration</text:span><text:span text:style-name="T282_55">.<text:s/></text:span><text:span text:style-name="T282_56">To</text:span><text:span text:style-name="T282_57"><text:s/></text:span><text:span text:style-name="T282_58">assess</text:span><text:span text:style-name="T282_59"><text:s/></text:span><text:span text:style-name="T282_60">risk</text:span><text:span text:style-name="T282_61">,<text:s/></text:span><text:span text:style-name="T282_62">it</text:span><text:span text:style-name="T282_63"><text:s/></text:span><text:span text:style-name="T282_64">should</text:span><text:span text:style-name="T282_65"><text:s/></text:span><text:span text:style-name="T282_66">be</text:span><text:span text:style-name="T282_67"><text:s/></text:span><text:span text:style-name="T282_68">shown</text:span><text:span text:style-name="T282_69"><text:s/></text:span><text:span text:style-name="T282_70">in</text:span><text:span text:style-name="T282_71"><text:s/></text:span><text:span text:style-name="T282_72">a</text:span><text:span text:style-name="T282_73"><text:s/></text:span><text:span text:style-name="T282_74">graph</text:span><text:span text:style-name="T282_75"><text:s/></text:span><text:span text:style-name="T282_76">where</text:span><text:span text:style-name="T282_77"><text:s/></text:span><text:span text:style-name="T282_78">risk</text:span><text:span text:style-name="T282_79"><text:s/></text:span><text:span text:style-name="T282_80">is</text:span><text:span text:style-name="T282_81"><text:s/></text:span><text:span text:style-name="T282_82">calculated</text:span><text:span text:style-name="T282_83"><text:s/></text:span><text:span text:style-name="T282_84">by</text:span><text:span text:style-name="T282_85"><text:s/></text:span><text:span text:style-name="T282_86">multiplying</text:span><text:span text:style-name="T282_87"><text:s/></text:span><text:span text:style-name="T282_88">likelihood</text:span><text:span text:style-name="T282_89"><text:s/></text:span><text:span text:style-name="T282_90">and</text:span><text:span text:style-name="T282_91"><text:s/></text:span><text:span text:style-name="T282_92">impact</text:span><text:span text:style-name="T282_93">.<text:s/></text:span></text:p>
      <text:p text:style-name="P283"><text:span text:style-name="T283_1">3.<text:s/></text:span><text:span text:style-name="T283_2">Risk</text:span><text:span text:style-name="T283_3"><text:s/></text:span><text:span text:style-name="T283_4">Treatment</text:span><text:span text:style-name="T283_5">.<text:s/></text:span><text:span text:style-name="T283_6">There</text:span><text:span text:style-name="T283_7"><text:s/></text:span><text:span text:style-name="T283_8">are</text:span><text:span text:style-name="T283_9"><text:s/></text:span><text:span text:style-name="T283_10">couple</text:span><text:span text:style-name="T283_11"><text:s/></text:span><text:span text:style-name="T283_12">of</text:span><text:span text:style-name="T283_13"><text:s/></text:span><text:span text:style-name="T283_14">ways</text:span><text:span text:style-name="T283_15"><text:s/></text:span><text:span text:style-name="T283_16">to</text:span><text:span text:style-name="T283_17"><text:s/></text:span><text:span text:style-name="T283_18">treat</text:span><text:span text:style-name="T283_19"><text:s/></text:span><text:span text:style-name="T283_20">an</text:span><text:span text:style-name="T283_21"><text:s/></text:span><text:span text:style-name="T283_22">emerged</text:span><text:span text:style-name="T283_23"><text:s/></text:span><text:span text:style-name="T283_24">risk</text:span><text:span text:style-name="T283_25">:<text:s/></text:span><text:span text:style-name="T283_26">mitigate</text:span><text:span text:style-name="T283_27">,<text:s/></text:span><text:span text:style-name="T283_28">avoid</text:span><text:span text:style-name="T283_29">,<text:s/></text:span><text:span text:style-name="T283_30">evade</text:span><text:span text:style-name="T283_31"><text:s/></text:span><text:span text:style-name="T283_32">and</text:span><text:span text:style-name="T283_33"><text:s/></text:span><text:span text:style-name="T283_34">contain</text:span><text:span text:style-name="T283_35">.<text:s/></text:span><text:span text:style-name="T283_36">The</text:span><text:span text:style-name="T283_37"><text:s/></text:span><text:span text:style-name="T283_38">best</text:span><text:span text:style-name="T283_39"><text:s/></text:span><text:span text:style-name="T283_40">solution</text:span><text:span text:style-name="T283_41"><text:s/></text:span><text:span text:style-name="T283_42">is</text:span><text:span text:style-name="T283_43"><text:s/></text:span><text:span text:style-name="T283_44">to</text:span><text:span text:style-name="T283_45"><text:s/></text:span><text:span text:style-name="T283_46">first</text:span><text:span text:style-name="T283_47"><text:s/></text:span><text:span text:style-name="T283_48">of</text:span><text:span text:style-name="T283_49"><text:s/></text:span><text:span text:style-name="T283_50">all</text:span><text:span text:style-name="T283_51"><text:s/></text:span><text:span text:style-name="T283_52">avoid</text:span><text:span text:style-name="T283_53"><text:s/></text:span><text:span text:style-name="T283_54">the</text:span><text:span text:style-name="T283_55"><text:s/></text:span><text:span text:style-name="T283_56">risk</text:span><text:span text:style-name="T283_57"><text:s/></text:span><text:span text:style-name="T283_58">in</text:span><text:span text:style-name="T283_59"><text:s/></text:span><text:span text:style-name="T283_60">the</text:span><text:span text:style-name="T283_61"><text:s/></text:span><text:span text:style-name="T283_62">beginning</text:span><text:span text:style-name="T283_63">.<text:s/></text:span><text:span text:style-name="T283_64">But</text:span><text:span text:style-name="T283_65"><text:s/></text:span><text:span text:style-name="T283_66">if</text:span><text:span text:style-name="T283_67"><text:s/></text:span><text:span text:style-name="T283_68">this</text:span><text:span text:style-name="T283_69"><text:s/></text:span><text:span text:style-name="T283_70">step</text:span><text:span text:style-name="T283_71"><text:s/></text:span><text:span text:style-name="T283_72">is</text:span><text:span text:style-name="T283_73"><text:s/></text:span><text:span text:style-name="T283_74">reached</text:span><text:span text:style-name="T283_75">,<text:s/></text:span><text:span text:style-name="T283_76">it</text:span><text:span text:style-name="T283_77"><text:s/></text:span><text:span text:style-name="T283_78">is</text:span><text:span text:style-name="T283_79"><text:s/></text:span><text:span text:style-name="T283_80">good</text:span><text:span text:style-name="T283_81"><text:s/></text:span><text:span text:style-name="T283_82">to</text:span><text:span text:style-name="T283_83"><text:s/></text:span><text:span text:style-name="T283_84">have</text:span><text:span text:style-name="T283_85"><text:s/></text:span><text:span text:style-name="T283_86">a</text:span><text:span text:style-name="T283_87"><text:s/></text:span><text:span text:style-name="T283_88">prepared</text:span><text:span text:style-name="T283_89"><text:s/></text:span><text:span text:style-name="T283_90">strategy</text:span><text:span text:style-name="T283_91"><text:s/></text:span><text:span text:style-name="T283_92">steps</text:span><text:span text:style-name="T283_93"><text:s/>(</text:span><text:span text:style-name="T283_94">ref</text:span><text:span text:style-name="T283_95">:<text:s/></text:span><text:span text:style-name="T283_96">table</text:span><text:span text:style-name="T283_97"><text:s/></text:span><text:span text:style-name="T283_98">below</text:span><text:span text:style-name="T283_99">)<text:s/></text:span><text:span text:style-name="T283_100">to</text:span><text:span text:style-name="T283_101"><text:s/></text:span><text:span text:style-name="T283_102">know</text:span><text:span text:style-name="T283_103"><text:s/></text:span><text:span text:style-name="T283_104">what</text:span><text:span text:style-name="T283_105"><text:s/></text:span><text:span text:style-name="T283_106">to</text:span><text:span text:style-name="T283_107"><text:s/></text:span><text:span text:style-name="T283_108">do</text:span><text:span text:style-name="T283_109"><text:s/></text:span><text:span text:style-name="T283_110">next</text:span><text:span text:style-name="T283_111">.<text:s/></text:span><text:span text:style-name="T283_112">Risk</text:span><text:span text:style-name="T283_113"><text:s/></text:span><text:span text:style-name="T283_114">treatment</text:span><text:span text:style-name="T283_115"><text:s/></text:span><text:span text:style-name="T283_116">also</text:span><text:span text:style-name="T283_117"><text:s/></text:span><text:span text:style-name="T283_118">depends</text:span><text:span text:style-name="T283_119"><text:s/></text:span><text:span text:style-name="T283_120">a</text:span><text:span text:style-name="T283_121"><text:s/></text:span><text:span text:style-name="T283_122">lot</text:span><text:span text:style-name="T283_123"><text:s/></text:span><text:span text:style-name="T283_124">on</text:span><text:span text:style-name="T283_125"><text:s/></text:span><text:span text:style-name="T283_126">where</text:span><text:span text:style-name="T283_127"><text:s/></text:span><text:span text:style-name="T283_128">risk</text:span><text:span text:style-name="T283_129"><text:s/></text:span><text:span text:style-name="T283_130">is</text:span><text:span text:style-name="T283_131"><text:s/></text:span><text:span text:style-name="T283_132">on</text:span><text:span text:style-name="T283_133"><text:s/></text:span><text:span text:style-name="T283_134">the</text:span><text:span text:style-name="T283_135"><text:s/></text:span><text:span text:style-name="T283_136">likelihood</text:span><text:span text:style-name="T283_137"><text:s/></text:span><text:span text:style-name="T283_138">and</text:span><text:span text:style-name="T283_139"><text:s/></text:span><text:span text:style-name="T283_140">impact</text:span><text:span text:style-name="T283_141"><text:s/></text:span><text:span text:style-name="T283_142">graph</text:span><text:span text:style-name="T283_143">.</text:span></text:p>
      <text:p text:style-name="P284"><text:span text:style-name="T284_1">4.<text:s/></text:span><text:span text:style-name="T284_2">Risk</text:span><text:span text:style-name="T284_3"><text:s/></text:span><text:span text:style-name="T284_4">Register</text:span><text:span text:style-name="T284_5"><text:s/></text:span><text:span text:style-name="T284_6">and</text:span><text:span text:style-name="T284_7"><text:s/></text:span><text:span text:style-name="T284_8">Review</text:span><text:span text:style-name="T284_9">.<text:s/></text:span><text:span text:style-name="T284_10">This</text:span><text:span text:style-name="T284_11"><text:s/></text:span><text:span text:style-name="T284_12">can</text:span><text:span text:style-name="T284_13"><text:s/></text:span><text:span text:style-name="T284_14">be</text:span><text:span text:style-name="T284_15"><text:s/></text:span><text:span text:style-name="T284_16">done</text:span><text:span text:style-name="T284_17"><text:s/></text:span><text:span text:style-name="T284_18">in</text:span><text:span text:style-name="T284_19"><text:s/></text:span><text:span text:style-name="T284_20">a</text:span><text:span text:style-name="T284_21"><text:s/></text:span><text:span text:style-name="T284_22">table</text:span><text:span text:style-name="T284_23"><text:s/></text:span><text:span text:style-name="T284_24">where</text:span><text:span text:style-name="T284_25"><text:s/></text:span><text:span text:style-name="T284_26">all</text:span><text:span text:style-name="T284_27"><text:s/></text:span><text:span text:style-name="T284_28">the</text:span><text:span text:style-name="T284_29"><text:s/></text:span><text:span text:style-name="T284_30">above</text:span><text:span text:style-name="T284_31"><text:s/></text:span><text:span text:style-name="T284_32">mentioned</text:span><text:span text:style-name="T284_33"><text:s/></text:span><text:span text:style-name="T284_34">steps</text:span><text:span text:style-name="T284_35"><text:s/></text:span><text:span text:style-name="T284_36">are</text:span><text:span text:style-name="T284_37"><text:s text:c="2"/></text:span><text:span text:style-name="T284_38">segmented</text:span><text:span text:style-name="T284_39"><text:s/></text:span><text:span text:style-name="T284_40">and</text:span><text:span text:style-name="T284_41"><text:s/></text:span><text:span text:style-name="T284_42">evaluated</text:span><text:span text:style-name="T284_43">.<text:s/></text:span><text:span text:style-name="T284_44">Review</text:span><text:span text:style-name="T284_45"><text:s/></text:span><text:span text:style-name="T284_46">should</text:span><text:span text:style-name="T284_47"><text:s/></text:span><text:span text:style-name="T284_48">be</text:span><text:span text:style-name="T284_49"><text:s/></text:span><text:span text:style-name="T284_50">balanced</text:span><text:span text:style-name="T284_51"><text:s/></text:span><text:span text:style-name="T284_52">during</text:span><text:span text:style-name="T284_53"><text:s/></text:span><text:span text:style-name="T284_54">the</text:span><text:span text:style-name="T284_55"><text:s/></text:span><text:span text:style-name="T284_56">retrospective</text:span><text:span text:style-name="T284_57">.</text:span></text:p>
      <text:p text:style-name="P285"/>
      <table:table table:style-name="Table2">
        <table:table-column table:style-name="Column4"/>
        <table:table-column table:style-name="Column5"/>
        <table:table-row table:style-name="Row8">
          <table:table-cell table:style-name="Cell22">
            <text:p text:style-name="P286"><text:span text:style-name="T286_1">Risk</text:span></text:p>
          </table:table-cell>
          <table:table-cell table:style-name="Cell23">
            <text:p text:style-name="P287"><text:span text:style-name="T287_1">Lack</text:span><text:span text:style-name="T287_2"><text:s/></text:span><text:span text:style-name="T287_3">of</text:span><text:span text:style-name="T287_4"><text:s/></text:span><text:span text:style-name="T287_5">team</text:span><text:span text:style-name="T287_6"><text:s/></text:span><text:span text:style-name="T287_7">commitment</text:span></text:p>
          </table:table-cell>
        </table:table-row>
        <table:table-row table:style-name="Row9">
          <table:table-cell table:style-name="Cell24">
            <text:p text:style-name="P288"><text:span text:style-name="T288_1">Probability</text:span></text:p>
          </table:table-cell>
          <table:table-cell table:style-name="Cell25">
            <text:p text:style-name="P289"><text:span text:style-name="T289_1">Low</text:span></text:p>
          </table:table-cell>
        </table:table-row>
        <table:table-row table:style-name="Row10">
          <table:table-cell table:style-name="Cell26">
            <text:p text:style-name="P290"><text:span text:style-name="T290_1">Mitigation</text:span><text:span text:style-name="T290_2"><text:s/></text:span><text:span text:style-name="T290_3">strategy</text:span></text:p>
          </table:table-cell>
          <table:table-cell table:style-name="Cell27">
            <text:p text:style-name="P291"><text:span text:style-name="T291_1">Talking</text:span><text:span text:style-name="T291_2"><text:s/></text:span><text:span text:style-name="T291_3">to</text:span><text:span text:style-name="T291_4"><text:s/></text:span><text:span text:style-name="T291_5">team</text:span><text:span text:style-name="T291_6"><text:s/></text:span><text:span text:style-name="T291_7">members</text:span><text:span text:style-name="T291_8"><text:s/></text:span><text:span text:style-name="T291_9">and</text:span><text:span text:style-name="T291_10"><text:s/></text:span><text:span text:style-name="T291_11">scrum</text:span><text:span text:style-name="T291_12">-</text:span><text:span text:style-name="T291_13">master</text:span><text:span text:style-name="T291_14"><text:s/></text:span><text:span text:style-name="T291_15">about</text:span><text:span text:style-name="T291_16"><text:s/></text:span><text:span text:style-name="T291_17">the</text:span><text:span text:style-name="T291_18"><text:s/></text:span><text:span text:style-name="T291_19">loss</text:span><text:span text:style-name="T291_20"><text:s/></text:span><text:span text:style-name="T291_21">of</text:span><text:span text:style-name="T291_22"><text:s/></text:span><text:span text:style-name="T291_23">motivation</text:span><text:span text:style-name="T291_24">,<text:s/></text:span><text:span text:style-name="T291_25">problems</text:span><text:span text:style-name="T291_26"><text:s/></text:span><text:span text:style-name="T291_27">that</text:span><text:span text:style-name="T291_28"><text:s/></text:span><text:span text:style-name="T291_29">occurred</text:span><text:span text:style-name="T291_30"><text:s/></text:span><text:span text:style-name="T291_31">during</text:span><text:span text:style-name="T291_32"><text:s/></text:span><text:span text:style-name="T291_33">the</text:span><text:span text:style-name="T291_34"><text:s/></text:span><text:span text:style-name="T291_35">project</text:span><text:span text:style-name="T291_36">,<text:s/></text:span><text:span text:style-name="T291_37">spending</text:span><text:span text:style-name="T291_38"><text:s/></text:span><text:span text:style-name="T291_39">leisure</text:span><text:span text:style-name="T291_40"><text:s/></text:span><text:span text:style-name="T291_41">time</text:span><text:span text:style-name="T291_42"><text:s/></text:span><text:span text:style-name="T291_43">with</text:span><text:span text:style-name="T291_44"><text:s/></text:span><text:span text:style-name="T291_45">the</text:span><text:span text:style-name="T291_46"><text:s/></text:span><text:span text:style-name="T291_47">team</text:span><text:span text:style-name="T291_48">.</text:span></text:p>
          </table:table-cell>
        </table:table-row>
        <table:table-row table:style-name="Row11">
          <table:table-cell table:style-name="Cell28">
            <text:p text:style-name="P292"><text:span text:style-name="T292_1">Risk</text:span></text:p>
          </table:table-cell>
          <table:table-cell table:style-name="Cell29">
            <text:p text:style-name="P293"><text:span text:style-name="T293_1">Misunderstanding</text:span><text:span text:style-name="T293_2"><text:s/></text:span><text:span text:style-name="T293_3">of</text:span><text:span text:style-name="T293_4"><text:s/></text:span><text:span text:style-name="T293_5">requirements</text:span></text:p>
          </table:table-cell>
        </table:table-row>
        <table:table-row table:style-name="Row12">
          <table:table-cell table:style-name="Cell30">
            <text:p text:style-name="P294"><text:span text:style-name="T294_1">Probability</text:span></text:p>
          </table:table-cell>
          <table:table-cell table:style-name="Cell31">
            <text:p text:style-name="P295"><text:span text:style-name="T295_1">Medium</text:span></text:p>
          </table:table-cell>
        </table:table-row>
        <table:table-row table:style-name="Row13">
          <table:table-cell table:style-name="Cell32">
            <text:p text:style-name="P296"><text:span text:style-name="T296_1">Mitigation</text:span><text:span text:style-name="T296_2"><text:s/></text:span><text:span text:style-name="T296_3">strategy</text:span></text:p>
          </table:table-cell>
          <table:table-cell table:style-name="Cell33">
            <text:p text:style-name="P297"><text:span text:style-name="T297_1">During</text:span><text:span text:style-name="T297_2"><text:s/></text:span><text:span text:style-name="T297_3">the</text:span><text:span text:style-name="T297_4"><text:s/></text:span><text:span text:style-name="T297_5">project</text:span><text:span text:style-name="T297_6">,<text:s/></text:span><text:span text:style-name="T297_7">final</text:span><text:span text:style-name="T297_8"><text:s/></text:span><text:span text:style-name="T297_9">design</text:span><text:span text:style-name="T297_10"><text:s/></text:span><text:span text:style-name="T297_11">report</text:span><text:span text:style-name="T297_12"><text:s/></text:span><text:span text:style-name="T297_13">will</text:span><text:span text:style-name="T297_14"><text:s/></text:span><text:span text:style-name="T297_15">be</text:span><text:span text:style-name="T297_16"><text:s/></text:span><text:span text:style-name="T297_17">complemented</text:span><text:span text:style-name="T297_18"><text:s/></text:span><text:span text:style-name="T297_19">with</text:span><text:span text:style-name="T297_20"><text:s/></text:span><text:span text:style-name="T297_21">necessary</text:span><text:span text:style-name="T297_22"><text:s/></text:span><text:span text:style-name="T297_23">information</text:span><text:span text:style-name="T297_24"><text:s/></text:span><text:span text:style-name="T297_25">to</text:span><text:span text:style-name="T297_26"><text:s/></text:span><text:span text:style-name="T297_27">understand</text:span><text:span text:style-name="T297_28"><text:s/></text:span><text:span text:style-name="T297_29">requirements</text:span><text:span text:style-name="T297_30"><text:s/></text:span><text:span text:style-name="T297_31">better</text:span><text:span text:style-name="T297_32">,<text:s/></text:span><text:span text:style-name="T297_33">such</text:span><text:span text:style-name="T297_34"><text:s/></text:span><text:span text:style-name="T297_35">as</text:span><text:span text:style-name="T297_36"><text:s/></text:span><text:span text:style-name="T297_37">use</text:span><text:span text:style-name="T297_38"><text:s/></text:span><text:span text:style-name="T297_39">case</text:span><text:span text:style-name="T297_40"><text:s/></text:span><text:span text:style-name="T297_41">scenarios</text:span><text:span text:style-name="T297_42">,<text:s/></text:span><text:span text:style-name="T297_43">domain</text:span><text:span text:style-name="T297_44"><text:s/></text:span><text:span text:style-name="T297_45">model</text:span><text:span text:style-name="T297_46"><text:s/></text:span><text:span text:style-name="T297_47">and</text:span><text:span text:style-name="T297_48"><text:s/></text:span><text:span text:style-name="T297_49">so</text:span><text:span text:style-name="T297_50"><text:s/></text:span><text:span text:style-name="T297_51">on</text:span><text:span text:style-name="T297_52">.</text:span></text:p>
          </table:table-cell>
        </table:table-row>
        <table:table-row table:style-name="Row14">
          <table:table-cell table:style-name="Cell34">
            <text:p text:style-name="P298"><text:span text:style-name="T298_1">Risk</text:span></text:p>
          </table:table-cell>
          <table:table-cell table:style-name="Cell35">
            <text:p text:style-name="P299"><text:span text:style-name="T299_1">Inadequate</text:span><text:span text:style-name="T299_2"><text:s/></text:span><text:span text:style-name="T299_3">estimation</text:span><text:span text:style-name="T299_4"><text:s/></text:span><text:span text:style-name="T299_5">of</text:span><text:span text:style-name="T299_6"><text:s/></text:span><text:span text:style-name="T299_7">required</text:span><text:span text:style-name="T299_8"><text:s/></text:span><text:span text:style-name="T299_9">resources</text:span></text:p>
          </table:table-cell>
        </table:table-row>
        <table:table-row table:style-name="Row15">
          <table:table-cell table:style-name="Cell36">
            <text:p text:style-name="P300"><text:span text:style-name="T300_1">Probability</text:span></text:p>
          </table:table-cell>
          <table:table-cell table:style-name="Cell37">
            <text:p text:style-name="P301"><text:span text:style-name="T301_1">High</text:span></text:p>
          </table:table-cell>
        </table:table-row>
        <table:table-row table:style-name="Row16">
          <table:table-cell table:style-name="Cell38">
            <text:p text:style-name="P302"><text:span text:style-name="T302_1">Mitigation</text:span><text:span text:style-name="T302_2"><text:s/></text:span><text:span text:style-name="T302_3">strategy</text:span></text:p>
          </table:table-cell>
          <table:table-cell table:style-name="Cell39">
            <text:p text:style-name="P303"><text:span text:style-name="T303_1">Doing</text:span><text:span text:style-name="T303_2"><text:s/></text:span><text:span text:style-name="T303_3">more</text:span><text:span text:style-name="T303_4"><text:s/></text:span><text:span text:style-name="T303_5">research</text:span><text:span text:style-name="T303_6"><text:s/></text:span><text:span text:style-name="T303_7">before</text:span><text:span text:style-name="T303_8"><text:s/></text:span><text:span text:style-name="T303_9">trying</text:span><text:span text:style-name="T303_10"><text:s/></text:span><text:span text:style-name="T303_11">to</text:span><text:span text:style-name="T303_12"><text:s/></text:span><text:span text:style-name="T303_13">implement</text:span><text:span text:style-name="T303_14"><text:s/></text:span><text:span text:style-name="T303_15">something</text:span><text:span text:style-name="T303_16"><text:s/></text:span><text:span text:style-name="T303_17">that</text:span><text:span text:style-name="T303_18"><text:s/></text:span><text:span text:style-name="T303_19">would</text:span><text:span text:style-name="T303_20"><text:s/></text:span><text:span text:style-name="T303_21">be</text:span><text:span text:style-name="T303_22"><text:s/></text:span><text:span text:style-name="T303_23">costly</text:span><text:span text:style-name="T303_24"><text:s/></text:span><text:span text:style-name="T303_25">and</text:span><text:span text:style-name="T303_26"><text:s/></text:span><text:span text:style-name="T303_27">asking</text:span><text:span text:style-name="T303_28"><text:s/></text:span><text:span text:style-name="T303_29">people</text:span><text:span text:style-name="T303_30"><text:s/></text:span><text:span text:style-name="T303_31">with</text:span><text:span text:style-name="T303_32"><text:s/></text:span><text:span text:style-name="T303_33">better</text:span><text:span text:style-name="T303_34"><text:s/></text:span><text:span text:style-name="T303_35">knowledge</text:span><text:span text:style-name="T303_36">.</text:span></text:p>
          </table:table-cell>
        </table:table-row>
        <table:table-row table:style-name="Row17">
          <table:table-cell table:style-name="Cell40">
            <text:p text:style-name="P304"><text:span text:style-name="T304_1">Risk</text:span></text:p>
          </table:table-cell>
          <table:table-cell table:style-name="Cell41">
            <text:p text:style-name="P305"><text:span text:style-name="T305_1">High</text:span><text:span text:style-name="T305_2"><text:s/></text:span><text:span text:style-name="T305_3">level</text:span><text:span text:style-name="T305_4"><text:s/></text:span><text:span text:style-name="T305_5">of</text:span><text:span text:style-name="T305_6"><text:s/></text:span><text:span text:style-name="T305_7">technical</text:span><text:span text:style-name="T305_8"><text:s/></text:span><text:span text:style-name="T305_9">debt</text:span></text:p>
          </table:table-cell>
        </table:table-row>
        <table:table-row table:style-name="Row18">
          <table:table-cell table:style-name="Cell42">
            <text:p text:style-name="P306"><text:span text:style-name="T306_1">Probability</text:span></text:p>
          </table:table-cell>
          <table:table-cell table:style-name="Cell43">
            <text:p text:style-name="P307"><text:span text:style-name="T307_1">High</text:span></text:p>
          </table:table-cell>
        </table:table-row>
        <table:table-row table:style-name="Row19">
          <table:table-cell table:style-name="Cell44">
            <text:p text:style-name="P308"><text:span text:style-name="T308_1">Mitigation</text:span><text:span text:style-name="T308_2"><text:s/></text:span><text:span text:style-name="T308_3">strategy</text:span></text:p>
          </table:table-cell>
          <table:table-cell table:style-name="Cell45">
            <text:p text:style-name="P309"><text:span text:style-name="T309_1">Giving</text:span><text:span text:style-name="T309_2"><text:s/></text:span><text:span text:style-name="T309_3">more</text:span><text:span text:style-name="T309_4"><text:s/></text:span><text:span text:style-name="T309_5">time</text:span><text:span text:style-name="T309_6"><text:s/></text:span><text:span text:style-name="T309_7">for</text:span><text:span text:style-name="T309_8"><text:s/></text:span><text:span text:style-name="T309_9">team</text:span><text:span text:style-name="T309_10"><text:s/></text:span><text:span text:style-name="T309_11">developers</text:span><text:span text:style-name="T309_12"><text:s/></text:span><text:span text:style-name="T309_13">to</text:span><text:span text:style-name="T309_14"><text:s/></text:span><text:span text:style-name="T309_15">accomplish</text:span><text:span text:style-name="T309_16"><text:s/></text:span><text:span text:style-name="T309_17">their</text:span><text:span text:style-name="T309_18"><text:s/></text:span><text:span text:style-name="T309_19">tasks</text:span><text:span text:style-name="T309_20"><text:s/></text:span><text:span text:style-name="T309_21">and</text:span><text:span text:style-name="T309_22"><text:s/></text:span><text:span text:style-name="T309_23">prioritize</text:span><text:span text:style-name="T309_24"><text:s/></text:span><text:span text:style-name="T309_25">them</text:span><text:span text:style-name="T309_26"><text:s/></text:span><text:span text:style-name="T309_27">better</text:span><text:span text:style-name="T309_28"><text:s/></text:span><text:span text:style-name="T309_29">with</text:span><text:span text:style-name="T309_30"><text:s/></text:span><text:span text:style-name="T309_31">a</text:span><text:span text:style-name="T309_32"><text:s/></text:span><text:span text:style-name="T309_33">better</text:span><text:span text:style-name="T309_34"><text:s/></text:span><text:span text:style-name="T309_35">involvement</text:span><text:span text:style-name="T309_36"><text:s/></text:span><text:span text:style-name="T309_37">of</text:span><text:span text:style-name="T309_38"><text:s/></text:span><text:span text:style-name="T309_39">product</text:span><text:span text:style-name="T309_40"><text:s/></text:span><text:span text:style-name="T309_41">owner</text:span><text:span text:style-name="T309_42">.<text:s/></text:span><text:span text:style-name="T309_43">Also</text:span><text:span text:style-name="T309_44"><text:s/></text:span><text:span text:style-name="T309_45">monitor</text:span><text:span text:style-name="T309_46"><text:s/></text:span><text:span text:style-name="T309_47">technical</text:span><text:span text:style-name="T309_48"><text:s/></text:span><text:span text:style-name="T309_49">debt</text:span><text:span text:style-name="T309_50"><text:s/></text:span><text:span text:style-name="T309_51">during</text:span><text:span text:style-name="T309_52"><text:s/></text:span><text:span text:style-name="T309_53">every</text:span><text:span text:style-name="T309_54"><text:s/></text:span><text:span text:style-name="T309_55">sprint</text:span><text:span text:style-name="T309_56">.</text:span></text:p>
          </table:table-cell>
        </table:table-row>
      </table:table>
      <text:h text:style-name="P310" text:outline-level="10"><text:bookmark-start text:name="h.l0cofeybf5k6"/><text:bookmark-end text:name="h.l0cofeybf5k6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</office:automatic-styles>
  <office:master-styles>
    <style:master-page style:name="Standard" style:page-layout-name="pm1">
      <style:header>
        <text:p text:style-name="P1"/>
        <text:p text:style-name="P2"><text:span text:style-name="T2_1">Group</text:span><text:span text:style-name="T2_2"><text:s/></text:span><text:span text:style-name="T2_3">Qi</text:span><text:span text:style-name="T2_4"><text:s/>|<text:s/></text:span><text:span text:style-name="T2_5">Software</text:span><text:span text:style-name="T2_6"><text:s/></text:span><text:span text:style-name="T2_7">Quality</text:span><text:span text:style-name="T2_8"><text:s/></text:span><text:span text:style-name="T2_9">Assurance</text:span><text:span text:style-name="T2_10"><text:s/></text:span><text:span text:style-name="T2_11">plan</text:span></text:p>
      </style:header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